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1.342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204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1.411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1.618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1.549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411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1.411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1.411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1.48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1.273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1.273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273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1.342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1.342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1.411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1.894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1.756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8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2.17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2.032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2.101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1.687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1.894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1.8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1.687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1.687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1.687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1.756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0.8925in"/>
    </style:style>
    <style:style style:name="ta1co146" style:family="table-column">
      <style:table-column-properties fo:break-before="auto" style:column-width="1.549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549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1.549in"/>
    </style:style>
    <style:style style:name="ta1co157" style:family="table-column">
      <style:table-column-properties fo:break-before="auto" style:column-width="0.8925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1.618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0.8925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1.618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0.8925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1.687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0.8925in"/>
    </style:style>
    <style:style style:name="ta1co176" style:family="table-column">
      <style:table-column-properties fo:break-before="auto" style:column-width="2.17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2.032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2.101in"/>
    </style:style>
    <style:style style:name="ta1co187" style:family="table-column">
      <style:table-column-properties fo:break-before="auto" style:column-width="0.8925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2.446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0.8925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2.308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0.8925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2.377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0.8925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0.8925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0.8925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1.342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204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1.411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1.618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1.549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411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1.411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1.411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1.48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1.273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1.273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273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1.342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1.342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1.411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1.894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1.756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8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2.17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2.032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2.101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1.687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1.894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1.8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1.687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1.687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1.687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1.756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0.8925in"/>
    </style:style>
    <style:style style:name="ta2co146" style:family="table-column">
      <style:table-column-properties fo:break-before="auto" style:column-width="1.549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549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1.549in"/>
    </style:style>
    <style:style style:name="ta2co157" style:family="table-column">
      <style:table-column-properties fo:break-before="auto" style:column-width="0.8925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1.618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0.8925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1.618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0.8925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1.687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0.8925in"/>
    </style:style>
    <style:style style:name="ta2co176" style:family="table-column">
      <style:table-column-properties fo:break-before="auto" style:column-width="2.17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2.032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2.101in"/>
    </style:style>
    <style:style style:name="ta2co187" style:family="table-column">
      <style:table-column-properties fo:break-before="auto" style:column-width="0.8925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2.446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0.8925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2.308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0.8925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2.377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0.8925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0.8925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0.8925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31-hanoi_tower-60-0.asp</text:p>
          </table:table-cell>
          <table:table-cell office:value-type="float" office:value="71.9866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81.783"/>
          <table:table-cell office:value-type="float" office:value="0.0"/>
          <table:table-cell office:value-type="float" office:value="339402.0"/>
          <table:table-cell office:value-type="float" office:value="413340.0"/>
          <table:table-cell table:style-name="cellBest" office:value-type="float" office:value="0.0"/>
          <table:table-cell office:value-type="float" office:value="70.5242"/>
          <table:table-cell office:value-type="float" office:value="0.0"/>
          <table:table-cell office:value-type="float" office:value="339402.0"/>
          <table:table-cell office:value-type="float" office:value="413340.0"/>
          <table:table-cell table:style-name="cellBest" office:value-type="float" office:value="0.0"/>
          <table:table-cell office:value-type="float" office:value="66.2836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175387.0"/>
          <table:table-cell office:value-type="float" office:value="38.4819"/>
          <table:table-cell office:value-type="float" office:value="0.0"/>
          <table:table-cell office:value-type="float" office:value="184423.0"/>
          <table:table-cell office:value-type="float" office:value="361726.0"/>
          <table:table-cell office:value-type="float" office:value="166297.0"/>
          <table:table-cell office:value-type="float" office:value="31.9292"/>
          <table:table-cell office:value-type="float" office:value="0.0"/>
          <table:table-cell office:value-type="float" office:value="175104.0"/>
          <table:table-cell office:value-type="float" office:value="217766.0"/>
          <table:table-cell office:value-type="float" office:value="101822.0"/>
          <table:table-cell office:value-type="float" office:value="62.9792"/>
          <table:table-cell office:value-type="float" office:value="0.0"/>
          <table:table-cell office:value-type="float" office:value="258060.0"/>
          <table:table-cell office:value-type="float" office:value="291839.0"/>
          <table:table-cell office:value-type="float" office:value="283786.0"/>
          <table:table-cell office:value-type="float" office:value="73.0734"/>
          <table:table-cell office:value-type="float" office:value="0.0"/>
          <table:table-cell office:value-type="float" office:value="345976.0"/>
          <table:table-cell office:value-type="float" office:value="384854.0"/>
          <table:table-cell office:value-type="float" office:value="383688.0"/>
          <table:table-cell office:value-type="float" office:value="82.5354"/>
          <table:table-cell office:value-type="float" office:value="0.0"/>
          <table:table-cell office:value-type="float" office:value="324179.0"/>
          <table:table-cell office:value-type="float" office:value="363147.0"/>
          <table:table-cell office:value-type="float" office:value="362408.0"/>
          <table:table-cell office:value-type="float" office:value="76.4719"/>
          <table:table-cell office:value-type="float" office:value="0.0"/>
          <table:table-cell office:value-type="float" office:value="354832.0"/>
          <table:table-cell office:value-type="float" office:value="396796.0"/>
          <table:table-cell office:value-type="float" office:value="396024.0"/>
          <table:table-cell office:value-type="float" office:value="42.6214"/>
          <table:table-cell office:value-type="float" office:value="0.0"/>
          <table:table-cell office:value-type="float" office:value="224899.0"/>
          <table:table-cell office:value-type="float" office:value="275827.0"/>
          <table:table-cell office:value-type="float" office:value="131462.0"/>
          <table:table-cell office:value-type="float" office:value="20.1742"/>
          <table:table-cell office:value-type="float" office:value="0.0"/>
          <table:table-cell office:value-type="float" office:value="113028.0"/>
          <table:table-cell office:value-type="float" office:value="144413.0"/>
          <table:table-cell office:value-type="float" office:value="66237.0"/>
          <table:table-cell office:value-type="float" office:value="43.144"/>
          <table:table-cell office:value-type="float" office:value="0.0"/>
          <table:table-cell office:value-type="float" office:value="222666.0"/>
          <table:table-cell office:value-type="float" office:value="270947.0"/>
          <table:table-cell office:value-type="float" office:value="117594.0"/>
          <table:table-cell office:value-type="float" office:value="34.6723"/>
          <table:table-cell office:value-type="float" office:value="0.0"/>
          <table:table-cell office:value-type="float" office:value="187036.0"/>
          <table:table-cell office:value-type="float" office:value="232142.0"/>
          <table:table-cell office:value-type="float" office:value="96926.0"/>
          <table:table-cell office:value-type="float" office:value="59.4274"/>
          <table:table-cell office:value-type="float" office:value="0.0"/>
          <table:table-cell office:value-type="float" office:value="285994.0"/>
          <table:table-cell office:value-type="float" office:value="318225.0"/>
          <table:table-cell office:value-type="float" office:value="318225.0"/>
          <table:table-cell office:value-type="float" office:value="9.71732"/>
          <table:table-cell office:value-type="float" office:value="0.0"/>
          <table:table-cell office:value-type="float" office:value="63679.0"/>
          <table:table-cell office:value-type="float" office:value="102059.0"/>
          <table:table-cell table:style-name="cellBest" office:value-type="float" office:value="0.0"/>
          <table:table-cell office:value-type="float" office:value="14.0972"/>
          <table:table-cell office:value-type="float" office:value="0.0"/>
          <table:table-cell office:value-type="float" office:value="70045.0"/>
          <table:table-cell office:value-type="float" office:value="82385.0"/>
          <table:table-cell office:value-type="float" office:value="81988.0"/>
          <table:table-cell office:value-type="float" office:value="117.983"/>
          <table:table-cell office:value-type="float" office:value="0.0"/>
          <table:table-cell office:value-type="float" office:value="529653.0"/>
          <table:table-cell office:value-type="float" office:value="639685.0"/>
          <table:table-cell office:value-type="float" office:value="24105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68951.0"/>
          <table:table-cell office:value-type="float" office:value="1578972.0"/>
          <table:table-cell office:value-type="float" office:value="1578972.0"/>
          <table:table-cell office:value-type="float" office:value="254.848"/>
          <table:table-cell office:value-type="float" office:value="0.0"/>
          <table:table-cell office:value-type="float" office:value="808997.0"/>
          <table:table-cell office:value-type="float" office:value="883753.0"/>
          <table:table-cell office:value-type="float" office:value="882797.0"/>
          <table:table-cell office:value-type="float" office:value="19.7072"/>
          <table:table-cell office:value-type="float" office:value="0.0"/>
          <table:table-cell office:value-type="float" office:value="117275.0"/>
          <table:table-cell office:value-type="float" office:value="149706.0"/>
          <table:table-cell office:value-type="float" office:value="7309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16996.0"/>
          <table:table-cell table:style-name="cellWorst" office:value-type="float" office:value="2236602.0"/>
          <table:table-cell table:style-name="cellWorst" office:value-type="float" office:value="2236602.0"/>
          <table:table-cell office:value-type="float" office:value="71.5727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175387.0"/>
          <table:table-cell office:value-type="float" office:value="23.8382"/>
          <table:table-cell office:value-type="float" office:value="0.0"/>
          <table:table-cell office:value-type="float" office:value="130337.0"/>
          <table:table-cell office:value-type="float" office:value="164321.0"/>
          <table:table-cell office:value-type="float" office:value="34673.0"/>
          <table:table-cell office:value-type="float" office:value="40.2204"/>
          <table:table-cell office:value-type="float" office:value="0.0"/>
          <table:table-cell office:value-type="float" office:value="226034.0"/>
          <table:table-cell office:value-type="float" office:value="278354.0"/>
          <table:table-cell office:value-type="float" office:value="59767.0"/>
          <table:table-cell office:value-type="float" office:value="19.4871"/>
          <table:table-cell office:value-type="float" office:value="0.0"/>
          <table:table-cell office:value-type="float" office:value="102318.0"/>
          <table:table-cell office:value-type="float" office:value="157139.0"/>
          <table:table-cell office:value-type="float" office:value="146965.0"/>
          <table:table-cell office:value-type="float" office:value="17.3055"/>
          <table:table-cell office:value-type="float" office:value="0.0"/>
          <table:table-cell office:value-type="float" office:value="93517.0"/>
          <table:table-cell office:value-type="float" office:value="155530.0"/>
          <table:table-cell office:value-type="float" office:value="153185.0"/>
          <table:table-cell office:value-type="float" office:value="9.31429"/>
          <table:table-cell office:value-type="float" office:value="0.0"/>
          <table:table-cell office:value-type="float" office:value="59681.0"/>
          <table:table-cell office:value-type="float" office:value="101904.0"/>
          <table:table-cell office:value-type="float" office:value="100672.0"/>
          <table:table-cell office:value-type="float" office:value="7.86279"/>
          <table:table-cell office:value-type="float" office:value="0.0"/>
          <table:table-cell office:value-type="float" office:value="45351.0"/>
          <table:table-cell office:value-type="float" office:value="83891.0"/>
          <table:table-cell office:value-type="float" office:value="82713.0"/>
          <table:table-cell office:value-type="float" office:value="70.6719"/>
          <table:table-cell office:value-type="float" office:value="0.0"/>
          <table:table-cell office:value-type="float" office:value="344448.0"/>
          <table:table-cell office:value-type="float" office:value="539388.0"/>
          <table:table-cell office:value-type="float" office:value="98652.0"/>
          <table:table-cell office:value-type="float" office:value="58.601"/>
          <table:table-cell office:value-type="float" office:value="0.0"/>
          <table:table-cell office:value-type="float" office:value="326580.0"/>
          <table:table-cell office:value-type="float" office:value="533626.0"/>
          <table:table-cell office:value-type="float" office:value="98875.0"/>
          <table:table-cell office:value-type="float" office:value="151.808"/>
          <table:table-cell office:value-type="float" office:value="0.0"/>
          <table:table-cell office:value-type="float" office:value="614371.0"/>
          <table:table-cell office:value-type="float" office:value="947223.0"/>
          <table:table-cell office:value-type="float" office:value="181142.0"/>
          <table:table-cell office:value-type="float" office:value="97.7585"/>
          <table:table-cell office:value-type="float" office:value="0.0"/>
          <table:table-cell office:value-type="float" office:value="419586.0"/>
          <table:table-cell office:value-type="float" office:value="679087.0"/>
          <table:table-cell office:value-type="float" office:value="130985.0"/>
          <table:table-cell table:style-name="cellBest" office:value-type="float" office:value="4.45231"/>
          <table:table-cell office:value-type="float" office:value="0.0"/>
          <table:table-cell table:style-name="cellBest" office:value-type="float" office:value="33583.0"/>
          <table:table-cell table:style-name="cellBest" office:value-type="float" office:value="64853.0"/>
          <table:table-cell office:value-type="float" office:value="64853.0"/>
          <table:table-cell office:value-type="float" office:value="103.533"/>
          <table:table-cell office:value-type="float" office:value="0.0"/>
          <table:table-cell office:value-type="float" office:value="465751.0"/>
          <table:table-cell office:value-type="float" office:value="547423.0"/>
          <table:table-cell table:style-name="cellBest" office:value-type="float" office:value="0.0"/>
          <table:table-cell office:value-type="float" office:value="11.0173"/>
          <table:table-cell office:value-type="float" office:value="0.0"/>
          <table:table-cell office:value-type="float" office:value="66199.0"/>
          <table:table-cell office:value-type="float" office:value="114976.0"/>
          <table:table-cell office:value-type="float" office:value="113141.0"/>
          <table:table-cell office:value-type="float" office:value="51.7561"/>
          <table:table-cell office:value-type="float" office:value="0.0"/>
          <table:table-cell office:value-type="float" office:value="239695.0"/>
          <table:table-cell office:value-type="float" office:value="439876.0"/>
          <table:table-cell office:value-type="float" office:value="8662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617004.0"/>
          <table:table-cell office:value-type="float" office:value="1536255.0"/>
          <table:table-cell office:value-type="float" office:value="1536255.0"/>
          <table:table-cell office:value-type="float" office:value="6.24129"/>
          <table:table-cell office:value-type="float" office:value="0.0"/>
          <table:table-cell office:value-type="float" office:value="42245.0"/>
          <table:table-cell office:value-type="float" office:value="78526.0"/>
          <table:table-cell office:value-type="float" office:value="77231.0"/>
          <table:table-cell office:value-type="float" office:value="47.8498"/>
          <table:table-cell office:value-type="float" office:value="0.0"/>
          <table:table-cell office:value-type="float" office:value="254649.0"/>
          <table:table-cell office:value-type="float" office:value="309560.0"/>
          <table:table-cell office:value-type="float" office:value="6063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31816.0"/>
          <table:table-cell office:value-type="float" office:value="1793074.0"/>
          <table:table-cell office:value-type="float" office:value="1793074.0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>
          <table:table-cell office:value-type="string">
            <text:p>./32-hanoi_tower-60-0.asp</text:p>
          </table:table-cell>
          <table:table-cell office:value-type="float" office:value="91.2934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00.939"/>
          <table:table-cell office:value-type="float" office:value="0.0"/>
          <table:table-cell office:value-type="float" office:value="372835.0"/>
          <table:table-cell office:value-type="float" office:value="456583.0"/>
          <table:table-cell table:style-name="cellBest" office:value-type="float" office:value="0.0"/>
          <table:table-cell office:value-type="float" office:value="77.7917"/>
          <table:table-cell office:value-type="float" office:value="0.0"/>
          <table:table-cell office:value-type="float" office:value="372835.0"/>
          <table:table-cell office:value-type="float" office:value="456583.0"/>
          <table:table-cell table:style-name="cellBest" office:value-type="float" office:value="0.0"/>
          <table:table-cell office:value-type="float" office:value="77.6871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68697.0"/>
          <table:table-cell office:value-type="float" office:value="38.5329"/>
          <table:table-cell office:value-type="float" office:value="0.0"/>
          <table:table-cell office:value-type="float" office:value="204149.0"/>
          <table:table-cell office:value-type="float" office:value="345488.0"/>
          <table:table-cell office:value-type="float" office:value="193494.0"/>
          <table:table-cell office:value-type="float" office:value="37.5382"/>
          <table:table-cell office:value-type="float" office:value="0.0"/>
          <table:table-cell office:value-type="float" office:value="202354.0"/>
          <table:table-cell office:value-type="float" office:value="249786.0"/>
          <table:table-cell office:value-type="float" office:value="107885.0"/>
          <table:table-cell office:value-type="float" office:value="243.875"/>
          <table:table-cell office:value-type="float" office:value="0.0"/>
          <table:table-cell office:value-type="float" office:value="849690.0"/>
          <table:table-cell office:value-type="float" office:value="937545.0"/>
          <table:table-cell office:value-type="float" office:value="914591.0"/>
          <table:table-cell office:value-type="float" office:value="91.7083"/>
          <table:table-cell office:value-type="float" office:value="0.0"/>
          <table:table-cell office:value-type="float" office:value="413311.0"/>
          <table:table-cell office:value-type="float" office:value="463715.0"/>
          <table:table-cell office:value-type="float" office:value="462040.0"/>
          <table:table-cell office:value-type="float" office:value="76.6472"/>
          <table:table-cell office:value-type="float" office:value="0.0"/>
          <table:table-cell office:value-type="float" office:value="349538.0"/>
          <table:table-cell office:value-type="float" office:value="393833.0"/>
          <table:table-cell office:value-type="float" office:value="392496.0"/>
          <table:table-cell office:value-type="float" office:value="76.299"/>
          <table:table-cell office:value-type="float" office:value="0.0"/>
          <table:table-cell office:value-type="float" office:value="360042.0"/>
          <table:table-cell office:value-type="float" office:value="402208.0"/>
          <table:table-cell office:value-type="float" office:value="401383.0"/>
          <table:table-cell office:value-type="float" office:value="59.7793"/>
          <table:table-cell office:value-type="float" office:value="0.0"/>
          <table:table-cell office:value-type="float" office:value="277243.0"/>
          <table:table-cell office:value-type="float" office:value="336486.0"/>
          <table:table-cell office:value-type="float" office:value="150035.0"/>
          <table:table-cell office:value-type="float" office:value="144.606"/>
          <table:table-cell office:value-type="float" office:value="0.0"/>
          <table:table-cell office:value-type="float" office:value="591285.0"/>
          <table:table-cell office:value-type="float" office:value="709198.0"/>
          <table:table-cell office:value-type="float" office:value="289517.0"/>
          <table:table-cell office:value-type="float" office:value="58.8585"/>
          <table:table-cell office:value-type="float" office:value="0.0"/>
          <table:table-cell office:value-type="float" office:value="297711.0"/>
          <table:table-cell office:value-type="float" office:value="368697.0"/>
          <table:table-cell office:value-type="float" office:value="147782.0"/>
          <table:table-cell office:value-type="float" office:value="21.3749"/>
          <table:table-cell office:value-type="float" office:value="0.0"/>
          <table:table-cell office:value-type="float" office:value="115875.0"/>
          <table:table-cell office:value-type="float" office:value="147026.0"/>
          <table:table-cell office:value-type="float" office:value="73362.0"/>
          <table:table-cell office:value-type="float" office:value="58.7564"/>
          <table:table-cell office:value-type="float" office:value="0.0"/>
          <table:table-cell office:value-type="float" office:value="293941.0"/>
          <table:table-cell office:value-type="float" office:value="329109.0"/>
          <table:table-cell office:value-type="float" office:value="329109.0"/>
          <table:table-cell office:value-type="float" office:value="18.5193"/>
          <table:table-cell office:value-type="float" office:value="0.0"/>
          <table:table-cell office:value-type="float" office:value="105037.0"/>
          <table:table-cell office:value-type="float" office:value="151919.0"/>
          <table:table-cell table:style-name="cellBest" office:value-type="float" office:value="0.0"/>
          <table:table-cell office:value-type="float" office:value="39.0979"/>
          <table:table-cell office:value-type="float" office:value="0.0"/>
          <table:table-cell office:value-type="float" office:value="163864.0"/>
          <table:table-cell office:value-type="float" office:value="185253.0"/>
          <table:table-cell office:value-type="float" office:value="184776.0"/>
          <table:table-cell office:value-type="float" office:value="96.1768"/>
          <table:table-cell office:value-type="float" office:value="0.0"/>
          <table:table-cell office:value-type="float" office:value="405451.0"/>
          <table:table-cell office:value-type="float" office:value="497895.0"/>
          <table:table-cell office:value-type="float" office:value="2299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35408.0"/>
          <table:table-cell office:value-type="float" office:value="871760.0"/>
          <table:table-cell office:value-type="float" office:value="871760.0"/>
          <table:table-cell office:value-type="float" office:value="250.881"/>
          <table:table-cell office:value-type="float" office:value="0.0"/>
          <table:table-cell office:value-type="float" office:value="913346.0"/>
          <table:table-cell office:value-type="float" office:value="997291.0"/>
          <table:table-cell office:value-type="float" office:value="996346.0"/>
          <table:table-cell office:value-type="float" office:value="31.4707"/>
          <table:table-cell office:value-type="float" office:value="0.0"/>
          <table:table-cell office:value-type="float" office:value="173259.0"/>
          <table:table-cell office:value-type="float" office:value="220926.0"/>
          <table:table-cell office:value-type="float" office:value="9961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72158.0"/>
          <table:table-cell office:value-type="float" office:value="1887520.0"/>
          <table:table-cell office:value-type="float" office:value="1887520.0"/>
          <table:table-cell office:value-type="float" office:value="82.5542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68697.0"/>
          <table:table-cell office:value-type="float" office:value="69.4683"/>
          <table:table-cell office:value-type="float" office:value="0.0"/>
          <table:table-cell office:value-type="float" office:value="325174.0"/>
          <table:table-cell office:value-type="float" office:value="405133.0"/>
          <table:table-cell office:value-type="float" office:value="95319.0"/>
          <table:table-cell office:value-type="float" office:value="111.136"/>
          <table:table-cell office:value-type="float" office:value="0.0"/>
          <table:table-cell office:value-type="float" office:value="495468.0"/>
          <table:table-cell office:value-type="float" office:value="608431.0"/>
          <table:table-cell office:value-type="float" office:value="163786.0"/>
          <table:table-cell office:value-type="float" office:value="17.3119"/>
          <table:table-cell office:value-type="float" office:value="0.0"/>
          <table:table-cell office:value-type="float" office:value="97007.0"/>
          <table:table-cell office:value-type="float" office:value="154154.0"/>
          <table:table-cell office:value-type="float" office:value="142229.0"/>
          <table:table-cell office:value-type="float" office:value="10.0278"/>
          <table:table-cell office:value-type="float" office:value="0.0"/>
          <table:table-cell office:value-type="float" office:value="61503.0"/>
          <table:table-cell office:value-type="float" office:value="113312.0"/>
          <table:table-cell office:value-type="float" office:value="110484.0"/>
          <table:table-cell table:style-name="cellBest" office:value-type="float" office:value="7.56648"/>
          <table:table-cell office:value-type="float" office:value="0.0"/>
          <table:table-cell table:style-name="cellBest" office:value-type="float" office:value="47127.0"/>
          <table:table-cell table:style-name="cellBest" office:value-type="float" office:value="89212.0"/>
          <table:table-cell office:value-type="float" office:value="87574.0"/>
          <table:table-cell office:value-type="float" office:value="13.7193"/>
          <table:table-cell office:value-type="float" office:value="0.0"/>
          <table:table-cell office:value-type="float" office:value="78469.0"/>
          <table:table-cell office:value-type="float" office:value="133493.0"/>
          <table:table-cell office:value-type="float" office:value="131973.0"/>
          <table:table-cell office:value-type="float" office:value="76.1101"/>
          <table:table-cell office:value-type="float" office:value="0.0"/>
          <table:table-cell office:value-type="float" office:value="404157.0"/>
          <table:table-cell office:value-type="float" office:value="676052.0"/>
          <table:table-cell office:value-type="float" office:value="130323.0"/>
          <table:table-cell office:value-type="float" office:value="138.876"/>
          <table:table-cell office:value-type="float" office:value="0.0"/>
          <table:table-cell office:value-type="float" office:value="596533.0"/>
          <table:table-cell office:value-type="float" office:value="962305.0"/>
          <table:table-cell office:value-type="float" office:value="216270.0"/>
          <table:table-cell office:value-type="float" office:value="67.8745"/>
          <table:table-cell office:value-type="float" office:value="0.0"/>
          <table:table-cell office:value-type="float" office:value="326425.0"/>
          <table:table-cell office:value-type="float" office:value="534525.0"/>
          <table:table-cell office:value-type="float" office:value="106810.0"/>
          <table:table-cell office:value-type="float" office:value="156.53"/>
          <table:table-cell office:value-type="float" office:value="0.0"/>
          <table:table-cell office:value-type="float" office:value="590380.0"/>
          <table:table-cell office:value-type="float" office:value="975041.0"/>
          <table:table-cell office:value-type="float" office:value="191088.0"/>
          <table:table-cell office:value-type="float" office:value="10.4673"/>
          <table:table-cell office:value-type="float" office:value="0.0"/>
          <table:table-cell office:value-type="float" office:value="68368.0"/>
          <table:table-cell office:value-type="float" office:value="134916.0"/>
          <table:table-cell office:value-type="float" office:value="134916.0"/>
          <table:table-cell office:value-type="float" office:value="61.8264"/>
          <table:table-cell office:value-type="float" office:value="0.0"/>
          <table:table-cell office:value-type="float" office:value="273544.0"/>
          <table:table-cell office:value-type="float" office:value="320659.0"/>
          <table:table-cell table:style-name="cellBest" office:value-type="float" office:value="0.0"/>
          <table:table-cell office:value-type="float" office:value="13.4354"/>
          <table:table-cell office:value-type="float" office:value="0.0"/>
          <table:table-cell office:value-type="float" office:value="84272.0"/>
          <table:table-cell office:value-type="float" office:value="146489.0"/>
          <table:table-cell office:value-type="float" office:value="145093.0"/>
          <table:table-cell office:value-type="float" office:value="37.431"/>
          <table:table-cell office:value-type="float" office:value="0.0"/>
          <table:table-cell office:value-type="float" office:value="200254.0"/>
          <table:table-cell office:value-type="float" office:value="379368.0"/>
          <table:table-cell office:value-type="float" office:value="6495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15920.0"/>
          <table:table-cell table:style-name="cellWorst" office:value-type="float" office:value="2669233.0"/>
          <table:table-cell table:style-name="cellWorst" office:value-type="float" office:value="2669233.0"/>
          <table:table-cell office:value-type="float" office:value="9.97532"/>
          <table:table-cell office:value-type="float" office:value="0.0"/>
          <table:table-cell office:value-type="float" office:value="66114.0"/>
          <table:table-cell office:value-type="float" office:value="117879.0"/>
          <table:table-cell office:value-type="float" office:value="116691.0"/>
          <table:table-cell office:value-type="float" office:value="106.012"/>
          <table:table-cell office:value-type="float" office:value="0.0"/>
          <table:table-cell office:value-type="float" office:value="458306.0"/>
          <table:table-cell office:value-type="float" office:value="553981.0"/>
          <table:table-cell office:value-type="float" office:value="12937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8766.0"/>
          <table:table-cell office:value-type="float" office:value="1765834.0"/>
          <table:table-cell office:value-type="float" office:value="1765834.0"/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/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/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/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/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/>
        </table:table-row>
        <table:table-row table:style-name="ro1">
          <table:table-cell office:value-type="string">
            <text:p>./33-hanoi_tower-60-0.asp</text:p>
          </table:table-cell>
          <table:table-cell office:value-type="float" office:value="84.5433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73.9874"/>
          <table:table-cell office:value-type="float" office:value="0.0"/>
          <table:table-cell office:value-type="float" office:value="386127.0"/>
          <table:table-cell office:value-type="float" office:value="473504.0"/>
          <table:table-cell table:style-name="cellBest" office:value-type="float" office:value="0.0"/>
          <table:table-cell office:value-type="float" office:value="86.8953"/>
          <table:table-cell office:value-type="float" office:value="0.0"/>
          <table:table-cell office:value-type="float" office:value="386127.0"/>
          <table:table-cell office:value-type="float" office:value="473504.0"/>
          <table:table-cell table:style-name="cellBest" office:value-type="float" office:value="0.0"/>
          <table:table-cell office:value-type="float" office:value="79.3544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200010.0"/>
          <table:table-cell office:value-type="float" office:value="113.54"/>
          <table:table-cell office:value-type="float" office:value="0.0"/>
          <table:table-cell office:value-type="float" office:value="445460.0"/>
          <table:table-cell office:value-type="float" office:value="883160.0"/>
          <table:table-cell office:value-type="float" office:value="428664.0"/>
          <table:table-cell office:value-type="float" office:value="67.1591"/>
          <table:table-cell office:value-type="float" office:value="0.0"/>
          <table:table-cell office:value-type="float" office:value="346366.0"/>
          <table:table-cell office:value-type="float" office:value="423332.0"/>
          <table:table-cell office:value-type="float" office:value="191944.0"/>
          <table:table-cell office:value-type="float" office:value="57.727"/>
          <table:table-cell office:value-type="float" office:value="0.0"/>
          <table:table-cell office:value-type="float" office:value="282864.0"/>
          <table:table-cell office:value-type="float" office:value="321053.0"/>
          <table:table-cell office:value-type="float" office:value="312956.0"/>
          <table:table-cell office:value-type="float" office:value="511.683"/>
          <table:table-cell office:value-type="float" office:value="0.0"/>
          <table:table-cell office:value-type="float" office:value="2173764.0"/>
          <table:table-cell office:value-type="float" office:value="2412442.0"/>
          <table:table-cell office:value-type="float" office:value="2403678.0"/>
          <table:table-cell office:value-type="float" office:value="260.545"/>
          <table:table-cell office:value-type="float" office:value="0.0"/>
          <table:table-cell office:value-type="float" office:value="1168500.0"/>
          <table:table-cell office:value-type="float" office:value="1296816.0"/>
          <table:table-cell office:value-type="float" office:value="1295296.0"/>
          <table:table-cell office:value-type="float" office:value="450.846"/>
          <table:table-cell office:value-type="float" office:value="0.0"/>
          <table:table-cell office:value-type="float" office:value="1680118.0"/>
          <table:table-cell office:value-type="float" office:value="1844855.0"/>
          <table:table-cell office:value-type="float" office:value="1843452.0"/>
          <table:table-cell office:value-type="float" office:value="164.481"/>
          <table:table-cell office:value-type="float" office:value="0.0"/>
          <table:table-cell office:value-type="float" office:value="724881.0"/>
          <table:table-cell office:value-type="float" office:value="880043.0"/>
          <table:table-cell office:value-type="float" office:value="357916.0"/>
          <table:table-cell office:value-type="float" office:value="28.0209"/>
          <table:table-cell office:value-type="float" office:value="0.0"/>
          <table:table-cell office:value-type="float" office:value="139765.0"/>
          <table:table-cell office:value-type="float" office:value="175672.0"/>
          <table:table-cell office:value-type="float" office:value="84289.0"/>
          <table:table-cell office:value-type="float" office:value="48.887"/>
          <table:table-cell office:value-type="float" office:value="0.0"/>
          <table:table-cell office:value-type="float" office:value="247899.0"/>
          <table:table-cell office:value-type="float" office:value="306186.0"/>
          <table:table-cell office:value-type="float" office:value="140372.0"/>
          <table:table-cell office:value-type="float" office:value="60.1484"/>
          <table:table-cell office:value-type="float" office:value="0.0"/>
          <table:table-cell office:value-type="float" office:value="255534.0"/>
          <table:table-cell office:value-type="float" office:value="314234.0"/>
          <table:table-cell office:value-type="float" office:value="146525.0"/>
          <table:table-cell office:value-type="float" office:value="148.243"/>
          <table:table-cell office:value-type="float" office:value="0.0"/>
          <table:table-cell office:value-type="float" office:value="642599.0"/>
          <table:table-cell office:value-type="float" office:value="715443.0"/>
          <table:table-cell office:value-type="float" office:value="715443.0"/>
          <table:table-cell office:value-type="float" office:value="24.0565"/>
          <table:table-cell office:value-type="float" office:value="0.0"/>
          <table:table-cell office:value-type="float" office:value="118258.0"/>
          <table:table-cell office:value-type="float" office:value="185410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2173.0"/>
          <table:table-cell office:value-type="float" office:value="1781266.0"/>
          <table:table-cell office:value-type="float" office:value="1779417.0"/>
          <table:table-cell office:value-type="float" office:value="99.4669"/>
          <table:table-cell office:value-type="float" office:value="0.0"/>
          <table:table-cell office:value-type="float" office:value="463238.0"/>
          <table:table-cell office:value-type="float" office:value="564575.0"/>
          <table:table-cell office:value-type="float" office:value="2369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27305.0"/>
          <table:table-cell office:value-type="float" office:value="864028.0"/>
          <table:table-cell office:value-type="float" office:value="86402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22899.0"/>
          <table:table-cell office:value-type="float" office:value="1782608.0"/>
          <table:table-cell office:value-type="float" office:value="1781473.0"/>
          <table:table-cell office:value-type="float" office:value="209.697"/>
          <table:table-cell office:value-type="float" office:value="0.0"/>
          <table:table-cell office:value-type="float" office:value="797707.0"/>
          <table:table-cell office:value-type="float" office:value="957605.0"/>
          <table:table-cell office:value-type="float" office:value="37715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35991.0"/>
          <table:table-cell office:value-type="float" office:value="2455458.0"/>
          <table:table-cell office:value-type="float" office:value="2455458.0"/>
          <table:table-cell office:value-type="float" office:value="93.8413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200010.0"/>
          <table:table-cell office:value-type="float" office:value="68.0249"/>
          <table:table-cell office:value-type="float" office:value="0.0"/>
          <table:table-cell office:value-type="float" office:value="338567.0"/>
          <table:table-cell office:value-type="float" office:value="410852.0"/>
          <table:table-cell office:value-type="float" office:value="83856.0"/>
          <table:table-cell office:value-type="float" office:value="45.557"/>
          <table:table-cell office:value-type="float" office:value="0.0"/>
          <table:table-cell office:value-type="float" office:value="223085.0"/>
          <table:table-cell office:value-type="float" office:value="281020.0"/>
          <table:table-cell office:value-type="float" office:value="65818.0"/>
          <table:table-cell table:style-name="cellBest" office:value-type="float" office:value="3.271"/>
          <table:table-cell office:value-type="float" office:value="0.0"/>
          <table:table-cell table:style-name="cellBest" office:value-type="float" office:value="24221.0"/>
          <table:table-cell table:style-name="cellBest" office:value-type="float" office:value="45266.0"/>
          <table:table-cell office:value-type="float" office:value="39748.0"/>
          <table:table-cell office:value-type="float" office:value="13.3808"/>
          <table:table-cell office:value-type="float" office:value="0.0"/>
          <table:table-cell office:value-type="float" office:value="72318.0"/>
          <table:table-cell office:value-type="float" office:value="119517.0"/>
          <table:table-cell office:value-type="float" office:value="117726.0"/>
          <table:table-cell office:value-type="float" office:value="7.82301"/>
          <table:table-cell office:value-type="float" office:value="0.0"/>
          <table:table-cell office:value-type="float" office:value="49314.0"/>
          <table:table-cell office:value-type="float" office:value="86002.0"/>
          <table:table-cell office:value-type="float" office:value="85012.0"/>
          <table:table-cell office:value-type="float" office:value="18.5227"/>
          <table:table-cell office:value-type="float" office:value="0.0"/>
          <table:table-cell office:value-type="float" office:value="99117.0"/>
          <table:table-cell office:value-type="float" office:value="167425.0"/>
          <table:table-cell office:value-type="float" office:value="166140.0"/>
          <table:table-cell office:value-type="float" office:value="75.9268"/>
          <table:table-cell office:value-type="float" office:value="0.0"/>
          <table:table-cell office:value-type="float" office:value="344886.0"/>
          <table:table-cell office:value-type="float" office:value="593776.0"/>
          <table:table-cell office:value-type="float" office:value="109256.0"/>
          <table:table-cell office:value-type="float" office:value="118.585"/>
          <table:table-cell office:value-type="float" office:value="0.0"/>
          <table:table-cell office:value-type="float" office:value="532977.0"/>
          <table:table-cell office:value-type="float" office:value="937252.0"/>
          <table:table-cell office:value-type="float" office:value="186906.0"/>
          <table:table-cell office:value-type="float" office:value="34.2323"/>
          <table:table-cell office:value-type="float" office:value="0.0"/>
          <table:table-cell office:value-type="float" office:value="163989.0"/>
          <table:table-cell office:value-type="float" office:value="302447.0"/>
          <table:table-cell office:value-type="float" office:value="57242.0"/>
          <table:table-cell office:value-type="float" office:value="78.4366"/>
          <table:table-cell office:value-type="float" office:value="0.0"/>
          <table:table-cell office:value-type="float" office:value="387474.0"/>
          <table:table-cell office:value-type="float" office:value="687848.0"/>
          <table:table-cell office:value-type="float" office:value="145025.0"/>
          <table:table-cell office:value-type="float" office:value="19.6383"/>
          <table:table-cell office:value-type="float" office:value="0.0"/>
          <table:table-cell office:value-type="float" office:value="128741.0"/>
          <table:table-cell office:value-type="float" office:value="223919.0"/>
          <table:table-cell office:value-type="float" office:value="223919.0"/>
          <table:table-cell office:value-type="float" office:value="178.502"/>
          <table:table-cell office:value-type="float" office:value="0.0"/>
          <table:table-cell office:value-type="float" office:value="729728.0"/>
          <table:table-cell office:value-type="float" office:value="846740.0"/>
          <table:table-cell table:style-name="cellBest" office:value-type="float" office:value="0.0"/>
          <table:table-cell office:value-type="float" office:value="15.3219"/>
          <table:table-cell office:value-type="float" office:value="0.0"/>
          <table:table-cell office:value-type="float" office:value="92299.0"/>
          <table:table-cell office:value-type="float" office:value="166736.0"/>
          <table:table-cell office:value-type="float" office:value="165382.0"/>
          <table:table-cell office:value-type="float" office:value="74.4269"/>
          <table:table-cell office:value-type="float" office:value="0.0"/>
          <table:table-cell office:value-type="float" office:value="317418.0"/>
          <table:table-cell office:value-type="float" office:value="612006.0"/>
          <table:table-cell office:value-type="float" office:value="10524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66584.0"/>
          <table:table-cell table:style-name="cellWorst" office:value-type="float" office:value="2544461.0"/>
          <table:table-cell table:style-name="cellWorst" office:value-type="float" office:value="2544461.0"/>
          <table:table-cell office:value-type="float" office:value="24.3039"/>
          <table:table-cell office:value-type="float" office:value="0.0"/>
          <table:table-cell office:value-type="float" office:value="142707.0"/>
          <table:table-cell office:value-type="float" office:value="230449.0"/>
          <table:table-cell office:value-type="float" office:value="228890.0"/>
          <table:table-cell office:value-type="float" office:value="162.699"/>
          <table:table-cell office:value-type="float" office:value="0.0"/>
          <table:table-cell office:value-type="float" office:value="675920.0"/>
          <table:table-cell office:value-type="float" office:value="813591.0"/>
          <table:table-cell office:value-type="float" office:value="19330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70479.0"/>
          <table:table-cell office:value-type="float" office:value="1935953.0"/>
          <table:table-cell office:value-type="float" office:value="1935953.0"/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/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/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/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/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/>
        </table:table-row>
        <table:table-row table:style-name="ro1">
          <table:table-cell office:value-type="string">
            <text:p>./34-hanoi_tower-60-0.asp</text:p>
          </table:table-cell>
          <table:table-cell office:value-type="float" office:value="83.486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84.0995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68.1479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78.7849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79029.0"/>
          <table:table-cell office:value-type="float" office:value="34.2703"/>
          <table:table-cell office:value-type="float" office:value="0.0"/>
          <table:table-cell office:value-type="float" office:value="147172.0"/>
          <table:table-cell office:value-type="float" office:value="333630.0"/>
          <table:table-cell office:value-type="float" office:value="156007.0"/>
          <table:table-cell office:value-type="float" office:value="147.979"/>
          <table:table-cell office:value-type="float" office:value="0.0"/>
          <table:table-cell office:value-type="float" office:value="619348.0"/>
          <table:table-cell office:value-type="float" office:value="750127.0"/>
          <table:table-cell office:value-type="float" office:value="289574.0"/>
          <table:table-cell office:value-type="float" office:value="75.9925"/>
          <table:table-cell office:value-type="float" office:value="0.0"/>
          <table:table-cell office:value-type="float" office:value="344788.0"/>
          <table:table-cell office:value-type="float" office:value="387287.0"/>
          <table:table-cell office:value-type="float" office:value="377454.0"/>
          <table:table-cell office:value-type="float" office:value="29.8688"/>
          <table:table-cell office:value-type="float" office:value="0.0"/>
          <table:table-cell office:value-type="float" office:value="177739.0"/>
          <table:table-cell office:value-type="float" office:value="204051.0"/>
          <table:table-cell office:value-type="float" office:value="202764.0"/>
          <table:table-cell office:value-type="float" office:value="189.673"/>
          <table:table-cell office:value-type="float" office:value="0.0"/>
          <table:table-cell office:value-type="float" office:value="822384.0"/>
          <table:table-cell office:value-type="float" office:value="915796.0"/>
          <table:table-cell office:value-type="float" office:value="914452.0"/>
          <table:table-cell office:value-type="float" office:value="408.586"/>
          <table:table-cell office:value-type="float" office:value="0.0"/>
          <table:table-cell office:value-type="float" office:value="1614598.0"/>
          <table:table-cell office:value-type="float" office:value="1771799.0"/>
          <table:table-cell office:value-type="float" office:value="1770650.0"/>
          <table:table-cell office:value-type="float" office:value="10.5082"/>
          <table:table-cell office:value-type="float" office:value="0.0"/>
          <table:table-cell office:value-type="float" office:value="69742.0"/>
          <table:table-cell office:value-type="float" office:value="92180.0"/>
          <table:table-cell office:value-type="float" office:value="51192.0"/>
          <table:table-cell office:value-type="float" office:value="171.328"/>
          <table:table-cell office:value-type="float" office:value="0.0"/>
          <table:table-cell office:value-type="float" office:value="624786.0"/>
          <table:table-cell office:value-type="float" office:value="754155.0"/>
          <table:table-cell office:value-type="float" office:value="312292.0"/>
          <table:table-cell office:value-type="float" office:value="94.7968"/>
          <table:table-cell office:value-type="float" office:value="0.0"/>
          <table:table-cell office:value-type="float" office:value="427261.0"/>
          <table:table-cell office:value-type="float" office:value="526904.0"/>
          <table:table-cell office:value-type="float" office:value="214687.0"/>
          <table:table-cell office:value-type="float" office:value="107.424"/>
          <table:table-cell office:value-type="float" office:value="0.0"/>
          <table:table-cell office:value-type="float" office:value="474553.0"/>
          <table:table-cell office:value-type="float" office:value="581010.0"/>
          <table:table-cell office:value-type="float" office:value="233407.0"/>
          <table:table-cell office:value-type="float" office:value="359.368"/>
          <table:table-cell office:value-type="float" office:value="0.0"/>
          <table:table-cell office:value-type="float" office:value="1514318.0"/>
          <table:table-cell office:value-type="float" office:value="1665652.0"/>
          <table:table-cell office:value-type="float" office:value="1665652.0"/>
          <table:table-cell office:value-type="float" office:value="16.2326"/>
          <table:table-cell office:value-type="float" office:value="0.0"/>
          <table:table-cell office:value-type="float" office:value="96813.0"/>
          <table:table-cell office:value-type="float" office:value="149481.0"/>
          <table:table-cell table:style-name="cellBest" office:value-type="float" office:value="0.0"/>
          <table:table-cell office:value-type="float" office:value="300.002"/>
          <table:table-cell office:value-type="float" office:value="0.0"/>
          <table:table-cell office:value-type="float" office:value="942410.0"/>
          <table:table-cell office:value-type="float" office:value="1031840.0"/>
          <table:table-cell office:value-type="float" office:value="1030245.0"/>
          <table:table-cell office:value-type="float" office:value="81.1892"/>
          <table:table-cell office:value-type="float" office:value="0.0"/>
          <table:table-cell office:value-type="float" office:value="386308.0"/>
          <table:table-cell office:value-type="float" office:value="472644.0"/>
          <table:table-cell office:value-type="float" office:value="20439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24189.0"/>
          <table:table-cell office:value-type="float" office:value="1014449.0"/>
          <table:table-cell office:value-type="float" office:value="101444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92383.0"/>
          <table:table-cell office:value-type="float" office:value="1938282.0"/>
          <table:table-cell office:value-type="float" office:value="1937400.0"/>
          <table:table-cell office:value-type="float" office:value="109.149"/>
          <table:table-cell office:value-type="float" office:value="0.0"/>
          <table:table-cell office:value-type="float" office:value="440196.0"/>
          <table:table-cell office:value-type="float" office:value="541254.0"/>
          <table:table-cell office:value-type="float" office:value="22277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56599.0"/>
          <table:table-cell table:style-name="cellWorst" office:value-type="float" office:value="1973683.0"/>
          <table:table-cell table:style-name="cellWorst" office:value-type="float" office:value="1973683.0"/>
          <table:table-cell office:value-type="float" office:value="68.5062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79029.0"/>
          <table:table-cell office:value-type="float" office:value="66.8829"/>
          <table:table-cell office:value-type="float" office:value="0.0"/>
          <table:table-cell office:value-type="float" office:value="321951.0"/>
          <table:table-cell office:value-type="float" office:value="397151.0"/>
          <table:table-cell office:value-type="float" office:value="87738.0"/>
          <table:table-cell office:value-type="float" office:value="333.873"/>
          <table:table-cell office:value-type="float" office:value="0.0"/>
          <table:table-cell office:value-type="float" office:value="1169764.0"/>
          <table:table-cell office:value-type="float" office:value="1413194.0"/>
          <table:table-cell office:value-type="float" office:value="384029.0"/>
          <table:table-cell office:value-type="float" office:value="16.6542"/>
          <table:table-cell office:value-type="float" office:value="0.0"/>
          <table:table-cell office:value-type="float" office:value="89183.0"/>
          <table:table-cell office:value-type="float" office:value="144763.0"/>
          <table:table-cell office:value-type="float" office:value="134149.0"/>
          <table:table-cell office:value-type="float" office:value="29.6308"/>
          <table:table-cell office:value-type="float" office:value="0.0"/>
          <table:table-cell office:value-type="float" office:value="138514.0"/>
          <table:table-cell office:value-type="float" office:value="225689.0"/>
          <table:table-cell office:value-type="float" office:value="223073.0"/>
          <table:table-cell office:value-type="float" office:value="29.8129"/>
          <table:table-cell office:value-type="float" office:value="0.0"/>
          <table:table-cell office:value-type="float" office:value="173923.0"/>
          <table:table-cell office:value-type="float" office:value="280700.0"/>
          <table:table-cell office:value-type="float" office:value="277052.0"/>
          <table:table-cell office:value-type="float" office:value="26.1792"/>
          <table:table-cell office:value-type="float" office:value="0.0"/>
          <table:table-cell office:value-type="float" office:value="130998.0"/>
          <table:table-cell office:value-type="float" office:value="213382.0"/>
          <table:table-cell office:value-type="float" office:value="211982.0"/>
          <table:table-cell office:value-type="float" office:value="177.604"/>
          <table:table-cell office:value-type="float" office:value="0.0"/>
          <table:table-cell office:value-type="float" office:value="838881.0"/>
          <table:table-cell office:value-type="float" office:value="1396868.0"/>
          <table:table-cell office:value-type="float" office:value="271739.0"/>
          <table:table-cell office:value-type="float" office:value="177.989"/>
          <table:table-cell office:value-type="float" office:value="0.0"/>
          <table:table-cell office:value-type="float" office:value="765913.0"/>
          <table:table-cell office:value-type="float" office:value="1224968.0"/>
          <table:table-cell office:value-type="float" office:value="250020.0"/>
          <table:table-cell table:style-name="cellBest" office:value-type="float" office:value="4.4095"/>
          <table:table-cell office:value-type="float" office:value="0.0"/>
          <table:table-cell table:style-name="cellBest" office:value-type="float" office:value="31151.0"/>
          <table:table-cell table:style-name="cellBest" office:value-type="float" office:value="67846.0"/>
          <table:table-cell office:value-type="float" office:value="14112.0"/>
          <table:table-cell office:value-type="float" office:value="77.5341"/>
          <table:table-cell office:value-type="float" office:value="0.0"/>
          <table:table-cell office:value-type="float" office:value="416974.0"/>
          <table:table-cell office:value-type="float" office:value="675823.0"/>
          <table:table-cell office:value-type="float" office:value="137453.0"/>
          <table:table-cell office:value-type="float" office:value="22.5323"/>
          <table:table-cell office:value-type="float" office:value="0.0"/>
          <table:table-cell office:value-type="float" office:value="135593.0"/>
          <table:table-cell office:value-type="float" office:value="221115.0"/>
          <table:table-cell office:value-type="float" office:value="221115.0"/>
          <table:table-cell office:value-type="float" office:value="82.9764"/>
          <table:table-cell office:value-type="float" office:value="0.0"/>
          <table:table-cell office:value-type="float" office:value="374589.0"/>
          <table:table-cell office:value-type="float" office:value="446254.0"/>
          <table:table-cell table:style-name="cellBest" office:value-type="float" office:value="0.0"/>
          <table:table-cell office:value-type="float" office:value="14.1174"/>
          <table:table-cell office:value-type="float" office:value="0.0"/>
          <table:table-cell office:value-type="float" office:value="77594.0"/>
          <table:table-cell office:value-type="float" office:value="137639.0"/>
          <table:table-cell office:value-type="float" office:value="136536.0"/>
          <table:table-cell office:value-type="float" office:value="153.903"/>
          <table:table-cell office:value-type="float" office:value="0.0"/>
          <table:table-cell office:value-type="float" office:value="574385.0"/>
          <table:table-cell office:value-type="float" office:value="1024736.0"/>
          <table:table-cell office:value-type="float" office:value="23010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675381.0"/>
          <table:table-cell office:value-type="float" office:value="1792357.0"/>
          <table:table-cell office:value-type="float" office:value="1792357.0"/>
          <table:table-cell office:value-type="float" office:value="11.0971"/>
          <table:table-cell office:value-type="float" office:value="0.0"/>
          <table:table-cell office:value-type="float" office:value="70894.0"/>
          <table:table-cell office:value-type="float" office:value="128234.0"/>
          <table:table-cell office:value-type="float" office:value="126682.0"/>
          <table:table-cell office:value-type="float" office:value="267.337"/>
          <table:table-cell office:value-type="float" office:value="0.0"/>
          <table:table-cell office:value-type="float" office:value="1007076.0"/>
          <table:table-cell office:value-type="float" office:value="1207579.0"/>
          <table:table-cell office:value-type="float" office:value="28165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60624.0"/>
          <table:table-cell office:value-type="float" office:value="1509926.0"/>
          <table:table-cell office:value-type="float" office:value="1509926.0"/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/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/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/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/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/>
        </table:table-row>
        <table:table-row table:style-name="ro1">
          <table:table-cell office:value-type="string">
            <text:p>./35-hanoi_tower-60-0.asp</text:p>
          </table:table-cell>
          <table:table-cell office:value-type="float" office:value="365.274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324.396"/>
          <table:table-cell office:value-type="float" office:value="0.0"/>
          <table:table-cell office:value-type="float" office:value="1355158.0"/>
          <table:table-cell office:value-type="float" office:value="1638419.0"/>
          <table:table-cell table:style-name="cellBest" office:value-type="float" office:value="0.0"/>
          <table:table-cell office:value-type="float" office:value="362.67"/>
          <table:table-cell office:value-type="float" office:value="0.0"/>
          <table:table-cell office:value-type="float" office:value="1355158.0"/>
          <table:table-cell office:value-type="float" office:value="1638419.0"/>
          <table:table-cell table:style-name="cellBest" office:value-type="float" office:value="0.0"/>
          <table:table-cell office:value-type="float" office:value="330.636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54272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52040.0"/>
          <table:table-cell table:style-name="cellWorst" office:value-type="float" office:value="3603679.0"/>
          <table:table-cell office:value-type="float" office:value="1464657.0"/>
          <table:table-cell office:value-type="float" office:value="316.789"/>
          <table:table-cell office:value-type="float" office:value="0.0"/>
          <table:table-cell office:value-type="float" office:value="1218245.0"/>
          <table:table-cell office:value-type="float" office:value="1462647.0"/>
          <table:table-cell office:value-type="float" office:value="540964.0"/>
          <table:table-cell office:value-type="float" office:value="367.054"/>
          <table:table-cell office:value-type="float" office:value="0.0"/>
          <table:table-cell office:value-type="float" office:value="1485939.0"/>
          <table:table-cell office:value-type="float" office:value="1640800.0"/>
          <table:table-cell office:value-type="float" office:value="1603362.0"/>
          <table:table-cell office:value-type="float" office:value="211.444"/>
          <table:table-cell office:value-type="float" office:value="0.0"/>
          <table:table-cell office:value-type="float" office:value="904069.0"/>
          <table:table-cell office:value-type="float" office:value="1000264.0"/>
          <table:table-cell office:value-type="float" office:value="997399.0"/>
          <table:table-cell office:value-type="float" office:value="47.9959"/>
          <table:table-cell office:value-type="float" office:value="0.0"/>
          <table:table-cell office:value-type="float" office:value="275500.0"/>
          <table:table-cell office:value-type="float" office:value="309349.0"/>
          <table:table-cell office:value-type="float" office:value="30866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5696.0"/>
          <table:table-cell office:value-type="float" office:value="2242176.0"/>
          <table:table-cell office:value-type="float" office:value="2240239.0"/>
          <table:table-cell office:value-type="float" office:value="378.099"/>
          <table:table-cell office:value-type="float" office:value="0.0"/>
          <table:table-cell office:value-type="float" office:value="1516464.0"/>
          <table:table-cell office:value-type="float" office:value="1804632.0"/>
          <table:table-cell office:value-type="float" office:value="725385.0"/>
          <table:table-cell office:value-type="float" office:value="332.633"/>
          <table:table-cell office:value-type="float" office:value="0.0"/>
          <table:table-cell office:value-type="float" office:value="1166185.0"/>
          <table:table-cell office:value-type="float" office:value="1400518.0"/>
          <table:table-cell office:value-type="float" office:value="469417.0"/>
          <table:table-cell office:value-type="float" office:value="283.411"/>
          <table:table-cell office:value-type="float" office:value="0.0"/>
          <table:table-cell office:value-type="float" office:value="1147514.0"/>
          <table:table-cell office:value-type="float" office:value="1384184.0"/>
          <table:table-cell office:value-type="float" office:value="488091.0"/>
          <table:table-cell office:value-type="float" office:value="138.036"/>
          <table:table-cell office:value-type="float" office:value="0.0"/>
          <table:table-cell office:value-type="float" office:value="516762.0"/>
          <table:table-cell office:value-type="float" office:value="643821.0"/>
          <table:table-cell office:value-type="float" office:value="24740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79001.0"/>
          <table:table-cell office:value-type="float" office:value="2396680.0"/>
          <table:table-cell office:value-type="float" office:value="2396680.0"/>
          <table:table-cell office:value-type="float" office:value="43.2793"/>
          <table:table-cell office:value-type="float" office:value="0.0"/>
          <table:table-cell office:value-type="float" office:value="222451.0"/>
          <table:table-cell office:value-type="float" office:value="318210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96022.0"/>
          <table:table-cell office:value-type="float" office:value="2166396.0"/>
          <table:table-cell office:value-type="float" office:value="2164293.0"/>
          <table:table-cell office:value-type="float" office:value="391.817"/>
          <table:table-cell office:value-type="float" office:value="0.0"/>
          <table:table-cell office:value-type="float" office:value="1443714.0"/>
          <table:table-cell office:value-type="float" office:value="1733182.0"/>
          <table:table-cell office:value-type="float" office:value="61221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4572.0"/>
          <table:table-cell office:value-type="float" office:value="1316182.0"/>
          <table:table-cell office:value-type="float" office:value="131618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42127.0"/>
          <table:table-cell office:value-type="float" office:value="1912525.0"/>
          <table:table-cell office:value-type="float" office:value="1910995.0"/>
          <table:table-cell office:value-type="float" office:value="175.898"/>
          <table:table-cell office:value-type="float" office:value="0.0"/>
          <table:table-cell office:value-type="float" office:value="629701.0"/>
          <table:table-cell office:value-type="float" office:value="767206.0"/>
          <table:table-cell office:value-type="float" office:value="27745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30780.0"/>
          <table:table-cell office:value-type="float" office:value="2349621.0"/>
          <table:table-cell office:value-type="float" office:value="2349621.0"/>
          <table:table-cell office:value-type="float" office:value="375.022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542722.0"/>
          <table:table-cell office:value-type="float" office:value="135.596"/>
          <table:table-cell office:value-type="float" office:value="0.0"/>
          <table:table-cell office:value-type="float" office:value="581560.0"/>
          <table:table-cell office:value-type="float" office:value="716297.0"/>
          <table:table-cell office:value-type="float" office:value="166852.0"/>
          <table:table-cell office:value-type="float" office:value="389.358"/>
          <table:table-cell office:value-type="float" office:value="0.0"/>
          <table:table-cell office:value-type="float" office:value="1309742.0"/>
          <table:table-cell office:value-type="float" office:value="1596580.0"/>
          <table:table-cell office:value-type="float" office:value="416595.0"/>
          <table:table-cell office:value-type="float" office:value="39.6086"/>
          <table:table-cell office:value-type="float" office:value="0.0"/>
          <table:table-cell office:value-type="float" office:value="195115.0"/>
          <table:table-cell office:value-type="float" office:value="303149.0"/>
          <table:table-cell office:value-type="float" office:value="283707.0"/>
          <table:table-cell office:value-type="float" office:value="45.8465"/>
          <table:table-cell office:value-type="float" office:value="0.0"/>
          <table:table-cell office:value-type="float" office:value="191923.0"/>
          <table:table-cell office:value-type="float" office:value="304408.0"/>
          <table:table-cell office:value-type="float" office:value="300927.0"/>
          <table:table-cell table:style-name="cellBest" office:value-type="float" office:value="19.4419"/>
          <table:table-cell office:value-type="float" office:value="0.0"/>
          <table:table-cell table:style-name="cellBest" office:value-type="float" office:value="109473.0"/>
          <table:table-cell table:style-name="cellBest" office:value-type="float" office:value="182927.0"/>
          <table:table-cell office:value-type="float" office:value="181403.0"/>
          <table:table-cell office:value-type="float" office:value="48.7569"/>
          <table:table-cell office:value-type="float" office:value="0.0"/>
          <table:table-cell office:value-type="float" office:value="227846.0"/>
          <table:table-cell office:value-type="float" office:value="362609.0"/>
          <table:table-cell office:value-type="float" office:value="360515.0"/>
          <table:table-cell office:value-type="float" office:value="197.019"/>
          <table:table-cell office:value-type="float" office:value="0.0"/>
          <table:table-cell office:value-type="float" office:value="781018.0"/>
          <table:table-cell office:value-type="float" office:value="996525.0"/>
          <table:table-cell office:value-type="float" office:value="21644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2610.0"/>
          <table:table-cell office:value-type="float" office:value="2545191.0"/>
          <table:table-cell office:value-type="float" office:value="648178.0"/>
          <table:table-cell office:value-type="float" office:value="158.606"/>
          <table:table-cell office:value-type="float" office:value="0.0"/>
          <table:table-cell office:value-type="float" office:value="592329.0"/>
          <table:table-cell office:value-type="float" office:value="758311.0"/>
          <table:table-cell office:value-type="float" office:value="180437.0"/>
          <table:table-cell office:value-type="float" office:value="198.714"/>
          <table:table-cell office:value-type="float" office:value="0.0"/>
          <table:table-cell office:value-type="float" office:value="822257.0"/>
          <table:table-cell office:value-type="float" office:value="1025463.0"/>
          <table:table-cell office:value-type="float" office:value="230775.0"/>
          <table:table-cell office:value-type="float" office:value="31.2644"/>
          <table:table-cell office:value-type="float" office:value="0.0"/>
          <table:table-cell office:value-type="float" office:value="167099.0"/>
          <table:table-cell office:value-type="float" office:value="275520.0"/>
          <table:table-cell office:value-type="float" office:value="27552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4468.0"/>
          <table:table-cell office:value-type="float" office:value="2196420.0"/>
          <table:table-cell table:style-name="cellBest" office:value-type="float" office:value="0.0"/>
          <table:table-cell office:value-type="float" office:value="40.9026"/>
          <table:table-cell office:value-type="float" office:value="0.0"/>
          <table:table-cell office:value-type="float" office:value="232016.0"/>
          <table:table-cell office:value-type="float" office:value="372550.0"/>
          <table:table-cell office:value-type="float" office:value="370789.0"/>
          <table:table-cell office:value-type="float" office:value="121.789"/>
          <table:table-cell office:value-type="float" office:value="0.0"/>
          <table:table-cell office:value-type="float" office:value="496873.0"/>
          <table:table-cell office:value-type="float" office:value="874155.0"/>
          <table:table-cell office:value-type="float" office:value="16694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50987.0"/>
          <table:table-cell office:value-type="float" office:value="2810133.0"/>
          <table:table-cell table:style-name="cellWorst" office:value-type="float" office:value="2810133.0"/>
          <table:table-cell office:value-type="float" office:value="75.7646"/>
          <table:table-cell office:value-type="float" office:value="0.0"/>
          <table:table-cell office:value-type="float" office:value="334555.0"/>
          <table:table-cell office:value-type="float" office:value="528602.0"/>
          <table:table-cell office:value-type="float" office:value="525793.0"/>
          <table:table-cell office:value-type="float" office:value="118.646"/>
          <table:table-cell office:value-type="float" office:value="0.0"/>
          <table:table-cell office:value-type="float" office:value="564366.0"/>
          <table:table-cell office:value-type="float" office:value="677190.0"/>
          <table:table-cell office:value-type="float" office:value="15587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2921.0"/>
          <table:table-cell office:value-type="float" office:value="1752541.0"/>
          <table:table-cell office:value-type="float" office:value="1752541.0"/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/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/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/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/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/>
        </table:table-row>
        <table:table-row table:style-name="ro1">
          <table:table-cell office:value-type="string">
            <text:p>./36-hanoi_tower-80-0.asp</text:p>
          </table:table-cell>
          <table:table-cell office:value-type="float" office:value="57.3785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56.228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59.4824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55.6177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77882.0"/>
          <table:table-cell office:value-type="float" office:value="11.95"/>
          <table:table-cell office:value-type="float" office:value="0.0"/>
          <table:table-cell office:value-type="float" office:value="84940.0"/>
          <table:table-cell office:value-type="float" office:value="170587.0"/>
          <table:table-cell office:value-type="float" office:value="93761.0"/>
          <table:table-cell office:value-type="float" office:value="43.4599"/>
          <table:table-cell office:value-type="float" office:value="0.0"/>
          <table:table-cell office:value-type="float" office:value="234805.0"/>
          <table:table-cell office:value-type="float" office:value="292976.0"/>
          <table:table-cell office:value-type="float" office:value="147666.0"/>
          <table:table-cell office:value-type="float" office:value="279.411"/>
          <table:table-cell office:value-type="float" office:value="0.0"/>
          <table:table-cell office:value-type="float" office:value="1164246.0"/>
          <table:table-cell office:value-type="float" office:value="1304524.0"/>
          <table:table-cell office:value-type="float" office:value="1280748.0"/>
          <table:table-cell office:value-type="float" office:value="276.948"/>
          <table:table-cell office:value-type="float" office:value="0.0"/>
          <table:table-cell office:value-type="float" office:value="1108742.0"/>
          <table:table-cell office:value-type="float" office:value="1235299.0"/>
          <table:table-cell office:value-type="float" office:value="1232982.0"/>
          <table:table-cell office:value-type="float" office:value="241.435"/>
          <table:table-cell office:value-type="float" office:value="0.0"/>
          <table:table-cell office:value-type="float" office:value="1077886.0"/>
          <table:table-cell office:value-type="float" office:value="1203207.0"/>
          <table:table-cell office:value-type="float" office:value="1202083.0"/>
          <table:table-cell office:value-type="float" office:value="240.03"/>
          <table:table-cell office:value-type="float" office:value="0.0"/>
          <table:table-cell office:value-type="float" office:value="1016159.0"/>
          <table:table-cell office:value-type="float" office:value="1129334.0"/>
          <table:table-cell office:value-type="float" office:value="1128447.0"/>
          <table:table-cell office:value-type="float" office:value="41.8648"/>
          <table:table-cell office:value-type="float" office:value="0.0"/>
          <table:table-cell office:value-type="float" office:value="239911.0"/>
          <table:table-cell office:value-type="float" office:value="300832.0"/>
          <table:table-cell office:value-type="float" office:value="145606.0"/>
          <table:table-cell office:value-type="float" office:value="130.288"/>
          <table:table-cell office:value-type="float" office:value="0.0"/>
          <table:table-cell office:value-type="float" office:value="551633.0"/>
          <table:table-cell office:value-type="float" office:value="671749.0"/>
          <table:table-cell office:value-type="float" office:value="310370.0"/>
          <table:table-cell office:value-type="float" office:value="132.968"/>
          <table:table-cell office:value-type="float" office:value="0.0"/>
          <table:table-cell office:value-type="float" office:value="632436.0"/>
          <table:table-cell office:value-type="float" office:value="770350.0"/>
          <table:table-cell office:value-type="float" office:value="302838.0"/>
          <table:table-cell office:value-type="float" office:value="13.896"/>
          <table:table-cell office:value-type="float" office:value="0.0"/>
          <table:table-cell office:value-type="float" office:value="82773.0"/>
          <table:table-cell office:value-type="float" office:value="107884.0"/>
          <table:table-cell office:value-type="float" office:value="5470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39037.0"/>
          <table:table-cell office:value-type="float" office:value="2501344.0"/>
          <table:table-cell office:value-type="float" office:value="2501344.0"/>
          <table:table-cell office:value-type="float" office:value="11.4259"/>
          <table:table-cell office:value-type="float" office:value="0.0"/>
          <table:table-cell office:value-type="float" office:value="76632.0"/>
          <table:table-cell office:value-type="float" office:value="119703.0"/>
          <table:table-cell table:style-name="cellBest" office:value-type="float" office:value="0.0"/>
          <table:table-cell office:value-type="float" office:value="21.9617"/>
          <table:table-cell office:value-type="float" office:value="0.0"/>
          <table:table-cell office:value-type="float" office:value="128760.0"/>
          <table:table-cell office:value-type="float" office:value="149641.0"/>
          <table:table-cell office:value-type="float" office:value="149061.0"/>
          <table:table-cell office:value-type="float" office:value="188.144"/>
          <table:table-cell office:value-type="float" office:value="0.0"/>
          <table:table-cell office:value-type="float" office:value="743938.0"/>
          <table:table-cell office:value-type="float" office:value="906096.0"/>
          <table:table-cell office:value-type="float" office:value="34145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1245.0"/>
          <table:table-cell office:value-type="float" office:value="1380910.0"/>
          <table:table-cell office:value-type="float" office:value="13809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3658.0"/>
          <table:table-cell office:value-type="float" office:value="1849241.0"/>
          <table:table-cell office:value-type="float" office:value="1848146.0"/>
          <table:table-cell office:value-type="float" office:value="197.077"/>
          <table:table-cell office:value-type="float" office:value="0.0"/>
          <table:table-cell office:value-type="float" office:value="837939.0"/>
          <table:table-cell office:value-type="float" office:value="1014670.0"/>
          <table:table-cell office:value-type="float" office:value="39279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20868.0"/>
          <table:table-cell office:value-type="float" office:value="2035078.0"/>
          <table:table-cell office:value-type="float" office:value="2035078.0"/>
          <table:table-cell office:value-type="float" office:value="61.5418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77882.0"/>
          <table:table-cell office:value-type="float" office:value="69.4298"/>
          <table:table-cell office:value-type="float" office:value="0.0"/>
          <table:table-cell office:value-type="float" office:value="360144.0"/>
          <table:table-cell office:value-type="float" office:value="444420.0"/>
          <table:table-cell office:value-type="float" office:value="92963.0"/>
          <table:table-cell office:value-type="float" office:value="26.8248"/>
          <table:table-cell office:value-type="float" office:value="0.0"/>
          <table:table-cell office:value-type="float" office:value="155990.0"/>
          <table:table-cell office:value-type="float" office:value="197362.0"/>
          <table:table-cell office:value-type="float" office:value="44395.0"/>
          <table:table-cell office:value-type="float" office:value="23.103"/>
          <table:table-cell office:value-type="float" office:value="0.0"/>
          <table:table-cell office:value-type="float" office:value="137765.0"/>
          <table:table-cell office:value-type="float" office:value="219212.0"/>
          <table:table-cell office:value-type="float" office:value="203221.0"/>
          <table:table-cell office:value-type="float" office:value="10.0913"/>
          <table:table-cell office:value-type="float" office:value="0.0"/>
          <table:table-cell office:value-type="float" office:value="69968.0"/>
          <table:table-cell office:value-type="float" office:value="116541.0"/>
          <table:table-cell office:value-type="float" office:value="114648.0"/>
          <table:table-cell office:value-type="float" office:value="17.5748"/>
          <table:table-cell office:value-type="float" office:value="0.0"/>
          <table:table-cell office:value-type="float" office:value="117012.0"/>
          <table:table-cell office:value-type="float" office:value="189717.0"/>
          <table:table-cell office:value-type="float" office:value="188312.0"/>
          <table:table-cell office:value-type="float" office:value="18.5427"/>
          <table:table-cell office:value-type="float" office:value="0.0"/>
          <table:table-cell office:value-type="float" office:value="100286.0"/>
          <table:table-cell office:value-type="float" office:value="168839.0"/>
          <table:table-cell office:value-type="float" office:value="167565.0"/>
          <table:table-cell office:value-type="float" office:value="54.7417"/>
          <table:table-cell office:value-type="float" office:value="0.0"/>
          <table:table-cell office:value-type="float" office:value="288295.0"/>
          <table:table-cell office:value-type="float" office:value="356846.0"/>
          <table:table-cell office:value-type="float" office:value="76309.0"/>
          <table:table-cell office:value-type="float" office:value="47.7071"/>
          <table:table-cell office:value-type="float" office:value="0.0"/>
          <table:table-cell office:value-type="float" office:value="281136.0"/>
          <table:table-cell office:value-type="float" office:value="348719.0"/>
          <table:table-cell office:value-type="float" office:value="78390.0"/>
          <table:table-cell office:value-type="float" office:value="306.079"/>
          <table:table-cell office:value-type="float" office:value="0.0"/>
          <table:table-cell office:value-type="float" office:value="1210173.0"/>
          <table:table-cell office:value-type="float" office:value="1458191.0"/>
          <table:table-cell office:value-type="float" office:value="331335.0"/>
          <table:table-cell office:value-type="float" office:value="120.992"/>
          <table:table-cell office:value-type="float" office:value="0.0"/>
          <table:table-cell office:value-type="float" office:value="623103.0"/>
          <table:table-cell office:value-type="float" office:value="755278.0"/>
          <table:table-cell office:value-type="float" office:value="159405.0"/>
          <table:table-cell office:value-type="float" office:value="13.0795"/>
          <table:table-cell office:value-type="float" office:value="0.0"/>
          <table:table-cell office:value-type="float" office:value="90086.0"/>
          <table:table-cell office:value-type="float" office:value="153765.0"/>
          <table:table-cell office:value-type="float" office:value="153765.0"/>
          <table:table-cell office:value-type="float" office:value="79.633"/>
          <table:table-cell office:value-type="float" office:value="0.0"/>
          <table:table-cell office:value-type="float" office:value="388897.0"/>
          <table:table-cell office:value-type="float" office:value="461391.0"/>
          <table:table-cell table:style-name="cellBest" office:value-type="float" office:value="0.0"/>
          <table:table-cell table:style-name="cellBest" office:value-type="float" office:value="6.92125"/>
          <table:table-cell office:value-type="float" office:value="0.0"/>
          <table:table-cell table:style-name="cellBest" office:value-type="float" office:value="53287.0"/>
          <table:table-cell table:style-name="cellBest" office:value-type="float" office:value="107399.0"/>
          <table:table-cell office:value-type="float" office:value="103982.0"/>
          <table:table-cell office:value-type="float" office:value="226.621"/>
          <table:table-cell office:value-type="float" office:value="0.0"/>
          <table:table-cell office:value-type="float" office:value="952820.0"/>
          <table:table-cell office:value-type="float" office:value="1647519.0"/>
          <table:table-cell office:value-type="float" office:value="35622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98699.0"/>
          <table:table-cell table:style-name="cellWorst" office:value-type="float" office:value="2545736.0"/>
          <table:table-cell table:style-name="cellWorst" office:value-type="float" office:value="2545736.0"/>
          <table:table-cell office:value-type="float" office:value="55.104"/>
          <table:table-cell office:value-type="float" office:value="0.0"/>
          <table:table-cell office:value-type="float" office:value="293048.0"/>
          <table:table-cell office:value-type="float" office:value="446041.0"/>
          <table:table-cell office:value-type="float" office:value="444886.0"/>
          <table:table-cell office:value-type="float" office:value="149.017"/>
          <table:table-cell office:value-type="float" office:value="0.0"/>
          <table:table-cell office:value-type="float" office:value="681763.0"/>
          <table:table-cell office:value-type="float" office:value="829356.0"/>
          <table:table-cell office:value-type="float" office:value="17184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52252.0"/>
          <table:table-cell office:value-type="float" office:value="1820297.0"/>
          <table:table-cell office:value-type="float" office:value="1820297.0"/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/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/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/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/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/>
        </table:table-row>
        <table:table-row table:style-name="ro1">
          <table:table-cell office:value-type="string">
            <text:p>./37-hanoi_tower-80-0.asp</text:p>
          </table:table-cell>
          <table:table-cell office:value-type="float" office:value="77.4675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95.9695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89.2262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83.2558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23602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0218.0"/>
          <table:table-cell office:value-type="float" office:value="3504238.0"/>
          <table:table-cell office:value-type="float" office:value="1454379.0"/>
          <table:table-cell office:value-type="float" office:value="552.36"/>
          <table:table-cell office:value-type="float" office:value="0.0"/>
          <table:table-cell office:value-type="float" office:value="2023395.0"/>
          <table:table-cell office:value-type="float" office:value="2416891.0"/>
          <table:table-cell office:value-type="float" office:value="9208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59985.0"/>
          <table:table-cell office:value-type="float" office:value="2282928.0"/>
          <table:table-cell office:value-type="float" office:value="223822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05449.0"/>
          <table:table-cell office:value-type="float" office:value="2681561.0"/>
          <table:table-cell table:style-name="cellWorst" office:value-type="float" office:value="2676904.0"/>
          <table:table-cell office:value-type="float" office:value="283.797"/>
          <table:table-cell office:value-type="float" office:value="0.0"/>
          <table:table-cell office:value-type="float" office:value="1104759.0"/>
          <table:table-cell office:value-type="float" office:value="1231170.0"/>
          <table:table-cell office:value-type="float" office:value="1229956.0"/>
          <table:table-cell office:value-type="float" office:value="72.1426"/>
          <table:table-cell office:value-type="float" office:value="0.0"/>
          <table:table-cell office:value-type="float" office:value="359240.0"/>
          <table:table-cell office:value-type="float" office:value="410753.0"/>
          <table:table-cell office:value-type="float" office:value="410102.0"/>
          <table:table-cell office:value-type="float" office:value="364.434"/>
          <table:table-cell office:value-type="float" office:value="0.0"/>
          <table:table-cell office:value-type="float" office:value="1501545.0"/>
          <table:table-cell office:value-type="float" office:value="1820287.0"/>
          <table:table-cell office:value-type="float" office:value="705965.0"/>
          <table:table-cell office:value-type="float" office:value="177.708"/>
          <table:table-cell office:value-type="float" office:value="0.0"/>
          <table:table-cell office:value-type="float" office:value="738568.0"/>
          <table:table-cell office:value-type="float" office:value="892219.0"/>
          <table:table-cell office:value-type="float" office:value="39128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90888.0"/>
          <table:table-cell office:value-type="float" office:value="2602696.0"/>
          <table:table-cell office:value-type="float" office:value="1108651.0"/>
          <table:table-cell office:value-type="float" office:value="424.708"/>
          <table:table-cell office:value-type="float" office:value="0.0"/>
          <table:table-cell office:value-type="float" office:value="1601372.0"/>
          <table:table-cell office:value-type="float" office:value="1916430.0"/>
          <table:table-cell office:value-type="float" office:value="78286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49380.0"/>
          <table:table-cell office:value-type="float" office:value="2382406.0"/>
          <table:table-cell office:value-type="float" office:value="2382406.0"/>
          <table:table-cell office:value-type="float" office:value="75.0234"/>
          <table:table-cell office:value-type="float" office:value="0.0"/>
          <table:table-cell office:value-type="float" office:value="361753.0"/>
          <table:table-cell office:value-type="float" office:value="488717.0"/>
          <table:table-cell table:style-name="cellBest" office:value-type="float" office:value="0.0"/>
          <table:table-cell office:value-type="float" office:value="86.6182"/>
          <table:table-cell office:value-type="float" office:value="0.0"/>
          <table:table-cell office:value-type="float" office:value="408191.0"/>
          <table:table-cell office:value-type="float" office:value="461286.0"/>
          <table:table-cell office:value-type="float" office:value="460196.0"/>
          <table:table-cell office:value-type="float" office:value="99.1202"/>
          <table:table-cell office:value-type="float" office:value="0.0"/>
          <table:table-cell office:value-type="float" office:value="574159.0"/>
          <table:table-cell office:value-type="float" office:value="793067.0"/>
          <table:table-cell office:value-type="float" office:value="36450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68962.0"/>
          <table:table-cell office:value-type="float" office:value="1180726.0"/>
          <table:table-cell office:value-type="float" office:value="118072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48334.0"/>
          <table:table-cell office:value-type="float" office:value="1904271.0"/>
          <table:table-cell office:value-type="float" office:value="1903511.0"/>
          <table:table-cell office:value-type="float" office:value="400.004"/>
          <table:table-cell office:value-type="float" office:value="0.0"/>
          <table:table-cell office:value-type="float" office:value="1395830.0"/>
          <table:table-cell office:value-type="float" office:value="1681697.0"/>
          <table:table-cell office:value-type="float" office:value="62534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30107.0"/>
          <table:table-cell office:value-type="float" office:value="1944644.0"/>
          <table:table-cell office:value-type="float" office:value="1944644.0"/>
          <table:table-cell office:value-type="float" office:value="78.387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23602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88316.0"/>
          <table:table-cell office:value-type="float" office:value="2637714.0"/>
          <table:table-cell office:value-type="float" office:value="710128.0"/>
          <table:table-cell office:value-type="float" office:value="400.131"/>
          <table:table-cell office:value-type="float" office:value="0.0"/>
          <table:table-cell office:value-type="float" office:value="1488649.0"/>
          <table:table-cell office:value-type="float" office:value="1835342.0"/>
          <table:table-cell office:value-type="float" office:value="592975.0"/>
          <table:table-cell table:style-name="cellBest" office:value-type="float" office:value="10.8778"/>
          <table:table-cell office:value-type="float" office:value="0.0"/>
          <table:table-cell table:style-name="cellBest" office:value-type="float" office:value="76940.0"/>
          <table:table-cell table:style-name="cellBest" office:value-type="float" office:value="127046.0"/>
          <table:table-cell office:value-type="float" office:value="115513.0"/>
          <table:table-cell office:value-type="float" office:value="21.6105"/>
          <table:table-cell office:value-type="float" office:value="0.0"/>
          <table:table-cell office:value-type="float" office:value="132579.0"/>
          <table:table-cell office:value-type="float" office:value="211524.0"/>
          <table:table-cell office:value-type="float" office:value="209130.0"/>
          <table:table-cell office:value-type="float" office:value="24.3282"/>
          <table:table-cell office:value-type="float" office:value="0.0"/>
          <table:table-cell office:value-type="float" office:value="145331.0"/>
          <table:table-cell office:value-type="float" office:value="236468.0"/>
          <table:table-cell office:value-type="float" office:value="234897.0"/>
          <table:table-cell office:value-type="float" office:value="18.6513"/>
          <table:table-cell office:value-type="float" office:value="0.0"/>
          <table:table-cell office:value-type="float" office:value="108427.0"/>
          <table:table-cell office:value-type="float" office:value="184352.0"/>
          <table:table-cell office:value-type="float" office:value="183370.0"/>
          <table:table-cell office:value-type="float" office:value="157.3"/>
          <table:table-cell office:value-type="float" office:value="0.0"/>
          <table:table-cell office:value-type="float" office:value="746377.0"/>
          <table:table-cell office:value-type="float" office:value="896936.0"/>
          <table:table-cell office:value-type="float" office:value="185268.0"/>
          <table:table-cell office:value-type="float" office:value="94.1948"/>
          <table:table-cell office:value-type="float" office:value="0.0"/>
          <table:table-cell office:value-type="float" office:value="449897.0"/>
          <table:table-cell office:value-type="float" office:value="549832.0"/>
          <table:table-cell office:value-type="float" office:value="120541.0"/>
          <table:table-cell office:value-type="float" office:value="452.591"/>
          <table:table-cell office:value-type="float" office:value="0.0"/>
          <table:table-cell office:value-type="float" office:value="1574645.0"/>
          <table:table-cell office:value-type="float" office:value="1892055.0"/>
          <table:table-cell office:value-type="float" office:value="502604.0"/>
          <table:table-cell office:value-type="float" office:value="55.9116"/>
          <table:table-cell office:value-type="float" office:value="0.0"/>
          <table:table-cell office:value-type="float" office:value="265458.0"/>
          <table:table-cell office:value-type="float" office:value="329843.0"/>
          <table:table-cell office:value-type="float" office:value="72320.0"/>
          <table:table-cell office:value-type="float" office:value="14.4834"/>
          <table:table-cell office:value-type="float" office:value="0.0"/>
          <table:table-cell office:value-type="float" office:value="82501.0"/>
          <table:table-cell office:value-type="float" office:value="144674.0"/>
          <table:table-cell office:value-type="float" office:value="14467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7203.0"/>
          <table:table-cell office:value-type="float" office:value="2405945.0"/>
          <table:table-cell table:style-name="cellBest" office:value-type="float" office:value="0.0"/>
          <table:table-cell office:value-type="float" office:value="12.9814"/>
          <table:table-cell office:value-type="float" office:value="0.0"/>
          <table:table-cell office:value-type="float" office:value="82501.0"/>
          <table:table-cell office:value-type="float" office:value="146457.0"/>
          <table:table-cell office:value-type="float" office:value="14529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93205.0"/>
          <table:table-cell table:style-name="cellWorst" office:value-type="float" office:value="3697889.0"/>
          <table:table-cell office:value-type="float" office:value="96302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52136.0"/>
          <table:table-cell office:value-type="float" office:value="2410395.0"/>
          <table:table-cell office:value-type="float" office:value="2410395.0"/>
          <table:table-cell office:value-type="float" office:value="107.94"/>
          <table:table-cell office:value-type="float" office:value="0.0"/>
          <table:table-cell office:value-type="float" office:value="476517.0"/>
          <table:table-cell office:value-type="float" office:value="699452.0"/>
          <table:table-cell office:value-type="float" office:value="697870.0"/>
          <table:table-cell office:value-type="float" office:value="207.333"/>
          <table:table-cell office:value-type="float" office:value="0.0"/>
          <table:table-cell office:value-type="float" office:value="881014.0"/>
          <table:table-cell office:value-type="float" office:value="1070044.0"/>
          <table:table-cell office:value-type="float" office:value="24232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59666.0"/>
          <table:table-cell office:value-type="float" office:value="1929711.0"/>
          <table:table-cell office:value-type="float" office:value="1929711.0"/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/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/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/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/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/>
        </table:table-row>
        <table:table-row table:style-name="ro1">
          <table:table-cell office:value-type="string">
            <text:p>./38-hanoi_tower-80-0.as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33442.0"/>
          <table:table-cell office:value-type="float" office:value="280868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4455.0"/>
          <table:table-cell office:value-type="float" office:value="2469907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3605.0"/>
          <table:table-cell office:value-type="float" office:value="2468951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18171.0"/>
          <table:table-cell office:value-type="float" office:value="2556324.0"/>
          <table:table-cell office:value-type="float" office:value="887322.0"/>
          <table:table-cell office:value-type="float" office:value="259.52"/>
          <table:table-cell office:value-type="float" office:value="0.0"/>
          <table:table-cell office:value-type="float" office:value="987357.0"/>
          <table:table-cell office:value-type="float" office:value="1569003.0"/>
          <table:table-cell office:value-type="float" office:value="70962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8099.0"/>
          <table:table-cell office:value-type="float" office:value="2277909.0"/>
          <table:table-cell office:value-type="float" office:value="833054.0"/>
          <table:table-cell office:value-type="float" office:value="331.689"/>
          <table:table-cell office:value-type="float" office:value="0.0"/>
          <table:table-cell office:value-type="float" office:value="1309026.0"/>
          <table:table-cell office:value-type="float" office:value="1448259.0"/>
          <table:table-cell office:value-type="float" office:value="142243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85733.0"/>
          <table:table-cell office:value-type="float" office:value="2524590.0"/>
          <table:table-cell office:value-type="float" office:value="251941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33724.0"/>
          <table:table-cell office:value-type="float" office:value="2615081.0"/>
          <table:table-cell table:style-name="cellWorst" office:value-type="float" office:value="261324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44411.0"/>
          <table:table-cell office:value-type="float" office:value="2399092.0"/>
          <table:table-cell office:value-type="float" office:value="2397809.0"/>
          <table:table-cell office:value-type="float" office:value="167.718"/>
          <table:table-cell office:value-type="float" office:value="0.0"/>
          <table:table-cell office:value-type="float" office:value="755278.0"/>
          <table:table-cell office:value-type="float" office:value="919894.0"/>
          <table:table-cell office:value-type="float" office:value="351229.0"/>
          <table:table-cell office:value-type="float" office:value="216.349"/>
          <table:table-cell office:value-type="float" office:value="0.0"/>
          <table:table-cell office:value-type="float" office:value="740445.0"/>
          <table:table-cell office:value-type="float" office:value="913633.0"/>
          <table:table-cell office:value-type="float" office:value="319865.0"/>
          <table:table-cell office:value-type="float" office:value="207.386"/>
          <table:table-cell office:value-type="float" office:value="0.0"/>
          <table:table-cell office:value-type="float" office:value="771228.0"/>
          <table:table-cell office:value-type="float" office:value="940622.0"/>
          <table:table-cell office:value-type="float" office:value="415883.0"/>
          <table:table-cell office:value-type="float" office:value="253.81"/>
          <table:table-cell office:value-type="float" office:value="0.0"/>
          <table:table-cell office:value-type="float" office:value="859845.0"/>
          <table:table-cell office:value-type="float" office:value="1058058.0"/>
          <table:table-cell office:value-type="float" office:value="43217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09762.0"/>
          <table:table-cell office:value-type="float" office:value="2458729.0"/>
          <table:table-cell office:value-type="float" office:value="2458729.0"/>
          <table:table-cell office:value-type="float" office:value="25.6756"/>
          <table:table-cell office:value-type="float" office:value="0.0"/>
          <table:table-cell office:value-type="float" office:value="146733.0"/>
          <table:table-cell office:value-type="float" office:value="216254.0"/>
          <table:table-cell table:style-name="cellBest" office:value-type="float" office:value="0.0"/>
          <table:table-cell office:value-type="float" office:value="148.876"/>
          <table:table-cell office:value-type="float" office:value="0.0"/>
          <table:table-cell office:value-type="float" office:value="569329.0"/>
          <table:table-cell office:value-type="float" office:value="640343.0"/>
          <table:table-cell office:value-type="float" office:value="639365.0"/>
          <table:table-cell office:value-type="float" office:value="175.927"/>
          <table:table-cell office:value-type="float" office:value="0.0"/>
          <table:table-cell office:value-type="float" office:value="663370.0"/>
          <table:table-cell office:value-type="float" office:value="1145218.0"/>
          <table:table-cell office:value-type="float" office:value="47382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43667.0"/>
          <table:table-cell office:value-type="float" office:value="1370978.0"/>
          <table:table-cell office:value-type="float" office:value="137097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94134.0"/>
          <table:table-cell office:value-type="float" office:value="1733216.0"/>
          <table:table-cell office:value-type="float" office:value="173249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08903.0"/>
          <table:table-cell office:value-type="float" office:value="2542167.0"/>
          <table:table-cell office:value-type="float" office:value="97866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22013.0"/>
          <table:table-cell office:value-type="float" office:value="2037195.0"/>
          <table:table-cell office:value-type="float" office:value="203719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75734.0"/>
          <table:table-cell office:value-type="float" office:value="2268890.0"/>
          <table:table-cell office:value-type="float" office:value="80391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80468.0"/>
          <table:table-cell office:value-type="float" office:value="2547355.0"/>
          <table:table-cell office:value-type="float" office:value="725843.0"/>
          <table:table-cell office:value-type="float" office:value="180.003"/>
          <table:table-cell office:value-type="float" office:value="0.0"/>
          <table:table-cell office:value-type="float" office:value="727074.0"/>
          <table:table-cell office:value-type="float" office:value="905593.0"/>
          <table:table-cell office:value-type="float" office:value="273943.0"/>
          <table:table-cell office:value-type="float" office:value="22.1663"/>
          <table:table-cell office:value-type="float" office:value="0.0"/>
          <table:table-cell office:value-type="float" office:value="126173.0"/>
          <table:table-cell office:value-type="float" office:value="200497.0"/>
          <table:table-cell office:value-type="float" office:value="185789.0"/>
          <table:table-cell office:value-type="float" office:value="22.0415"/>
          <table:table-cell office:value-type="float" office:value="0.0"/>
          <table:table-cell office:value-type="float" office:value="129801.0"/>
          <table:table-cell office:value-type="float" office:value="217979.0"/>
          <table:table-cell office:value-type="float" office:value="215194.0"/>
          <table:table-cell office:value-type="float" office:value="17.9829"/>
          <table:table-cell office:value-type="float" office:value="0.0"/>
          <table:table-cell office:value-type="float" office:value="113922.0"/>
          <table:table-cell office:value-type="float" office:value="194223.0"/>
          <table:table-cell office:value-type="float" office:value="192639.0"/>
          <table:table-cell office:value-type="float" office:value="47.7776"/>
          <table:table-cell office:value-type="float" office:value="0.0"/>
          <table:table-cell office:value-type="float" office:value="225519.0"/>
          <table:table-cell office:value-type="float" office:value="378877.0"/>
          <table:table-cell office:value-type="float" office:value="376306.0"/>
          <table:table-cell office:value-type="float" office:value="560.173"/>
          <table:table-cell office:value-type="float" office:value="0.0"/>
          <table:table-cell office:value-type="float" office:value="1857039.0"/>
          <table:table-cell office:value-type="float" office:value="2236296.0"/>
          <table:table-cell office:value-type="float" office:value="532877.0"/>
          <table:table-cell office:value-type="float" office:value="403.472"/>
          <table:table-cell office:value-type="float" office:value="0.0"/>
          <table:table-cell office:value-type="float" office:value="1515327.0"/>
          <table:table-cell office:value-type="float" office:value="1845016.0"/>
          <table:table-cell office:value-type="float" office:value="487107.0"/>
          <table:table-cell office:value-type="float" office:value="441.424"/>
          <table:table-cell office:value-type="float" office:value="0.0"/>
          <table:table-cell office:value-type="float" office:value="1514150.0"/>
          <table:table-cell office:value-type="float" office:value="1834214.0"/>
          <table:table-cell office:value-type="float" office:value="444591.0"/>
          <table:table-cell office:value-type="float" office:value="302.733"/>
          <table:table-cell office:value-type="float" office:value="0.0"/>
          <table:table-cell office:value-type="float" office:value="1070258.0"/>
          <table:table-cell office:value-type="float" office:value="1307065.0"/>
          <table:table-cell office:value-type="float" office:value="318743.0"/>
          <table:table-cell office:value-type="float" office:value="37.0289"/>
          <table:table-cell office:value-type="float" office:value="0.0"/>
          <table:table-cell office:value-type="float" office:value="228907.0"/>
          <table:table-cell office:value-type="float" office:value="374906.0"/>
          <table:table-cell office:value-type="float" office:value="37490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61055.0"/>
          <table:table-cell office:value-type="float" office:value="2398672.0"/>
          <table:table-cell table:style-name="cellBest" office:value-type="float" office:value="0.0"/>
          <table:table-cell table:style-name="cellBest" office:value-type="float" office:value="15.9206"/>
          <table:table-cell office:value-type="float" office:value="0.0"/>
          <table:table-cell table:style-name="cellBest" office:value-type="float" office:value="101841.0"/>
          <table:table-cell table:style-name="cellBest" office:value-type="float" office:value="174255.0"/>
          <table:table-cell office:value-type="float" office:value="172870.0"/>
          <table:table-cell office:value-type="float" office:value="556.736"/>
          <table:table-cell office:value-type="float" office:value="0.0"/>
          <table:table-cell office:value-type="float" office:value="2137589.0"/>
          <table:table-cell table:style-name="cellWorst" office:value-type="float" office:value="3736636.0"/>
          <table:table-cell office:value-type="float" office:value="89818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80311.0"/>
          <table:table-cell office:value-type="float" office:value="2489673.0"/>
          <table:table-cell office:value-type="float" office:value="2489673.0"/>
          <table:table-cell office:value-type="float" office:value="75.29"/>
          <table:table-cell office:value-type="float" office:value="0.0"/>
          <table:table-cell office:value-type="float" office:value="382642.0"/>
          <table:table-cell office:value-type="float" office:value="582412.0"/>
          <table:table-cell office:value-type="float" office:value="580899.0"/>
          <table:table-cell office:value-type="float" office:value="483.147"/>
          <table:table-cell office:value-type="float" office:value="0.0"/>
          <table:table-cell office:value-type="float" office:value="1697734.0"/>
          <table:table-cell office:value-type="float" office:value="2042419.0"/>
          <table:table-cell office:value-type="float" office:value="47209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02822.0"/>
          <table:table-cell office:value-type="float" office:value="1864624.0"/>
          <table:table-cell office:value-type="float" office:value="1864624.0"/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/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/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/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/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/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555.822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600.0"/>
          <table:table-cell office:value-type="float" office:value="1.0"/>
          <table:table-cell office:value-type="float" office:value="1783999.0"/>
          <table:table-cell office:value-type="float" office:value="2124939.0"/>
          <table:table-cell table:style-name="cellBest" office:value-type="float" office:value="0.0"/>
          <table:table-cell office:value-type="float" office:value="527.548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table:style-name="cellBest" office:value-type="float" office:value="0.0"/>
          <table:table-cell office:value-type="float" office:value="503.948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916881.0"/>
          <table:table-cell office:value-type="float" office:value="600.0"/>
          <table:table-cell office:value-type="float" office:value="1.0"/>
          <table:table-cell office:value-type="float" office:value="2124858.0"/>
          <table:table-cell table:style-name="cellWorst" office:value-type="float" office:value="3684178.0"/>
          <table:table-cell office:value-type="float" office:value="1187932.0"/>
          <table:table-cell office:value-type="float" office:value="600.0"/>
          <table:table-cell office:value-type="float" office:value="1.0"/>
          <table:table-cell office:value-type="float" office:value="2038760.0"/>
          <table:table-cell office:value-type="float" office:value="2469956.0"/>
          <table:table-cell office:value-type="float" office:value="825420.0"/>
          <table:table-cell office:value-type="float" office:value="600.0"/>
          <table:table-cell office:value-type="float" office:value="1.0"/>
          <table:table-cell office:value-type="float" office:value="2091816.0"/>
          <table:table-cell office:value-type="float" office:value="2312653.0"/>
          <table:table-cell office:value-type="float" office:value="2260156.0"/>
          <table:table-cell office:value-type="float" office:value="593.606"/>
          <table:table-cell table:style-name="cellBest" office:value-type="float" office:value="0.0"/>
          <table:table-cell office:value-type="float" office:value="2162466.0"/>
          <table:table-cell office:value-type="float" office:value="2415493.0"/>
          <table:table-cell office:value-type="float" office:value="2411743.0"/>
          <table:table-cell office:value-type="float" office:value="600.0"/>
          <table:table-cell office:value-type="float" office:value="1.0"/>
          <table:table-cell office:value-type="float" office:value="2057637.0"/>
          <table:table-cell office:value-type="float" office:value="2274346.0"/>
          <table:table-cell office:value-type="float" office:value="2272372.0"/>
          <table:table-cell office:value-type="float" office:value="600.0"/>
          <table:table-cell office:value-type="float" office:value="1.0"/>
          <table:table-cell office:value-type="float" office:value="2233091.0"/>
          <table:table-cell office:value-type="float" office:value="2484521.0"/>
          <table:table-cell office:value-type="float" office:value="2483711.0"/>
          <table:table-cell office:value-type="float" office:value="600.0"/>
          <table:table-cell office:value-type="float" office:value="1.0"/>
          <table:table-cell office:value-type="float" office:value="1863327.0"/>
          <table:table-cell office:value-type="float" office:value="2274258.0"/>
          <table:table-cell office:value-type="float" office:value="906203.0"/>
          <table:table-cell office:value-type="float" office:value="600.0"/>
          <table:table-cell office:value-type="float" office:value="1.0"/>
          <table:table-cell office:value-type="float" office:value="1819578.0"/>
          <table:table-cell office:value-type="float" office:value="2209286.0"/>
          <table:table-cell office:value-type="float" office:value="658638.0"/>
          <table:table-cell office:value-type="float" office:value="600.0"/>
          <table:table-cell office:value-type="float" office:value="1.0"/>
          <table:table-cell office:value-type="float" office:value="2107198.0"/>
          <table:table-cell office:value-type="float" office:value="2536876.0"/>
          <table:table-cell office:value-type="float" office:value="921459.0"/>
          <table:table-cell office:value-type="float" office:value="489.649"/>
          <table:table-cell table:style-name="cellBest" office:value-type="float" office:value="0.0"/>
          <table:table-cell office:value-type="float" office:value="1673086.0"/>
          <table:table-cell office:value-type="float" office:value="2038950.0"/>
          <table:table-cell office:value-type="float" office:value="767010.0"/>
          <table:table-cell office:value-type="float" office:value="600.0"/>
          <table:table-cell office:value-type="float" office:value="1.0"/>
          <table:table-cell office:value-type="float" office:value="2174497.0"/>
          <table:table-cell office:value-type="float" office:value="2418271.0"/>
          <table:table-cell office:value-type="float" office:value="2418271.0"/>
          <table:table-cell office:value-type="float" office:value="72.5112"/>
          <table:table-cell table:style-name="cellBest" office:value-type="float" office:value="0.0"/>
          <table:table-cell office:value-type="float" office:value="367560.0"/>
          <table:table-cell office:value-type="float" office:value="631862.0"/>
          <table:table-cell table:style-name="cellBest" office:value-type="float" office:value="0.0"/>
          <table:table-cell office:value-type="float" office:value="155.806"/>
          <table:table-cell table:style-name="cellBest" office:value-type="float" office:value="0.0"/>
          <table:table-cell office:value-type="float" office:value="623628.0"/>
          <table:table-cell office:value-type="float" office:value="702063.0"/>
          <table:table-cell office:value-type="float" office:value="701018.0"/>
          <table:table-cell office:value-type="float" office:value="39.4719"/>
          <table:table-cell table:style-name="cellBest" office:value-type="float" office:value="0.0"/>
          <table:table-cell office:value-type="float" office:value="204639.0"/>
          <table:table-cell office:value-type="float" office:value="384815.0"/>
          <table:table-cell office:value-type="float" office:value="178675.0"/>
          <table:table-cell office:value-type="float" office:value="600.0"/>
          <table:table-cell office:value-type="float" office:value="1.0"/>
          <table:table-cell office:value-type="float" office:value="807163.0"/>
          <table:table-cell office:value-type="float" office:value="1077823.0"/>
          <table:table-cell office:value-type="float" office:value="1077823.0"/>
          <table:table-cell office:value-type="float" office:value="600.0"/>
          <table:table-cell office:value-type="float" office:value="1.0"/>
          <table:table-cell office:value-type="float" office:value="1816900.0"/>
          <table:table-cell office:value-type="float" office:value="1980868.0"/>
          <table:table-cell office:value-type="float" office:value="1979738.0"/>
          <table:table-cell office:value-type="float" office:value="600.0"/>
          <table:table-cell office:value-type="float" office:value="1.0"/>
          <table:table-cell office:value-type="float" office:value="2116370.0"/>
          <table:table-cell office:value-type="float" office:value="2554619.0"/>
          <table:table-cell office:value-type="float" office:value="998405.0"/>
          <table:table-cell office:value-type="float" office:value="600.0"/>
          <table:table-cell office:value-type="float" office:value="1.0"/>
          <table:table-cell table:style-name="cellWorst" office:value-type="float" office:value="2252515.0"/>
          <table:table-cell office:value-type="float" office:value="2267886.0"/>
          <table:table-cell office:value-type="float" office:value="2267886.0"/>
          <table:table-cell office:value-type="float" office:value="513.066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916881.0"/>
          <table:table-cell office:value-type="float" office:value="600.0"/>
          <table:table-cell office:value-type="float" office:value="1.0"/>
          <table:table-cell office:value-type="float" office:value="1790470.0"/>
          <table:table-cell office:value-type="float" office:value="2205335.0"/>
          <table:table-cell office:value-type="float" office:value="558416.0"/>
          <table:table-cell office:value-type="float" office:value="600.0"/>
          <table:table-cell office:value-type="float" office:value="1.0"/>
          <table:table-cell office:value-type="float" office:value="1861421.0"/>
          <table:table-cell office:value-type="float" office:value="2297578.0"/>
          <table:table-cell office:value-type="float" office:value="683966.0"/>
          <table:table-cell office:value-type="float" office:value="18.7855"/>
          <table:table-cell table:style-name="cellBest" office:value-type="float" office:value="0.0"/>
          <table:table-cell office:value-type="float" office:value="115239.0"/>
          <table:table-cell office:value-type="float" office:value="183959.0"/>
          <table:table-cell office:value-type="float" office:value="168746.0"/>
          <table:table-cell office:value-type="float" office:value="45.3894"/>
          <table:table-cell table:style-name="cellBest" office:value-type="float" office:value="0.0"/>
          <table:table-cell office:value-type="float" office:value="218970.0"/>
          <table:table-cell office:value-type="float" office:value="351505.0"/>
          <table:table-cell office:value-type="float" office:value="347720.0"/>
          <table:table-cell office:value-type="float" office:value="62.9723"/>
          <table:table-cell table:style-name="cellBest" office:value-type="float" office:value="0.0"/>
          <table:table-cell office:value-type="float" office:value="328045.0"/>
          <table:table-cell office:value-type="float" office:value="573058.0"/>
          <table:table-cell office:value-type="float" office:value="568977.0"/>
          <table:table-cell office:value-type="float" office:value="37.9702"/>
          <table:table-cell table:style-name="cellBest" office:value-type="float" office:value="0.0"/>
          <table:table-cell office:value-type="float" office:value="215381.0"/>
          <table:table-cell office:value-type="float" office:value="352606.0"/>
          <table:table-cell office:value-type="float" office:value="350867.0"/>
          <table:table-cell office:value-type="float" office:value="600.0"/>
          <table:table-cell office:value-type="float" office:value="1.0"/>
          <table:table-cell office:value-type="float" office:value="2179577.0"/>
          <table:table-cell office:value-type="float" office:value="2637286.0"/>
          <table:table-cell office:value-type="float" office:value="636162.0"/>
          <table:table-cell office:value-type="float" office:value="135.332"/>
          <table:table-cell table:style-name="cellBest" office:value-type="float" office:value="0.0"/>
          <table:table-cell office:value-type="float" office:value="547067.0"/>
          <table:table-cell office:value-type="float" office:value="675208.0"/>
          <table:table-cell office:value-type="float" office:value="134381.0"/>
          <table:table-cell office:value-type="float" office:value="600.0"/>
          <table:table-cell office:value-type="float" office:value="1.0"/>
          <table:table-cell office:value-type="float" office:value="1793301.0"/>
          <table:table-cell office:value-type="float" office:value="2164292.0"/>
          <table:table-cell office:value-type="float" office:value="530879.0"/>
          <table:table-cell office:value-type="float" office:value="600.0"/>
          <table:table-cell office:value-type="float" office:value="1.0"/>
          <table:table-cell office:value-type="float" office:value="2210150.0"/>
          <table:table-cell office:value-type="float" office:value="2668539.0"/>
          <table:table-cell office:value-type="float" office:value="658888.0"/>
          <table:table-cell office:value-type="float" office:value="80.5807"/>
          <table:table-cell table:style-name="cellBest" office:value-type="float" office:value="0.0"/>
          <table:table-cell office:value-type="float" office:value="432898.0"/>
          <table:table-cell office:value-type="float" office:value="721650.0"/>
          <table:table-cell office:value-type="float" office:value="721650.0"/>
          <table:table-cell office:value-type="float" office:value="600.0"/>
          <table:table-cell office:value-type="float" office:value="1.0"/>
          <table:table-cell office:value-type="float" office:value="1791183.0"/>
          <table:table-cell office:value-type="float" office:value="2105560.0"/>
          <table:table-cell table:style-name="cellBest" office:value-type="float" office:value="0.0"/>
          <table:table-cell table:style-name="cellBest" office:value-type="float" office:value="9.29024"/>
          <table:table-cell table:style-name="cellBest" office:value-type="float" office:value="0.0"/>
          <table:table-cell table:style-name="cellBest" office:value-type="float" office:value="62610.0"/>
          <table:table-cell table:style-name="cellBest" office:value-type="float" office:value="109562.0"/>
          <table:table-cell office:value-type="float" office:value="108371.0"/>
          <table:table-cell office:value-type="float" office:value="412.918"/>
          <table:table-cell table:style-name="cellBest" office:value-type="float" office:value="0.0"/>
          <table:table-cell office:value-type="float" office:value="1428354.0"/>
          <table:table-cell office:value-type="float" office:value="2493096.0"/>
          <table:table-cell office:value-type="float" office:value="563198.0"/>
          <table:table-cell office:value-type="float" office:value="600.0"/>
          <table:table-cell office:value-type="float" office:value="1.0"/>
          <table:table-cell office:value-type="float" office:value="1105493.0"/>
          <table:table-cell office:value-type="float" office:value="3066820.0"/>
          <table:table-cell table:style-name="cellWorst" office:value-type="float" office:value="3066820.0"/>
          <table:table-cell office:value-type="float" office:value="234.156"/>
          <table:table-cell table:style-name="cellBest" office:value-type="float" office:value="0.0"/>
          <table:table-cell office:value-type="float" office:value="1005667.0"/>
          <table:table-cell office:value-type="float" office:value="1430846.0"/>
          <table:table-cell office:value-type="float" office:value="1427760.0"/>
          <table:table-cell office:value-type="float" office:value="600.0"/>
          <table:table-cell office:value-type="float" office:value="1.0"/>
          <table:table-cell office:value-type="float" office:value="2156645.0"/>
          <table:table-cell office:value-type="float" office:value="2611913.0"/>
          <table:table-cell office:value-type="float" office:value="641244.0"/>
          <table:table-cell office:value-type="float" office:value="600.0"/>
          <table:table-cell office:value-type="float" office:value="1.0"/>
          <table:table-cell office:value-type="float" office:value="1579499.0"/>
          <table:table-cell office:value-type="float" office:value="1638004.0"/>
          <table:table-cell office:value-type="float" office:value="1638004.0"/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/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/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/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/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/>
        </table:table-row>
        <table:table-row table:style-name="ro1">
          <table:table-cell office:value-type="string">
            <text:p>./40-hanoi_tower-80-0.asp</text:p>
          </table:table-cell>
          <table:table-cell office:value-type="float" office:value="600.0"/>
          <table:table-cell office:value-type="float" office:value="1.0"/>
          <table:table-cell office:value-type="float" office:value="1627499.0"/>
          <table:table-cell office:value-type="float" office:value="1960385.0"/>
          <table:table-cell office:value-type="float" office:value="600.0"/>
          <table:table-cell office:value-type="float" office:value="1.0"/>
          <table:table-cell office:value-type="float" office:value="1697068.0"/>
          <table:table-cell office:value-type="float" office:value="204424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658731.0"/>
          <table:table-cell office:value-type="float" office:value="199763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723042.0"/>
          <table:table-cell office:value-type="float" office:value="2075339.0"/>
          <table:table-cell office:value-type="float" office:value="681253.0"/>
          <table:table-cell office:value-type="float" office:value="11.8333"/>
          <table:table-cell table:style-name="cellBest" office:value-type="float" office:value="0.0"/>
          <table:table-cell office:value-type="float" office:value="88346.0"/>
          <table:table-cell office:value-type="float" office:value="181078.0"/>
          <table:table-cell office:value-type="float" office:value="105202.0"/>
          <table:table-cell office:value-type="float" office:value="161.837"/>
          <table:table-cell table:style-name="cellBest" office:value-type="float" office:value="0.0"/>
          <table:table-cell office:value-type="float" office:value="612208.0"/>
          <table:table-cell office:value-type="float" office:value="754186.0"/>
          <table:table-cell office:value-type="float" office:value="332632.0"/>
          <table:table-cell office:value-type="float" office:value="600.0"/>
          <table:table-cell office:value-type="float" office:value="1.0"/>
          <table:table-cell office:value-type="float" office:value="2170634.0"/>
          <table:table-cell office:value-type="float" office:value="2404132.0"/>
          <table:table-cell office:value-type="float" office:value="2363963.0"/>
          <table:table-cell office:value-type="float" office:value="600.0"/>
          <table:table-cell office:value-type="float" office:value="1.0"/>
          <table:table-cell office:value-type="float" office:value="1979866.0"/>
          <table:table-cell office:value-type="float" office:value="2192111.0"/>
          <table:table-cell office:value-type="float" office:value="2188863.0"/>
          <table:table-cell office:value-type="float" office:value="600.0"/>
          <table:table-cell office:value-type="float" office:value="1.0"/>
          <table:table-cell office:value-type="float" office:value="2250460.0"/>
          <table:table-cell office:value-type="float" office:value="2495878.0"/>
          <table:table-cell office:value-type="float" office:value="2494358.0"/>
          <table:table-cell office:value-type="float" office:value="600.0"/>
          <table:table-cell office:value-type="float" office:value="1.0"/>
          <table:table-cell office:value-type="float" office:value="2071239.0"/>
          <table:table-cell office:value-type="float" office:value="2281411.0"/>
          <table:table-cell office:value-type="float" office:value="2280470.0"/>
          <table:table-cell office:value-type="float" office:value="600.0"/>
          <table:table-cell office:value-type="float" office:value="1.0"/>
          <table:table-cell office:value-type="float" office:value="2177997.0"/>
          <table:table-cell office:value-type="float" office:value="2633264.0"/>
          <table:table-cell office:value-type="float" office:value="963640.0"/>
          <table:table-cell office:value-type="float" office:value="494.058"/>
          <table:table-cell table:style-name="cellBest" office:value-type="float" office:value="0.0"/>
          <table:table-cell office:value-type="float" office:value="1602501.0"/>
          <table:table-cell office:value-type="float" office:value="1940734.0"/>
          <table:table-cell office:value-type="float" office:value="690671.0"/>
          <table:table-cell office:value-type="float" office:value="600.0"/>
          <table:table-cell office:value-type="float" office:value="1.0"/>
          <table:table-cell office:value-type="float" office:value="2171666.0"/>
          <table:table-cell office:value-type="float" office:value="2628687.0"/>
          <table:table-cell office:value-type="float" office:value="843831.0"/>
          <table:table-cell office:value-type="float" office:value="600.0"/>
          <table:table-cell office:value-type="float" office:value="1.0"/>
          <table:table-cell office:value-type="float" office:value="1806285.0"/>
          <table:table-cell office:value-type="float" office:value="2176110.0"/>
          <table:table-cell office:value-type="float" office:value="753097.0"/>
          <table:table-cell office:value-type="float" office:value="600.0"/>
          <table:table-cell office:value-type="float" office:value="1.0"/>
          <table:table-cell office:value-type="float" office:value="2176290.0"/>
          <table:table-cell office:value-type="float" office:value="2399213.0"/>
          <table:table-cell office:value-type="float" office:value="2399213.0"/>
          <table:table-cell office:value-type="float" office:value="235.666"/>
          <table:table-cell table:style-name="cellBest" office:value-type="float" office:value="0.0"/>
          <table:table-cell office:value-type="float" office:value="942722.0"/>
          <table:table-cell office:value-type="float" office:value="1755331.0"/>
          <table:table-cell table:style-name="cellBest" office:value-type="float" office:value="0.0"/>
          <table:table-cell office:value-type="float" office:value="507.332"/>
          <table:table-cell table:style-name="cellBest" office:value-type="float" office:value="0.0"/>
          <table:table-cell office:value-type="float" office:value="1718658.0"/>
          <table:table-cell office:value-type="float" office:value="1889163.0"/>
          <table:table-cell office:value-type="float" office:value="1887278.0"/>
          <table:table-cell office:value-type="float" office:value="45.0622"/>
          <table:table-cell table:style-name="cellBest" office:value-type="float" office:value="0.0"/>
          <table:table-cell office:value-type="float" office:value="266774.0"/>
          <table:table-cell office:value-type="float" office:value="341183.0"/>
          <table:table-cell office:value-type="float" office:value="162608.0"/>
          <table:table-cell office:value-type="float" office:value="600.0"/>
          <table:table-cell office:value-type="float" office:value="1.0"/>
          <table:table-cell office:value-type="float" office:value="1205194.0"/>
          <table:table-cell office:value-type="float" office:value="1350060.0"/>
          <table:table-cell office:value-type="float" office:value="1350060.0"/>
          <table:table-cell office:value-type="float" office:value="600.0"/>
          <table:table-cell office:value-type="float" office:value="1.0"/>
          <table:table-cell office:value-type="float" office:value="1839678.0"/>
          <table:table-cell office:value-type="float" office:value="2001531.0"/>
          <table:table-cell office:value-type="float" office:value="1999790.0"/>
          <table:table-cell office:value-type="float" office:value="600.0"/>
          <table:table-cell office:value-type="float" office:value="1.0"/>
          <table:table-cell office:value-type="float" office:value="1869342.0"/>
          <table:table-cell office:value-type="float" office:value="2278701.0"/>
          <table:table-cell office:value-type="float" office:value="823837.0"/>
          <table:table-cell office:value-type="float" office:value="600.0"/>
          <table:table-cell office:value-type="float" office:value="1.0"/>
          <table:table-cell office:value-type="float" office:value="1982308.0"/>
          <table:table-cell office:value-type="float" office:value="1996933.0"/>
          <table:table-cell office:value-type="float" office:value="1996933.0"/>
          <table:table-cell office:value-type="float" office:value="600.0"/>
          <table:table-cell office:value-type="float" office:value="1.0"/>
          <table:table-cell office:value-type="float" office:value="1947719.0"/>
          <table:table-cell office:value-type="float" office:value="2338837.0"/>
          <table:table-cell office:value-type="float" office:value="758072.0"/>
          <table:table-cell office:value-type="float" office:value="600.0"/>
          <table:table-cell office:value-type="float" office:value="1.0"/>
          <table:table-cell office:value-type="float" office:value="1870888.0"/>
          <table:table-cell office:value-type="float" office:value="2272708.0"/>
          <table:table-cell office:value-type="float" office:value="503314.0"/>
          <table:table-cell office:value-type="float" office:value="557.636"/>
          <table:table-cell table:style-name="cellBest" office:value-type="float" office:value="0.0"/>
          <table:table-cell office:value-type="float" office:value="2256457.0"/>
          <table:table-cell office:value-type="float" office:value="2713606.0"/>
          <table:table-cell office:value-type="float" office:value="691835.0"/>
          <table:table-cell office:value-type="float" office:value="38.2762"/>
          <table:table-cell table:style-name="cellBest" office:value-type="float" office:value="0.0"/>
          <table:table-cell office:value-type="float" office:value="194753.0"/>
          <table:table-cell office:value-type="float" office:value="341353.0"/>
          <table:table-cell office:value-type="float" office:value="304630.0"/>
          <table:table-cell office:value-type="float" office:value="22.3229"/>
          <table:table-cell table:style-name="cellBest" office:value-type="float" office:value="0.0"/>
          <table:table-cell office:value-type="float" office:value="127535.0"/>
          <table:table-cell office:value-type="float" office:value="236082.0"/>
          <table:table-cell office:value-type="float" office:value="227858.0"/>
          <table:table-cell office:value-type="float" office:value="26.471"/>
          <table:table-cell table:style-name="cellBest" office:value-type="float" office:value="0.0"/>
          <table:table-cell office:value-type="float" office:value="161194.0"/>
          <table:table-cell office:value-type="float" office:value="290850.0"/>
          <table:table-cell office:value-type="float" office:value="284383.0"/>
          <table:table-cell table:style-name="cellBest" office:value-type="float" office:value="6.36795"/>
          <table:table-cell table:style-name="cellBest" office:value-type="float" office:value="0.0"/>
          <table:table-cell table:style-name="cellBest" office:value-type="float" office:value="43330.0"/>
          <table:table-cell table:style-name="cellBest" office:value-type="float" office:value="102047.0"/>
          <table:table-cell office:value-type="float" office:value="96762.0"/>
          <table:table-cell office:value-type="float" office:value="600.0"/>
          <table:table-cell office:value-type="float" office:value="1.0"/>
          <table:table-cell table:style-name="cellWorst" office:value-type="float" office:value="2267491.0"/>
          <table:table-cell office:value-type="float" office:value="2703817.0"/>
          <table:table-cell office:value-type="float" office:value="604729.0"/>
          <table:table-cell office:value-type="float" office:value="499.427"/>
          <table:table-cell table:style-name="cellBest" office:value-type="float" office:value="0.0"/>
          <table:table-cell office:value-type="float" office:value="1801712.0"/>
          <table:table-cell office:value-type="float" office:value="2176187.0"/>
          <table:table-cell office:value-type="float" office:value="493618.0"/>
          <table:table-cell office:value-type="float" office:value="600.0"/>
          <table:table-cell office:value-type="float" office:value="1.0"/>
          <table:table-cell office:value-type="float" office:value="1911783.0"/>
          <table:table-cell office:value-type="float" office:value="2301489.0"/>
          <table:table-cell office:value-type="float" office:value="464409.0"/>
          <table:table-cell office:value-type="float" office:value="600.0"/>
          <table:table-cell office:value-type="float" office:value="1.0"/>
          <table:table-cell office:value-type="float" office:value="1840379.0"/>
          <table:table-cell office:value-type="float" office:value="2228544.0"/>
          <table:table-cell office:value-type="float" office:value="600267.0"/>
          <table:table-cell office:value-type="float" office:value="20.6677"/>
          <table:table-cell table:style-name="cellBest" office:value-type="float" office:value="0.0"/>
          <table:table-cell office:value-type="float" office:value="124266.0"/>
          <table:table-cell office:value-type="float" office:value="223890.0"/>
          <table:table-cell office:value-type="float" office:value="223890.0"/>
          <table:table-cell office:value-type="float" office:value="600.0"/>
          <table:table-cell office:value-type="float" office:value="1.0"/>
          <table:table-cell office:value-type="float" office:value="1864891.0"/>
          <table:table-cell office:value-type="float" office:value="2169193.0"/>
          <table:table-cell table:style-name="cellBest" office:value-type="float" office:value="0.0"/>
          <table:table-cell office:value-type="float" office:value="13.6327"/>
          <table:table-cell table:style-name="cellBest" office:value-type="float" office:value="0.0"/>
          <table:table-cell office:value-type="float" office:value="89514.0"/>
          <table:table-cell office:value-type="float" office:value="177449.0"/>
          <table:table-cell office:value-type="float" office:value="172586.0"/>
          <table:table-cell office:value-type="float" office:value="600.0"/>
          <table:table-cell office:value-type="float" office:value="1.0"/>
          <table:table-cell office:value-type="float" office:value="1890708.0"/>
          <table:table-cell table:style-name="cellWorst" office:value-type="float" office:value="3202038.0"/>
          <table:table-cell office:value-type="float" office:value="708665.0"/>
          <table:table-cell office:value-type="float" office:value="600.0"/>
          <table:table-cell office:value-type="float" office:value="1.0"/>
          <table:table-cell office:value-type="float" office:value="803630.0"/>
          <table:table-cell office:value-type="float" office:value="3046097.0"/>
          <table:table-cell table:style-name="cellWorst" office:value-type="float" office:value="3046097.0"/>
          <table:table-cell office:value-type="float" office:value="230.296"/>
          <table:table-cell table:style-name="cellBest" office:value-type="float" office:value="0.0"/>
          <table:table-cell office:value-type="float" office:value="1057213.0"/>
          <table:table-cell office:value-type="float" office:value="1509377.0"/>
          <table:table-cell office:value-type="float" office:value="1507064.0"/>
          <table:table-cell office:value-type="float" office:value="115.148"/>
          <table:table-cell table:style-name="cellBest" office:value-type="float" office:value="0.0"/>
          <table:table-cell office:value-type="float" office:value="525187.0"/>
          <table:table-cell office:value-type="float" office:value="656806.0"/>
          <table:table-cell office:value-type="float" office:value="154780.0"/>
          <table:table-cell office:value-type="float" office:value="600.0"/>
          <table:table-cell office:value-type="float" office:value="1.0"/>
          <table:table-cell office:value-type="float" office:value="1563382.0"/>
          <table:table-cell office:value-type="float" office:value="1623092.0"/>
          <table:table-cell office:value-type="float" office:value="1623092.0"/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/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/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/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/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/>
        </table:table-row>
        <table:table-row table:style-name="ro1">
          <table:table-cell office:value-type="string">
            <text:p>./41-hanoi_tower-100-0.asp</text:p>
          </table:table-cell>
          <table:table-cell office:value-type="float" office:value="53.9594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48.1461"/>
          <table:table-cell office:value-type="float" office:value="0.0"/>
          <table:table-cell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49.0749"/>
          <table:table-cell office:value-type="float" office:value="0.0"/>
          <table:table-cell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56.5057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161891.0"/>
          <table:table-cell office:value-type="float" office:value="28.93"/>
          <table:table-cell office:value-type="float" office:value="0.0"/>
          <table:table-cell office:value-type="float" office:value="152457.0"/>
          <table:table-cell office:value-type="float" office:value="307465.0"/>
          <table:table-cell office:value-type="float" office:value="165135.0"/>
          <table:table-cell office:value-type="float" office:value="41.9772"/>
          <table:table-cell office:value-type="float" office:value="0.0"/>
          <table:table-cell office:value-type="float" office:value="205011.0"/>
          <table:table-cell office:value-type="float" office:value="249584.0"/>
          <table:table-cell office:value-type="float" office:value="122076.0"/>
          <table:table-cell office:value-type="float" office:value="45.4567"/>
          <table:table-cell office:value-type="float" office:value="0.0"/>
          <table:table-cell office:value-type="float" office:value="248723.0"/>
          <table:table-cell office:value-type="float" office:value="279773.0"/>
          <table:table-cell office:value-type="float" office:value="274269.0"/>
          <table:table-cell office:value-type="float" office:value="63.3436"/>
          <table:table-cell office:value-type="float" office:value="0.0"/>
          <table:table-cell office:value-type="float" office:value="300179.0"/>
          <table:table-cell office:value-type="float" office:value="336534.0"/>
          <table:table-cell office:value-type="float" office:value="335753.0"/>
          <table:table-cell office:value-type="float" office:value="87.2457"/>
          <table:table-cell office:value-type="float" office:value="0.0"/>
          <table:table-cell office:value-type="float" office:value="440731.0"/>
          <table:table-cell office:value-type="float" office:value="488812.0"/>
          <table:table-cell office:value-type="float" office:value="488203.0"/>
          <table:table-cell office:value-type="float" office:value="154.014"/>
          <table:table-cell office:value-type="float" office:value="0.0"/>
          <table:table-cell office:value-type="float" office:value="689342.0"/>
          <table:table-cell office:value-type="float" office:value="768483.0"/>
          <table:table-cell office:value-type="float" office:value="767959.0"/>
          <table:table-cell office:value-type="float" office:value="20.5884"/>
          <table:table-cell office:value-type="float" office:value="0.0"/>
          <table:table-cell office:value-type="float" office:value="121470.0"/>
          <table:table-cell office:value-type="float" office:value="150542.0"/>
          <table:table-cell office:value-type="float" office:value="75157.0"/>
          <table:table-cell office:value-type="float" office:value="46.4522"/>
          <table:table-cell office:value-type="float" office:value="0.0"/>
          <table:table-cell office:value-type="float" office:value="254234.0"/>
          <table:table-cell office:value-type="float" office:value="306399.0"/>
          <table:table-cell office:value-type="float" office:value="152643.0"/>
          <table:table-cell office:value-type="float" office:value="25.4997"/>
          <table:table-cell office:value-type="float" office:value="0.0"/>
          <table:table-cell office:value-type="float" office:value="150775.0"/>
          <table:table-cell office:value-type="float" office:value="185944.0"/>
          <table:table-cell office:value-type="float" office:value="97806.0"/>
          <table:table-cell office:value-type="float" office:value="30.0103"/>
          <table:table-cell office:value-type="float" office:value="0.0"/>
          <table:table-cell office:value-type="float" office:value="174839.0"/>
          <table:table-cell office:value-type="float" office:value="214199.0"/>
          <table:table-cell office:value-type="float" office:value="114078.0"/>
          <table:table-cell office:value-type="float" office:value="232.044"/>
          <table:table-cell office:value-type="float" office:value="0.0"/>
          <table:table-cell office:value-type="float" office:value="898489.0"/>
          <table:table-cell office:value-type="float" office:value="999113.0"/>
          <table:table-cell office:value-type="float" office:value="999113.0"/>
          <table:table-cell office:value-type="float" office:value="17.7682"/>
          <table:table-cell office:value-type="float" office:value="0.0"/>
          <table:table-cell office:value-type="float" office:value="91662.0"/>
          <table:table-cell office:value-type="float" office:value="130612.0"/>
          <table:table-cell table:style-name="cellBest" office:value-type="float" office:value="0.0"/>
          <table:table-cell office:value-type="float" office:value="64.7387"/>
          <table:table-cell office:value-type="float" office:value="0.0"/>
          <table:table-cell office:value-type="float" office:value="300831.0"/>
          <table:table-cell office:value-type="float" office:value="341999.0"/>
          <table:table-cell office:value-type="float" office:value="341282.0"/>
          <table:table-cell office:value-type="float" office:value="42.9653"/>
          <table:table-cell office:value-type="float" office:value="0.0"/>
          <table:table-cell office:value-type="float" office:value="228911.0"/>
          <table:table-cell office:value-type="float" office:value="275683.0"/>
          <table:table-cell office:value-type="float" office:value="13711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29073.0"/>
          <table:table-cell office:value-type="float" office:value="1189931.0"/>
          <table:table-cell office:value-type="float" office:value="1189931.0"/>
          <table:table-cell office:value-type="float" office:value="202.411"/>
          <table:table-cell office:value-type="float" office:value="0.0"/>
          <table:table-cell office:value-type="float" office:value="733572.0"/>
          <table:table-cell office:value-type="float" office:value="805529.0"/>
          <table:table-cell office:value-type="float" office:value="805110.0"/>
          <table:table-cell office:value-type="float" office:value="39.1384"/>
          <table:table-cell office:value-type="float" office:value="0.0"/>
          <table:table-cell office:value-type="float" office:value="208766.0"/>
          <table:table-cell office:value-type="float" office:value="253052.0"/>
          <table:table-cell office:value-type="float" office:value="12738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47208.0"/>
          <table:table-cell office:value-type="float" office:value="2364766.0"/>
          <table:table-cell office:value-type="float" office:value="2364766.0"/>
          <table:table-cell office:value-type="float" office:value="51.1968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161891.0"/>
          <table:table-cell office:value-type="float" office:value="39.8381"/>
          <table:table-cell office:value-type="float" office:value="0.0"/>
          <table:table-cell office:value-type="float" office:value="197525.0"/>
          <table:table-cell office:value-type="float" office:value="244228.0"/>
          <table:table-cell office:value-type="float" office:value="51713.0"/>
          <table:table-cell office:value-type="float" office:value="31.1243"/>
          <table:table-cell office:value-type="float" office:value="0.0"/>
          <table:table-cell office:value-type="float" office:value="171534.0"/>
          <table:table-cell office:value-type="float" office:value="210624.0"/>
          <table:table-cell office:value-type="float" office:value="47365.0"/>
          <table:table-cell office:value-type="float" office:value="8.82895"/>
          <table:table-cell office:value-type="float" office:value="0.0"/>
          <table:table-cell office:value-type="float" office:value="61480.0"/>
          <table:table-cell office:value-type="float" office:value="100307.0"/>
          <table:table-cell office:value-type="float" office:value="90279.0"/>
          <table:table-cell office:value-type="float" office:value="9.01488"/>
          <table:table-cell office:value-type="float" office:value="0.0"/>
          <table:table-cell office:value-type="float" office:value="59114.0"/>
          <table:table-cell office:value-type="float" office:value="96936.0"/>
          <table:table-cell office:value-type="float" office:value="95183.0"/>
          <table:table-cell office:value-type="float" office:value="7.83043"/>
          <table:table-cell office:value-type="float" office:value="0.0"/>
          <table:table-cell office:value-type="float" office:value="53275.0"/>
          <table:table-cell office:value-type="float" office:value="90021.0"/>
          <table:table-cell office:value-type="float" office:value="88824.0"/>
          <table:table-cell table:style-name="cellBest" office:value-type="float" office:value="3.29342"/>
          <table:table-cell office:value-type="float" office:value="0.0"/>
          <table:table-cell table:style-name="cellBest" office:value-type="float" office:value="21864.0"/>
          <table:table-cell table:style-name="cellBest" office:value-type="float" office:value="44175.0"/>
          <table:table-cell office:value-type="float" office:value="43345.0"/>
          <table:table-cell office:value-type="float" office:value="13.9559"/>
          <table:table-cell office:value-type="float" office:value="0.0"/>
          <table:table-cell office:value-type="float" office:value="84069.0"/>
          <table:table-cell office:value-type="float" office:value="105764.0"/>
          <table:table-cell office:value-type="float" office:value="22641.0"/>
          <table:table-cell office:value-type="float" office:value="52.8043"/>
          <table:table-cell office:value-type="float" office:value="0.0"/>
          <table:table-cell office:value-type="float" office:value="283355.0"/>
          <table:table-cell office:value-type="float" office:value="341396.0"/>
          <table:table-cell office:value-type="float" office:value="71445.0"/>
          <table:table-cell office:value-type="float" office:value="42.9685"/>
          <table:table-cell office:value-type="float" office:value="0.0"/>
          <table:table-cell office:value-type="float" office:value="214505.0"/>
          <table:table-cell office:value-type="float" office:value="259319.0"/>
          <table:table-cell office:value-type="float" office:value="56383.0"/>
          <table:table-cell office:value-type="float" office:value="44.8932"/>
          <table:table-cell office:value-type="float" office:value="0.0"/>
          <table:table-cell office:value-type="float" office:value="236793.0"/>
          <table:table-cell office:value-type="float" office:value="288626.0"/>
          <table:table-cell office:value-type="float" office:value="63539.0"/>
          <table:table-cell office:value-type="float" office:value="9.6792"/>
          <table:table-cell office:value-type="float" office:value="0.0"/>
          <table:table-cell office:value-type="float" office:value="62207.0"/>
          <table:table-cell office:value-type="float" office:value="104883.0"/>
          <table:table-cell office:value-type="float" office:value="104883.0"/>
          <table:table-cell office:value-type="float" office:value="16.5182"/>
          <table:table-cell office:value-type="float" office:value="0.0"/>
          <table:table-cell office:value-type="float" office:value="92513.0"/>
          <table:table-cell office:value-type="float" office:value="112777.0"/>
          <table:table-cell table:style-name="cellBest" office:value-type="float" office:value="0.0"/>
          <table:table-cell office:value-type="float" office:value="6.5194"/>
          <table:table-cell office:value-type="float" office:value="0.0"/>
          <table:table-cell office:value-type="float" office:value="42959.0"/>
          <table:table-cell office:value-type="float" office:value="74959.0"/>
          <table:table-cell office:value-type="float" office:value="73910.0"/>
          <table:table-cell office:value-type="float" office:value="95.1923"/>
          <table:table-cell office:value-type="float" office:value="0.0"/>
          <table:table-cell office:value-type="float" office:value="483153.0"/>
          <table:table-cell office:value-type="float" office:value="837442.0"/>
          <table:table-cell office:value-type="float" office:value="17856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9021.0"/>
          <table:table-cell table:style-name="cellWorst" office:value-type="float" office:value="3646277.0"/>
          <table:table-cell table:style-name="cellWorst" office:value-type="float" office:value="3646277.0"/>
          <table:table-cell office:value-type="float" office:value="25.6927"/>
          <table:table-cell office:value-type="float" office:value="0.0"/>
          <table:table-cell office:value-type="float" office:value="151025.0"/>
          <table:table-cell office:value-type="float" office:value="233908.0"/>
          <table:table-cell office:value-type="float" office:value="232891.0"/>
          <table:table-cell office:value-type="float" office:value="46.9028"/>
          <table:table-cell office:value-type="float" office:value="0.0"/>
          <table:table-cell office:value-type="float" office:value="256948.0"/>
          <table:table-cell office:value-type="float" office:value="312289.0"/>
          <table:table-cell office:value-type="float" office:value="6105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79315.0"/>
          <table:table-cell office:value-type="float" office:value="2058484.0"/>
          <table:table-cell office:value-type="float" office:value="2058484.0"/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/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/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/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/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/>
        </table:table-row>
        <table:table-row table:style-name="ro1">
          <table:table-cell office:value-type="string">
            <text:p>./42-hanoi_tower-100-0.asp</text:p>
          </table:table-cell>
          <table:table-cell office:value-type="float" office:value="78.6732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80.1092"/>
          <table:table-cell office:value-type="float" office:value="0.0"/>
          <table:table-cell office:value-type="float" office:value="366245.0"/>
          <table:table-cell office:value-type="float" office:value="443351.0"/>
          <table:table-cell table:style-name="cellBest" office:value-type="float" office:value="0.0"/>
          <table:table-cell office:value-type="float" office:value="73.3029"/>
          <table:table-cell office:value-type="float" office:value="0.0"/>
          <table:table-cell office:value-type="float" office:value="366245.0"/>
          <table:table-cell office:value-type="float" office:value="443351.0"/>
          <table:table-cell table:style-name="cellBest" office:value-type="float" office:value="0.0"/>
          <table:table-cell office:value-type="float" office:value="84.5912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206520.0"/>
          <table:table-cell office:value-type="float" office:value="55.4087"/>
          <table:table-cell office:value-type="float" office:value="0.0"/>
          <table:table-cell office:value-type="float" office:value="253270.0"/>
          <table:table-cell office:value-type="float" office:value="415956.0"/>
          <table:table-cell office:value-type="float" office:value="213365.0"/>
          <table:table-cell office:value-type="float" office:value="49.1824"/>
          <table:table-cell office:value-type="float" office:value="0.0"/>
          <table:table-cell office:value-type="float" office:value="271230.0"/>
          <table:table-cell office:value-type="float" office:value="330018.0"/>
          <table:table-cell office:value-type="float" office:value="155033.0"/>
          <table:table-cell office:value-type="float" office:value="123.423"/>
          <table:table-cell office:value-type="float" office:value="0.0"/>
          <table:table-cell office:value-type="float" office:value="565845.0"/>
          <table:table-cell office:value-type="float" office:value="634733.0"/>
          <table:table-cell office:value-type="float" office:value="621759.0"/>
          <table:table-cell office:value-type="float" office:value="149.969"/>
          <table:table-cell office:value-type="float" office:value="0.0"/>
          <table:table-cell office:value-type="float" office:value="697425.0"/>
          <table:table-cell office:value-type="float" office:value="779270.0"/>
          <table:table-cell office:value-type="float" office:value="777655.0"/>
          <table:table-cell office:value-type="float" office:value="311.006"/>
          <table:table-cell office:value-type="float" office:value="0.0"/>
          <table:table-cell office:value-type="float" office:value="1255235.0"/>
          <table:table-cell office:value-type="float" office:value="1397276.0"/>
          <table:table-cell office:value-type="float" office:value="1396118.0"/>
          <table:table-cell office:value-type="float" office:value="60.2813"/>
          <table:table-cell office:value-type="float" office:value="0.0"/>
          <table:table-cell office:value-type="float" office:value="298091.0"/>
          <table:table-cell office:value-type="float" office:value="336747.0"/>
          <table:table-cell office:value-type="float" office:value="336165.0"/>
          <table:table-cell office:value-type="float" office:value="14.5355"/>
          <table:table-cell office:value-type="float" office:value="0.0"/>
          <table:table-cell office:value-type="float" office:value="82192.0"/>
          <table:table-cell office:value-type="float" office:value="106166.0"/>
          <table:table-cell office:value-type="float" office:value="58025.0"/>
          <table:table-cell office:value-type="float" office:value="85.5257"/>
          <table:table-cell office:value-type="float" office:value="0.0"/>
          <table:table-cell office:value-type="float" office:value="372125.0"/>
          <table:table-cell office:value-type="float" office:value="453186.0"/>
          <table:table-cell office:value-type="float" office:value="205518.0"/>
          <table:table-cell office:value-type="float" office:value="48.3705"/>
          <table:table-cell office:value-type="float" office:value="0.0"/>
          <table:table-cell office:value-type="float" office:value="250271.0"/>
          <table:table-cell office:value-type="float" office:value="309120.0"/>
          <table:table-cell office:value-type="float" office:value="151128.0"/>
          <table:table-cell office:value-type="float" office:value="55.9555"/>
          <table:table-cell office:value-type="float" office:value="0.0"/>
          <table:table-cell office:value-type="float" office:value="259906.0"/>
          <table:table-cell office:value-type="float" office:value="317163.0"/>
          <table:table-cell office:value-type="float" office:value="149687.0"/>
          <table:table-cell office:value-type="float" office:value="15.8765"/>
          <table:table-cell office:value-type="float" office:value="0.0"/>
          <table:table-cell office:value-type="float" office:value="89086.0"/>
          <table:table-cell office:value-type="float" office:value="103700.0"/>
          <table:table-cell office:value-type="float" office:value="103700.0"/>
          <table:table-cell office:value-type="float" office:value="11.9864"/>
          <table:table-cell office:value-type="float" office:value="0.0"/>
          <table:table-cell office:value-type="float" office:value="77370.0"/>
          <table:table-cell office:value-type="float" office:value="117429.0"/>
          <table:table-cell table:style-name="cellBest" office:value-type="float" office:value="0.0"/>
          <table:table-cell office:value-type="float" office:value="31.8579"/>
          <table:table-cell office:value-type="float" office:value="0.0"/>
          <table:table-cell office:value-type="float" office:value="154149.0"/>
          <table:table-cell office:value-type="float" office:value="177039.0"/>
          <table:table-cell office:value-type="float" office:value="176623.0"/>
          <table:table-cell office:value-type="float" office:value="53.0252"/>
          <table:table-cell office:value-type="float" office:value="0.0"/>
          <table:table-cell office:value-type="float" office:value="251720.0"/>
          <table:table-cell office:value-type="float" office:value="305728.0"/>
          <table:table-cell office:value-type="float" office:value="15030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86589.0"/>
          <table:table-cell office:value-type="float" office:value="1452684.0"/>
          <table:table-cell office:value-type="float" office:value="1452684.0"/>
          <table:table-cell office:value-type="float" office:value="32.2154"/>
          <table:table-cell office:value-type="float" office:value="0.0"/>
          <table:table-cell office:value-type="float" office:value="135436.0"/>
          <table:table-cell office:value-type="float" office:value="153242.0"/>
          <table:table-cell office:value-type="float" office:value="152936.0"/>
          <table:table-cell office:value-type="float" office:value="6.44117"/>
          <table:table-cell office:value-type="float" office:value="0.0"/>
          <table:table-cell office:value-type="float" office:value="42433.0"/>
          <table:table-cell office:value-type="float" office:value="57664.0"/>
          <table:table-cell office:value-type="float" office:value="3021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04025.0"/>
          <table:table-cell office:value-type="float" office:value="2120510.0"/>
          <table:table-cell office:value-type="float" office:value="2120510.0"/>
          <table:table-cell office:value-type="float" office:value="81.8089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206520.0"/>
          <table:table-cell office:value-type="float" office:value="45.0644"/>
          <table:table-cell office:value-type="float" office:value="0.0"/>
          <table:table-cell office:value-type="float" office:value="233899.0"/>
          <table:table-cell office:value-type="float" office:value="290185.0"/>
          <table:table-cell office:value-type="float" office:value="63033.0"/>
          <table:table-cell office:value-type="float" office:value="32.5211"/>
          <table:table-cell office:value-type="float" office:value="0.0"/>
          <table:table-cell office:value-type="float" office:value="176733.0"/>
          <table:table-cell office:value-type="float" office:value="222340.0"/>
          <table:table-cell office:value-type="float" office:value="56974.0"/>
          <table:table-cell office:value-type="float" office:value="4.94"/>
          <table:table-cell office:value-type="float" office:value="0.0"/>
          <table:table-cell office:value-type="float" office:value="32442.0"/>
          <table:table-cell office:value-type="float" office:value="58183.0"/>
          <table:table-cell office:value-type="float" office:value="51928.0"/>
          <table:table-cell office:value-type="float" office:value="12.2944"/>
          <table:table-cell office:value-type="float" office:value="0.0"/>
          <table:table-cell office:value-type="float" office:value="70522.0"/>
          <table:table-cell office:value-type="float" office:value="117165.0"/>
          <table:table-cell office:value-type="float" office:value="115751.0"/>
          <table:table-cell table:style-name="cellBest" office:value-type="float" office:value="1.87811"/>
          <table:table-cell office:value-type="float" office:value="0.0"/>
          <table:table-cell table:style-name="cellBest" office:value-type="float" office:value="14585.0"/>
          <table:table-cell table:style-name="cellBest" office:value-type="float" office:value="31039.0"/>
          <table:table-cell office:value-type="float" office:value="30343.0"/>
          <table:table-cell office:value-type="float" office:value="14.369"/>
          <table:table-cell office:value-type="float" office:value="0.0"/>
          <table:table-cell office:value-type="float" office:value="86767.0"/>
          <table:table-cell office:value-type="float" office:value="143115.0"/>
          <table:table-cell office:value-type="float" office:value="142325.0"/>
          <table:table-cell office:value-type="float" office:value="54.4023"/>
          <table:table-cell office:value-type="float" office:value="0.0"/>
          <table:table-cell office:value-type="float" office:value="249330.0"/>
          <table:table-cell office:value-type="float" office:value="303853.0"/>
          <table:table-cell office:value-type="float" office:value="66605.0"/>
          <table:table-cell office:value-type="float" office:value="71.5346"/>
          <table:table-cell office:value-type="float" office:value="0.0"/>
          <table:table-cell office:value-type="float" office:value="356629.0"/>
          <table:table-cell office:value-type="float" office:value="435055.0"/>
          <table:table-cell office:value-type="float" office:value="93114.0"/>
          <table:table-cell office:value-type="float" office:value="43.6295"/>
          <table:table-cell office:value-type="float" office:value="0.0"/>
          <table:table-cell office:value-type="float" office:value="223204.0"/>
          <table:table-cell office:value-type="float" office:value="273105.0"/>
          <table:table-cell office:value-type="float" office:value="64235.0"/>
          <table:table-cell office:value-type="float" office:value="20.7687"/>
          <table:table-cell office:value-type="float" office:value="0.0"/>
          <table:table-cell office:value-type="float" office:value="118370.0"/>
          <table:table-cell office:value-type="float" office:value="151179.0"/>
          <table:table-cell office:value-type="float" office:value="33805.0"/>
          <table:table-cell office:value-type="float" office:value="8.44588"/>
          <table:table-cell office:value-type="float" office:value="0.0"/>
          <table:table-cell office:value-type="float" office:value="49170.0"/>
          <table:table-cell office:value-type="float" office:value="83401.0"/>
          <table:table-cell office:value-type="float" office:value="83401.0"/>
          <table:table-cell office:value-type="float" office:value="14.4503"/>
          <table:table-cell office:value-type="float" office:value="0.0"/>
          <table:table-cell office:value-type="float" office:value="92222.0"/>
          <table:table-cell office:value-type="float" office:value="112469.0"/>
          <table:table-cell table:style-name="cellBest" office:value-type="float" office:value="0.0"/>
          <table:table-cell office:value-type="float" office:value="14.3578"/>
          <table:table-cell office:value-type="float" office:value="0.0"/>
          <table:table-cell office:value-type="float" office:value="88393.0"/>
          <table:table-cell office:value-type="float" office:value="144138.0"/>
          <table:table-cell office:value-type="float" office:value="142980.0"/>
          <table:table-cell office:value-type="float" office:value="47.1526"/>
          <table:table-cell office:value-type="float" office:value="0.0"/>
          <table:table-cell office:value-type="float" office:value="248052.0"/>
          <table:table-cell office:value-type="float" office:value="464693.0"/>
          <table:table-cell office:value-type="float" office:value="7818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74631.0"/>
          <table:table-cell table:style-name="cellWorst" office:value-type="float" office:value="2991068.0"/>
          <table:table-cell table:style-name="cellWorst" office:value-type="float" office:value="2991068.0"/>
          <table:table-cell office:value-type="float" office:value="27.7474"/>
          <table:table-cell office:value-type="float" office:value="0.0"/>
          <table:table-cell office:value-type="float" office:value="141577.0"/>
          <table:table-cell office:value-type="float" office:value="223998.0"/>
          <table:table-cell office:value-type="float" office:value="223052.0"/>
          <table:table-cell office:value-type="float" office:value="69.1936"/>
          <table:table-cell office:value-type="float" office:value="0.0"/>
          <table:table-cell office:value-type="float" office:value="322250.0"/>
          <table:table-cell office:value-type="float" office:value="393643.0"/>
          <table:table-cell office:value-type="float" office:value="9092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8833.0"/>
          <table:table-cell office:value-type="float" office:value="1711918.0"/>
          <table:table-cell office:value-type="float" office:value="1711918.0"/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/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/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/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/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/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85.7305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86.6627"/>
          <table:table-cell office:value-type="float" office:value="0.0"/>
          <table:table-cell office:value-type="float" office:value="378102.0"/>
          <table:table-cell office:value-type="float" office:value="473432.0"/>
          <table:table-cell table:style-name="cellBest" office:value-type="float" office:value="0.0"/>
          <table:table-cell office:value-type="float" office:value="76.9656"/>
          <table:table-cell office:value-type="float" office:value="0.0"/>
          <table:table-cell office:value-type="float" office:value="378102.0"/>
          <table:table-cell office:value-type="float" office:value="473432.0"/>
          <table:table-cell table:style-name="cellBest" office:value-type="float" office:value="0.0"/>
          <table:table-cell office:value-type="float" office:value="78.4072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182127.0"/>
          <table:table-cell office:value-type="float" office:value="40.3032"/>
          <table:table-cell office:value-type="float" office:value="0.0"/>
          <table:table-cell office:value-type="float" office:value="186283.0"/>
          <table:table-cell office:value-type="float" office:value="391361.0"/>
          <table:table-cell office:value-type="float" office:value="178044.0"/>
          <table:table-cell office:value-type="float" office:value="183.412"/>
          <table:table-cell office:value-type="float" office:value="0.0"/>
          <table:table-cell office:value-type="float" office:value="753680.0"/>
          <table:table-cell office:value-type="float" office:value="931746.0"/>
          <table:table-cell office:value-type="float" office:value="351424.0"/>
          <table:table-cell office:value-type="float" office:value="124.605"/>
          <table:table-cell office:value-type="float" office:value="0.0"/>
          <table:table-cell office:value-type="float" office:value="599229.0"/>
          <table:table-cell office:value-type="float" office:value="672427.0"/>
          <table:table-cell office:value-type="float" office:value="658280.0"/>
          <table:table-cell office:value-type="float" office:value="337.14"/>
          <table:table-cell office:value-type="float" office:value="0.0"/>
          <table:table-cell office:value-type="float" office:value="1416496.0"/>
          <table:table-cell office:value-type="float" office:value="1583379.0"/>
          <table:table-cell office:value-type="float" office:value="1580375.0"/>
          <table:table-cell office:value-type="float" office:value="72.2541"/>
          <table:table-cell office:value-type="float" office:value="0.0"/>
          <table:table-cell office:value-type="float" office:value="365150.0"/>
          <table:table-cell office:value-type="float" office:value="415339.0"/>
          <table:table-cell office:value-type="float" office:value="414583.0"/>
          <table:table-cell office:value-type="float" office:value="229.656"/>
          <table:table-cell office:value-type="float" office:value="0.0"/>
          <table:table-cell office:value-type="float" office:value="1029950.0"/>
          <table:table-cell office:value-type="float" office:value="1158112.0"/>
          <table:table-cell office:value-type="float" office:value="1157453.0"/>
          <table:table-cell office:value-type="float" office:value="26.2861"/>
          <table:table-cell office:value-type="float" office:value="0.0"/>
          <table:table-cell office:value-type="float" office:value="146204.0"/>
          <table:table-cell office:value-type="float" office:value="188696.0"/>
          <table:table-cell office:value-type="float" office:value="92460.0"/>
          <table:table-cell office:value-type="float" office:value="66.9775"/>
          <table:table-cell office:value-type="float" office:value="0.0"/>
          <table:table-cell office:value-type="float" office:value="301867.0"/>
          <table:table-cell office:value-type="float" office:value="379167.0"/>
          <table:table-cell office:value-type="float" office:value="158644.0"/>
          <table:table-cell office:value-type="float" office:value="54.4472"/>
          <table:table-cell office:value-type="float" office:value="0.0"/>
          <table:table-cell office:value-type="float" office:value="276469.0"/>
          <table:table-cell office:value-type="float" office:value="350338.0"/>
          <table:table-cell office:value-type="float" office:value="145525.0"/>
          <table:table-cell office:value-type="float" office:value="107.54"/>
          <table:table-cell office:value-type="float" office:value="0.0"/>
          <table:table-cell office:value-type="float" office:value="470193.0"/>
          <table:table-cell office:value-type="float" office:value="579103.0"/>
          <table:table-cell office:value-type="float" office:value="246999.0"/>
          <table:table-cell office:value-type="float" office:value="65.4164"/>
          <table:table-cell office:value-type="float" office:value="0.0"/>
          <table:table-cell office:value-type="float" office:value="341726.0"/>
          <table:table-cell office:value-type="float" office:value="391197.0"/>
          <table:table-cell office:value-type="float" office:value="391197.0"/>
          <table:table-cell office:value-type="float" office:value="16.865"/>
          <table:table-cell office:value-type="float" office:value="0.0"/>
          <table:table-cell office:value-type="float" office:value="108309.0"/>
          <table:table-cell office:value-type="float" office:value="160208.0"/>
          <table:table-cell table:style-name="cellBest" office:value-type="float" office:value="0.0"/>
          <table:table-cell office:value-type="float" office:value="48.1152"/>
          <table:table-cell office:value-type="float" office:value="0.0"/>
          <table:table-cell office:value-type="float" office:value="197418.0"/>
          <table:table-cell office:value-type="float" office:value="228968.0"/>
          <table:table-cell office:value-type="float" office:value="228455.0"/>
          <table:table-cell office:value-type="float" office:value="5.74874"/>
          <table:table-cell office:value-type="float" office:value="0.0"/>
          <table:table-cell office:value-type="float" office:value="45285.0"/>
          <table:table-cell office:value-type="float" office:value="59139.0"/>
          <table:table-cell office:value-type="float" office:value="3764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25683.0"/>
          <table:table-cell office:value-type="float" office:value="1315268.0"/>
          <table:table-cell office:value-type="float" office:value="131526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7180.0"/>
          <table:table-cell office:value-type="float" office:value="2066852.0"/>
          <table:table-cell office:value-type="float" office:value="2066098.0"/>
          <table:table-cell office:value-type="float" office:value="72.0834"/>
          <table:table-cell office:value-type="float" office:value="0.0"/>
          <table:table-cell office:value-type="float" office:value="352023.0"/>
          <table:table-cell office:value-type="float" office:value="440201.0"/>
          <table:table-cell office:value-type="float" office:value="181339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72529.0"/>
          <table:table-cell office:value-type="float" office:value="1985864.0"/>
          <table:table-cell office:value-type="float" office:value="1985864.0"/>
          <table:table-cell office:value-type="float" office:value="89.9629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182127.0"/>
          <table:table-cell office:value-type="float" office:value="20.2237"/>
          <table:table-cell office:value-type="float" office:value="0.0"/>
          <table:table-cell office:value-type="float" office:value="123165.0"/>
          <table:table-cell office:value-type="float" office:value="158972.0"/>
          <table:table-cell office:value-type="float" office:value="34091.0"/>
          <table:table-cell table:style-name="cellBest" office:value-type="float" office:value="2.66924"/>
          <table:table-cell office:value-type="float" office:value="0.0"/>
          <table:table-cell table:style-name="cellBest" office:value-type="float" office:value="20210.0"/>
          <table:table-cell table:style-name="cellBest" office:value-type="float" office:value="31101.0"/>
          <table:table-cell office:value-type="float" office:value="8806.0"/>
          <table:table-cell office:value-type="float" office:value="15.0756"/>
          <table:table-cell office:value-type="float" office:value="0.0"/>
          <table:table-cell office:value-type="float" office:value="90214.0"/>
          <table:table-cell office:value-type="float" office:value="146729.0"/>
          <table:table-cell office:value-type="float" office:value="134437.0"/>
          <table:table-cell office:value-type="float" office:value="11.5972"/>
          <table:table-cell office:value-type="float" office:value="0.0"/>
          <table:table-cell office:value-type="float" office:value="70054.0"/>
          <table:table-cell office:value-type="float" office:value="117879.0"/>
          <table:table-cell office:value-type="float" office:value="116268.0"/>
          <table:table-cell office:value-type="float" office:value="14.8648"/>
          <table:table-cell office:value-type="float" office:value="0.0"/>
          <table:table-cell office:value-type="float" office:value="95183.0"/>
          <table:table-cell office:value-type="float" office:value="163990.0"/>
          <table:table-cell office:value-type="float" office:value="162236.0"/>
          <table:table-cell office:value-type="float" office:value="22.0636"/>
          <table:table-cell office:value-type="float" office:value="0.0"/>
          <table:table-cell office:value-type="float" office:value="121576.0"/>
          <table:table-cell office:value-type="float" office:value="200511.0"/>
          <table:table-cell office:value-type="float" office:value="199350.0"/>
          <table:table-cell office:value-type="float" office:value="155.702"/>
          <table:table-cell office:value-type="float" office:value="0.0"/>
          <table:table-cell office:value-type="float" office:value="702489.0"/>
          <table:table-cell office:value-type="float" office:value="858147.0"/>
          <table:table-cell office:value-type="float" office:value="201301.0"/>
          <table:table-cell office:value-type="float" office:value="61.8111"/>
          <table:table-cell office:value-type="float" office:value="0.0"/>
          <table:table-cell office:value-type="float" office:value="299754.0"/>
          <table:table-cell office:value-type="float" office:value="373607.0"/>
          <table:table-cell office:value-type="float" office:value="77430.0"/>
          <table:table-cell office:value-type="float" office:value="58.9287"/>
          <table:table-cell office:value-type="float" office:value="0.0"/>
          <table:table-cell office:value-type="float" office:value="286029.0"/>
          <table:table-cell office:value-type="float" office:value="356460.0"/>
          <table:table-cell office:value-type="float" office:value="77519.0"/>
          <table:table-cell office:value-type="float" office:value="98.151"/>
          <table:table-cell office:value-type="float" office:value="0.0"/>
          <table:table-cell office:value-type="float" office:value="447965.0"/>
          <table:table-cell office:value-type="float" office:value="558078.0"/>
          <table:table-cell office:value-type="float" office:value="127814.0"/>
          <table:table-cell office:value-type="float" office:value="16.1709"/>
          <table:table-cell office:value-type="float" office:value="0.0"/>
          <table:table-cell office:value-type="float" office:value="101794.0"/>
          <table:table-cell office:value-type="float" office:value="169710.0"/>
          <table:table-cell office:value-type="float" office:value="169710.0"/>
          <table:table-cell office:value-type="float" office:value="210.58"/>
          <table:table-cell office:value-type="float" office:value="0.0"/>
          <table:table-cell office:value-type="float" office:value="798333.0"/>
          <table:table-cell office:value-type="float" office:value="944903.0"/>
          <table:table-cell table:style-name="cellBest" office:value-type="float" office:value="0.0"/>
          <table:table-cell office:value-type="float" office:value="17.9936"/>
          <table:table-cell office:value-type="float" office:value="0.0"/>
          <table:table-cell office:value-type="float" office:value="109998.0"/>
          <table:table-cell office:value-type="float" office:value="187370.0"/>
          <table:table-cell office:value-type="float" office:value="186009.0"/>
          <table:table-cell office:value-type="float" office:value="27.2693"/>
          <table:table-cell office:value-type="float" office:value="0.0"/>
          <table:table-cell office:value-type="float" office:value="170627.0"/>
          <table:table-cell office:value-type="float" office:value="311642.0"/>
          <table:table-cell office:value-type="float" office:value="5703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49120.0"/>
          <table:table-cell table:style-name="cellWorst" office:value-type="float" office:value="2715708.0"/>
          <table:table-cell table:style-name="cellWorst" office:value-type="float" office:value="2715708.0"/>
          <table:table-cell office:value-type="float" office:value="36.5735"/>
          <table:table-cell office:value-type="float" office:value="0.0"/>
          <table:table-cell office:value-type="float" office:value="185162.0"/>
          <table:table-cell office:value-type="float" office:value="280733.0"/>
          <table:table-cell office:value-type="float" office:value="279578.0"/>
          <table:table-cell office:value-type="float" office:value="33.0923"/>
          <table:table-cell office:value-type="float" office:value="0.0"/>
          <table:table-cell office:value-type="float" office:value="173241.0"/>
          <table:table-cell office:value-type="float" office:value="220434.0"/>
          <table:table-cell office:value-type="float" office:value="4398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0505.0"/>
          <table:table-cell office:value-type="float" office:value="1650668.0"/>
          <table:table-cell office:value-type="float" office:value="1650668.0"/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/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/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/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/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/>
        </table:table-row>
        <table:table-row table:style-name="ro1">
          <table:table-cell office:value-type="string">
            <text:p>./44-hanoi_tower-100-0.asp</text:p>
          </table:table-cell>
          <table:table-cell office:value-type="float" office:value="249.518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251.877"/>
          <table:table-cell office:value-type="float" office:value="0.0"/>
          <table:table-cell office:value-type="float" office:value="1003932.0"/>
          <table:table-cell office:value-type="float" office:value="1225132.0"/>
          <table:table-cell table:style-name="cellBest" office:value-type="float" office:value="0.0"/>
          <table:table-cell office:value-type="float" office:value="243.579"/>
          <table:table-cell office:value-type="float" office:value="0.0"/>
          <table:table-cell office:value-type="float" office:value="1003932.0"/>
          <table:table-cell office:value-type="float" office:value="1225132.0"/>
          <table:table-cell table:style-name="cellBest" office:value-type="float" office:value="0.0"/>
          <table:table-cell office:value-type="float" office:value="281.339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495724.0"/>
          <table:table-cell office:value-type="float" office:value="256.718"/>
          <table:table-cell office:value-type="float" office:value="0.0"/>
          <table:table-cell office:value-type="float" office:value="975811.0"/>
          <table:table-cell office:value-type="float" office:value="1747544.0"/>
          <table:table-cell office:value-type="float" office:value="643556.0"/>
          <table:table-cell office:value-type="float" office:value="47.175"/>
          <table:table-cell office:value-type="float" office:value="0.0"/>
          <table:table-cell office:value-type="float" office:value="237079.0"/>
          <table:table-cell office:value-type="float" office:value="302930.0"/>
          <table:table-cell office:value-type="float" office:value="134959.0"/>
          <table:table-cell office:value-type="float" office:value="112.614"/>
          <table:table-cell office:value-type="float" office:value="0.0"/>
          <table:table-cell office:value-type="float" office:value="540501.0"/>
          <table:table-cell office:value-type="float" office:value="612849.0"/>
          <table:table-cell office:value-type="float" office:value="598161.0"/>
          <table:table-cell office:value-type="float" office:value="91.2853"/>
          <table:table-cell office:value-type="float" office:value="0.0"/>
          <table:table-cell office:value-type="float" office:value="465603.0"/>
          <table:table-cell office:value-type="float" office:value="522530.0"/>
          <table:table-cell office:value-type="float" office:value="521302.0"/>
          <table:table-cell office:value-type="float" office:value="197.294"/>
          <table:table-cell office:value-type="float" office:value="0.0"/>
          <table:table-cell office:value-type="float" office:value="916606.0"/>
          <table:table-cell office:value-type="float" office:value="1028806.0"/>
          <table:table-cell office:value-type="float" office:value="1027549.0"/>
          <table:table-cell office:value-type="float" office:value="90.2802"/>
          <table:table-cell office:value-type="float" office:value="0.0"/>
          <table:table-cell office:value-type="float" office:value="457309.0"/>
          <table:table-cell office:value-type="float" office:value="519605.0"/>
          <table:table-cell office:value-type="float" office:value="518777.0"/>
          <table:table-cell office:value-type="float" office:value="94.776"/>
          <table:table-cell office:value-type="float" office:value="0.0"/>
          <table:table-cell office:value-type="float" office:value="428335.0"/>
          <table:table-cell office:value-type="float" office:value="519437.0"/>
          <table:table-cell office:value-type="float" office:value="229152.0"/>
          <table:table-cell office:value-type="float" office:value="208.017"/>
          <table:table-cell office:value-type="float" office:value="0.0"/>
          <table:table-cell office:value-type="float" office:value="801326.0"/>
          <table:table-cell office:value-type="float" office:value="977668.0"/>
          <table:table-cell office:value-type="float" office:value="402825.0"/>
          <table:table-cell office:value-type="float" office:value="141.444"/>
          <table:table-cell office:value-type="float" office:value="0.0"/>
          <table:table-cell office:value-type="float" office:value="618918.0"/>
          <table:table-cell office:value-type="float" office:value="774770.0"/>
          <table:table-cell office:value-type="float" office:value="285377.0"/>
          <table:table-cell office:value-type="float" office:value="57.2596"/>
          <table:table-cell office:value-type="float" office:value="0.0"/>
          <table:table-cell office:value-type="float" office:value="255462.0"/>
          <table:table-cell office:value-type="float" office:value="319714.0"/>
          <table:table-cell office:value-type="float" office:value="151210.0"/>
          <table:table-cell office:value-type="float" office:value="370.647"/>
          <table:table-cell office:value-type="float" office:value="0.0"/>
          <table:table-cell office:value-type="float" office:value="1354595.0"/>
          <table:table-cell office:value-type="float" office:value="1506343.0"/>
          <table:table-cell office:value-type="float" office:value="1506343.0"/>
          <table:table-cell office:value-type="float" office:value="21.8828"/>
          <table:table-cell office:value-type="float" office:value="0.0"/>
          <table:table-cell office:value-type="float" office:value="134438.0"/>
          <table:table-cell office:value-type="float" office:value="198065.0"/>
          <table:table-cell table:style-name="cellBest" office:value-type="float" office:value="0.0"/>
          <table:table-cell office:value-type="float" office:value="138.001"/>
          <table:table-cell office:value-type="float" office:value="0.0"/>
          <table:table-cell office:value-type="float" office:value="585018.0"/>
          <table:table-cell office:value-type="float" office:value="660758.0"/>
          <table:table-cell office:value-type="float" office:value="659806.0"/>
          <table:table-cell office:value-type="float" office:value="54.3581"/>
          <table:table-cell office:value-type="float" office:value="0.0"/>
          <table:table-cell office:value-type="float" office:value="298174.0"/>
          <table:table-cell office:value-type="float" office:value="370103.0"/>
          <table:table-cell office:value-type="float" office:value="17235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57733.0"/>
          <table:table-cell office:value-type="float" office:value="1441188.0"/>
          <table:table-cell office:value-type="float" office:value="144118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8468.0"/>
          <table:table-cell office:value-type="float" office:value="1756227.0"/>
          <table:table-cell office:value-type="float" office:value="1755260.0"/>
          <table:table-cell office:value-type="float" office:value="47.2656"/>
          <table:table-cell office:value-type="float" office:value="0.0"/>
          <table:table-cell office:value-type="float" office:value="234381.0"/>
          <table:table-cell office:value-type="float" office:value="300810.0"/>
          <table:table-cell office:value-type="float" office:value="128569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33856.0"/>
          <table:table-cell office:value-type="float" office:value="2150703.0"/>
          <table:table-cell office:value-type="float" office:value="2150703.0"/>
          <table:table-cell office:value-type="float" office:value="296.077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495724.0"/>
          <table:table-cell office:value-type="float" office:value="70.2489"/>
          <table:table-cell office:value-type="float" office:value="0.0"/>
          <table:table-cell office:value-type="float" office:value="337611.0"/>
          <table:table-cell office:value-type="float" office:value="426734.0"/>
          <table:table-cell office:value-type="float" office:value="96147.0"/>
          <table:table-cell office:value-type="float" office:value="13.9713"/>
          <table:table-cell office:value-type="float" office:value="0.0"/>
          <table:table-cell office:value-type="float" office:value="90573.0"/>
          <table:table-cell office:value-type="float" office:value="119467.0"/>
          <table:table-cell office:value-type="float" office:value="28997.0"/>
          <table:table-cell office:value-type="float" office:value="23.4483"/>
          <table:table-cell office:value-type="float" office:value="0.0"/>
          <table:table-cell office:value-type="float" office:value="150691.0"/>
          <table:table-cell office:value-type="float" office:value="233734.0"/>
          <table:table-cell office:value-type="float" office:value="216338.0"/>
          <table:table-cell office:value-type="float" office:value="21.3503"/>
          <table:table-cell office:value-type="float" office:value="0.0"/>
          <table:table-cell office:value-type="float" office:value="131562.0"/>
          <table:table-cell office:value-type="float" office:value="211645.0"/>
          <table:table-cell office:value-type="float" office:value="209270.0"/>
          <table:table-cell office:value-type="float" office:value="10.6136"/>
          <table:table-cell office:value-type="float" office:value="0.0"/>
          <table:table-cell office:value-type="float" office:value="62756.0"/>
          <table:table-cell office:value-type="float" office:value="108260.0"/>
          <table:table-cell office:value-type="float" office:value="107124.0"/>
          <table:table-cell office:value-type="float" office:value="23.604"/>
          <table:table-cell office:value-type="float" office:value="0.0"/>
          <table:table-cell office:value-type="float" office:value="133481.0"/>
          <table:table-cell office:value-type="float" office:value="224414.0"/>
          <table:table-cell office:value-type="float" office:value="223058.0"/>
          <table:table-cell office:value-type="float" office:value="107.535"/>
          <table:table-cell office:value-type="float" office:value="0.0"/>
          <table:table-cell office:value-type="float" office:value="456548.0"/>
          <table:table-cell office:value-type="float" office:value="571094.0"/>
          <table:table-cell office:value-type="float" office:value="125909.0"/>
          <table:table-cell office:value-type="float" office:value="61.7249"/>
          <table:table-cell office:value-type="float" office:value="0.0"/>
          <table:table-cell office:value-type="float" office:value="297885.0"/>
          <table:table-cell office:value-type="float" office:value="380255.0"/>
          <table:table-cell office:value-type="float" office:value="86085.0"/>
          <table:table-cell office:value-type="float" office:value="105.742"/>
          <table:table-cell office:value-type="float" office:value="0.0"/>
          <table:table-cell office:value-type="float" office:value="455626.0"/>
          <table:table-cell office:value-type="float" office:value="568284.0"/>
          <table:table-cell office:value-type="float" office:value="121739.0"/>
          <table:table-cell office:value-type="float" office:value="80.2854"/>
          <table:table-cell office:value-type="float" office:value="0.0"/>
          <table:table-cell office:value-type="float" office:value="386196.0"/>
          <table:table-cell office:value-type="float" office:value="484556.0"/>
          <table:table-cell office:value-type="float" office:value="97075.0"/>
          <table:table-cell office:value-type="float" office:value="35.7912"/>
          <table:table-cell office:value-type="float" office:value="0.0"/>
          <table:table-cell office:value-type="float" office:value="207258.0"/>
          <table:table-cell office:value-type="float" office:value="326789.0"/>
          <table:table-cell office:value-type="float" office:value="326789.0"/>
          <table:table-cell table:style-name="cellBest" office:value-type="float" office:value="6.66906"/>
          <table:table-cell office:value-type="float" office:value="0.0"/>
          <table:table-cell table:style-name="cellBest" office:value-type="float" office:value="45686.0"/>
          <table:table-cell table:style-name="cellBest" office:value-type="float" office:value="59871.0"/>
          <table:table-cell table:style-name="cellBest" office:value-type="float" office:value="0.0"/>
          <table:table-cell office:value-type="float" office:value="42.2465"/>
          <table:table-cell office:value-type="float" office:value="0.0"/>
          <table:table-cell office:value-type="float" office:value="243349.0"/>
          <table:table-cell office:value-type="float" office:value="372117.0"/>
          <table:table-cell office:value-type="float" office:value="370158.0"/>
          <table:table-cell office:value-type="float" office:value="354.539"/>
          <table:table-cell office:value-type="float" office:value="0.0"/>
          <table:table-cell office:value-type="float" office:value="1438214.0"/>
          <table:table-cell office:value-type="float" office:value="2591183.0"/>
          <table:table-cell office:value-type="float" office:value="48737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26832.0"/>
          <table:table-cell table:style-name="cellWorst" office:value-type="float" office:value="3406731.0"/>
          <table:table-cell table:style-name="cellWorst" office:value-type="float" office:value="3406731.0"/>
          <table:table-cell office:value-type="float" office:value="38.814"/>
          <table:table-cell office:value-type="float" office:value="0.0"/>
          <table:table-cell office:value-type="float" office:value="228888.0"/>
          <table:table-cell office:value-type="float" office:value="350968.0"/>
          <table:table-cell office:value-type="float" office:value="350010.0"/>
          <table:table-cell office:value-type="float" office:value="56.0979"/>
          <table:table-cell office:value-type="float" office:value="0.0"/>
          <table:table-cell office:value-type="float" office:value="278763.0"/>
          <table:table-cell office:value-type="float" office:value="349067.0"/>
          <table:table-cell office:value-type="float" office:value="7244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4367.0"/>
          <table:table-cell office:value-type="float" office:value="1772140.0"/>
          <table:table-cell office:value-type="float" office:value="1772140.0"/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/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/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/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/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/>
        </table:table-row>
        <table:table-row table:style-name="ro1">
          <table:table-cell office:value-type="string">
            <text:p>./45-hanoi_tower-100-0.asp</text:p>
          </table:table-cell>
          <table:table-cell office:value-type="float" office:value="265.179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320.638"/>
          <table:table-cell office:value-type="float" office:value="0.0"/>
          <table:table-cell office:value-type="float" office:value="1056648.0"/>
          <table:table-cell office:value-type="float" office:value="1288731.0"/>
          <table:table-cell table:style-name="cellBest" office:value-type="float" office:value="0.0"/>
          <table:table-cell office:value-type="float" office:value="298.28"/>
          <table:table-cell office:value-type="float" office:value="0.0"/>
          <table:table-cell office:value-type="float" office:value="1056648.0"/>
          <table:table-cell office:value-type="float" office:value="1288731.0"/>
          <table:table-cell table:style-name="cellBest" office:value-type="float" office:value="0.0"/>
          <table:table-cell office:value-type="float" office:value="284.013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4863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9796.0"/>
          <table:table-cell table:style-name="cellWorst" office:value-type="float" office:value="3807632.0"/>
          <table:table-cell office:value-type="float" office:value="1373904.0"/>
          <table:table-cell office:value-type="float" office:value="110.727"/>
          <table:table-cell office:value-type="float" office:value="0.0"/>
          <table:table-cell office:value-type="float" office:value="469600.0"/>
          <table:table-cell office:value-type="float" office:value="595049.0"/>
          <table:table-cell office:value-type="float" office:value="224163.0"/>
          <table:table-cell office:value-type="float" office:value="493.31"/>
          <table:table-cell office:value-type="float" office:value="0.0"/>
          <table:table-cell office:value-type="float" office:value="1915244.0"/>
          <table:table-cell office:value-type="float" office:value="2140002.0"/>
          <table:table-cell office:value-type="float" office:value="2090919.0"/>
          <table:table-cell office:value-type="float" office:value="96.4705"/>
          <table:table-cell office:value-type="float" office:value="0.0"/>
          <table:table-cell office:value-type="float" office:value="467409.0"/>
          <table:table-cell office:value-type="float" office:value="670312.0"/>
          <table:table-cell office:value-type="float" office:value="666682.0"/>
          <table:table-cell office:value-type="float" office:value="20.7082"/>
          <table:table-cell office:value-type="float" office:value="0.0"/>
          <table:table-cell office:value-type="float" office:value="106242.0"/>
          <table:table-cell office:value-type="float" office:value="167069.0"/>
          <table:table-cell office:value-type="float" office:value="166165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71127.0"/>
          <table:table-cell office:value-type="float" office:value="2414070.0"/>
          <table:table-cell table:style-name="cellWorst" office:value-type="float" office:value="2412238.0"/>
          <table:table-cell office:value-type="float" office:value="105.69"/>
          <table:table-cell office:value-type="float" office:value="0.0"/>
          <table:table-cell office:value-type="float" office:value="460179.0"/>
          <table:table-cell office:value-type="float" office:value="564669.0"/>
          <table:table-cell office:value-type="float" office:value="253446.0"/>
          <table:table-cell office:value-type="float" office:value="122.133"/>
          <table:table-cell office:value-type="float" office:value="0.0"/>
          <table:table-cell office:value-type="float" office:value="509497.0"/>
          <table:table-cell office:value-type="float" office:value="640974.0"/>
          <table:table-cell office:value-type="float" office:value="256845.0"/>
          <table:table-cell office:value-type="float" office:value="35.1562"/>
          <table:table-cell office:value-type="float" office:value="0.0"/>
          <table:table-cell office:value-type="float" office:value="202023.0"/>
          <table:table-cell office:value-type="float" office:value="258236.0"/>
          <table:table-cell office:value-type="float" office:value="110404.0"/>
          <table:table-cell office:value-type="float" office:value="104.519"/>
          <table:table-cell office:value-type="float" office:value="0.0"/>
          <table:table-cell office:value-type="float" office:value="446639.0"/>
          <table:table-cell office:value-type="float" office:value="564727.0"/>
          <table:table-cell office:value-type="float" office:value="215654.0"/>
          <table:table-cell office:value-type="float" office:value="538.78"/>
          <table:table-cell office:value-type="float" office:value="0.0"/>
          <table:table-cell office:value-type="float" office:value="2133719.0"/>
          <table:table-cell office:value-type="float" office:value="2367880.0"/>
          <table:table-cell office:value-type="float" office:value="2367880.0"/>
          <table:table-cell office:value-type="float" office:value="38.2272"/>
          <table:table-cell office:value-type="float" office:value="0.0"/>
          <table:table-cell office:value-type="float" office:value="200321.0"/>
          <table:table-cell office:value-type="float" office:value="288255.0"/>
          <table:table-cell table:style-name="cellBest" office:value-type="float" office:value="0.0"/>
          <table:table-cell office:value-type="float" office:value="230.262"/>
          <table:table-cell office:value-type="float" office:value="0.0"/>
          <table:table-cell office:value-type="float" office:value="857144.0"/>
          <table:table-cell office:value-type="float" office:value="961280.0"/>
          <table:table-cell office:value-type="float" office:value="960098.0"/>
          <table:table-cell office:value-type="float" office:value="118.109"/>
          <table:table-cell office:value-type="float" office:value="0.0"/>
          <table:table-cell office:value-type="float" office:value="489713.0"/>
          <table:table-cell office:value-type="float" office:value="605778.0"/>
          <table:table-cell office:value-type="float" office:value="25293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29233.0"/>
          <table:table-cell office:value-type="float" office:value="988607.0"/>
          <table:table-cell office:value-type="float" office:value="98860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60403.0"/>
          <table:table-cell office:value-type="float" office:value="1919693.0"/>
          <table:table-cell office:value-type="float" office:value="1918530.0"/>
          <table:table-cell office:value-type="float" office:value="82.3207"/>
          <table:table-cell office:value-type="float" office:value="0.0"/>
          <table:table-cell office:value-type="float" office:value="347574.0"/>
          <table:table-cell office:value-type="float" office:value="438318.0"/>
          <table:table-cell office:value-type="float" office:value="19556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50892.0"/>
          <table:table-cell office:value-type="float" office:value="1863194.0"/>
          <table:table-cell office:value-type="float" office:value="1863194.0"/>
          <table:table-cell office:value-type="float" office:value="257.325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486310.0"/>
          <table:table-cell office:value-type="float" office:value="169.312"/>
          <table:table-cell office:value-type="float" office:value="0.0"/>
          <table:table-cell office:value-type="float" office:value="715392.0"/>
          <table:table-cell office:value-type="float" office:value="895520.0"/>
          <table:table-cell office:value-type="float" office:value="198704.0"/>
          <table:table-cell office:value-type="float" office:value="196.221"/>
          <table:table-cell office:value-type="float" office:value="0.0"/>
          <table:table-cell office:value-type="float" office:value="758512.0"/>
          <table:table-cell office:value-type="float" office:value="947656.0"/>
          <table:table-cell office:value-type="float" office:value="218479.0"/>
          <table:table-cell office:value-type="float" office:value="26.2972"/>
          <table:table-cell office:value-type="float" office:value="0.0"/>
          <table:table-cell office:value-type="float" office:value="151908.0"/>
          <table:table-cell office:value-type="float" office:value="273111.0"/>
          <table:table-cell office:value-type="float" office:value="240231.0"/>
          <table:table-cell office:value-type="float" office:value="43.8897"/>
          <table:table-cell office:value-type="float" office:value="0.0"/>
          <table:table-cell office:value-type="float" office:value="213088.0"/>
          <table:table-cell office:value-type="float" office:value="355958.0"/>
          <table:table-cell office:value-type="float" office:value="349209.0"/>
          <table:table-cell office:value-type="float" office:value="36.881"/>
          <table:table-cell office:value-type="float" office:value="0.0"/>
          <table:table-cell office:value-type="float" office:value="214184.0"/>
          <table:table-cell office:value-type="float" office:value="377196.0"/>
          <table:table-cell office:value-type="float" office:value="371143.0"/>
          <table:table-cell office:value-type="float" office:value="26.5505"/>
          <table:table-cell office:value-type="float" office:value="0.0"/>
          <table:table-cell office:value-type="float" office:value="132196.0"/>
          <table:table-cell office:value-type="float" office:value="242613.0"/>
          <table:table-cell office:value-type="float" office:value="237138.0"/>
          <table:table-cell office:value-type="float" office:value="88.3461"/>
          <table:table-cell office:value-type="float" office:value="0.0"/>
          <table:table-cell office:value-type="float" office:value="433848.0"/>
          <table:table-cell office:value-type="float" office:value="541801.0"/>
          <table:table-cell office:value-type="float" office:value="124776.0"/>
          <table:table-cell office:value-type="float" office:value="118.431"/>
          <table:table-cell office:value-type="float" office:value="0.0"/>
          <table:table-cell office:value-type="float" office:value="536458.0"/>
          <table:table-cell office:value-type="float" office:value="668777.0"/>
          <table:table-cell office:value-type="float" office:value="140995.0"/>
          <table:table-cell office:value-type="float" office:value="363.469"/>
          <table:table-cell office:value-type="float" office:value="0.0"/>
          <table:table-cell office:value-type="float" office:value="1342943.0"/>
          <table:table-cell office:value-type="float" office:value="1641058.0"/>
          <table:table-cell office:value-type="float" office:value="421596.0"/>
          <table:table-cell office:value-type="float" office:value="16.1372"/>
          <table:table-cell office:value-type="float" office:value="0.0"/>
          <table:table-cell office:value-type="float" office:value="86728.0"/>
          <table:table-cell office:value-type="float" office:value="117126.0"/>
          <table:table-cell office:value-type="float" office:value="29432.0"/>
          <table:table-cell office:value-type="float" office:value="66.3322"/>
          <table:table-cell office:value-type="float" office:value="0.0"/>
          <table:table-cell office:value-type="float" office:value="310556.0"/>
          <table:table-cell office:value-type="float" office:value="498231.0"/>
          <table:table-cell office:value-type="float" office:value="498231.0"/>
          <table:table-cell office:value-type="float" office:value="136.526"/>
          <table:table-cell office:value-type="float" office:value="0.0"/>
          <table:table-cell office:value-type="float" office:value="621121.0"/>
          <table:table-cell office:value-type="float" office:value="748537.0"/>
          <table:table-cell table:style-name="cellBest" office:value-type="float" office:value="0.0"/>
          <table:table-cell office:value-type="float" office:value="20.4535"/>
          <table:table-cell office:value-type="float" office:value="0.0"/>
          <table:table-cell office:value-type="float" office:value="119117.0"/>
          <table:table-cell office:value-type="float" office:value="220691.0"/>
          <table:table-cell office:value-type="float" office:value="214935.0"/>
          <table:table-cell office:value-type="float" office:value="172.12"/>
          <table:table-cell office:value-type="float" office:value="0.0"/>
          <table:table-cell office:value-type="float" office:value="743301.0"/>
          <table:table-cell office:value-type="float" office:value="1271927.0"/>
          <table:table-cell office:value-type="float" office:value="24840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55141.0"/>
          <table:table-cell office:value-type="float" office:value="2200164.0"/>
          <table:table-cell office:value-type="float" office:value="2200164.0"/>
          <table:table-cell office:value-type="float" office:value="66.8143"/>
          <table:table-cell office:value-type="float" office:value="0.0"/>
          <table:table-cell office:value-type="float" office:value="287656.0"/>
          <table:table-cell office:value-type="float" office:value="490767.0"/>
          <table:table-cell office:value-type="float" office:value="486622.0"/>
          <table:table-cell table:style-name="cellBest" office:value-type="float" office:value="5.28924"/>
          <table:table-cell office:value-type="float" office:value="0.0"/>
          <table:table-cell table:style-name="cellBest" office:value-type="float" office:value="38088.0"/>
          <table:table-cell table:style-name="cellBest" office:value-type="float" office:value="53089.0"/>
          <table:table-cell office:value-type="float" office:value="1172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7593.0"/>
          <table:table-cell office:value-type="float" office:value="1910190.0"/>
          <table:table-cell office:value-type="float" office:value="1910190.0"/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/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/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/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/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/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87.662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194.025"/>
          <table:table-cell office:value-type="float" office:value="0.0"/>
          <table:table-cell office:value-type="float" office:value="806166.0"/>
          <table:table-cell office:value-type="float" office:value="1002680.0"/>
          <table:table-cell table:style-name="cellBest" office:value-type="float" office:value="0.0"/>
          <table:table-cell office:value-type="float" office:value="188.529"/>
          <table:table-cell office:value-type="float" office:value="0.0"/>
          <table:table-cell office:value-type="float" office:value="806166.0"/>
          <table:table-cell office:value-type="float" office:value="1002680.0"/>
          <table:table-cell table:style-name="cellBest" office:value-type="float" office:value="0.0"/>
          <table:table-cell office:value-type="float" office:value="215.812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361467.0"/>
          <table:table-cell office:value-type="float" office:value="355.279"/>
          <table:table-cell office:value-type="float" office:value="0.0"/>
          <table:table-cell office:value-type="float" office:value="1491660.0"/>
          <table:table-cell office:value-type="float" office:value="2717464.0"/>
          <table:table-cell office:value-type="float" office:value="976894.0"/>
          <table:table-cell office:value-type="float" office:value="175.835"/>
          <table:table-cell office:value-type="float" office:value="0.0"/>
          <table:table-cell office:value-type="float" office:value="747168.0"/>
          <table:table-cell office:value-type="float" office:value="932346.0"/>
          <table:table-cell office:value-type="float" office:value="337342.0"/>
          <table:table-cell office:value-type="float" office:value="128.287"/>
          <table:table-cell office:value-type="float" office:value="0.0"/>
          <table:table-cell office:value-type="float" office:value="624598.0"/>
          <table:table-cell office:value-type="float" office:value="704492.0"/>
          <table:table-cell office:value-type="float" office:value="685035.0"/>
          <table:table-cell office:value-type="float" office:value="50.4765"/>
          <table:table-cell office:value-type="float" office:value="0.0"/>
          <table:table-cell office:value-type="float" office:value="276784.0"/>
          <table:table-cell office:value-type="float" office:value="317680.0"/>
          <table:table-cell office:value-type="float" office:value="316549.0"/>
          <table:table-cell office:value-type="float" office:value="80.21"/>
          <table:table-cell office:value-type="float" office:value="0.0"/>
          <table:table-cell office:value-type="float" office:value="377455.0"/>
          <table:table-cell office:value-type="float" office:value="432984.0"/>
          <table:table-cell office:value-type="float" office:value="432019.0"/>
          <table:table-cell office:value-type="float" office:value="406.34"/>
          <table:table-cell office:value-type="float" office:value="0.0"/>
          <table:table-cell office:value-type="float" office:value="1573524.0"/>
          <table:table-cell office:value-type="float" office:value="1765787.0"/>
          <table:table-cell office:value-type="float" office:value="1764302.0"/>
          <table:table-cell office:value-type="float" office:value="455.548"/>
          <table:table-cell office:value-type="float" office:value="0.0"/>
          <table:table-cell office:value-type="float" office:value="1607581.0"/>
          <table:table-cell office:value-type="float" office:value="1995178.0"/>
          <table:table-cell office:value-type="float" office:value="64723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60200.0"/>
          <table:table-cell office:value-type="float" office:value="2170295.0"/>
          <table:table-cell office:value-type="float" office:value="776534.0"/>
          <table:table-cell office:value-type="float" office:value="151.341"/>
          <table:table-cell office:value-type="float" office:value="0.0"/>
          <table:table-cell office:value-type="float" office:value="671743.0"/>
          <table:table-cell office:value-type="float" office:value="844745.0"/>
          <table:table-cell office:value-type="float" office:value="303309.0"/>
          <table:table-cell office:value-type="float" office:value="73.2717"/>
          <table:table-cell office:value-type="float" office:value="0.0"/>
          <table:table-cell office:value-type="float" office:value="305743.0"/>
          <table:table-cell office:value-type="float" office:value="381680.0"/>
          <table:table-cell office:value-type="float" office:value="181081.0"/>
          <table:table-cell office:value-type="float" office:value="156.066"/>
          <table:table-cell office:value-type="float" office:value="0.0"/>
          <table:table-cell office:value-type="float" office:value="731862.0"/>
          <table:table-cell office:value-type="float" office:value="824930.0"/>
          <table:table-cell office:value-type="float" office:value="824930.0"/>
          <table:table-cell office:value-type="float" office:value="19.3808"/>
          <table:table-cell office:value-type="float" office:value="0.0"/>
          <table:table-cell office:value-type="float" office:value="116357.0"/>
          <table:table-cell office:value-type="float" office:value="174204.0"/>
          <table:table-cell table:style-name="cellBest" office:value-type="float" office:value="0.0"/>
          <table:table-cell office:value-type="float" office:value="392.619"/>
          <table:table-cell office:value-type="float" office:value="0.0"/>
          <table:table-cell office:value-type="float" office:value="1303863.0"/>
          <table:table-cell office:value-type="float" office:value="1469399.0"/>
          <table:table-cell office:value-type="float" office:value="1467834.0"/>
          <table:table-cell office:value-type="float" office:value="458.203"/>
          <table:table-cell office:value-type="float" office:value="0.0"/>
          <table:table-cell office:value-type="float" office:value="1556401.0"/>
          <table:table-cell office:value-type="float" office:value="1939006.0"/>
          <table:table-cell office:value-type="float" office:value="60936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56270.0"/>
          <table:table-cell office:value-type="float" office:value="1242276.0"/>
          <table:table-cell office:value-type="float" office:value="124227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4572.0"/>
          <table:table-cell office:value-type="float" office:value="2001524.0"/>
          <table:table-cell office:value-type="float" office:value="2000027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13575.0"/>
          <table:table-cell office:value-type="float" office:value="2572284.0"/>
          <table:table-cell office:value-type="float" office:value="80859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75612.0"/>
          <table:table-cell office:value-type="float" office:value="2090097.0"/>
          <table:table-cell office:value-type="float" office:value="2090097.0"/>
          <table:table-cell office:value-type="float" office:value="215.575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361467.0"/>
          <table:table-cell table:style-name="cellBest" office:value-type="float" office:value="6.20479"/>
          <table:table-cell office:value-type="float" office:value="0.0"/>
          <table:table-cell table:style-name="cellBest" office:value-type="float" office:value="43665.0"/>
          <table:table-cell table:style-name="cellBest" office:value-type="float" office:value="61507.0"/>
          <table:table-cell office:value-type="float" office:value="14272.0"/>
          <table:table-cell office:value-type="float" office:value="49.6714"/>
          <table:table-cell office:value-type="float" office:value="0.0"/>
          <table:table-cell office:value-type="float" office:value="249341.0"/>
          <table:table-cell office:value-type="float" office:value="322791.0"/>
          <table:table-cell office:value-type="float" office:value="86156.0"/>
          <table:table-cell office:value-type="float" office:value="73.1591"/>
          <table:table-cell office:value-type="float" office:value="0.0"/>
          <table:table-cell office:value-type="float" office:value="376979.0"/>
          <table:table-cell office:value-type="float" office:value="574389.0"/>
          <table:table-cell office:value-type="float" office:value="537599.0"/>
          <table:table-cell office:value-type="float" office:value="81.9272"/>
          <table:table-cell office:value-type="float" office:value="0.0"/>
          <table:table-cell office:value-type="float" office:value="386589.0"/>
          <table:table-cell office:value-type="float" office:value="593242.0"/>
          <table:table-cell office:value-type="float" office:value="588527.0"/>
          <table:table-cell office:value-type="float" office:value="146.133"/>
          <table:table-cell office:value-type="float" office:value="0.0"/>
          <table:table-cell office:value-type="float" office:value="695614.0"/>
          <table:table-cell office:value-type="float" office:value="1040316.0"/>
          <table:table-cell office:value-type="float" office:value="1036558.0"/>
          <table:table-cell office:value-type="float" office:value="159.423"/>
          <table:table-cell office:value-type="float" office:value="0.0"/>
          <table:table-cell office:value-type="float" office:value="738795.0"/>
          <table:table-cell office:value-type="float" office:value="1102990.0"/>
          <table:table-cell office:value-type="float" office:value="1100211.0"/>
          <table:table-cell office:value-type="float" office:value="471.764"/>
          <table:table-cell office:value-type="float" office:value="0.0"/>
          <table:table-cell office:value-type="float" office:value="1527087.0"/>
          <table:table-cell office:value-type="float" office:value="1875504.0"/>
          <table:table-cell office:value-type="float" office:value="392095.0"/>
          <table:table-cell office:value-type="float" office:value="13.079"/>
          <table:table-cell office:value-type="float" office:value="0.0"/>
          <table:table-cell office:value-type="float" office:value="90658.0"/>
          <table:table-cell office:value-type="float" office:value="121517.0"/>
          <table:table-cell office:value-type="float" office:value="26247.0"/>
          <table:table-cell office:value-type="float" office:value="101.98"/>
          <table:table-cell office:value-type="float" office:value="0.0"/>
          <table:table-cell office:value-type="float" office:value="447922.0"/>
          <table:table-cell office:value-type="float" office:value="565945.0"/>
          <table:table-cell office:value-type="float" office:value="127187.0"/>
          <table:table-cell office:value-type="float" office:value="564.913"/>
          <table:table-cell office:value-type="float" office:value="0.0"/>
          <table:table-cell office:value-type="float" office:value="2051277.0"/>
          <table:table-cell office:value-type="float" office:value="2510447.0"/>
          <table:table-cell office:value-type="float" office:value="554056.0"/>
          <table:table-cell office:value-type="float" office:value="33.7322"/>
          <table:table-cell office:value-type="float" office:value="0.0"/>
          <table:table-cell office:value-type="float" office:value="194465.0"/>
          <table:table-cell office:value-type="float" office:value="306802.0"/>
          <table:table-cell office:value-type="float" office:value="306802.0"/>
          <table:table-cell office:value-type="float" office:value="483.08"/>
          <table:table-cell office:value-type="float" office:value="0.0"/>
          <table:table-cell office:value-type="float" office:value="1814412.0"/>
          <table:table-cell office:value-type="float" office:value="2138759.0"/>
          <table:table-cell table:style-name="cellBest" office:value-type="float" office:value="0.0"/>
          <table:table-cell office:value-type="float" office:value="21.8617"/>
          <table:table-cell office:value-type="float" office:value="0.0"/>
          <table:table-cell office:value-type="float" office:value="122424.0"/>
          <table:table-cell office:value-type="float" office:value="230463.0"/>
          <table:table-cell office:value-type="float" office:value="225498.0"/>
          <table:table-cell office:value-type="float" office:value="484.751"/>
          <table:table-cell office:value-type="float" office:value="0.0"/>
          <table:table-cell office:value-type="float" office:value="1696717.0"/>
          <table:table-cell office:value-type="float" office:value="2865342.0"/>
          <table:table-cell office:value-type="float" office:value="637273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45311.0"/>
          <table:table-cell table:style-name="cellWorst" office:value-type="float" office:value="3587630.0"/>
          <table:table-cell table:style-name="cellWorst" office:value-type="float" office:value="3587630.0"/>
          <table:table-cell office:value-type="float" office:value="376.309"/>
          <table:table-cell office:value-type="float" office:value="0.0"/>
          <table:table-cell office:value-type="float" office:value="1320764.0"/>
          <table:table-cell office:value-type="float" office:value="1889518.0"/>
          <table:table-cell office:value-type="float" office:value="188661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40796.0"/>
          <table:table-cell office:value-type="float" office:value="2377061.0"/>
          <table:table-cell office:value-type="float" office:value="54624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92500.0"/>
          <table:table-cell office:value-type="float" office:value="1859234.0"/>
          <table:table-cell office:value-type="float" office:value="1859234.0"/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/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/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/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/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/>
        </table:table-row>
        <table:table-row table:style-name="ro1">
          <table:table-cell office:value-type="string">
            <text:p>./47-hanoi_tower-120-0.asp</text:p>
          </table:table-cell>
          <table:table-cell office:value-type="float" office:value="3.83343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4.69171"/>
          <table:table-cell office:value-type="float" office:value="0.0"/>
          <table:table-cell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3.78038"/>
          <table:table-cell office:value-type="float" office:value="0.0"/>
          <table:table-cell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3.80126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23920.0"/>
          <table:table-cell office:value-type="float" office:value="19.8431"/>
          <table:table-cell office:value-type="float" office:value="0.0"/>
          <table:table-cell office:value-type="float" office:value="118794.0"/>
          <table:table-cell office:value-type="float" office:value="199745.0"/>
          <table:table-cell office:value-type="float" office:value="123335.0"/>
          <table:table-cell office:value-type="float" office:value="3.24766"/>
          <table:table-cell office:value-type="float" office:value="0.0"/>
          <table:table-cell office:value-type="float" office:value="25521.0"/>
          <table:table-cell office:value-type="float" office:value="34197.0"/>
          <table:table-cell office:value-type="float" office:value="16863.0"/>
          <table:table-cell office:value-type="float" office:value="15.4019"/>
          <table:table-cell office:value-type="float" office:value="0.0"/>
          <table:table-cell office:value-type="float" office:value="108005.0"/>
          <table:table-cell office:value-type="float" office:value="123595.0"/>
          <table:table-cell office:value-type="float" office:value="121867.0"/>
          <table:table-cell office:value-type="float" office:value="24.3614"/>
          <table:table-cell office:value-type="float" office:value="0.0"/>
          <table:table-cell office:value-type="float" office:value="145891.0"/>
          <table:table-cell office:value-type="float" office:value="165135.0"/>
          <table:table-cell office:value-type="float" office:value="164979.0"/>
          <table:table-cell office:value-type="float" office:value="34.439"/>
          <table:table-cell office:value-type="float" office:value="0.0"/>
          <table:table-cell office:value-type="float" office:value="207785.0"/>
          <table:table-cell office:value-type="float" office:value="233249.0"/>
          <table:table-cell office:value-type="float" office:value="233132.0"/>
          <table:table-cell office:value-type="float" office:value="11.0713"/>
          <table:table-cell office:value-type="float" office:value="0.0"/>
          <table:table-cell office:value-type="float" office:value="77887.0"/>
          <table:table-cell office:value-type="float" office:value="89156.0"/>
          <table:table-cell office:value-type="float" office:value="89122.0"/>
          <table:table-cell office:value-type="float" office:value="2.94012"/>
          <table:table-cell office:value-type="float" office:value="0.0"/>
          <table:table-cell office:value-type="float" office:value="24410.0"/>
          <table:table-cell office:value-type="float" office:value="32134.0"/>
          <table:table-cell office:value-type="float" office:value="17272.0"/>
          <table:table-cell office:value-type="float" office:value="8.48743"/>
          <table:table-cell office:value-type="float" office:value="0.0"/>
          <table:table-cell office:value-type="float" office:value="66710.0"/>
          <table:table-cell office:value-type="float" office:value="82584.0"/>
          <table:table-cell office:value-type="float" office:value="46301.0"/>
          <table:table-cell office:value-type="float" office:value="5.84125"/>
          <table:table-cell office:value-type="float" office:value="0.0"/>
          <table:table-cell office:value-type="float" office:value="42124.0"/>
          <table:table-cell office:value-type="float" office:value="53390.0"/>
          <table:table-cell office:value-type="float" office:value="28810.0"/>
          <table:table-cell office:value-type="float" office:value="11.5753"/>
          <table:table-cell office:value-type="float" office:value="0.0"/>
          <table:table-cell office:value-type="float" office:value="75085.0"/>
          <table:table-cell office:value-type="float" office:value="93983.0"/>
          <table:table-cell office:value-type="float" office:value="51816.0"/>
          <table:table-cell office:value-type="float" office:value="3.68595"/>
          <table:table-cell office:value-type="float" office:value="0.0"/>
          <table:table-cell office:value-type="float" office:value="29453.0"/>
          <table:table-cell office:value-type="float" office:value="35240.0"/>
          <table:table-cell office:value-type="float" office:value="35240.0"/>
          <table:table-cell office:value-type="float" office:value="4.01903"/>
          <table:table-cell office:value-type="float" office:value="0.0"/>
          <table:table-cell office:value-type="float" office:value="35159.0"/>
          <table:table-cell office:value-type="float" office:value="52351.0"/>
          <table:table-cell table:style-name="cellBest" office:value-type="float" office:value="0.0"/>
          <table:table-cell office:value-type="float" office:value="71.2295"/>
          <table:table-cell office:value-type="float" office:value="0.0"/>
          <table:table-cell office:value-type="float" office:value="321024.0"/>
          <table:table-cell office:value-type="float" office:value="361858.0"/>
          <table:table-cell office:value-type="float" office:value="361307.0"/>
          <table:table-cell office:value-type="float" office:value="5.94288"/>
          <table:table-cell office:value-type="float" office:value="0.0"/>
          <table:table-cell office:value-type="float" office:value="43824.0"/>
          <table:table-cell office:value-type="float" office:value="54891.0"/>
          <table:table-cell office:value-type="float" office:value="3308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87336.0"/>
          <table:table-cell office:value-type="float" office:value="1449648.0"/>
          <table:table-cell office:value-type="float" office:value="1449648.0"/>
          <table:table-cell office:value-type="float" office:value="12.3217"/>
          <table:table-cell office:value-type="float" office:value="0.0"/>
          <table:table-cell office:value-type="float" office:value="76474.0"/>
          <table:table-cell office:value-type="float" office:value="85876.0"/>
          <table:table-cell office:value-type="float" office:value="85677.0"/>
          <table:table-cell office:value-type="float" office:value="4.50528"/>
          <table:table-cell office:value-type="float" office:value="0.0"/>
          <table:table-cell office:value-type="float" office:value="37088.0"/>
          <table:table-cell office:value-type="float" office:value="47434.0"/>
          <table:table-cell office:value-type="float" office:value="27327.0"/>
          <table:table-cell office:value-type="float" office:value="372.642"/>
          <table:table-cell office:value-type="float" office:value="0.0"/>
          <table:table-cell office:value-type="float" office:value="1481958.0"/>
          <table:table-cell office:value-type="float" office:value="1492276.0"/>
          <table:table-cell office:value-type="float" office:value="1492276.0"/>
          <table:table-cell office:value-type="float" office:value="4.36232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23920.0"/>
          <table:table-cell office:value-type="float" office:value="2.76768"/>
          <table:table-cell office:value-type="float" office:value="0.0"/>
          <table:table-cell office:value-type="float" office:value="22633.0"/>
          <table:table-cell office:value-type="float" office:value="30191.0"/>
          <table:table-cell office:value-type="float" office:value="6047.0"/>
          <table:table-cell office:value-type="float" office:value="5.22091"/>
          <table:table-cell office:value-type="float" office:value="0.0"/>
          <table:table-cell office:value-type="float" office:value="41482.0"/>
          <table:table-cell office:value-type="float" office:value="53736.0"/>
          <table:table-cell office:value-type="float" office:value="13189.0"/>
          <table:table-cell office:value-type="float" office:value="12.4463"/>
          <table:table-cell office:value-type="float" office:value="0.0"/>
          <table:table-cell office:value-type="float" office:value="95171.0"/>
          <table:table-cell office:value-type="float" office:value="141237.0"/>
          <table:table-cell office:value-type="float" office:value="130364.0"/>
          <table:table-cell office:value-type="float" office:value="9.28507"/>
          <table:table-cell office:value-type="float" office:value="0.0"/>
          <table:table-cell office:value-type="float" office:value="67849.0"/>
          <table:table-cell office:value-type="float" office:value="104823.0"/>
          <table:table-cell office:value-type="float" office:value="103876.0"/>
          <table:table-cell table:style-name="cellBest" office:value-type="float" office:value="1.98084"/>
          <table:table-cell office:value-type="float" office:value="0.0"/>
          <table:table-cell table:style-name="cellBest" office:value-type="float" office:value="16158.0"/>
          <table:table-cell table:style-name="cellBest" office:value-type="float" office:value="27882.0"/>
          <table:table-cell office:value-type="float" office:value="27567.0"/>
          <table:table-cell office:value-type="float" office:value="10.3357"/>
          <table:table-cell office:value-type="float" office:value="0.0"/>
          <table:table-cell office:value-type="float" office:value="70766.0"/>
          <table:table-cell office:value-type="float" office:value="110081.0"/>
          <table:table-cell office:value-type="float" office:value="109716.0"/>
          <table:table-cell office:value-type="float" office:value="3.57896"/>
          <table:table-cell office:value-type="float" office:value="0.0"/>
          <table:table-cell office:value-type="float" office:value="30058.0"/>
          <table:table-cell office:value-type="float" office:value="38974.0"/>
          <table:table-cell office:value-type="float" office:value="7840.0"/>
          <table:table-cell office:value-type="float" office:value="5.21632"/>
          <table:table-cell office:value-type="float" office:value="0.0"/>
          <table:table-cell office:value-type="float" office:value="42037.0"/>
          <table:table-cell office:value-type="float" office:value="53554.0"/>
          <table:table-cell office:value-type="float" office:value="11015.0"/>
          <table:table-cell office:value-type="float" office:value="15.7169"/>
          <table:table-cell office:value-type="float" office:value="0.0"/>
          <table:table-cell office:value-type="float" office:value="103022.0"/>
          <table:table-cell office:value-type="float" office:value="127897.0"/>
          <table:table-cell office:value-type="float" office:value="26858.0"/>
          <table:table-cell office:value-type="float" office:value="8.95093"/>
          <table:table-cell office:value-type="float" office:value="0.0"/>
          <table:table-cell office:value-type="float" office:value="61439.0"/>
          <table:table-cell office:value-type="float" office:value="78101.0"/>
          <table:table-cell office:value-type="float" office:value="18050.0"/>
          <table:table-cell office:value-type="float" office:value="7.94232"/>
          <table:table-cell office:value-type="float" office:value="0.0"/>
          <table:table-cell office:value-type="float" office:value="67190.0"/>
          <table:table-cell office:value-type="float" office:value="103714.0"/>
          <table:table-cell office:value-type="float" office:value="103714.0"/>
          <table:table-cell office:value-type="float" office:value="12.5029"/>
          <table:table-cell office:value-type="float" office:value="0.0"/>
          <table:table-cell office:value-type="float" office:value="88596.0"/>
          <table:table-cell office:value-type="float" office:value="107204.0"/>
          <table:table-cell table:style-name="cellBest" office:value-type="float" office:value="0.0"/>
          <table:table-cell office:value-type="float" office:value="18.1103"/>
          <table:table-cell office:value-type="float" office:value="0.0"/>
          <table:table-cell office:value-type="float" office:value="123716.0"/>
          <table:table-cell office:value-type="float" office:value="190956.0"/>
          <table:table-cell office:value-type="float" office:value="190238.0"/>
          <table:table-cell office:value-type="float" office:value="4.41524"/>
          <table:table-cell office:value-type="float" office:value="0.0"/>
          <table:table-cell office:value-type="float" office:value="35559.0"/>
          <table:table-cell office:value-type="float" office:value="58779.0"/>
          <table:table-cell office:value-type="float" office:value="13512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591205.0"/>
          <table:table-cell table:style-name="cellWorst" office:value-type="float" office:value="3428478.0"/>
          <table:table-cell table:style-name="cellWorst" office:value-type="float" office:value="3428478.0"/>
          <table:table-cell office:value-type="float" office:value="11.0318"/>
          <table:table-cell office:value-type="float" office:value="0.0"/>
          <table:table-cell office:value-type="float" office:value="73995.0"/>
          <table:table-cell office:value-type="float" office:value="108492.0"/>
          <table:table-cell office:value-type="float" office:value="108156.0"/>
          <table:table-cell office:value-type="float" office:value="11.5024"/>
          <table:table-cell office:value-type="float" office:value="0.0"/>
          <table:table-cell office:value-type="float" office:value="84529.0"/>
          <table:table-cell office:value-type="float" office:value="103849.0"/>
          <table:table-cell office:value-type="float" office:value="20447.0"/>
          <table:table-cell office:value-type="float" office:value="241.76"/>
          <table:table-cell office:value-type="float" office:value="0.0"/>
          <table:table-cell office:value-type="float" office:value="937974.0"/>
          <table:table-cell office:value-type="float" office:value="975546.0"/>
          <table:table-cell office:value-type="float" office:value="975546.0"/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/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/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/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/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/>
        </table:table-row>
        <table:table-row table:style-name="ro1">
          <table:table-cell office:value-type="string">
            <text:p>./48-hanoi_tower-120-0.asp</text:p>
          </table:table-cell>
          <table:table-cell office:value-type="float" office:value="18.3336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19.7075"/>
          <table:table-cell office:value-type="float" office:value="0.0"/>
          <table:table-cell office:value-type="float" office:value="126243.0"/>
          <table:table-cell office:value-type="float" office:value="152386.0"/>
          <table:table-cell table:style-name="cellBest" office:value-type="float" office:value="0.0"/>
          <table:table-cell office:value-type="float" office:value="20.8546"/>
          <table:table-cell office:value-type="float" office:value="0.0"/>
          <table:table-cell office:value-type="float" office:value="126243.0"/>
          <table:table-cell office:value-type="float" office:value="152386.0"/>
          <table:table-cell table:style-name="cellBest" office:value-type="float" office:value="0.0"/>
          <table:table-cell office:value-type="float" office:value="19.6035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93352.0"/>
          <table:table-cell office:value-type="float" office:value="77.6441"/>
          <table:table-cell office:value-type="float" office:value="0.0"/>
          <table:table-cell office:value-type="float" office:value="414581.0"/>
          <table:table-cell office:value-type="float" office:value="662133.0"/>
          <table:table-cell office:value-type="float" office:value="406216.0"/>
          <table:table-cell office:value-type="float" office:value="12.5846"/>
          <table:table-cell office:value-type="float" office:value="0.0"/>
          <table:table-cell office:value-type="float" office:value="85792.0"/>
          <table:table-cell office:value-type="float" office:value="104313.0"/>
          <table:table-cell office:value-type="float" office:value="63895.0"/>
          <table:table-cell office:value-type="float" office:value="14.3817"/>
          <table:table-cell office:value-type="float" office:value="0.0"/>
          <table:table-cell office:value-type="float" office:value="100670.0"/>
          <table:table-cell office:value-type="float" office:value="116625.0"/>
          <table:table-cell office:value-type="float" office:value="114965.0"/>
          <table:table-cell office:value-type="float" office:value="7.25487"/>
          <table:table-cell office:value-type="float" office:value="0.0"/>
          <table:table-cell office:value-type="float" office:value="51059.0"/>
          <table:table-cell office:value-type="float" office:value="59737.0"/>
          <table:table-cell office:value-type="float" office:value="59551.0"/>
          <table:table-cell office:value-type="float" office:value="13.2841"/>
          <table:table-cell office:value-type="float" office:value="0.0"/>
          <table:table-cell office:value-type="float" office:value="95931.0"/>
          <table:table-cell office:value-type="float" office:value="109399.0"/>
          <table:table-cell office:value-type="float" office:value="109321.0"/>
          <table:table-cell office:value-type="float" office:value="46.2112"/>
          <table:table-cell office:value-type="float" office:value="0.0"/>
          <table:table-cell office:value-type="float" office:value="246110.0"/>
          <table:table-cell office:value-type="float" office:value="280632.0"/>
          <table:table-cell office:value-type="float" office:value="280496.0"/>
          <table:table-cell office:value-type="float" office:value="40.3326"/>
          <table:table-cell office:value-type="float" office:value="0.0"/>
          <table:table-cell office:value-type="float" office:value="262684.0"/>
          <table:table-cell office:value-type="float" office:value="313570.0"/>
          <table:table-cell office:value-type="float" office:value="179763.0"/>
          <table:table-cell table:style-name="cellBest" office:value-type="float" office:value="2.94987"/>
          <table:table-cell office:value-type="float" office:value="0.0"/>
          <table:table-cell table:style-name="cellBest" office:value-type="float" office:value="23730.0"/>
          <table:table-cell table:style-name="cellBest" office:value-type="float" office:value="31047.0"/>
          <table:table-cell office:value-type="float" office:value="20627.0"/>
          <table:table-cell office:value-type="float" office:value="20.9724"/>
          <table:table-cell office:value-type="float" office:value="0.0"/>
          <table:table-cell office:value-type="float" office:value="127342.0"/>
          <table:table-cell office:value-type="float" office:value="154743.0"/>
          <table:table-cell office:value-type="float" office:value="93504.0"/>
          <table:table-cell office:value-type="float" office:value="10.9361"/>
          <table:table-cell office:value-type="float" office:value="0.0"/>
          <table:table-cell office:value-type="float" office:value="77838.0"/>
          <table:table-cell office:value-type="float" office:value="94666.0"/>
          <table:table-cell office:value-type="float" office:value="57044.0"/>
          <table:table-cell office:value-type="float" office:value="32.0236"/>
          <table:table-cell office:value-type="float" office:value="0.0"/>
          <table:table-cell office:value-type="float" office:value="197582.0"/>
          <table:table-cell office:value-type="float" office:value="226048.0"/>
          <table:table-cell office:value-type="float" office:value="226048.0"/>
          <table:table-cell office:value-type="float" office:value="20.0054"/>
          <table:table-cell office:value-type="float" office:value="0.0"/>
          <table:table-cell office:value-type="float" office:value="143720.0"/>
          <table:table-cell office:value-type="float" office:value="199333.0"/>
          <table:table-cell table:style-name="cellBest" office:value-type="float" office:value="0.0"/>
          <table:table-cell office:value-type="float" office:value="402.712"/>
          <table:table-cell office:value-type="float" office:value="0.0"/>
          <table:table-cell office:value-type="float" office:value="1690414.0"/>
          <table:table-cell office:value-type="float" office:value="1880300.0"/>
          <table:table-cell office:value-type="float" office:value="1878920.0"/>
          <table:table-cell office:value-type="float" office:value="10.6047"/>
          <table:table-cell office:value-type="float" office:value="0.0"/>
          <table:table-cell office:value-type="float" office:value="67324.0"/>
          <table:table-cell office:value-type="float" office:value="83322.0"/>
          <table:table-cell office:value-type="float" office:value="4651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83272.0"/>
          <table:table-cell office:value-type="float" office:value="1561479.0"/>
          <table:table-cell office:value-type="float" office:value="1561479.0"/>
          <table:table-cell office:value-type="float" office:value="43.6275"/>
          <table:table-cell office:value-type="float" office:value="0.0"/>
          <table:table-cell office:value-type="float" office:value="213717.0"/>
          <table:table-cell office:value-type="float" office:value="234786.0"/>
          <table:table-cell office:value-type="float" office:value="234692.0"/>
          <table:table-cell office:value-type="float" office:value="14.6504"/>
          <table:table-cell office:value-type="float" office:value="0.0"/>
          <table:table-cell office:value-type="float" office:value="101776.0"/>
          <table:table-cell office:value-type="float" office:value="124013.0"/>
          <table:table-cell office:value-type="float" office:value="75936.0"/>
          <table:table-cell office:value-type="float" office:value="356.474"/>
          <table:table-cell office:value-type="float" office:value="0.0"/>
          <table:table-cell office:value-type="float" office:value="1383732.0"/>
          <table:table-cell office:value-type="float" office:value="1393386.0"/>
          <table:table-cell office:value-type="float" office:value="1393386.0"/>
          <table:table-cell office:value-type="float" office:value="18.3019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93352.0"/>
          <table:table-cell office:value-type="float" office:value="4.47383"/>
          <table:table-cell office:value-type="float" office:value="0.0"/>
          <table:table-cell office:value-type="float" office:value="36258.0"/>
          <table:table-cell office:value-type="float" office:value="46087.0"/>
          <table:table-cell office:value-type="float" office:value="8494.0"/>
          <table:table-cell office:value-type="float" office:value="39.3526"/>
          <table:table-cell office:value-type="float" office:value="0.0"/>
          <table:table-cell office:value-type="float" office:value="261880.0"/>
          <table:table-cell office:value-type="float" office:value="312681.0"/>
          <table:table-cell office:value-type="float" office:value="65613.0"/>
          <table:table-cell office:value-type="float" office:value="13.0102"/>
          <table:table-cell office:value-type="float" office:value="0.0"/>
          <table:table-cell office:value-type="float" office:value="99369.0"/>
          <table:table-cell office:value-type="float" office:value="149466.0"/>
          <table:table-cell office:value-type="float" office:value="136570.0"/>
          <table:table-cell office:value-type="float" office:value="8.73231"/>
          <table:table-cell office:value-type="float" office:value="0.0"/>
          <table:table-cell office:value-type="float" office:value="54714.0"/>
          <table:table-cell office:value-type="float" office:value="91906.0"/>
          <table:table-cell office:value-type="float" office:value="90961.0"/>
          <table:table-cell office:value-type="float" office:value="11.0582"/>
          <table:table-cell office:value-type="float" office:value="0.0"/>
          <table:table-cell office:value-type="float" office:value="82448.0"/>
          <table:table-cell office:value-type="float" office:value="126767.0"/>
          <table:table-cell office:value-type="float" office:value="126348.0"/>
          <table:table-cell office:value-type="float" office:value="37.578"/>
          <table:table-cell office:value-type="float" office:value="0.0"/>
          <table:table-cell office:value-type="float" office:value="214086.0"/>
          <table:table-cell office:value-type="float" office:value="319332.0"/>
          <table:table-cell office:value-type="float" office:value="318821.0"/>
          <table:table-cell office:value-type="float" office:value="12.9863"/>
          <table:table-cell office:value-type="float" office:value="0.0"/>
          <table:table-cell office:value-type="float" office:value="90112.0"/>
          <table:table-cell office:value-type="float" office:value="111523.0"/>
          <table:table-cell office:value-type="float" office:value="23041.0"/>
          <table:table-cell office:value-type="float" office:value="7.04606"/>
          <table:table-cell office:value-type="float" office:value="0.0"/>
          <table:table-cell office:value-type="float" office:value="56928.0"/>
          <table:table-cell office:value-type="float" office:value="71029.0"/>
          <table:table-cell office:value-type="float" office:value="13911.0"/>
          <table:table-cell office:value-type="float" office:value="12.4648"/>
          <table:table-cell office:value-type="float" office:value="0.0"/>
          <table:table-cell office:value-type="float" office:value="81439.0"/>
          <table:table-cell office:value-type="float" office:value="100763.0"/>
          <table:table-cell office:value-type="float" office:value="20543.0"/>
          <table:table-cell office:value-type="float" office:value="15.0261"/>
          <table:table-cell office:value-type="float" office:value="0.0"/>
          <table:table-cell office:value-type="float" office:value="91499.0"/>
          <table:table-cell office:value-type="float" office:value="113002.0"/>
          <table:table-cell office:value-type="float" office:value="22602.0"/>
          <table:table-cell office:value-type="float" office:value="30.9858"/>
          <table:table-cell office:value-type="float" office:value="0.0"/>
          <table:table-cell office:value-type="float" office:value="207423.0"/>
          <table:table-cell office:value-type="float" office:value="314228.0"/>
          <table:table-cell office:value-type="float" office:value="314228.0"/>
          <table:table-cell office:value-type="float" office:value="3.58423"/>
          <table:table-cell office:value-type="float" office:value="0.0"/>
          <table:table-cell office:value-type="float" office:value="29274.0"/>
          <table:table-cell office:value-type="float" office:value="36361.0"/>
          <table:table-cell table:style-name="cellBest" office:value-type="float" office:value="0.0"/>
          <table:table-cell office:value-type="float" office:value="22.5571"/>
          <table:table-cell office:value-type="float" office:value="0.0"/>
          <table:table-cell office:value-type="float" office:value="141725.0"/>
          <table:table-cell office:value-type="float" office:value="229157.0"/>
          <table:table-cell office:value-type="float" office:value="228477.0"/>
          <table:table-cell office:value-type="float" office:value="54.2429"/>
          <table:table-cell office:value-type="float" office:value="0.0"/>
          <table:table-cell office:value-type="float" office:value="339230.0"/>
          <table:table-cell office:value-type="float" office:value="437988.0"/>
          <table:table-cell office:value-type="float" office:value="7655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33881.0"/>
          <table:table-cell table:style-name="cellWorst" office:value-type="float" office:value="2781279.0"/>
          <table:table-cell table:style-name="cellWorst" office:value-type="float" office:value="2781279.0"/>
          <table:table-cell office:value-type="float" office:value="44.3792"/>
          <table:table-cell office:value-type="float" office:value="0.0"/>
          <table:table-cell office:value-type="float" office:value="226684.0"/>
          <table:table-cell office:value-type="float" office:value="323523.0"/>
          <table:table-cell office:value-type="float" office:value="322910.0"/>
          <table:table-cell office:value-type="float" office:value="20.168"/>
          <table:table-cell office:value-type="float" office:value="0.0"/>
          <table:table-cell office:value-type="float" office:value="143733.0"/>
          <table:table-cell office:value-type="float" office:value="172563.0"/>
          <table:table-cell office:value-type="float" office:value="3186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67934.0"/>
          <table:table-cell office:value-type="float" office:value="2247807.0"/>
          <table:table-cell office:value-type="float" office:value="2247807.0"/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/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/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/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/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/>
        </table:table-row>
        <table:table-row table:style-name="ro1">
          <table:table-cell office:value-type="string">
            <text:p>./49-hanoi_tower-120-0.asp</text:p>
          </table:table-cell>
          <table:table-cell office:value-type="float" office:value="26.0793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25.0299"/>
          <table:table-cell office:value-type="float" office:value="0.0"/>
          <table:table-cell office:value-type="float" office:value="164790.0"/>
          <table:table-cell office:value-type="float" office:value="196252.0"/>
          <table:table-cell table:style-name="cellBest" office:value-type="float" office:value="0.0"/>
          <table:table-cell office:value-type="float" office:value="25.063"/>
          <table:table-cell office:value-type="float" office:value="0.0"/>
          <table:table-cell office:value-type="float" office:value="164790.0"/>
          <table:table-cell office:value-type="float" office:value="196252.0"/>
          <table:table-cell table:style-name="cellBest" office:value-type="float" office:value="0.0"/>
          <table:table-cell office:value-type="float" office:value="24.3655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117266.0"/>
          <table:table-cell office:value-type="float" office:value="22.6779"/>
          <table:table-cell office:value-type="float" office:value="0.0"/>
          <table:table-cell office:value-type="float" office:value="149534.0"/>
          <table:table-cell office:value-type="float" office:value="260050.0"/>
          <table:table-cell office:value-type="float" office:value="157259.0"/>
          <table:table-cell office:value-type="float" office:value="18.468"/>
          <table:table-cell office:value-type="float" office:value="0.0"/>
          <table:table-cell office:value-type="float" office:value="122158.0"/>
          <table:table-cell office:value-type="float" office:value="147268.0"/>
          <table:table-cell office:value-type="float" office:value="91119.0"/>
          <table:table-cell office:value-type="float" office:value="24.9676"/>
          <table:table-cell office:value-type="float" office:value="0.0"/>
          <table:table-cell office:value-type="float" office:value="143717.0"/>
          <table:table-cell office:value-type="float" office:value="163958.0"/>
          <table:table-cell office:value-type="float" office:value="162074.0"/>
          <table:table-cell office:value-type="float" office:value="36.1293"/>
          <table:table-cell office:value-type="float" office:value="0.0"/>
          <table:table-cell office:value-type="float" office:value="212817.0"/>
          <table:table-cell office:value-type="float" office:value="242506.0"/>
          <table:table-cell office:value-type="float" office:value="242132.0"/>
          <table:table-cell office:value-type="float" office:value="11.2752"/>
          <table:table-cell office:value-type="float" office:value="0.0"/>
          <table:table-cell office:value-type="float" office:value="78707.0"/>
          <table:table-cell office:value-type="float" office:value="91486.0"/>
          <table:table-cell office:value-type="float" office:value="91373.0"/>
          <table:table-cell office:value-type="float" office:value="50.7763"/>
          <table:table-cell office:value-type="float" office:value="0.0"/>
          <table:table-cell office:value-type="float" office:value="307095.0"/>
          <table:table-cell office:value-type="float" office:value="348976.0"/>
          <table:table-cell office:value-type="float" office:value="348910.0"/>
          <table:table-cell office:value-type="float" office:value="3.46047"/>
          <table:table-cell office:value-type="float" office:value="0.0"/>
          <table:table-cell office:value-type="float" office:value="26498.0"/>
          <table:table-cell office:value-type="float" office:value="34635.0"/>
          <table:table-cell office:value-type="float" office:value="19311.0"/>
          <table:table-cell office:value-type="float" office:value="37.9618"/>
          <table:table-cell office:value-type="float" office:value="0.0"/>
          <table:table-cell office:value-type="float" office:value="221864.0"/>
          <table:table-cell office:value-type="float" office:value="266508.0"/>
          <table:table-cell office:value-type="float" office:value="158023.0"/>
          <table:table-cell office:value-type="float" office:value="30.707"/>
          <table:table-cell office:value-type="float" office:value="0.0"/>
          <table:table-cell office:value-type="float" office:value="204399.0"/>
          <table:table-cell office:value-type="float" office:value="248807.0"/>
          <table:table-cell office:value-type="float" office:value="147509.0"/>
          <table:table-cell office:value-type="float" office:value="9.52991"/>
          <table:table-cell office:value-type="float" office:value="0.0"/>
          <table:table-cell office:value-type="float" office:value="61399.0"/>
          <table:table-cell office:value-type="float" office:value="79666.0"/>
          <table:table-cell office:value-type="float" office:value="40884.0"/>
          <table:table-cell office:value-type="float" office:value="69.4832"/>
          <table:table-cell office:value-type="float" office:value="0.0"/>
          <table:table-cell office:value-type="float" office:value="405030.0"/>
          <table:table-cell office:value-type="float" office:value="456265.0"/>
          <table:table-cell office:value-type="float" office:value="456265.0"/>
          <table:table-cell office:value-type="float" office:value="7.21289"/>
          <table:table-cell office:value-type="float" office:value="0.0"/>
          <table:table-cell office:value-type="float" office:value="53305.0"/>
          <table:table-cell office:value-type="float" office:value="78091.0"/>
          <table:table-cell table:style-name="cellBest" office:value-type="float" office:value="0.0"/>
          <table:table-cell office:value-type="float" office:value="244.336"/>
          <table:table-cell office:value-type="float" office:value="0.0"/>
          <table:table-cell office:value-type="float" office:value="808094.0"/>
          <table:table-cell office:value-type="float" office:value="900737.0"/>
          <table:table-cell office:value-type="float" office:value="899836.0"/>
          <table:table-cell office:value-type="float" office:value="4.15304"/>
          <table:table-cell office:value-type="float" office:value="0.0"/>
          <table:table-cell office:value-type="float" office:value="33129.0"/>
          <table:table-cell office:value-type="float" office:value="43002.0"/>
          <table:table-cell office:value-type="float" office:value="2471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18615.0"/>
          <table:table-cell office:value-type="float" office:value="1601860.0"/>
          <table:table-cell office:value-type="float" office:value="1601860.0"/>
          <table:table-cell office:value-type="float" office:value="5.51207"/>
          <table:table-cell office:value-type="float" office:value="0.0"/>
          <table:table-cell office:value-type="float" office:value="38558.0"/>
          <table:table-cell office:value-type="float" office:value="44818.0"/>
          <table:table-cell office:value-type="float" office:value="44678.0"/>
          <table:table-cell office:value-type="float" office:value="2.73247"/>
          <table:table-cell office:value-type="float" office:value="0.0"/>
          <table:table-cell office:value-type="float" office:value="21156.0"/>
          <table:table-cell office:value-type="float" office:value="28663.0"/>
          <table:table-cell office:value-type="float" office:value="17604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34972.0"/>
          <table:table-cell office:value-type="float" office:value="2150476.0"/>
          <table:table-cell office:value-type="float" office:value="2150476.0"/>
          <table:table-cell office:value-type="float" office:value="24.6216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117266.0"/>
          <table:table-cell office:value-type="float" office:value="30.502"/>
          <table:table-cell office:value-type="float" office:value="0.0"/>
          <table:table-cell office:value-type="float" office:value="207207.0"/>
          <table:table-cell office:value-type="float" office:value="246785.0"/>
          <table:table-cell office:value-type="float" office:value="44136.0"/>
          <table:table-cell office:value-type="float" office:value="18.992"/>
          <table:table-cell office:value-type="float" office:value="0.0"/>
          <table:table-cell office:value-type="float" office:value="128783.0"/>
          <table:table-cell office:value-type="float" office:value="159165.0"/>
          <table:table-cell office:value-type="float" office:value="35476.0"/>
          <table:table-cell office:value-type="float" office:value="17.104"/>
          <table:table-cell office:value-type="float" office:value="0.0"/>
          <table:table-cell office:value-type="float" office:value="110066.0"/>
          <table:table-cell office:value-type="float" office:value="163714.0"/>
          <table:table-cell office:value-type="float" office:value="151658.0"/>
          <table:table-cell office:value-type="float" office:value="17.7334"/>
          <table:table-cell office:value-type="float" office:value="0.0"/>
          <table:table-cell office:value-type="float" office:value="113630.0"/>
          <table:table-cell office:value-type="float" office:value="175568.0"/>
          <table:table-cell office:value-type="float" office:value="174299.0"/>
          <table:table-cell office:value-type="float" office:value="10.9842"/>
          <table:table-cell office:value-type="float" office:value="0.0"/>
          <table:table-cell office:value-type="float" office:value="76820.0"/>
          <table:table-cell office:value-type="float" office:value="129192.0"/>
          <table:table-cell office:value-type="float" office:value="128699.0"/>
          <table:table-cell office:value-type="float" office:value="22.4521"/>
          <table:table-cell office:value-type="float" office:value="0.0"/>
          <table:table-cell office:value-type="float" office:value="129299.0"/>
          <table:table-cell office:value-type="float" office:value="198875.0"/>
          <table:table-cell office:value-type="float" office:value="198354.0"/>
          <table:table-cell office:value-type="float" office:value="9.71885"/>
          <table:table-cell office:value-type="float" office:value="0.0"/>
          <table:table-cell office:value-type="float" office:value="70117.0"/>
          <table:table-cell office:value-type="float" office:value="87921.0"/>
          <table:table-cell office:value-type="float" office:value="17196.0"/>
          <table:table-cell office:value-type="float" office:value="11.6493"/>
          <table:table-cell office:value-type="float" office:value="0.0"/>
          <table:table-cell office:value-type="float" office:value="71244.0"/>
          <table:table-cell office:value-type="float" office:value="90494.0"/>
          <table:table-cell office:value-type="float" office:value="18943.0"/>
          <table:table-cell office:value-type="float" office:value="38.411"/>
          <table:table-cell office:value-type="float" office:value="0.0"/>
          <table:table-cell office:value-type="float" office:value="223134.0"/>
          <table:table-cell office:value-type="float" office:value="266738.0"/>
          <table:table-cell office:value-type="float" office:value="51185.0"/>
          <table:table-cell office:value-type="float" office:value="13.166"/>
          <table:table-cell office:value-type="float" office:value="0.0"/>
          <table:table-cell office:value-type="float" office:value="91736.0"/>
          <table:table-cell office:value-type="float" office:value="113914.0"/>
          <table:table-cell office:value-type="float" office:value="21773.0"/>
          <table:table-cell office:value-type="float" office:value="27.8874"/>
          <table:table-cell office:value-type="float" office:value="0.0"/>
          <table:table-cell office:value-type="float" office:value="193271.0"/>
          <table:table-cell office:value-type="float" office:value="295240.0"/>
          <table:table-cell office:value-type="float" office:value="295240.0"/>
          <table:table-cell office:value-type="float" office:value="13.8059"/>
          <table:table-cell office:value-type="float" office:value="0.0"/>
          <table:table-cell office:value-type="float" office:value="100975.0"/>
          <table:table-cell office:value-type="float" office:value="118981.0"/>
          <table:table-cell table:style-name="cellBest" office:value-type="float" office:value="0.0"/>
          <table:table-cell office:value-type="float" office:value="21.3463"/>
          <table:table-cell office:value-type="float" office:value="0.0"/>
          <table:table-cell office:value-type="float" office:value="138165.0"/>
          <table:table-cell office:value-type="float" office:value="216343.0"/>
          <table:table-cell office:value-type="float" office:value="215812.0"/>
          <table:table-cell office:value-type="float" office:value="18.5626"/>
          <table:table-cell office:value-type="float" office:value="0.0"/>
          <table:table-cell office:value-type="float" office:value="126698.0"/>
          <table:table-cell office:value-type="float" office:value="175480.0"/>
          <table:table-cell office:value-type="float" office:value="2951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78174.0"/>
          <table:table-cell table:style-name="cellWorst" office:value-type="float" office:value="3216745.0"/>
          <table:table-cell table:style-name="cellWorst" office:value-type="float" office:value="3216745.0"/>
          <table:table-cell office:value-type="float" office:value="13.1264"/>
          <table:table-cell office:value-type="float" office:value="0.0"/>
          <table:table-cell office:value-type="float" office:value="96614.0"/>
          <table:table-cell office:value-type="float" office:value="142368.0"/>
          <table:table-cell office:value-type="float" office:value="142023.0"/>
          <table:table-cell table:style-name="cellBest" office:value-type="float" office:value="1.83709"/>
          <table:table-cell office:value-type="float" office:value="0.0"/>
          <table:table-cell table:style-name="cellBest" office:value-type="float" office:value="13628.0"/>
          <table:table-cell table:style-name="cellBest" office:value-type="float" office:value="19311.0"/>
          <table:table-cell office:value-type="float" office:value="4356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19330.0"/>
          <table:table-cell office:value-type="float" office:value="1888569.0"/>
          <table:table-cell office:value-type="float" office:value="1888569.0"/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/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/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/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/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/>
        </table:table-row>
        <table:table-row table:style-name="ro1">
          <table:table-cell office:value-type="string">
            <text:p>./50-hanoi_tower-120-0.asp</text:p>
          </table:table-cell>
          <table:table-cell office:value-type="float" office:value="88.9107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91.4644"/>
          <table:table-cell office:value-type="float" office:value="0.0"/>
          <table:table-cell office:value-type="float" office:value="424522.0"/>
          <table:table-cell office:value-type="float" office:value="523106.0"/>
          <table:table-cell table:style-name="cellBest" office:value-type="float" office:value="0.0"/>
          <table:table-cell office:value-type="float" office:value="85.6006"/>
          <table:table-cell office:value-type="float" office:value="0.0"/>
          <table:table-cell office:value-type="float" office:value="424522.0"/>
          <table:table-cell office:value-type="float" office:value="523106.0"/>
          <table:table-cell table:style-name="cellBest" office:value-type="float" office:value="0.0"/>
          <table:table-cell office:value-type="float" office:value="85.3194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263030.0"/>
          <table:table-cell office:value-type="float" office:value="20.5423"/>
          <table:table-cell office:value-type="float" office:value="0.0"/>
          <table:table-cell office:value-type="float" office:value="118382.0"/>
          <table:table-cell office:value-type="float" office:value="235986.0"/>
          <table:table-cell office:value-type="float" office:value="145038.0"/>
          <table:table-cell office:value-type="float" office:value="124.968"/>
          <table:table-cell office:value-type="float" office:value="0.0"/>
          <table:table-cell office:value-type="float" office:value="608935.0"/>
          <table:table-cell office:value-type="float" office:value="758293.0"/>
          <table:table-cell office:value-type="float" office:value="354010.0"/>
          <table:table-cell office:value-type="float" office:value="70.3898"/>
          <table:table-cell office:value-type="float" office:value="0.0"/>
          <table:table-cell office:value-type="float" office:value="350290.0"/>
          <table:table-cell office:value-type="float" office:value="393211.0"/>
          <table:table-cell office:value-type="float" office:value="386946.0"/>
          <table:table-cell office:value-type="float" office:value="57.5524"/>
          <table:table-cell office:value-type="float" office:value="0.0"/>
          <table:table-cell office:value-type="float" office:value="277858.0"/>
          <table:table-cell office:value-type="float" office:value="314998.0"/>
          <table:table-cell office:value-type="float" office:value="314160.0"/>
          <table:table-cell office:value-type="float" office:value="37.2681"/>
          <table:table-cell office:value-type="float" office:value="0.0"/>
          <table:table-cell office:value-type="float" office:value="206612.0"/>
          <table:table-cell office:value-type="float" office:value="236269.0"/>
          <table:table-cell office:value-type="float" office:value="235914.0"/>
          <table:table-cell office:value-type="float" office:value="133.948"/>
          <table:table-cell office:value-type="float" office:value="0.0"/>
          <table:table-cell office:value-type="float" office:value="617143.0"/>
          <table:table-cell office:value-type="float" office:value="696479.0"/>
          <table:table-cell office:value-type="float" office:value="696131.0"/>
          <table:table-cell office:value-type="float" office:value="65.6916"/>
          <table:table-cell office:value-type="float" office:value="0.0"/>
          <table:table-cell office:value-type="float" office:value="326327.0"/>
          <table:table-cell office:value-type="float" office:value="410315.0"/>
          <table:table-cell office:value-type="float" office:value="181677.0"/>
          <table:table-cell office:value-type="float" office:value="38.1806"/>
          <table:table-cell office:value-type="float" office:value="0.0"/>
          <table:table-cell office:value-type="float" office:value="201429.0"/>
          <table:table-cell office:value-type="float" office:value="248458.0"/>
          <table:table-cell office:value-type="float" office:value="129527.0"/>
          <table:table-cell office:value-type="float" office:value="61.6288"/>
          <table:table-cell office:value-type="float" office:value="0.0"/>
          <table:table-cell office:value-type="float" office:value="360214.0"/>
          <table:table-cell office:value-type="float" office:value="442699.0"/>
          <table:table-cell office:value-type="float" office:value="226745.0"/>
          <table:table-cell office:value-type="float" office:value="36.9976"/>
          <table:table-cell office:value-type="float" office:value="0.0"/>
          <table:table-cell office:value-type="float" office:value="187819.0"/>
          <table:table-cell office:value-type="float" office:value="231949.0"/>
          <table:table-cell office:value-type="float" office:value="125397.0"/>
          <table:table-cell office:value-type="float" office:value="264.145"/>
          <table:table-cell office:value-type="float" office:value="0.0"/>
          <table:table-cell office:value-type="float" office:value="1178846.0"/>
          <table:table-cell office:value-type="float" office:value="1320482.0"/>
          <table:table-cell office:value-type="float" office:value="1320482.0"/>
          <table:table-cell table:style-name="cellBest" office:value-type="float" office:value="12.2029"/>
          <table:table-cell office:value-type="float" office:value="0.0"/>
          <table:table-cell table:style-name="cellBest" office:value-type="float" office:value="74669.0"/>
          <table:table-cell table:style-name="cellBest" office:value-type="float" office:value="113962.0"/>
          <table:table-cell table:style-name="cellBest" office:value-type="float" office:value="0.0"/>
          <table:table-cell office:value-type="float" office:value="439.524"/>
          <table:table-cell office:value-type="float" office:value="0.0"/>
          <table:table-cell office:value-type="float" office:value="1437876.0"/>
          <table:table-cell office:value-type="float" office:value="1608432.0"/>
          <table:table-cell office:value-type="float" office:value="1607223.0"/>
          <table:table-cell office:value-type="float" office:value="96.4365"/>
          <table:table-cell office:value-type="float" office:value="0.0"/>
          <table:table-cell office:value-type="float" office:value="531960.0"/>
          <table:table-cell office:value-type="float" office:value="632129.0"/>
          <table:table-cell office:value-type="float" office:value="36069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4497.0"/>
          <table:table-cell office:value-type="float" office:value="1404485.0"/>
          <table:table-cell office:value-type="float" office:value="140448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66279.0"/>
          <table:table-cell office:value-type="float" office:value="1802233.0"/>
          <table:table-cell office:value-type="float" office:value="1801601.0"/>
          <table:table-cell office:value-type="float" office:value="21.8883"/>
          <table:table-cell office:value-type="float" office:value="0.0"/>
          <table:table-cell office:value-type="float" office:value="130541.0"/>
          <table:table-cell office:value-type="float" office:value="166567.0"/>
          <table:table-cell office:value-type="float" office:value="8369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69860.0"/>
          <table:table-cell office:value-type="float" office:value="2083600.0"/>
          <table:table-cell office:value-type="float" office:value="2083600.0"/>
          <table:table-cell office:value-type="float" office:value="83.563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263030.0"/>
          <table:table-cell office:value-type="float" office:value="55.1527"/>
          <table:table-cell office:value-type="float" office:value="0.0"/>
          <table:table-cell office:value-type="float" office:value="305536.0"/>
          <table:table-cell office:value-type="float" office:value="383189.0"/>
          <table:table-cell office:value-type="float" office:value="88896.0"/>
          <table:table-cell office:value-type="float" office:value="89.3119"/>
          <table:table-cell office:value-type="float" office:value="0.0"/>
          <table:table-cell office:value-type="float" office:value="411799.0"/>
          <table:table-cell office:value-type="float" office:value="519374.0"/>
          <table:table-cell office:value-type="float" office:value="145725.0"/>
          <table:table-cell office:value-type="float" office:value="33.0441"/>
          <table:table-cell office:value-type="float" office:value="0.0"/>
          <table:table-cell office:value-type="float" office:value="216978.0"/>
          <table:table-cell office:value-type="float" office:value="319468.0"/>
          <table:table-cell office:value-type="float" office:value="297727.0"/>
          <table:table-cell office:value-type="float" office:value="71.8849"/>
          <table:table-cell office:value-type="float" office:value="0.0"/>
          <table:table-cell office:value-type="float" office:value="357767.0"/>
          <table:table-cell office:value-type="float" office:value="543562.0"/>
          <table:table-cell office:value-type="float" office:value="540433.0"/>
          <table:table-cell office:value-type="float" office:value="38.2498"/>
          <table:table-cell office:value-type="float" office:value="0.0"/>
          <table:table-cell office:value-type="float" office:value="235653.0"/>
          <table:table-cell office:value-type="float" office:value="366454.0"/>
          <table:table-cell office:value-type="float" office:value="365507.0"/>
          <table:table-cell office:value-type="float" office:value="43.529"/>
          <table:table-cell office:value-type="float" office:value="0.0"/>
          <table:table-cell office:value-type="float" office:value="263820.0"/>
          <table:table-cell office:value-type="float" office:value="404789.0"/>
          <table:table-cell office:value-type="float" office:value="403959.0"/>
          <table:table-cell office:value-type="float" office:value="47.4195"/>
          <table:table-cell office:value-type="float" office:value="0.0"/>
          <table:table-cell office:value-type="float" office:value="276491.0"/>
          <table:table-cell office:value-type="float" office:value="340515.0"/>
          <table:table-cell office:value-type="float" office:value="79223.0"/>
          <table:table-cell office:value-type="float" office:value="41.6327"/>
          <table:table-cell office:value-type="float" office:value="0.0"/>
          <table:table-cell office:value-type="float" office:value="222101.0"/>
          <table:table-cell office:value-type="float" office:value="274100.0"/>
          <table:table-cell office:value-type="float" office:value="68344.0"/>
          <table:table-cell office:value-type="float" office:value="18.4315"/>
          <table:table-cell office:value-type="float" office:value="0.0"/>
          <table:table-cell office:value-type="float" office:value="102281.0"/>
          <table:table-cell office:value-type="float" office:value="135670.0"/>
          <table:table-cell office:value-type="float" office:value="37857.0"/>
          <table:table-cell office:value-type="float" office:value="40.2026"/>
          <table:table-cell office:value-type="float" office:value="0.0"/>
          <table:table-cell office:value-type="float" office:value="234649.0"/>
          <table:table-cell office:value-type="float" office:value="290258.0"/>
          <table:table-cell office:value-type="float" office:value="55925.0"/>
          <table:table-cell office:value-type="float" office:value="17.9259"/>
          <table:table-cell office:value-type="float" office:value="0.0"/>
          <table:table-cell office:value-type="float" office:value="126584.0"/>
          <table:table-cell office:value-type="float" office:value="195714.0"/>
          <table:table-cell office:value-type="float" office:value="195714.0"/>
          <table:table-cell office:value-type="float" office:value="84.1376"/>
          <table:table-cell office:value-type="float" office:value="0.0"/>
          <table:table-cell office:value-type="float" office:value="412263.0"/>
          <table:table-cell office:value-type="float" office:value="494082.0"/>
          <table:table-cell table:style-name="cellBest" office:value-type="float" office:value="0.0"/>
          <table:table-cell office:value-type="float" office:value="68.6711"/>
          <table:table-cell office:value-type="float" office:value="0.0"/>
          <table:table-cell office:value-type="float" office:value="379951.0"/>
          <table:table-cell office:value-type="float" office:value="575891.0"/>
          <table:table-cell office:value-type="float" office:value="574461.0"/>
          <table:table-cell office:value-type="float" office:value="103.087"/>
          <table:table-cell office:value-type="float" office:value="0.0"/>
          <table:table-cell office:value-type="float" office:value="524701.0"/>
          <table:table-cell office:value-type="float" office:value="846214.0"/>
          <table:table-cell office:value-type="float" office:value="13749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11998.0"/>
          <table:table-cell table:style-name="cellWorst" office:value-type="float" office:value="2906380.0"/>
          <table:table-cell table:style-name="cellWorst" office:value-type="float" office:value="2906380.0"/>
          <table:table-cell office:value-type="float" office:value="56.278"/>
          <table:table-cell office:value-type="float" office:value="0.0"/>
          <table:table-cell office:value-type="float" office:value="337617.0"/>
          <table:table-cell office:value-type="float" office:value="480427.0"/>
          <table:table-cell office:value-type="float" office:value="479945.0"/>
          <table:table-cell office:value-type="float" office:value="15.4853"/>
          <table:table-cell office:value-type="float" office:value="0.0"/>
          <table:table-cell office:value-type="float" office:value="95381.0"/>
          <table:table-cell office:value-type="float" office:value="121404.0"/>
          <table:table-cell office:value-type="float" office:value="3135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11293.0"/>
          <table:table-cell office:value-type="float" office:value="1977190.0"/>
          <table:table-cell office:value-type="float" office:value="1977190.0"/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/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/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/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/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/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113.903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124.151"/>
          <table:table-cell office:value-type="float" office:value="0.0"/>
          <table:table-cell office:value-type="float" office:value="500726.0"/>
          <table:table-cell office:value-type="float" office:value="606723.0"/>
          <table:table-cell table:style-name="cellBest" office:value-type="float" office:value="0.0"/>
          <table:table-cell office:value-type="float" office:value="101.345"/>
          <table:table-cell office:value-type="float" office:value="0.0"/>
          <table:table-cell office:value-type="float" office:value="500726.0"/>
          <table:table-cell office:value-type="float" office:value="606723.0"/>
          <table:table-cell table:style-name="cellBest" office:value-type="float" office:value="0.0"/>
          <table:table-cell office:value-type="float" office:value="97.4602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305201.0"/>
          <table:table-cell office:value-type="float" office:value="423.92"/>
          <table:table-cell office:value-type="float" office:value="0.0"/>
          <table:table-cell office:value-type="float" office:value="1556324.0"/>
          <table:table-cell table:style-name="cellWorst" office:value-type="float" office:value="2579321.0"/>
          <table:table-cell office:value-type="float" office:value="1260572.0"/>
          <table:table-cell office:value-type="float" office:value="134.857"/>
          <table:table-cell office:value-type="float" office:value="0.0"/>
          <table:table-cell office:value-type="float" office:value="689220.0"/>
          <table:table-cell office:value-type="float" office:value="841134.0"/>
          <table:table-cell office:value-type="float" office:value="402689.0"/>
          <table:table-cell office:value-type="float" office:value="120.69"/>
          <table:table-cell office:value-type="float" office:value="0.0"/>
          <table:table-cell office:value-type="float" office:value="547102.0"/>
          <table:table-cell office:value-type="float" office:value="619369.0"/>
          <table:table-cell office:value-type="float" office:value="595416.0"/>
          <table:table-cell office:value-type="float" office:value="136.833"/>
          <table:table-cell office:value-type="float" office:value="0.0"/>
          <table:table-cell office:value-type="float" office:value="641364.0"/>
          <table:table-cell office:value-type="float" office:value="718155.0"/>
          <table:table-cell office:value-type="float" office:value="716967.0"/>
          <table:table-cell office:value-type="float" office:value="182.787"/>
          <table:table-cell office:value-type="float" office:value="0.0"/>
          <table:table-cell office:value-type="float" office:value="887314.0"/>
          <table:table-cell office:value-type="float" office:value="989180.0"/>
          <table:table-cell office:value-type="float" office:value="988702.0"/>
          <table:table-cell office:value-type="float" office:value="259.526"/>
          <table:table-cell office:value-type="float" office:value="0.0"/>
          <table:table-cell office:value-type="float" office:value="1196401.0"/>
          <table:table-cell office:value-type="float" office:value="1325352.0"/>
          <table:table-cell office:value-type="float" office:value="1324805.0"/>
          <table:table-cell office:value-type="float" office:value="76.4783"/>
          <table:table-cell office:value-type="float" office:value="0.0"/>
          <table:table-cell office:value-type="float" office:value="412036.0"/>
          <table:table-cell office:value-type="float" office:value="504709.0"/>
          <table:table-cell office:value-type="float" office:value="258511.0"/>
          <table:table-cell office:value-type="float" office:value="79.9029"/>
          <table:table-cell office:value-type="float" office:value="0.0"/>
          <table:table-cell office:value-type="float" office:value="355514.0"/>
          <table:table-cell office:value-type="float" office:value="638388.0"/>
          <table:table-cell office:value-type="float" office:value="309813.0"/>
          <table:table-cell office:value-type="float" office:value="188.09"/>
          <table:table-cell office:value-type="float" office:value="0.0"/>
          <table:table-cell office:value-type="float" office:value="800418.0"/>
          <table:table-cell office:value-type="float" office:value="1387983.0"/>
          <table:table-cell office:value-type="float" office:value="737359.0"/>
          <table:table-cell office:value-type="float" office:value="116.271"/>
          <table:table-cell office:value-type="float" office:value="0.0"/>
          <table:table-cell office:value-type="float" office:value="532658.0"/>
          <table:table-cell office:value-type="float" office:value="665135.0"/>
          <table:table-cell office:value-type="float" office:value="303046.0"/>
          <table:table-cell office:value-type="float" office:value="166.182"/>
          <table:table-cell office:value-type="float" office:value="0.0"/>
          <table:table-cell office:value-type="float" office:value="821801.0"/>
          <table:table-cell office:value-type="float" office:value="924783.0"/>
          <table:table-cell office:value-type="float" office:value="924783.0"/>
          <table:table-cell office:value-type="float" office:value="105.457"/>
          <table:table-cell office:value-type="float" office:value="0.0"/>
          <table:table-cell office:value-type="float" office:value="548818.0"/>
          <table:table-cell office:value-type="float" office:value="745052.0"/>
          <table:table-cell table:style-name="cellBest" office:value-type="float" office:value="0.0"/>
          <table:table-cell office:value-type="float" office:value="554.515"/>
          <table:table-cell office:value-type="float" office:value="0.0"/>
          <table:table-cell office:value-type="float" office:value="1509280.0"/>
          <table:table-cell office:value-type="float" office:value="1662868.0"/>
          <table:table-cell office:value-type="float" office:value="1661632.0"/>
          <table:table-cell office:value-type="float" office:value="155.649"/>
          <table:table-cell office:value-type="float" office:value="0.0"/>
          <table:table-cell office:value-type="float" office:value="748214.0"/>
          <table:table-cell office:value-type="float" office:value="931930.0"/>
          <table:table-cell office:value-type="float" office:value="39023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70922.0"/>
          <table:table-cell office:value-type="float" office:value="1483168.0"/>
          <table:table-cell office:value-type="float" office:value="1483168.0"/>
          <table:table-cell office:value-type="float" office:value="271.607"/>
          <table:table-cell office:value-type="float" office:value="0.0"/>
          <table:table-cell office:value-type="float" office:value="991677.0"/>
          <table:table-cell office:value-type="float" office:value="1077413.0"/>
          <table:table-cell office:value-type="float" office:value="1077081.0"/>
          <table:table-cell office:value-type="float" office:value="34.0891"/>
          <table:table-cell office:value-type="float" office:value="0.0"/>
          <table:table-cell office:value-type="float" office:value="192294.0"/>
          <table:table-cell office:value-type="float" office:value="243625.0"/>
          <table:table-cell office:value-type="float" office:value="106233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97174.0"/>
          <table:table-cell office:value-type="float" office:value="2108824.0"/>
          <table:table-cell office:value-type="float" office:value="2108824.0"/>
          <table:table-cell office:value-type="float" office:value="91.0016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305201.0"/>
          <table:table-cell office:value-type="float" office:value="37.4192"/>
          <table:table-cell office:value-type="float" office:value="0.0"/>
          <table:table-cell office:value-type="float" office:value="221730.0"/>
          <table:table-cell office:value-type="float" office:value="276516.0"/>
          <table:table-cell office:value-type="float" office:value="57114.0"/>
          <table:table-cell office:value-type="float" office:value="37.7061"/>
          <table:table-cell office:value-type="float" office:value="0.0"/>
          <table:table-cell office:value-type="float" office:value="201817.0"/>
          <table:table-cell office:value-type="float" office:value="263608.0"/>
          <table:table-cell office:value-type="float" office:value="75843.0"/>
          <table:table-cell office:value-type="float" office:value="69.9334"/>
          <table:table-cell office:value-type="float" office:value="0.0"/>
          <table:table-cell office:value-type="float" office:value="345159.0"/>
          <table:table-cell office:value-type="float" office:value="517779.0"/>
          <table:table-cell office:value-type="float" office:value="482845.0"/>
          <table:table-cell office:value-type="float" office:value="66.8213"/>
          <table:table-cell office:value-type="float" office:value="0.0"/>
          <table:table-cell office:value-type="float" office:value="344989.0"/>
          <table:table-cell office:value-type="float" office:value="532587.0"/>
          <table:table-cell office:value-type="float" office:value="529579.0"/>
          <table:table-cell office:value-type="float" office:value="45.1968"/>
          <table:table-cell office:value-type="float" office:value="0.0"/>
          <table:table-cell office:value-type="float" office:value="273969.0"/>
          <table:table-cell office:value-type="float" office:value="420414.0"/>
          <table:table-cell office:value-type="float" office:value="419433.0"/>
          <table:table-cell office:value-type="float" office:value="94.7114"/>
          <table:table-cell office:value-type="float" office:value="0.0"/>
          <table:table-cell office:value-type="float" office:value="502722.0"/>
          <table:table-cell office:value-type="float" office:value="747079.0"/>
          <table:table-cell office:value-type="float" office:value="746035.0"/>
          <table:table-cell office:value-type="float" office:value="108.663"/>
          <table:table-cell office:value-type="float" office:value="0.0"/>
          <table:table-cell office:value-type="float" office:value="535224.0"/>
          <table:table-cell office:value-type="float" office:value="661989.0"/>
          <table:table-cell office:value-type="float" office:value="156422.0"/>
          <table:table-cell office:value-type="float" office:value="184.947"/>
          <table:table-cell office:value-type="float" office:value="0.0"/>
          <table:table-cell office:value-type="float" office:value="925740.0"/>
          <table:table-cell office:value-type="float" office:value="1122839.0"/>
          <table:table-cell office:value-type="float" office:value="245473.0"/>
          <table:table-cell office:value-type="float" office:value="178.62"/>
          <table:table-cell office:value-type="float" office:value="0.0"/>
          <table:table-cell office:value-type="float" office:value="820408.0"/>
          <table:table-cell office:value-type="float" office:value="983470.0"/>
          <table:table-cell office:value-type="float" office:value="174013.0"/>
          <table:table-cell table:style-name="cellBest" office:value-type="float" office:value="21.4042"/>
          <table:table-cell office:value-type="float" office:value="0.0"/>
          <table:table-cell table:style-name="cellBest" office:value-type="float" office:value="128660.0"/>
          <table:table-cell table:style-name="cellBest" office:value-type="float" office:value="166685.0"/>
          <table:table-cell office:value-type="float" office:value="46633.0"/>
          <table:table-cell office:value-type="float" office:value="98.0743"/>
          <table:table-cell office:value-type="float" office:value="0.0"/>
          <table:table-cell office:value-type="float" office:value="520912.0"/>
          <table:table-cell office:value-type="float" office:value="781453.0"/>
          <table:table-cell office:value-type="float" office:value="781453.0"/>
          <table:table-cell office:value-type="float" office:value="116.206"/>
          <table:table-cell office:value-type="float" office:value="0.0"/>
          <table:table-cell office:value-type="float" office:value="546469.0"/>
          <table:table-cell office:value-type="float" office:value="654964.0"/>
          <table:table-cell table:style-name="cellBest" office:value-type="float" office:value="0.0"/>
          <table:table-cell office:value-type="float" office:value="221.826"/>
          <table:table-cell office:value-type="float" office:value="0.0"/>
          <table:table-cell office:value-type="float" office:value="1038443.0"/>
          <table:table-cell office:value-type="float" office:value="1457313.0"/>
          <table:table-cell office:value-type="float" office:value="1455670.0"/>
          <table:table-cell office:value-type="float" office:value="117.811"/>
          <table:table-cell office:value-type="float" office:value="0.0"/>
          <table:table-cell office:value-type="float" office:value="520429.0"/>
          <table:table-cell office:value-type="float" office:value="897512.0"/>
          <table:table-cell office:value-type="float" office:value="17915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41143.0"/>
          <table:table-cell office:value-type="float" office:value="2348358.0"/>
          <table:table-cell table:style-name="cellWorst" office:value-type="float" office:value="2348358.0"/>
          <table:table-cell office:value-type="float" office:value="148.823"/>
          <table:table-cell office:value-type="float" office:value="0.0"/>
          <table:table-cell office:value-type="float" office:value="731171.0"/>
          <table:table-cell office:value-type="float" office:value="1033692.0"/>
          <table:table-cell office:value-type="float" office:value="1032812.0"/>
          <table:table-cell office:value-type="float" office:value="154.753"/>
          <table:table-cell office:value-type="float" office:value="0.0"/>
          <table:table-cell office:value-type="float" office:value="740713.0"/>
          <table:table-cell office:value-type="float" office:value="916010.0"/>
          <table:table-cell office:value-type="float" office:value="20289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85781.0"/>
          <table:table-cell office:value-type="float" office:value="1742263.0"/>
          <table:table-cell office:value-type="float" office:value="1742263.0"/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/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/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/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/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/>
        </table:table-row>
        <table:table-row table:style-name="ro1">
          <table:table-cell office:value-type="string">
            <text:p>./52-hanoi_tower-120-0.asp</text:p>
          </table:table-cell>
          <table:table-cell office:value-type="float" office:value="490.21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472.89"/>
          <table:table-cell office:value-type="float" office:value="0.0"/>
          <table:table-cell office:value-type="float" office:value="2161371.0"/>
          <table:table-cell office:value-type="float" office:value="2628584.0"/>
          <table:table-cell table:style-name="cellBest" office:value-type="float" office:value="0.0"/>
          <table:table-cell office:value-type="float" office:value="569.616"/>
          <table:table-cell office:value-type="float" office:value="0.0"/>
          <table:table-cell office:value-type="float" office:value="2161371.0"/>
          <table:table-cell office:value-type="float" office:value="2628584.0"/>
          <table:table-cell table:style-name="cellBest" office:value-type="float" office:value="0.0"/>
          <table:table-cell office:value-type="float" office:value="472.268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1083221.0"/>
          <table:table-cell office:value-type="float" office:value="101.156"/>
          <table:table-cell office:value-type="float" office:value="0.0"/>
          <table:table-cell office:value-type="float" office:value="522919.0"/>
          <table:table-cell office:value-type="float" office:value="827450.0"/>
          <table:table-cell office:value-type="float" office:value="397640.0"/>
          <table:table-cell office:value-type="float" office:value="211.264"/>
          <table:table-cell office:value-type="float" office:value="0.0"/>
          <table:table-cell office:value-type="float" office:value="1111959.0"/>
          <table:table-cell office:value-type="float" office:value="1343073.0"/>
          <table:table-cell office:value-type="float" office:value="585462.0"/>
          <table:table-cell office:value-type="float" office:value="445.231"/>
          <table:table-cell office:value-type="float" office:value="0.0"/>
          <table:table-cell office:value-type="float" office:value="1828399.0"/>
          <table:table-cell office:value-type="float" office:value="1999054.0"/>
          <table:table-cell office:value-type="float" office:value="1945540.0"/>
          <table:table-cell office:value-type="float" office:value="539.582"/>
          <table:table-cell office:value-type="float" office:value="0.0"/>
          <table:table-cell office:value-type="float" office:value="2422677.0"/>
          <table:table-cell office:value-type="float" office:value="2666974.0"/>
          <table:table-cell office:value-type="float" office:value="266387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85424.0"/>
          <table:table-cell office:value-type="float" office:value="2512231.0"/>
          <table:table-cell office:value-type="float" office:value="2511306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684200.0"/>
          <table:table-cell office:value-type="float" office:value="2959968.0"/>
          <table:table-cell office:value-type="float" office:value="2959228.0"/>
          <table:table-cell table:style-name="cellBest" office:value-type="float" office:value="46.7956"/>
          <table:table-cell office:value-type="float" office:value="0.0"/>
          <table:table-cell table:style-name="cellBest" office:value-type="float" office:value="288811.0"/>
          <table:table-cell table:style-name="cellBest" office:value-type="float" office:value="359279.0"/>
          <table:table-cell office:value-type="float" office:value="161494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45238.0"/>
          <table:table-cell office:value-type="float" office:value="2831344.0"/>
          <table:table-cell office:value-type="float" office:value="1130581.0"/>
          <table:table-cell office:value-type="float" office:value="479.729"/>
          <table:table-cell office:value-type="float" office:value="0.0"/>
          <table:table-cell office:value-type="float" office:value="2191342.0"/>
          <table:table-cell office:value-type="float" office:value="2623285.0"/>
          <table:table-cell office:value-type="float" office:value="1066889.0"/>
          <table:table-cell office:value-type="float" office:value="523.991"/>
          <table:table-cell office:value-type="float" office:value="0.0"/>
          <table:table-cell office:value-type="float" office:value="2026957.0"/>
          <table:table-cell office:value-type="float" office:value="2468124.0"/>
          <table:table-cell office:value-type="float" office:value="895207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58982.0"/>
          <table:table-cell office:value-type="float" office:value="2569813.0"/>
          <table:table-cell office:value-type="float" office:value="2569813.0"/>
          <table:table-cell office:value-type="float" office:value="159.615"/>
          <table:table-cell office:value-type="float" office:value="0.0"/>
          <table:table-cell office:value-type="float" office:value="816291.0"/>
          <table:table-cell office:value-type="float" office:value="1386676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21630.0"/>
          <table:table-cell office:value-type="float" office:value="1981889.0"/>
          <table:table-cell office:value-type="float" office:value="1980662.0"/>
          <table:table-cell office:value-type="float" office:value="253.003"/>
          <table:table-cell office:value-type="float" office:value="0.0"/>
          <table:table-cell office:value-type="float" office:value="1244431.0"/>
          <table:table-cell office:value-type="float" office:value="1503667.0"/>
          <table:table-cell office:value-type="float" office:value="70048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0122.0"/>
          <table:table-cell office:value-type="float" office:value="1397709.0"/>
          <table:table-cell office:value-type="float" office:value="1397709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8321.0"/>
          <table:table-cell office:value-type="float" office:value="1795241.0"/>
          <table:table-cell office:value-type="float" office:value="1794801.0"/>
          <table:table-cell office:value-type="float" office:value="140.988"/>
          <table:table-cell office:value-type="float" office:value="0.0"/>
          <table:table-cell office:value-type="float" office:value="692730.0"/>
          <table:table-cell office:value-type="float" office:value="856591.0"/>
          <table:table-cell office:value-type="float" office:value="340415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58818.0"/>
          <table:table-cell office:value-type="float" office:value="2169227.0"/>
          <table:table-cell office:value-type="float" office:value="2169227.0"/>
          <table:table-cell office:value-type="float" office:value="598.432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1083221.0"/>
          <table:table-cell office:value-type="float" office:value="246.144"/>
          <table:table-cell office:value-type="float" office:value="0.0"/>
          <table:table-cell office:value-type="float" office:value="1210280.0"/>
          <table:table-cell office:value-type="float" office:value="1472798.0"/>
          <table:table-cell office:value-type="float" office:value="319689.0"/>
          <table:table-cell office:value-type="float" office:value="73.3793"/>
          <table:table-cell office:value-type="float" office:value="0.0"/>
          <table:table-cell office:value-type="float" office:value="400067.0"/>
          <table:table-cell office:value-type="float" office:value="511763.0"/>
          <table:table-cell office:value-type="float" office:value="134357.0"/>
          <table:table-cell office:value-type="float" office:value="241.484"/>
          <table:table-cell office:value-type="float" office:value="0.0"/>
          <table:table-cell office:value-type="float" office:value="1156506.0"/>
          <table:table-cell office:value-type="float" office:value="1651539.0"/>
          <table:table-cell office:value-type="float" office:value="1534586.0"/>
          <table:table-cell office:value-type="float" office:value="170.411"/>
          <table:table-cell office:value-type="float" office:value="0.0"/>
          <table:table-cell office:value-type="float" office:value="806615.0"/>
          <table:table-cell office:value-type="float" office:value="1200282.0"/>
          <table:table-cell office:value-type="float" office:value="1194186.0"/>
          <table:table-cell office:value-type="float" office:value="125.761"/>
          <table:table-cell office:value-type="float" office:value="0.0"/>
          <table:table-cell office:value-type="float" office:value="654628.0"/>
          <table:table-cell office:value-type="float" office:value="976322.0"/>
          <table:table-cell office:value-type="float" office:value="974253.0"/>
          <table:table-cell office:value-type="float" office:value="164.966"/>
          <table:table-cell office:value-type="float" office:value="0.0"/>
          <table:table-cell office:value-type="float" office:value="769876.0"/>
          <table:table-cell office:value-type="float" office:value="1139612.0"/>
          <table:table-cell office:value-type="float" office:value="1138164.0"/>
          <table:table-cell office:value-type="float" office:value="457.543"/>
          <table:table-cell office:value-type="float" office:value="0.0"/>
          <table:table-cell office:value-type="float" office:value="1899481.0"/>
          <table:table-cell office:value-type="float" office:value="2956497.0"/>
          <table:table-cell office:value-type="float" office:value="480367.0"/>
          <table:table-cell office:value-type="float" office:value="76.4093"/>
          <table:table-cell office:value-type="float" office:value="0.0"/>
          <table:table-cell office:value-type="float" office:value="373853.0"/>
          <table:table-cell office:value-type="float" office:value="469186.0"/>
          <table:table-cell office:value-type="float" office:value="114100.0"/>
          <table:table-cell office:value-type="float" office:value="73.2641"/>
          <table:table-cell office:value-type="float" office:value="0.0"/>
          <table:table-cell office:value-type="float" office:value="373255.0"/>
          <table:table-cell office:value-type="float" office:value="471802.0"/>
          <table:table-cell office:value-type="float" office:value="124692.0"/>
          <table:table-cell office:value-type="float" office:value="390.183"/>
          <table:table-cell office:value-type="float" office:value="0.0"/>
          <table:table-cell office:value-type="float" office:value="1785526.0"/>
          <table:table-cell office:value-type="float" office:value="2159766.0"/>
          <table:table-cell office:value-type="float" office:value="465050.0"/>
          <table:table-cell office:value-type="float" office:value="265.437"/>
          <table:table-cell office:value-type="float" office:value="0.0"/>
          <table:table-cell office:value-type="float" office:value="1308956.0"/>
          <table:table-cell office:value-type="float" office:value="1998191.0"/>
          <table:table-cell office:value-type="float" office:value="199819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57927.0"/>
          <table:table-cell office:value-type="float" office:value="2457190.0"/>
          <table:table-cell table:style-name="cellBest"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47345.0"/>
          <table:table-cell office:value-type="float" office:value="3212710.0"/>
          <table:table-cell office:value-type="float" office:value="320996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58161.0"/>
          <table:table-cell table:style-name="cellWorst" office:value-type="float" office:value="3824977.0"/>
          <table:table-cell office:value-type="float" office:value="676418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11894.0"/>
          <table:table-cell office:value-type="float" office:value="3348653.0"/>
          <table:table-cell table:style-name="cellWorst" office:value-type="float" office:value="3348653.0"/>
          <table:table-cell office:value-type="float" office:value="191.382"/>
          <table:table-cell office:value-type="float" office:value="0.0"/>
          <table:table-cell office:value-type="float" office:value="861611.0"/>
          <table:table-cell office:value-type="float" office:value="1202072.0"/>
          <table:table-cell office:value-type="float" office:value="1200949.0"/>
          <table:table-cell office:value-type="float" office:value="392.722"/>
          <table:table-cell office:value-type="float" office:value="0.0"/>
          <table:table-cell office:value-type="float" office:value="1843739.0"/>
          <table:table-cell office:value-type="float" office:value="2224877.0"/>
          <table:table-cell office:value-type="float" office:value="485702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41009.0"/>
          <table:table-cell office:value-type="float" office:value="1586229.0"/>
          <table:table-cell office:value-type="float" office:value="1586229.0"/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/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/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/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/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/>
        </table:table-row>
        <table:table-row table:style-name="ro1">
          <table:table-cell office:value-type="string">
            <text:p>./53-hanoi_tower-120-0.as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2520784.0"/>
          <table:table-cell office:value-type="float" office:value="2958272.0"/>
          <table:table-cell office:value-type="float" office:value="600.0"/>
          <table:table-cell office:value-type="float" office:value="1.0"/>
          <table:table-cell office:value-type="float" office:value="2170040.0"/>
          <table:table-cell office:value-type="float" office:value="254543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415840.0"/>
          <table:table-cell office:value-type="float" office:value="283437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441973.0"/>
          <table:table-cell office:value-type="float" office:value="2865162.0"/>
          <table:table-cell office:value-type="float" office:value="1361768.0"/>
          <table:table-cell office:value-type="float" office:value="536.418"/>
          <table:table-cell table:style-name="cellBest" office:value-type="float" office:value="0.0"/>
          <table:table-cell office:value-type="float" office:value="1977478.0"/>
          <table:table-cell office:value-type="float" office:value="3599393.0"/>
          <table:table-cell office:value-type="float" office:value="1747299.0"/>
          <table:table-cell table:style-name="cellBest" office:value-type="float" office:value="17.8205"/>
          <table:table-cell table:style-name="cellBest" office:value-type="float" office:value="0.0"/>
          <table:table-cell table:style-name="cellBest" office:value-type="float" office:value="122324.0"/>
          <table:table-cell table:style-name="cellBest" office:value-type="float" office:value="153803.0"/>
          <table:table-cell office:value-type="float" office:value="75614.0"/>
          <table:table-cell office:value-type="float" office:value="600.0"/>
          <table:table-cell office:value-type="float" office:value="1.0"/>
          <table:table-cell office:value-type="float" office:value="2393578.0"/>
          <table:table-cell office:value-type="float" office:value="2642227.0"/>
          <table:table-cell office:value-type="float" office:value="2504569.0"/>
          <table:table-cell office:value-type="float" office:value="600.0"/>
          <table:table-cell office:value-type="float" office:value="1.0"/>
          <table:table-cell office:value-type="float" office:value="2110708.0"/>
          <table:table-cell office:value-type="float" office:value="2289354.0"/>
          <table:table-cell office:value-type="float" office:value="2286577.0"/>
          <table:table-cell office:value-type="float" office:value="600.0"/>
          <table:table-cell office:value-type="float" office:value="1.0"/>
          <table:table-cell office:value-type="float" office:value="2467211.0"/>
          <table:table-cell office:value-type="float" office:value="2691834.0"/>
          <table:table-cell office:value-type="float" office:value="2690796.0"/>
          <table:table-cell office:value-type="float" office:value="206.541"/>
          <table:table-cell table:style-name="cellBest" office:value-type="float" office:value="0.0"/>
          <table:table-cell office:value-type="float" office:value="835052.0"/>
          <table:table-cell office:value-type="float" office:value="923627.0"/>
          <table:table-cell office:value-type="float" office:value="922925.0"/>
          <table:table-cell office:value-type="float" office:value="175.338"/>
          <table:table-cell table:style-name="cellBest" office:value-type="float" office:value="0.0"/>
          <table:table-cell office:value-type="float" office:value="819556.0"/>
          <table:table-cell office:value-type="float" office:value="977366.0"/>
          <table:table-cell office:value-type="float" office:value="431214.0"/>
          <table:table-cell office:value-type="float" office:value="225.644"/>
          <table:table-cell table:style-name="cellBest" office:value-type="float" office:value="0.0"/>
          <table:table-cell office:value-type="float" office:value="959795.0"/>
          <table:table-cell office:value-type="float" office:value="1154974.0"/>
          <table:table-cell office:value-type="float" office:value="484255.0"/>
          <table:table-cell office:value-type="float" office:value="600.0"/>
          <table:table-cell office:value-type="float" office:value="1.0"/>
          <table:table-cell office:value-type="float" office:value="2477258.0"/>
          <table:table-cell office:value-type="float" office:value="2920929.0"/>
          <table:table-cell office:value-type="float" office:value="1288559.0"/>
          <table:table-cell office:value-type="float" office:value="600.0"/>
          <table:table-cell office:value-type="float" office:value="1.0"/>
          <table:table-cell office:value-type="float" office:value="2204022.0"/>
          <table:table-cell office:value-type="float" office:value="2589704.0"/>
          <table:table-cell office:value-type="float" office:value="1052050.0"/>
          <table:table-cell office:value-type="float" office:value="600.0"/>
          <table:table-cell office:value-type="float" office:value="1.0"/>
          <table:table-cell office:value-type="float" office:value="2232987.0"/>
          <table:table-cell office:value-type="float" office:value="2436669.0"/>
          <table:table-cell office:value-type="float" office:value="2436669.0"/>
          <table:table-cell office:value-type="float" office:value="425.243"/>
          <table:table-cell table:style-name="cellBest" office:value-type="float" office:value="0.0"/>
          <table:table-cell office:value-type="float" office:value="1818914.0"/>
          <table:table-cell office:value-type="float" office:value="233887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678632.0"/>
          <table:table-cell office:value-type="float" office:value="1835583.0"/>
          <table:table-cell office:value-type="float" office:value="1833983.0"/>
          <table:table-cell office:value-type="float" office:value="173.925"/>
          <table:table-cell table:style-name="cellBest" office:value-type="float" office:value="0.0"/>
          <table:table-cell office:value-type="float" office:value="848274.0"/>
          <table:table-cell office:value-type="float" office:value="1027399.0"/>
          <table:table-cell office:value-type="float" office:value="436019.0"/>
          <table:table-cell office:value-type="float" office:value="600.0"/>
          <table:table-cell office:value-type="float" office:value="1.0"/>
          <table:table-cell office:value-type="float" office:value="1287205.0"/>
          <table:table-cell office:value-type="float" office:value="1371111.0"/>
          <table:table-cell office:value-type="float" office:value="1371111.0"/>
          <table:table-cell office:value-type="float" office:value="600.0"/>
          <table:table-cell office:value-type="float" office:value="1.0"/>
          <table:table-cell office:value-type="float" office:value="1907346.0"/>
          <table:table-cell office:value-type="float" office:value="2078174.0"/>
          <table:table-cell office:value-type="float" office:value="2077460.0"/>
          <table:table-cell office:value-type="float" office:value="194.806"/>
          <table:table-cell table:style-name="cellBest" office:value-type="float" office:value="0.0"/>
          <table:table-cell office:value-type="float" office:value="888112.0"/>
          <table:table-cell office:value-type="float" office:value="1056427.0"/>
          <table:table-cell office:value-type="float" office:value="555454.0"/>
          <table:table-cell office:value-type="float" office:value="600.0"/>
          <table:table-cell office:value-type="float" office:value="1.0"/>
          <table:table-cell office:value-type="float" office:value="1941654.0"/>
          <table:table-cell office:value-type="float" office:value="1953353.0"/>
          <table:table-cell office:value-type="float" office:value="1953353.0"/>
          <table:table-cell office:value-type="float" office:value="600.0"/>
          <table:table-cell office:value-type="float" office:value="1.0"/>
          <table:table-cell office:value-type="float" office:value="2457979.0"/>
          <table:table-cell office:value-type="float" office:value="2884095.0"/>
          <table:table-cell office:value-type="float" office:value="1370794.0"/>
          <table:table-cell office:value-type="float" office:value="600.0"/>
          <table:table-cell office:value-type="float" office:value="1.0"/>
          <table:table-cell office:value-type="float" office:value="2142383.0"/>
          <table:table-cell office:value-type="float" office:value="2555716.0"/>
          <table:table-cell office:value-type="float" office:value="451800.0"/>
          <table:table-cell office:value-type="float" office:value="600.0"/>
          <table:table-cell office:value-type="float" office:value="1.0"/>
          <table:table-cell office:value-type="float" office:value="2399259.0"/>
          <table:table-cell office:value-type="float" office:value="2943455.0"/>
          <table:table-cell office:value-type="float" office:value="667082.0"/>
          <table:table-cell office:value-type="float" office:value="439.884"/>
          <table:table-cell table:style-name="cellBest" office:value-type="float" office:value="0.0"/>
          <table:table-cell office:value-type="float" office:value="1691103.0"/>
          <table:table-cell office:value-type="float" office:value="2281863.0"/>
          <table:table-cell office:value-type="float" office:value="2023101.0"/>
          <table:table-cell office:value-type="float" office:value="462.732"/>
          <table:table-cell table:style-name="cellBest" office:value-type="float" office:value="0.0"/>
          <table:table-cell office:value-type="float" office:value="1893796.0"/>
          <table:table-cell office:value-type="float" office:value="2679507.0"/>
          <table:table-cell office:value-type="float" office:value="2667545.0"/>
          <table:table-cell office:value-type="float" office:value="307.453"/>
          <table:table-cell table:style-name="cellBest" office:value-type="float" office:value="0.0"/>
          <table:table-cell office:value-type="float" office:value="1448178.0"/>
          <table:table-cell office:value-type="float" office:value="2059682.0"/>
          <table:table-cell office:value-type="float" office:value="2056645.0"/>
          <table:table-cell office:value-type="float" office:value="178.329"/>
          <table:table-cell table:style-name="cellBest" office:value-type="float" office:value="0.0"/>
          <table:table-cell office:value-type="float" office:value="909940.0"/>
          <table:table-cell office:value-type="float" office:value="1379479.0"/>
          <table:table-cell office:value-type="float" office:value="1376936.0"/>
          <table:table-cell office:value-type="float" office:value="600.0"/>
          <table:table-cell office:value-type="float" office:value="1.0"/>
          <table:table-cell office:value-type="float" office:value="2433406.0"/>
          <table:table-cell office:value-type="float" office:value="2874886.0"/>
          <table:table-cell office:value-type="float" office:value="523653.0"/>
          <table:table-cell office:value-type="float" office:value="600.0"/>
          <table:table-cell office:value-type="float" office:value="1.0"/>
          <table:table-cell office:value-type="float" office:value="2400861.0"/>
          <table:table-cell office:value-type="float" office:value="2830016.0"/>
          <table:table-cell office:value-type="float" office:value="540277.0"/>
          <table:table-cell office:value-type="float" office:value="171.377"/>
          <table:table-cell table:style-name="cellBest" office:value-type="float" office:value="0.0"/>
          <table:table-cell office:value-type="float" office:value="752773.0"/>
          <table:table-cell office:value-type="float" office:value="902329.0"/>
          <table:table-cell office:value-type="float" office:value="166758.0"/>
          <table:table-cell office:value-type="float" office:value="426.403"/>
          <table:table-cell table:style-name="cellBest" office:value-type="float" office:value="0.0"/>
          <table:table-cell office:value-type="float" office:value="1801722.0"/>
          <table:table-cell office:value-type="float" office:value="2157850.0"/>
          <table:table-cell office:value-type="float" office:value="452994.0"/>
          <table:table-cell office:value-type="float" office:value="236.943"/>
          <table:table-cell table:style-name="cellBest" office:value-type="float" office:value="0.0"/>
          <table:table-cell office:value-type="float" office:value="1187809.0"/>
          <table:table-cell office:value-type="float" office:value="1724538.0"/>
          <table:table-cell office:value-type="float" office:value="1724538.0"/>
          <table:table-cell office:value-type="float" office:value="600.0"/>
          <table:table-cell office:value-type="float" office:value="1.0"/>
          <table:table-cell office:value-type="float" office:value="2050674.0"/>
          <table:table-cell office:value-type="float" office:value="239221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99392.0"/>
          <table:table-cell office:value-type="float" office:value="3420270.0"/>
          <table:table-cell table:style-name="cellWorst" office:value-type="float" office:value="3416621.0"/>
          <table:table-cell office:value-type="float" office:value="600.0"/>
          <table:table-cell office:value-type="float" office:value="1.0"/>
          <table:table-cell office:value-type="float" office:value="2412219.0"/>
          <table:table-cell table:style-name="cellWorst" office:value-type="float" office:value="4034484.0"/>
          <table:table-cell office:value-type="float" office:value="681915.0"/>
          <table:table-cell office:value-type="float" office:value="600.0"/>
          <table:table-cell office:value-type="float" office:value="1.0"/>
          <table:table-cell office:value-type="float" office:value="983243.0"/>
          <table:table-cell office:value-type="float" office:value="3025132.0"/>
          <table:table-cell office:value-type="float" office:value="3025132.0"/>
          <table:table-cell office:value-type="float" office:value="152.992"/>
          <table:table-cell table:style-name="cellBest" office:value-type="float" office:value="0.0"/>
          <table:table-cell office:value-type="float" office:value="769529.0"/>
          <table:table-cell office:value-type="float" office:value="1086330.0"/>
          <table:table-cell office:value-type="float" office:value="1085226.0"/>
          <table:table-cell office:value-type="float" office:value="600.0"/>
          <table:table-cell office:value-type="float" office:value="1.0"/>
          <table:table-cell office:value-type="float" office:value="2433235.0"/>
          <table:table-cell office:value-type="float" office:value="2877228.0"/>
          <table:table-cell office:value-type="float" office:value="552035.0"/>
          <table:table-cell office:value-type="float" office:value="600.0"/>
          <table:table-cell office:value-type="float" office:value="1.0"/>
          <table:table-cell office:value-type="float" office:value="1851956.0"/>
          <table:table-cell office:value-type="float" office:value="1917914.0"/>
          <table:table-cell office:value-type="float" office:value="1917914.0"/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/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/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/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/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/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212291.0"/>
          <table:table-cell office:value-type="float" office:value="2630803.0"/>
          <table:table-cell office:value-type="float" office:value="600.0"/>
          <table:table-cell office:value-type="float" office:value="1.0"/>
          <table:table-cell table:style-name="cellWorst" office:value-type="float" office:value="2695897.0"/>
          <table:table-cell office:value-type="float" office:value="319787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52524.0"/>
          <table:table-cell office:value-type="float" office:value="2795029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25120.0"/>
          <table:table-cell office:value-type="float" office:value="2763220.0"/>
          <table:table-cell office:value-type="float" office:value="967152.0"/>
          <table:table-cell office:value-type="float" office:value="600.0"/>
          <table:table-cell office:value-type="float" office:value="1.0"/>
          <table:table-cell office:value-type="float" office:value="1992819.0"/>
          <table:table-cell office:value-type="float" office:value="3502845.0"/>
          <table:table-cell office:value-type="float" office:value="1538340.0"/>
          <table:table-cell office:value-type="float" office:value="600.0"/>
          <table:table-cell office:value-type="float" office:value="1.0"/>
          <table:table-cell office:value-type="float" office:value="2330482.0"/>
          <table:table-cell office:value-type="float" office:value="2798947.0"/>
          <table:table-cell office:value-type="float" office:value="1038453.0"/>
          <table:table-cell office:value-type="float" office:value="600.0"/>
          <table:table-cell office:value-type="float" office:value="1.0"/>
          <table:table-cell office:value-type="float" office:value="2270302.0"/>
          <table:table-cell office:value-type="float" office:value="2469561.0"/>
          <table:table-cell office:value-type="float" office:value="2248594.0"/>
          <table:table-cell office:value-type="float" office:value="600.0"/>
          <table:table-cell office:value-type="float" office:value="1.0"/>
          <table:table-cell office:value-type="float" office:value="2402843.0"/>
          <table:table-cell office:value-type="float" office:value="2626072.0"/>
          <table:table-cell office:value-type="float" office:value="2617911.0"/>
          <table:table-cell office:value-type="float" office:value="600.0"/>
          <table:table-cell office:value-type="float" office:value="1.0"/>
          <table:table-cell office:value-type="float" office:value="2536215.0"/>
          <table:table-cell office:value-type="float" office:value="2767491.0"/>
          <table:table-cell office:value-type="float" office:value="2765940.0"/>
          <table:table-cell office:value-type="float" office:value="600.0"/>
          <table:table-cell office:value-type="float" office:value="1.0"/>
          <table:table-cell office:value-type="float" office:value="2423169.0"/>
          <table:table-cell office:value-type="float" office:value="2650239.0"/>
          <table:table-cell office:value-type="float" office:value="2649184.0"/>
          <table:table-cell office:value-type="float" office:value="600.0"/>
          <table:table-cell office:value-type="float" office:value="1.0"/>
          <table:table-cell office:value-type="float" office:value="2446953.0"/>
          <table:table-cell office:value-type="float" office:value="2937927.0"/>
          <table:table-cell office:value-type="float" office:value="1001712.0"/>
          <table:table-cell office:value-type="float" office:value="600.0"/>
          <table:table-cell office:value-type="float" office:value="1.0"/>
          <table:table-cell office:value-type="float" office:value="2205779.0"/>
          <table:table-cell office:value-type="float" office:value="2634454.0"/>
          <table:table-cell office:value-type="float" office:value="849545.0"/>
          <table:table-cell office:value-type="float" office:value="600.0"/>
          <table:table-cell office:value-type="float" office:value="1.0"/>
          <table:table-cell office:value-type="float" office:value="2551752.0"/>
          <table:table-cell office:value-type="float" office:value="3013469.0"/>
          <table:table-cell office:value-type="float" office:value="1074601.0"/>
          <table:table-cell office:value-type="float" office:value="600.0"/>
          <table:table-cell office:value-type="float" office:value="1.0"/>
          <table:table-cell office:value-type="float" office:value="2223362.0"/>
          <table:table-cell office:value-type="float" office:value="2656701.0"/>
          <table:table-cell office:value-type="float" office:value="909990.0"/>
          <table:table-cell office:value-type="float" office:value="600.0"/>
          <table:table-cell office:value-type="float" office:value="1.0"/>
          <table:table-cell office:value-type="float" office:value="2381859.0"/>
          <table:table-cell office:value-type="float" office:value="2603095.0"/>
          <table:table-cell office:value-type="float" office:value="2603095.0"/>
          <table:table-cell office:value-type="float" office:value="600.0"/>
          <table:table-cell office:value-type="float" office:value="1.0"/>
          <table:table-cell office:value-type="float" office:value="2377791.0"/>
          <table:table-cell table:style-name="cellWorst" office:value-type="float" office:value="409702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871256.0"/>
          <table:table-cell office:value-type="float" office:value="2050364.0"/>
          <table:table-cell office:value-type="float" office:value="2048646.0"/>
          <table:table-cell office:value-type="float" office:value="600.0"/>
          <table:table-cell office:value-type="float" office:value="1.0"/>
          <table:table-cell office:value-type="float" office:value="2575913.0"/>
          <table:table-cell office:value-type="float" office:value="3064522.0"/>
          <table:table-cell office:value-type="float" office:value="1086595.0"/>
          <table:table-cell office:value-type="float" office:value="600.0"/>
          <table:table-cell office:value-type="float" office:value="1.0"/>
          <table:table-cell office:value-type="float" office:value="1271551.0"/>
          <table:table-cell table:style-name="cellBest" office:value-type="float" office:value="1378566.0"/>
          <table:table-cell office:value-type="float" office:value="1378566.0"/>
          <table:table-cell office:value-type="float" office:value="600.0"/>
          <table:table-cell office:value-type="float" office:value="1.0"/>
          <table:table-cell office:value-type="float" office:value="1923546.0"/>
          <table:table-cell office:value-type="float" office:value="2092070.0"/>
          <table:table-cell office:value-type="float" office:value="2090933.0"/>
          <table:table-cell office:value-type="float" office:value="600.0"/>
          <table:table-cell office:value-type="float" office:value="1.0"/>
          <table:table-cell office:value-type="float" office:value="2376052.0"/>
          <table:table-cell office:value-type="float" office:value="2840120.0"/>
          <table:table-cell office:value-type="float" office:value="988858.0"/>
          <table:table-cell office:value-type="float" office:value="600.0"/>
          <table:table-cell office:value-type="float" office:value="1.0"/>
          <table:table-cell office:value-type="float" office:value="2226956.0"/>
          <table:table-cell office:value-type="float" office:value="2239516.0"/>
          <table:table-cell office:value-type="float" office:value="2239516.0"/>
          <table:table-cell office:value-type="float" office:value="600.0"/>
          <table:table-cell office:value-type="float" office:value="1.0"/>
          <table:table-cell office:value-type="float" office:value="2203719.0"/>
          <table:table-cell office:value-type="float" office:value="2620545.0"/>
          <table:table-cell office:value-type="float" office:value="922372.0"/>
          <table:table-cell office:value-type="float" office:value="600.0"/>
          <table:table-cell office:value-type="float" office:value="1.0"/>
          <table:table-cell office:value-type="float" office:value="2148014.0"/>
          <table:table-cell office:value-type="float" office:value="2563896.0"/>
          <table:table-cell office:value-type="float" office:value="594311.0"/>
          <table:table-cell office:value-type="float" office:value="600.0"/>
          <table:table-cell office:value-type="float" office:value="1.0"/>
          <table:table-cell office:value-type="float" office:value="2278274.0"/>
          <table:table-cell office:value-type="float" office:value="2756427.0"/>
          <table:table-cell office:value-type="float" office:value="674088.0"/>
          <table:table-cell office:value-type="float" office:value="600.0"/>
          <table:table-cell office:value-type="float" office:value="1.0"/>
          <table:table-cell office:value-type="float" office:value="2459460.0"/>
          <table:table-cell office:value-type="float" office:value="3346153.0"/>
          <table:table-cell office:value-type="float" office:value="3089656.0"/>
          <table:table-cell office:value-type="float" office:value="600.0"/>
          <table:table-cell office:value-type="float" office:value="1.0"/>
          <table:table-cell office:value-type="float" office:value="2321407.0"/>
          <table:table-cell office:value-type="float" office:value="3235676.0"/>
          <table:table-cell office:value-type="float" office:value="3223720.0"/>
          <table:table-cell office:value-type="float" office:value="600.0"/>
          <table:table-cell office:value-type="float" office:value="1.0"/>
          <table:table-cell office:value-type="float" office:value="2687253.0"/>
          <table:table-cell office:value-type="float" office:value="3783105.0"/>
          <table:table-cell table:style-name="cellWorst" office:value-type="float" office:value="3778914.0"/>
          <table:table-cell office:value-type="float" office:value="600.0"/>
          <table:table-cell office:value-type="float" office:value="1.0"/>
          <table:table-cell office:value-type="float" office:value="2313095.0"/>
          <table:table-cell office:value-type="float" office:value="3421080.0"/>
          <table:table-cell office:value-type="float" office:value="3413420.0"/>
          <table:table-cell office:value-type="float" office:value="600.0"/>
          <table:table-cell office:value-type="float" office:value="1.0"/>
          <table:table-cell office:value-type="float" office:value="2165532.0"/>
          <table:table-cell office:value-type="float" office:value="2561354.0"/>
          <table:table-cell office:value-type="float" office:value="507317.0"/>
          <table:table-cell office:value-type="float" office:value="600.0"/>
          <table:table-cell office:value-type="float" office:value="1.0"/>
          <table:table-cell office:value-type="float" office:value="2584001.0"/>
          <table:table-cell office:value-type="float" office:value="3102704.0"/>
          <table:table-cell office:value-type="float" office:value="674038.0"/>
          <table:table-cell office:value-type="float" office:value="600.0"/>
          <table:table-cell office:value-type="float" office:value="1.0"/>
          <table:table-cell office:value-type="float" office:value="2180523.0"/>
          <table:table-cell office:value-type="float" office:value="2584329.0"/>
          <table:table-cell office:value-type="float" office:value="580568.0"/>
          <table:table-cell office:value-type="float" office:value="600.0"/>
          <table:table-cell office:value-type="float" office:value="1.0"/>
          <table:table-cell office:value-type="float" office:value="2389637.0"/>
          <table:table-cell office:value-type="float" office:value="2846492.0"/>
          <table:table-cell office:value-type="float" office:value="629883.0"/>
          <table:table-cell office:value-type="float" office:value="600.0"/>
          <table:table-cell office:value-type="float" office:value="1.0"/>
          <table:table-cell office:value-type="float" office:value="2345469.0"/>
          <table:table-cell office:value-type="float" office:value="3256430.0"/>
          <table:table-cell office:value-type="float" office:value="3256430.0"/>
          <table:table-cell office:value-type="float" office:value="600.0"/>
          <table:table-cell office:value-type="float" office:value="1.0"/>
          <table:table-cell office:value-type="float" office:value="2106317.0"/>
          <table:table-cell office:value-type="float" office:value="244359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58776.0"/>
          <table:table-cell office:value-type="float" office:value="3393781.0"/>
          <table:table-cell office:value-type="float" office:value="3390667.0"/>
          <table:table-cell office:value-type="float" office:value="600.0"/>
          <table:table-cell office:value-type="float" office:value="1.0"/>
          <table:table-cell office:value-type="float" office:value="2103035.0"/>
          <table:table-cell office:value-type="float" office:value="3517648.0"/>
          <table:table-cell office:value-type="float" office:value="631408.0"/>
          <table:table-cell office:value-type="float" office:value="600.0"/>
          <table:table-cell office:value-type="float" office:value="1.0"/>
          <table:table-cell table:style-name="cellBest" office:value-type="float" office:value="881702.0"/>
          <table:table-cell office:value-type="float" office:value="2498499.0"/>
          <table:table-cell office:value-type="float" office:value="2498499.0"/>
          <table:table-cell office:value-type="float" office:value="600.0"/>
          <table:table-cell office:value-type="float" office:value="1.0"/>
          <table:table-cell office:value-type="float" office:value="2292308.0"/>
          <table:table-cell office:value-type="float" office:value="3398147.0"/>
          <table:table-cell office:value-type="float" office:value="3392174.0"/>
          <table:table-cell office:value-type="float" office:value="600.0"/>
          <table:table-cell office:value-type="float" office:value="1.0"/>
          <table:table-cell office:value-type="float" office:value="2420712.0"/>
          <table:table-cell office:value-type="float" office:value="2886506.0"/>
          <table:table-cell office:value-type="float" office:value="650465.0"/>
          <table:table-cell office:value-type="float" office:value="600.0"/>
          <table:table-cell office:value-type="float" office:value="1.0"/>
          <table:table-cell office:value-type="float" office:value="1962752.0"/>
          <table:table-cell office:value-type="float" office:value="2022561.0"/>
          <table:table-cell office:value-type="float" office:value="2022561.0"/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/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/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/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/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/>
        </table:table-row>
        <table:table-row table:style-name="ro1">
          <table:table-cell office:value-type="string">
            <text:p>./55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475064.0"/>
          <table:table-cell office:value-type="float" office:value="3002513.0"/>
          <table:table-cell office:value-type="float" office:value="600.0"/>
          <table:table-cell office:value-type="float" office:value="1.0"/>
          <table:table-cell office:value-type="float" office:value="2072489.0"/>
          <table:table-cell office:value-type="float" office:value="25104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71899.0"/>
          <table:table-cell office:value-type="float" office:value="274998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93316.0"/>
          <table:table-cell office:value-type="float" office:value="2900516.0"/>
          <table:table-cell office:value-type="float" office:value="1072596.0"/>
          <table:table-cell office:value-type="float" office:value="600.0"/>
          <table:table-cell office:value-type="float" office:value="1.0"/>
          <table:table-cell office:value-type="float" office:value="2021190.0"/>
          <table:table-cell office:value-type="float" office:value="3542385.0"/>
          <table:table-cell office:value-type="float" office:value="1768250.0"/>
          <table:table-cell office:value-type="float" office:value="600.0"/>
          <table:table-cell office:value-type="float" office:value="1.0"/>
          <table:table-cell office:value-type="float" office:value="2223194.0"/>
          <table:table-cell office:value-type="float" office:value="2698754.0"/>
          <table:table-cell office:value-type="float" office:value="973617.0"/>
          <table:table-cell office:value-type="float" office:value="600.0"/>
          <table:table-cell office:value-type="float" office:value="1.0"/>
          <table:table-cell office:value-type="float" office:value="2311956.0"/>
          <table:table-cell office:value-type="float" office:value="2528275.0"/>
          <table:table-cell office:value-type="float" office:value="2412173.0"/>
          <table:table-cell office:value-type="float" office:value="600.0"/>
          <table:table-cell office:value-type="float" office:value="1.0"/>
          <table:table-cell office:value-type="float" office:value="2469581.0"/>
          <table:table-cell office:value-type="float" office:value="2688494.0"/>
          <table:table-cell office:value-type="float" office:value="2682558.0"/>
          <table:table-cell office:value-type="float" office:value="600.0"/>
          <table:table-cell office:value-type="float" office:value="1.0"/>
          <table:table-cell office:value-type="float" office:value="2626730.0"/>
          <table:table-cell office:value-type="float" office:value="2879700.0"/>
          <table:table-cell office:value-type="float" office:value="2877923.0"/>
          <table:table-cell office:value-type="float" office:value="600.0"/>
          <table:table-cell office:value-type="float" office:value="1.0"/>
          <table:table-cell office:value-type="float" office:value="2308145.0"/>
          <table:table-cell office:value-type="float" office:value="2515071.0"/>
          <table:table-cell office:value-type="float" office:value="2513821.0"/>
          <table:table-cell office:value-type="float" office:value="600.0"/>
          <table:table-cell office:value-type="float" office:value="1.0"/>
          <table:table-cell office:value-type="float" office:value="2439253.0"/>
          <table:table-cell office:value-type="float" office:value="2941966.0"/>
          <table:table-cell office:value-type="float" office:value="1071825.0"/>
          <table:table-cell office:value-type="float" office:value="600.0"/>
          <table:table-cell office:value-type="float" office:value="1.0"/>
          <table:table-cell office:value-type="float" office:value="2245474.0"/>
          <table:table-cell office:value-type="float" office:value="2678570.0"/>
          <table:table-cell office:value-type="float" office:value="1117269.0"/>
          <table:table-cell office:value-type="float" office:value="600.0"/>
          <table:table-cell office:value-type="float" office:value="1.0"/>
          <table:table-cell office:value-type="float" office:value="2536528.0"/>
          <table:table-cell office:value-type="float" office:value="3063444.0"/>
          <table:table-cell office:value-type="float" office:value="1162621.0"/>
          <table:table-cell office:value-type="float" office:value="600.0"/>
          <table:table-cell office:value-type="float" office:value="1.0"/>
          <table:table-cell office:value-type="float" office:value="2284511.0"/>
          <table:table-cell office:value-type="float" office:value="2767334.0"/>
          <table:table-cell office:value-type="float" office:value="1028704.0"/>
          <table:table-cell office:value-type="float" office:value="600.0"/>
          <table:table-cell office:value-type="float" office:value="1.0"/>
          <table:table-cell office:value-type="float" office:value="2478320.0"/>
          <table:table-cell office:value-type="float" office:value="2704902.0"/>
          <table:table-cell office:value-type="float" office:value="2704902.0"/>
          <table:table-cell office:value-type="float" office:value="600.0"/>
          <table:table-cell office:value-type="float" office:value="1.0"/>
          <table:table-cell office:value-type="float" office:value="2520878.0"/>
          <table:table-cell office:value-type="float" office:value="324700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900248.0"/>
          <table:table-cell office:value-type="float" office:value="2108145.0"/>
          <table:table-cell office:value-type="float" office:value="2106225.0"/>
          <table:table-cell office:value-type="float" office:value="600.0"/>
          <table:table-cell office:value-type="float" office:value="1.0"/>
          <table:table-cell office:value-type="float" office:value="2235568.0"/>
          <table:table-cell office:value-type="float" office:value="2680700.0"/>
          <table:table-cell office:value-type="float" office:value="1071529.0"/>
          <table:table-cell office:value-type="float" office:value="600.0"/>
          <table:table-cell office:value-type="float" office:value="1.0"/>
          <table:table-cell office:value-type="float" office:value="1282146.0"/>
          <table:table-cell table:style-name="cellBest" office:value-type="float" office:value="1402146.0"/>
          <table:table-cell office:value-type="float" office:value="1402146.0"/>
          <table:table-cell office:value-type="float" office:value="600.0"/>
          <table:table-cell office:value-type="float" office:value="1.0"/>
          <table:table-cell office:value-type="float" office:value="2053754.0"/>
          <table:table-cell office:value-type="float" office:value="2228192.0"/>
          <table:table-cell office:value-type="float" office:value="2227060.0"/>
          <table:table-cell office:value-type="float" office:value="600.0"/>
          <table:table-cell office:value-type="float" office:value="1.0"/>
          <table:table-cell office:value-type="float" office:value="2459605.0"/>
          <table:table-cell office:value-type="float" office:value="2951321.0"/>
          <table:table-cell office:value-type="float" office:value="1230303.0"/>
          <table:table-cell office:value-type="float" office:value="600.0"/>
          <table:table-cell office:value-type="float" office:value="1.0"/>
          <table:table-cell office:value-type="float" office:value="1796350.0"/>
          <table:table-cell office:value-type="float" office:value="1806266.0"/>
          <table:table-cell office:value-type="float" office:value="1806266.0"/>
          <table:table-cell office:value-type="float" office:value="600.0"/>
          <table:table-cell office:value-type="float" office:value="1.0"/>
          <table:table-cell office:value-type="float" office:value="2198406.0"/>
          <table:table-cell office:value-type="float" office:value="2663599.0"/>
          <table:table-cell office:value-type="float" office:value="989358.0"/>
          <table:table-cell office:value-type="float" office:value="600.0"/>
          <table:table-cell office:value-type="float" office:value="1.0"/>
          <table:table-cell office:value-type="float" office:value="2486373.0"/>
          <table:table-cell office:value-type="float" office:value="2978564.0"/>
          <table:table-cell office:value-type="float" office:value="632580.0"/>
          <table:table-cell office:value-type="float" office:value="600.0"/>
          <table:table-cell office:value-type="float" office:value="1.0"/>
          <table:table-cell office:value-type="float" office:value="2115833.0"/>
          <table:table-cell office:value-type="float" office:value="2610398.0"/>
          <table:table-cell office:value-type="float" office:value="650404.0"/>
          <table:table-cell office:value-type="float" office:value="600.0"/>
          <table:table-cell office:value-type="float" office:value="1.0"/>
          <table:table-cell office:value-type="float" office:value="2188067.0"/>
          <table:table-cell office:value-type="float" office:value="3056013.0"/>
          <table:table-cell office:value-type="float" office:value="2863378.0"/>
          <table:table-cell office:value-type="float" office:value="600.0"/>
          <table:table-cell office:value-type="float" office:value="1.0"/>
          <table:table-cell office:value-type="float" office:value="2093776.0"/>
          <table:table-cell office:value-type="float" office:value="3185056.0"/>
          <table:table-cell office:value-type="float" office:value="3156646.0"/>
          <table:table-cell office:value-type="float" office:value="600.0"/>
          <table:table-cell office:value-type="float" office:value="1.0"/>
          <table:table-cell office:value-type="float" office:value="2615519.0"/>
          <table:table-cell office:value-type="float" office:value="3690273.0"/>
          <table:table-cell office:value-type="float" office:value="3685527.0"/>
          <table:table-cell office:value-type="float" office:value="600.0"/>
          <table:table-cell office:value-type="float" office:value="1.0"/>
          <table:table-cell office:value-type="float" office:value="2324968.0"/>
          <table:table-cell office:value-type="float" office:value="3307819.0"/>
          <table:table-cell office:value-type="float" office:value="3304612.0"/>
          <table:table-cell office:value-type="float" office:value="600.0"/>
          <table:table-cell office:value-type="float" office:value="1.0"/>
          <table:table-cell office:value-type="float" office:value="2424728.0"/>
          <table:table-cell office:value-type="float" office:value="2930780.0"/>
          <table:table-cell office:value-type="float" office:value="619569.0"/>
          <table:table-cell table:style-name="cellBest" office:value-type="float" office:value="310.252"/>
          <table:table-cell table:style-name="cellBest" office:value-type="float" office:value="0.0"/>
          <table:table-cell office:value-type="float" office:value="1386551.0"/>
          <table:table-cell office:value-type="float" office:value="1674272.0"/>
          <table:table-cell office:value-type="float" office:value="358495.0"/>
          <table:table-cell office:value-type="float" office:value="600.0"/>
          <table:table-cell office:value-type="float" office:value="1.0"/>
          <table:table-cell office:value-type="float" office:value="2343945.0"/>
          <table:table-cell office:value-type="float" office:value="2824023.0"/>
          <table:table-cell office:value-type="float" office:value="604920.0"/>
          <table:table-cell office:value-type="float" office:value="600.0"/>
          <table:table-cell office:value-type="float" office:value="1.0"/>
          <table:table-cell office:value-type="float" office:value="2360077.0"/>
          <table:table-cell office:value-type="float" office:value="2844343.0"/>
          <table:table-cell office:value-type="float" office:value="607113.0"/>
          <table:table-cell office:value-type="float" office:value="600.0"/>
          <table:table-cell office:value-type="float" office:value="1.0"/>
          <table:table-cell table:style-name="cellWorst" office:value-type="float" office:value="2661723.0"/>
          <table:table-cell office:value-type="float" office:value="4003509.0"/>
          <table:table-cell office:value-type="float" office:value="4003509.0"/>
          <table:table-cell office:value-type="float" office:value="600.0"/>
          <table:table-cell office:value-type="float" office:value="1.0"/>
          <table:table-cell office:value-type="float" office:value="2484256.0"/>
          <table:table-cell office:value-type="float" office:value="294533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69636.0"/>
          <table:table-cell office:value-type="float" office:value="3148825.0"/>
          <table:table-cell office:value-type="float" office:value="3145567.0"/>
          <table:table-cell office:value-type="float" office:value="600.0"/>
          <table:table-cell office:value-type="float" office:value="1.0"/>
          <table:table-cell office:value-type="float" office:value="2421659.0"/>
          <table:table-cell office:value-type="float" office:value="3989875.0"/>
          <table:table-cell office:value-type="float" office:value="811154.0"/>
          <table:table-cell office:value-type="float" office:value="600.0"/>
          <table:table-cell office:value-type="float" office:value="1.0"/>
          <table:table-cell table:style-name="cellBest" office:value-type="float" office:value="1088213.0"/>
          <table:table-cell table:style-name="cellWorst" office:value-type="float" office:value="4217370.0"/>
          <table:table-cell table:style-name="cellWorst" office:value-type="float" office:value="4217370.0"/>
          <table:table-cell office:value-type="float" office:value="600.0"/>
          <table:table-cell office:value-type="float" office:value="1.0"/>
          <table:table-cell office:value-type="float" office:value="2113777.0"/>
          <table:table-cell office:value-type="float" office:value="2879660.0"/>
          <table:table-cell office:value-type="float" office:value="2877530.0"/>
          <table:table-cell office:value-type="float" office:value="600.0"/>
          <table:table-cell office:value-type="float" office:value="1.0"/>
          <table:table-cell office:value-type="float" office:value="2377700.0"/>
          <table:table-cell office:value-type="float" office:value="2877387.0"/>
          <table:table-cell office:value-type="float" office:value="634674.0"/>
          <table:table-cell office:value-type="float" office:value="600.0"/>
          <table:table-cell office:value-type="float" office:value="1.0"/>
          <table:table-cell office:value-type="float" office:value="1578444.0"/>
          <table:table-cell office:value-type="float" office:value="1629261.0"/>
          <table:table-cell office:value-type="float" office:value="1629261.0"/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/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/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/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/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/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468767.0"/>
          <table:table-cell office:value-type="float" office:value="2955135.0"/>
          <table:table-cell office:value-type="float" office:value="600.0"/>
          <table:table-cell office:value-type="float" office:value="1.0"/>
          <table:table-cell office:value-type="float" office:value="2476379.0"/>
          <table:table-cell office:value-type="float" office:value="296392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555751.0"/>
          <table:table-cell office:value-type="float" office:value="3057395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99317.0"/>
          <table:table-cell office:value-type="float" office:value="2755122.0"/>
          <table:table-cell office:value-type="float" office:value="1002467.0"/>
          <table:table-cell office:value-type="float" office:value="600.0"/>
          <table:table-cell office:value-type="float" office:value="1.0"/>
          <table:table-cell office:value-type="float" office:value="1994317.0"/>
          <table:table-cell office:value-type="float" office:value="3543622.0"/>
          <table:table-cell office:value-type="float" office:value="1598630.0"/>
          <table:table-cell office:value-type="float" office:value="600.0"/>
          <table:table-cell office:value-type="float" office:value="1.0"/>
          <table:table-cell office:value-type="float" office:value="2209949.0"/>
          <table:table-cell office:value-type="float" office:value="2626666.0"/>
          <table:table-cell office:value-type="float" office:value="1091475.0"/>
          <table:table-cell office:value-type="float" office:value="600.0"/>
          <table:table-cell office:value-type="float" office:value="1.0"/>
          <table:table-cell office:value-type="float" office:value="2291070.0"/>
          <table:table-cell office:value-type="float" office:value="2492164.0"/>
          <table:table-cell office:value-type="float" office:value="2232565.0"/>
          <table:table-cell office:value-type="float" office:value="600.0"/>
          <table:table-cell office:value-type="float" office:value="1.0"/>
          <table:table-cell office:value-type="float" office:value="2557092.0"/>
          <table:table-cell office:value-type="float" office:value="2784362.0"/>
          <table:table-cell office:value-type="float" office:value="2776926.0"/>
          <table:table-cell office:value-type="float" office:value="600.0"/>
          <table:table-cell office:value-type="float" office:value="1.0"/>
          <table:table-cell table:style-name="cellWorst" office:value-type="float" office:value="2660415.0"/>
          <table:table-cell office:value-type="float" office:value="2921855.0"/>
          <table:table-cell office:value-type="float" office:value="2919683.0"/>
          <table:table-cell office:value-type="float" office:value="600.0"/>
          <table:table-cell office:value-type="float" office:value="1.0"/>
          <table:table-cell office:value-type="float" office:value="2605354.0"/>
          <table:table-cell office:value-type="float" office:value="2838573.0"/>
          <table:table-cell office:value-type="float" office:value="2836938.0"/>
          <table:table-cell office:value-type="float" office:value="600.0"/>
          <table:table-cell office:value-type="float" office:value="1.0"/>
          <table:table-cell office:value-type="float" office:value="2542567.0"/>
          <table:table-cell office:value-type="float" office:value="3034544.0"/>
          <table:table-cell office:value-type="float" office:value="1243352.0"/>
          <table:table-cell office:value-type="float" office:value="600.0"/>
          <table:table-cell office:value-type="float" office:value="1.0"/>
          <table:table-cell office:value-type="float" office:value="2568665.0"/>
          <table:table-cell office:value-type="float" office:value="3093624.0"/>
          <table:table-cell office:value-type="float" office:value="1190901.0"/>
          <table:table-cell office:value-type="float" office:value="600.0"/>
          <table:table-cell office:value-type="float" office:value="1.0"/>
          <table:table-cell office:value-type="float" office:value="2537135.0"/>
          <table:table-cell office:value-type="float" office:value="3073016.0"/>
          <table:table-cell office:value-type="float" office:value="1171535.0"/>
          <table:table-cell office:value-type="float" office:value="600.0"/>
          <table:table-cell office:value-type="float" office:value="1.0"/>
          <table:table-cell office:value-type="float" office:value="2108495.0"/>
          <table:table-cell office:value-type="float" office:value="2521014.0"/>
          <table:table-cell office:value-type="float" office:value="952063.0"/>
          <table:table-cell office:value-type="float" office:value="600.0"/>
          <table:table-cell office:value-type="float" office:value="1.0"/>
          <table:table-cell office:value-type="float" office:value="2337220.0"/>
          <table:table-cell office:value-type="float" office:value="2551708.0"/>
          <table:table-cell office:value-type="float" office:value="2551708.0"/>
          <table:table-cell office:value-type="float" office:value="600.0"/>
          <table:table-cell office:value-type="float" office:value="1.0"/>
          <table:table-cell office:value-type="float" office:value="2123440.0"/>
          <table:table-cell office:value-type="float" office:value="367506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834705.0"/>
          <table:table-cell office:value-type="float" office:value="2043167.0"/>
          <table:table-cell office:value-type="float" office:value="2041105.0"/>
          <table:table-cell office:value-type="float" office:value="600.0"/>
          <table:table-cell office:value-type="float" office:value="1.0"/>
          <table:table-cell office:value-type="float" office:value="2561622.0"/>
          <table:table-cell office:value-type="float" office:value="3101655.0"/>
          <table:table-cell office:value-type="float" office:value="1079146.0"/>
          <table:table-cell office:value-type="float" office:value="600.0"/>
          <table:table-cell office:value-type="float" office:value="1.0"/>
          <table:table-cell office:value-type="float" office:value="1238465.0"/>
          <table:table-cell table:style-name="cellBest" office:value-type="float" office:value="1455019.0"/>
          <table:table-cell office:value-type="float" office:value="1455019.0"/>
          <table:table-cell office:value-type="float" office:value="600.0"/>
          <table:table-cell office:value-type="float" office:value="1.0"/>
          <table:table-cell office:value-type="float" office:value="1913076.0"/>
          <table:table-cell office:value-type="float" office:value="2077906.0"/>
          <table:table-cell office:value-type="float" office:value="2076506.0"/>
          <table:table-cell office:value-type="float" office:value="600.0"/>
          <table:table-cell office:value-type="float" office:value="1.0"/>
          <table:table-cell office:value-type="float" office:value="2493816.0"/>
          <table:table-cell office:value-type="float" office:value="3032530.0"/>
          <table:table-cell office:value-type="float" office:value="1089719.0"/>
          <table:table-cell office:value-type="float" office:value="600.0"/>
          <table:table-cell office:value-type="float" office:value="1.0"/>
          <table:table-cell office:value-type="float" office:value="2261334.0"/>
          <table:table-cell office:value-type="float" office:value="2276850.0"/>
          <table:table-cell office:value-type="float" office:value="2276850.0"/>
          <table:table-cell office:value-type="float" office:value="600.0"/>
          <table:table-cell office:value-type="float" office:value="1.0"/>
          <table:table-cell office:value-type="float" office:value="2232864.0"/>
          <table:table-cell office:value-type="float" office:value="2674873.0"/>
          <table:table-cell office:value-type="float" office:value="977469.0"/>
          <table:table-cell office:value-type="float" office:value="600.0"/>
          <table:table-cell office:value-type="float" office:value="1.0"/>
          <table:table-cell office:value-type="float" office:value="2446634.0"/>
          <table:table-cell office:value-type="float" office:value="2944739.0"/>
          <table:table-cell office:value-type="float" office:value="650749.0"/>
          <table:table-cell office:value-type="float" office:value="600.0"/>
          <table:table-cell office:value-type="float" office:value="1.0"/>
          <table:table-cell office:value-type="float" office:value="2451865.0"/>
          <table:table-cell office:value-type="float" office:value="2988062.0"/>
          <table:table-cell office:value-type="float" office:value="732856.0"/>
          <table:table-cell office:value-type="float" office:value="600.0"/>
          <table:table-cell office:value-type="float" office:value="1.0"/>
          <table:table-cell office:value-type="float" office:value="2469711.0"/>
          <table:table-cell office:value-type="float" office:value="3365856.0"/>
          <table:table-cell office:value-type="float" office:value="3136615.0"/>
          <table:table-cell office:value-type="float" office:value="600.0"/>
          <table:table-cell office:value-type="float" office:value="1.0"/>
          <table:table-cell office:value-type="float" office:value="1992159.0"/>
          <table:table-cell office:value-type="float" office:value="2856251.0"/>
          <table:table-cell office:value-type="float" office:value="2842282.0"/>
          <table:table-cell office:value-type="float" office:value="600.0"/>
          <table:table-cell office:value-type="float" office:value="1.0"/>
          <table:table-cell office:value-type="float" office:value="2405155.0"/>
          <table:table-cell office:value-type="float" office:value="3519800.0"/>
          <table:table-cell office:value-type="float" office:value="3507987.0"/>
          <table:table-cell office:value-type="float" office:value="600.0"/>
          <table:table-cell office:value-type="float" office:value="1.0"/>
          <table:table-cell office:value-type="float" office:value="2610770.0"/>
          <table:table-cell office:value-type="float" office:value="3677883.0"/>
          <table:table-cell office:value-type="float" office:value="3673340.0"/>
          <table:table-cell office:value-type="float" office:value="600.0"/>
          <table:table-cell office:value-type="float" office:value="1.0"/>
          <table:table-cell office:value-type="float" office:value="2211229.0"/>
          <table:table-cell office:value-type="float" office:value="2655706.0"/>
          <table:table-cell office:value-type="float" office:value="560824.0"/>
          <table:table-cell office:value-type="float" office:value="600.0"/>
          <table:table-cell office:value-type="float" office:value="1.0"/>
          <table:table-cell office:value-type="float" office:value="2504326.0"/>
          <table:table-cell office:value-type="float" office:value="2969771.0"/>
          <table:table-cell office:value-type="float" office:value="534102.0"/>
          <table:table-cell office:value-type="float" office:value="600.0"/>
          <table:table-cell office:value-type="float" office:value="1.0"/>
          <table:table-cell office:value-type="float" office:value="2152245.0"/>
          <table:table-cell office:value-type="float" office:value="3187846.0"/>
          <table:table-cell office:value-type="float" office:value="588847.0"/>
          <table:table-cell office:value-type="float" office:value="600.0"/>
          <table:table-cell office:value-type="float" office:value="1.0"/>
          <table:table-cell office:value-type="float" office:value="2471072.0"/>
          <table:table-cell table:style-name="cellWorst" office:value-type="float" office:value="4026997.0"/>
          <table:table-cell office:value-type="float" office:value="767744.0"/>
          <table:table-cell office:value-type="float" office:value="600.0"/>
          <table:table-cell office:value-type="float" office:value="1.0"/>
          <table:table-cell office:value-type="float" office:value="2573508.0"/>
          <table:table-cell office:value-type="float" office:value="4015803.0"/>
          <table:table-cell table:style-name="cellWorst" office:value-type="float" office:value="4015803.0"/>
          <table:table-cell office:value-type="float" office:value="600.0"/>
          <table:table-cell office:value-type="float" office:value="1.0"/>
          <table:table-cell office:value-type="float" office:value="1967319.0"/>
          <table:table-cell office:value-type="float" office:value="233341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65373.0"/>
          <table:table-cell office:value-type="float" office:value="3327452.0"/>
          <table:table-cell office:value-type="float" office:value="3324214.0"/>
          <table:table-cell office:value-type="float" office:value="600.0"/>
          <table:table-cell office:value-type="float" office:value="1.0"/>
          <table:table-cell office:value-type="float" office:value="2041802.0"/>
          <table:table-cell office:value-type="float" office:value="3441557.0"/>
          <table:table-cell office:value-type="float" office:value="671579.0"/>
          <table:table-cell office:value-type="float" office:value="600.0"/>
          <table:table-cell office:value-type="float" office:value="1.0"/>
          <table:table-cell table:style-name="cellBest" office:value-type="float" office:value="927949.0"/>
          <table:table-cell office:value-type="float" office:value="3335251.0"/>
          <table:table-cell office:value-type="float" office:value="3335251.0"/>
          <table:table-cell office:value-type="float" office:value="600.0"/>
          <table:table-cell office:value-type="float" office:value="1.0"/>
          <table:table-cell office:value-type="float" office:value="2259212.0"/>
          <table:table-cell office:value-type="float" office:value="3413725.0"/>
          <table:table-cell office:value-type="float" office:value="3404168.0"/>
          <table:table-cell office:value-type="float" office:value="600.0"/>
          <table:table-cell office:value-type="float" office:value="1.0"/>
          <table:table-cell office:value-type="float" office:value="2093350.0"/>
          <table:table-cell office:value-type="float" office:value="2526459.0"/>
          <table:table-cell office:value-type="float" office:value="558118.0"/>
          <table:table-cell office:value-type="float" office:value="600.0"/>
          <table:table-cell office:value-type="float" office:value="1.0"/>
          <table:table-cell office:value-type="float" office:value="1838059.0"/>
          <table:table-cell office:value-type="float" office:value="1901374.0"/>
          <table:table-cell office:value-type="float" office:value="1901374.0"/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/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/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/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/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/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349778.0"/>
          <table:table-cell office:value-type="float" office:value="2811036.0"/>
          <table:table-cell office:value-type="float" office:value="600.0"/>
          <table:table-cell office:value-type="float" office:value="1.0"/>
          <table:table-cell office:value-type="float" office:value="2197686.0"/>
          <table:table-cell office:value-type="float" office:value="262795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03487.0"/>
          <table:table-cell office:value-type="float" office:value="2753123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395525.0"/>
          <table:table-cell office:value-type="float" office:value="2865506.0"/>
          <table:table-cell office:value-type="float" office:value="1334920.0"/>
          <table:table-cell office:value-type="float" office:value="600.0"/>
          <table:table-cell office:value-type="float" office:value="1.0"/>
          <table:table-cell office:value-type="float" office:value="1700946.0"/>
          <table:table-cell office:value-type="float" office:value="3092266.0"/>
          <table:table-cell office:value-type="float" office:value="1505672.0"/>
          <table:table-cell office:value-type="float" office:value="600.0"/>
          <table:table-cell office:value-type="float" office:value="1.0"/>
          <table:table-cell office:value-type="float" office:value="2241415.0"/>
          <table:table-cell office:value-type="float" office:value="2717473.0"/>
          <table:table-cell office:value-type="float" office:value="1100795.0"/>
          <table:table-cell office:value-type="float" office:value="600.0"/>
          <table:table-cell office:value-type="float" office:value="1.0"/>
          <table:table-cell office:value-type="float" office:value="2032572.0"/>
          <table:table-cell office:value-type="float" office:value="2194373.0"/>
          <table:table-cell office:value-type="float" office:value="1961959.0"/>
          <table:table-cell office:value-type="float" office:value="600.0"/>
          <table:table-cell office:value-type="float" office:value="1.0"/>
          <table:table-cell office:value-type="float" office:value="2332837.0"/>
          <table:table-cell office:value-type="float" office:value="2738731.0"/>
          <table:table-cell office:value-type="float" office:value="2730078.0"/>
          <table:table-cell office:value-type="float" office:value="600.0"/>
          <table:table-cell office:value-type="float" office:value="1.0"/>
          <table:table-cell office:value-type="float" office:value="2111493.0"/>
          <table:table-cell office:value-type="float" office:value="2299552.0"/>
          <table:table-cell office:value-type="float" office:value="2296692.0"/>
          <table:table-cell office:value-type="float" office:value="600.0"/>
          <table:table-cell office:value-type="float" office:value="1.0"/>
          <table:table-cell office:value-type="float" office:value="2193926.0"/>
          <table:table-cell office:value-type="float" office:value="3247989.0"/>
          <table:table-cell office:value-type="float" office:value="3241420.0"/>
          <table:table-cell office:value-type="float" office:value="600.0"/>
          <table:table-cell office:value-type="float" office:value="1.0"/>
          <table:table-cell office:value-type="float" office:value="2361581.0"/>
          <table:table-cell office:value-type="float" office:value="2890767.0"/>
          <table:table-cell office:value-type="float" office:value="1023405.0"/>
          <table:table-cell office:value-type="float" office:value="600.0"/>
          <table:table-cell office:value-type="float" office:value="1.0"/>
          <table:table-cell office:value-type="float" office:value="2059960.0"/>
          <table:table-cell office:value-type="float" office:value="2492062.0"/>
          <table:table-cell office:value-type="float" office:value="978177.0"/>
          <table:table-cell office:value-type="float" office:value="600.0"/>
          <table:table-cell office:value-type="float" office:value="1.0"/>
          <table:table-cell office:value-type="float" office:value="2398435.0"/>
          <table:table-cell office:value-type="float" office:value="2900442.0"/>
          <table:table-cell office:value-type="float" office:value="1149488.0"/>
          <table:table-cell office:value-type="float" office:value="600.0"/>
          <table:table-cell office:value-type="float" office:value="1.0"/>
          <table:table-cell office:value-type="float" office:value="2050512.0"/>
          <table:table-cell office:value-type="float" office:value="2509645.0"/>
          <table:table-cell office:value-type="float" office:value="1003482.0"/>
          <table:table-cell office:value-type="float" office:value="600.0"/>
          <table:table-cell office:value-type="float" office:value="1.0"/>
          <table:table-cell office:value-type="float" office:value="2156330.0"/>
          <table:table-cell office:value-type="float" office:value="2354150.0"/>
          <table:table-cell office:value-type="float" office:value="2354150.0"/>
          <table:table-cell office:value-type="float" office:value="600.0"/>
          <table:table-cell office:value-type="float" office:value="1.0"/>
          <table:table-cell office:value-type="float" office:value="1951057.0"/>
          <table:table-cell office:value-type="float" office:value="3409677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625745.0"/>
          <table:table-cell office:value-type="float" office:value="2689437.0"/>
          <table:table-cell office:value-type="float" office:value="2675566.0"/>
          <table:table-cell office:value-type="float" office:value="600.0"/>
          <table:table-cell office:value-type="float" office:value="1.0"/>
          <table:table-cell office:value-type="float" office:value="2099151.0"/>
          <table:table-cell office:value-type="float" office:value="3581114.0"/>
          <table:table-cell office:value-type="float" office:value="1641905.0"/>
          <table:table-cell office:value-type="float" office:value="600.0"/>
          <table:table-cell office:value-type="float" office:value="1.0"/>
          <table:table-cell office:value-type="float" office:value="968344.0"/>
          <table:table-cell office:value-type="float" office:value="2221374.0"/>
          <table:table-cell office:value-type="float" office:value="2221374.0"/>
          <table:table-cell office:value-type="float" office:value="600.0"/>
          <table:table-cell office:value-type="float" office:value="1.0"/>
          <table:table-cell office:value-type="float" office:value="1825188.0"/>
          <table:table-cell office:value-type="float" office:value="2785493.0"/>
          <table:table-cell office:value-type="float" office:value="2778022.0"/>
          <table:table-cell office:value-type="float" office:value="600.0"/>
          <table:table-cell office:value-type="float" office:value="1.0"/>
          <table:table-cell office:value-type="float" office:value="2116341.0"/>
          <table:table-cell office:value-type="float" office:value="2572024.0"/>
          <table:table-cell office:value-type="float" office:value="1101977.0"/>
          <table:table-cell office:value-type="float" office:value="600.0"/>
          <table:table-cell office:value-type="float" office:value="1.0"/>
          <table:table-cell office:value-type="float" office:value="2365910.0"/>
          <table:table-cell office:value-type="float" office:value="2382096.0"/>
          <table:table-cell office:value-type="float" office:value="2382096.0"/>
          <table:table-cell office:value-type="float" office:value="600.0"/>
          <table:table-cell office:value-type="float" office:value="1.0"/>
          <table:table-cell office:value-type="float" office:value="2360908.0"/>
          <table:table-cell office:value-type="float" office:value="2824049.0"/>
          <table:table-cell office:value-type="float" office:value="1317684.0"/>
          <table:table-cell office:value-type="float" office:value="600.0"/>
          <table:table-cell office:value-type="float" office:value="1.0"/>
          <table:table-cell office:value-type="float" office:value="2157597.0"/>
          <table:table-cell office:value-type="float" office:value="2605664.0"/>
          <table:table-cell office:value-type="float" office:value="579666.0"/>
          <table:table-cell office:value-type="float" office:value="600.0"/>
          <table:table-cell office:value-type="float" office:value="1.0"/>
          <table:table-cell office:value-type="float" office:value="2088918.0"/>
          <table:table-cell office:value-type="float" office:value="2584918.0"/>
          <table:table-cell office:value-type="float" office:value="658288.0"/>
          <table:table-cell table:style-name="cellBest" office:value-type="float" office:value="233.747"/>
          <table:table-cell table:style-name="cellBest" office:value-type="float" office:value="0.0"/>
          <table:table-cell office:value-type="float" office:value="1037127.0"/>
          <table:table-cell table:style-name="cellBest" office:value-type="float" office:value="1501758.0"/>
          <table:table-cell office:value-type="float" office:value="1418842.0"/>
          <table:table-cell office:value-type="float" office:value="600.0"/>
          <table:table-cell office:value-type="float" office:value="1.0"/>
          <table:table-cell office:value-type="float" office:value="1766918.0"/>
          <table:table-cell office:value-type="float" office:value="2859214.0"/>
          <table:table-cell office:value-type="float" office:value="2822699.0"/>
          <table:table-cell office:value-type="float" office:value="600.0"/>
          <table:table-cell office:value-type="float" office:value="1.0"/>
          <table:table-cell table:style-name="cellWorst" office:value-type="float" office:value="2407085.0"/>
          <table:table-cell office:value-type="float" office:value="3738767.0"/>
          <table:table-cell table:style-name="cellWorst" office:value-type="float" office:value="3718837.0"/>
          <table:table-cell office:value-type="float" office:value="600.0"/>
          <table:table-cell office:value-type="float" office:value="1.0"/>
          <table:table-cell office:value-type="float" office:value="2373317.0"/>
          <table:table-cell office:value-type="float" office:value="3419450.0"/>
          <table:table-cell office:value-type="float" office:value="3414258.0"/>
          <table:table-cell office:value-type="float" office:value="600.0"/>
          <table:table-cell office:value-type="float" office:value="1.0"/>
          <table:table-cell office:value-type="float" office:value="1915508.0"/>
          <table:table-cell office:value-type="float" office:value="2944375.0"/>
          <table:table-cell office:value-type="float" office:value="617260.0"/>
          <table:table-cell office:value-type="float" office:value="600.0"/>
          <table:table-cell office:value-type="float" office:value="1.0"/>
          <table:table-cell office:value-type="float" office:value="2300952.0"/>
          <table:table-cell office:value-type="float" office:value="3534818.0"/>
          <table:table-cell office:value-type="float" office:value="760057.0"/>
          <table:table-cell office:value-type="float" office:value="600.0"/>
          <table:table-cell office:value-type="float" office:value="1.0"/>
          <table:table-cell office:value-type="float" office:value="1790718.0"/>
          <table:table-cell office:value-type="float" office:value="3157907.0"/>
          <table:table-cell office:value-type="float" office:value="690784.0"/>
          <table:table-cell office:value-type="float" office:value="600.0"/>
          <table:table-cell office:value-type="float" office:value="1.0"/>
          <table:table-cell office:value-type="float" office:value="2116420.0"/>
          <table:table-cell office:value-type="float" office:value="3562284.0"/>
          <table:table-cell office:value-type="float" office:value="683059.0"/>
          <table:table-cell office:value-type="float" office:value="600.0"/>
          <table:table-cell office:value-type="float" office:value="1.0"/>
          <table:table-cell office:value-type="float" office:value="2048343.0"/>
          <table:table-cell office:value-type="float" office:value="3261918.0"/>
          <table:table-cell office:value-type="float" office:value="3261918.0"/>
          <table:table-cell office:value-type="float" office:value="600.0"/>
          <table:table-cell office:value-type="float" office:value="1.0"/>
          <table:table-cell office:value-type="float" office:value="1988402.0"/>
          <table:table-cell office:value-type="float" office:value="233663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406732.0"/>
          <table:table-cell office:value-type="float" office:value="3381444.0"/>
          <table:table-cell office:value-type="float" office:value="3376063.0"/>
          <table:table-cell office:value-type="float" office:value="600.0"/>
          <table:table-cell office:value-type="float" office:value="1.0"/>
          <table:table-cell office:value-type="float" office:value="2293024.0"/>
          <table:table-cell table:style-name="cellWorst" office:value-type="float" office:value="3965975.0"/>
          <table:table-cell office:value-type="float" office:value="826027.0"/>
          <table:table-cell office:value-type="float" office:value="600.0"/>
          <table:table-cell office:value-type="float" office:value="1.0"/>
          <table:table-cell table:style-name="cellBest" office:value-type="float" office:value="910587.0"/>
          <table:table-cell office:value-type="float" office:value="2952816.0"/>
          <table:table-cell office:value-type="float" office:value="2952816.0"/>
          <table:table-cell office:value-type="float" office:value="600.0"/>
          <table:table-cell office:value-type="float" office:value="1.0"/>
          <table:table-cell office:value-type="float" office:value="2076464.0"/>
          <table:table-cell office:value-type="float" office:value="3149323.0"/>
          <table:table-cell office:value-type="float" office:value="3141387.0"/>
          <table:table-cell office:value-type="float" office:value="600.0"/>
          <table:table-cell office:value-type="float" office:value="1.0"/>
          <table:table-cell office:value-type="float" office:value="2302831.0"/>
          <table:table-cell office:value-type="float" office:value="2786085.0"/>
          <table:table-cell office:value-type="float" office:value="676081.0"/>
          <table:table-cell office:value-type="float" office:value="600.0"/>
          <table:table-cell office:value-type="float" office:value="1.0"/>
          <table:table-cell office:value-type="float" office:value="1753358.0"/>
          <table:table-cell office:value-type="float" office:value="1812640.0"/>
          <table:table-cell office:value-type="float" office:value="1812640.0"/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/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/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/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/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/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1791974.0"/>
          <table:table-cell office:value-type="float" office:value="2145196.0"/>
          <table:table-cell office:value-type="float" office:value="600.0"/>
          <table:table-cell office:value-type="float" office:value="1.0"/>
          <table:table-cell office:value-type="float" office:value="1959705.0"/>
          <table:table-cell office:value-type="float" office:value="234756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052466.0"/>
          <table:table-cell office:value-type="float" office:value="2458132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171074.0"/>
          <table:table-cell office:value-type="float" office:value="2595982.0"/>
          <table:table-cell office:value-type="float" office:value="889010.0"/>
          <table:table-cell office:value-type="float" office:value="600.0"/>
          <table:table-cell office:value-type="float" office:value="1.0"/>
          <table:table-cell office:value-type="float" office:value="2028921.0"/>
          <table:table-cell office:value-type="float" office:value="3676140.0"/>
          <table:table-cell office:value-type="float" office:value="1697787.0"/>
          <table:table-cell office:value-type="float" office:value="600.0"/>
          <table:table-cell office:value-type="float" office:value="1.0"/>
          <table:table-cell office:value-type="float" office:value="2152959.0"/>
          <table:table-cell office:value-type="float" office:value="2610253.0"/>
          <table:table-cell office:value-type="float" office:value="882281.0"/>
          <table:table-cell office:value-type="float" office:value="600.0"/>
          <table:table-cell office:value-type="float" office:value="1.0"/>
          <table:table-cell office:value-type="float" office:value="2146278.0"/>
          <table:table-cell office:value-type="float" office:value="3679828.0"/>
          <table:table-cell office:value-type="float" office:value="3480767.0"/>
          <table:table-cell office:value-type="float" office:value="600.0"/>
          <table:table-cell office:value-type="float" office:value="1.0"/>
          <table:table-cell office:value-type="float" office:value="2042566.0"/>
          <table:table-cell office:value-type="float" office:value="2222105.0"/>
          <table:table-cell office:value-type="float" office:value="2215603.0"/>
          <table:table-cell office:value-type="float" office:value="600.0"/>
          <table:table-cell office:value-type="float" office:value="1.0"/>
          <table:table-cell office:value-type="float" office:value="2152864.0"/>
          <table:table-cell office:value-type="float" office:value="2371204.0"/>
          <table:table-cell office:value-type="float" office:value="2368621.0"/>
          <table:table-cell office:value-type="float" office:value="600.0"/>
          <table:table-cell office:value-type="float" office:value="1.0"/>
          <table:table-cell office:value-type="float" office:value="2170494.0"/>
          <table:table-cell office:value-type="float" office:value="2358096.0"/>
          <table:table-cell office:value-type="float" office:value="2355565.0"/>
          <table:table-cell office:value-type="float" office:value="600.0"/>
          <table:table-cell office:value-type="float" office:value="1.0"/>
          <table:table-cell office:value-type="float" office:value="1884498.0"/>
          <table:table-cell office:value-type="float" office:value="2270624.0"/>
          <table:table-cell office:value-type="float" office:value="787490.0"/>
          <table:table-cell office:value-type="float" office:value="600.0"/>
          <table:table-cell office:value-type="float" office:value="1.0"/>
          <table:table-cell office:value-type="float" office:value="2061567.0"/>
          <table:table-cell office:value-type="float" office:value="2536347.0"/>
          <table:table-cell office:value-type="float" office:value="822219.0"/>
          <table:table-cell office:value-type="float" office:value="600.0"/>
          <table:table-cell office:value-type="float" office:value="1.0"/>
          <table:table-cell office:value-type="float" office:value="2211725.0"/>
          <table:table-cell office:value-type="float" office:value="2696361.0"/>
          <table:table-cell office:value-type="float" office:value="886996.0"/>
          <table:table-cell office:value-type="float" office:value="600.0"/>
          <table:table-cell office:value-type="float" office:value="1.0"/>
          <table:table-cell office:value-type="float" office:value="2060104.0"/>
          <table:table-cell office:value-type="float" office:value="2492389.0"/>
          <table:table-cell office:value-type="float" office:value="845878.0"/>
          <table:table-cell office:value-type="float" office:value="600.0"/>
          <table:table-cell office:value-type="float" office:value="1.0"/>
          <table:table-cell office:value-type="float" office:value="2004922.0"/>
          <table:table-cell office:value-type="float" office:value="2206120.0"/>
          <table:table-cell office:value-type="float" office:value="2206120.0"/>
          <table:table-cell office:value-type="float" office:value="600.0"/>
          <table:table-cell office:value-type="float" office:value="1.0"/>
          <table:table-cell office:value-type="float" office:value="1936306.0"/>
          <table:table-cell office:value-type="float" office:value="247948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836854.0"/>
          <table:table-cell office:value-type="float" office:value="2033571.0"/>
          <table:table-cell office:value-type="float" office:value="2031271.0"/>
          <table:table-cell office:value-type="float" office:value="600.0"/>
          <table:table-cell office:value-type="float" office:value="1.0"/>
          <table:table-cell office:value-type="float" office:value="1811621.0"/>
          <table:table-cell office:value-type="float" office:value="2977180.0"/>
          <table:table-cell office:value-type="float" office:value="1470689.0"/>
          <table:table-cell office:value-type="float" office:value="600.0"/>
          <table:table-cell office:value-type="float" office:value="1.0"/>
          <table:table-cell office:value-type="float" office:value="1048887.0"/>
          <table:table-cell office:value-type="float" office:value="2666160.0"/>
          <table:table-cell office:value-type="float" office:value="2666160.0"/>
          <table:table-cell office:value-type="float" office:value="600.0"/>
          <table:table-cell office:value-type="float" office:value="1.0"/>
          <table:table-cell office:value-type="float" office:value="1683702.0"/>
          <table:table-cell office:value-type="float" office:value="2614139.0"/>
          <table:table-cell office:value-type="float" office:value="2603982.0"/>
          <table:table-cell office:value-type="float" office:value="600.0"/>
          <table:table-cell office:value-type="float" office:value="1.0"/>
          <table:table-cell office:value-type="float" office:value="2160533.0"/>
          <table:table-cell office:value-type="float" office:value="2600603.0"/>
          <table:table-cell office:value-type="float" office:value="751990.0"/>
          <table:table-cell office:value-type="float" office:value="600.0"/>
          <table:table-cell office:value-type="float" office:value="1.0"/>
          <table:table-cell office:value-type="float" office:value="1764411.0"/>
          <table:table-cell table:style-name="cellBest" office:value-type="float" office:value="1776112.0"/>
          <table:table-cell office:value-type="float" office:value="1776112.0"/>
          <table:table-cell office:value-type="float" office:value="600.0"/>
          <table:table-cell office:value-type="float" office:value="1.0"/>
          <table:table-cell office:value-type="float" office:value="2136317.0"/>
          <table:table-cell office:value-type="float" office:value="2555537.0"/>
          <table:table-cell office:value-type="float" office:value="873704.0"/>
          <table:table-cell office:value-type="float" office:value="600.0"/>
          <table:table-cell office:value-type="float" office:value="1.0"/>
          <table:table-cell office:value-type="float" office:value="1978117.0"/>
          <table:table-cell office:value-type="float" office:value="2419404.0"/>
          <table:table-cell office:value-type="float" office:value="613370.0"/>
          <table:table-cell office:value-type="float" office:value="600.0"/>
          <table:table-cell office:value-type="float" office:value="1.0"/>
          <table:table-cell office:value-type="float" office:value="2184525.0"/>
          <table:table-cell office:value-type="float" office:value="2659195.0"/>
          <table:table-cell office:value-type="float" office:value="678577.0"/>
          <table:table-cell office:value-type="float" office:value="600.0"/>
          <table:table-cell office:value-type="float" office:value="1.0"/>
          <table:table-cell office:value-type="float" office:value="2167579.0"/>
          <table:table-cell office:value-type="float" office:value="2925049.0"/>
          <table:table-cell office:value-type="float" office:value="2733629.0"/>
          <table:table-cell office:value-type="float" office:value="600.0"/>
          <table:table-cell office:value-type="float" office:value="1.0"/>
          <table:table-cell office:value-type="float" office:value="1885815.0"/>
          <table:table-cell office:value-type="float" office:value="3095784.0"/>
          <table:table-cell office:value-type="float" office:value="3041627.0"/>
          <table:table-cell office:value-type="float" office:value="600.0"/>
          <table:table-cell office:value-type="float" office:value="1.0"/>
          <table:table-cell office:value-type="float" office:value="2363112.0"/>
          <table:table-cell table:style-name="cellWorst" office:value-type="float" office:value="3814470.0"/>
          <table:table-cell table:style-name="cellWorst" office:value-type="float" office:value="3789782.0"/>
          <table:table-cell office:value-type="float" office:value="600.0"/>
          <table:table-cell office:value-type="float" office:value="1.0"/>
          <table:table-cell table:style-name="cellWorst" office:value-type="float" office:value="2367722.0"/>
          <table:table-cell office:value-type="float" office:value="3808419.0"/>
          <table:table-cell office:value-type="float" office:value="3785951.0"/>
          <table:table-cell office:value-type="float" office:value="600.0"/>
          <table:table-cell office:value-type="float" office:value="1.0"/>
          <table:table-cell office:value-type="float" office:value="1854088.0"/>
          <table:table-cell office:value-type="float" office:value="3278563.0"/>
          <table:table-cell office:value-type="float" office:value="745511.0"/>
          <table:table-cell office:value-type="float" office:value="600.0"/>
          <table:table-cell office:value-type="float" office:value="1.0"/>
          <table:table-cell office:value-type="float" office:value="2005923.0"/>
          <table:table-cell office:value-type="float" office:value="2946246.0"/>
          <table:table-cell office:value-type="float" office:value="723003.0"/>
          <table:table-cell office:value-type="float" office:value="600.0"/>
          <table:table-cell office:value-type="float" office:value="1.0"/>
          <table:table-cell office:value-type="float" office:value="2063002.0"/>
          <table:table-cell office:value-type="float" office:value="3167443.0"/>
          <table:table-cell office:value-type="float" office:value="688105.0"/>
          <table:table-cell office:value-type="float" office:value="600.0"/>
          <table:table-cell office:value-type="float" office:value="1.0"/>
          <table:table-cell office:value-type="float" office:value="2061520.0"/>
          <table:table-cell office:value-type="float" office:value="3377437.0"/>
          <table:table-cell office:value-type="float" office:value="660388.0"/>
          <table:table-cell office:value-type="float" office:value="600.0"/>
          <table:table-cell office:value-type="float" office:value="1.0"/>
          <table:table-cell office:value-type="float" office:value="2080757.0"/>
          <table:table-cell office:value-type="float" office:value="3322063.0"/>
          <table:table-cell office:value-type="float" office:value="3322063.0"/>
          <table:table-cell office:value-type="float" office:value="600.0"/>
          <table:table-cell office:value-type="float" office:value="1.0"/>
          <table:table-cell office:value-type="float" office:value="1973261.0"/>
          <table:table-cell office:value-type="float" office:value="232452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68724.0"/>
          <table:table-cell office:value-type="float" office:value="3491315.0"/>
          <table:table-cell office:value-type="float" office:value="3473249.0"/>
          <table:table-cell office:value-type="float" office:value="600.0"/>
          <table:table-cell office:value-type="float" office:value="1.0"/>
          <table:table-cell office:value-type="float" office:value="2098750.0"/>
          <table:table-cell office:value-type="float" office:value="3512666.0"/>
          <table:table-cell office:value-type="float" office:value="767316.0"/>
          <table:table-cell office:value-type="float" office:value="600.0"/>
          <table:table-cell office:value-type="float" office:value="1.0"/>
          <table:table-cell table:style-name="cellBest" office:value-type="float" office:value="895293.0"/>
          <table:table-cell office:value-type="float" office:value="2784194.0"/>
          <table:table-cell office:value-type="float" office:value="2784194.0"/>
          <table:table-cell office:value-type="float" office:value="600.0"/>
          <table:table-cell office:value-type="float" office:value="1.0"/>
          <table:table-cell office:value-type="float" office:value="2199469.0"/>
          <table:table-cell office:value-type="float" office:value="3035757.0"/>
          <table:table-cell office:value-type="float" office:value="3028504.0"/>
          <table:table-cell office:value-type="float" office:value="600.0"/>
          <table:table-cell office:value-type="float" office:value="1.0"/>
          <table:table-cell office:value-type="float" office:value="2022354.0"/>
          <table:table-cell office:value-type="float" office:value="2417866.0"/>
          <table:table-cell office:value-type="float" office:value="617472.0"/>
          <table:table-cell office:value-type="float" office:value="600.0"/>
          <table:table-cell office:value-type="float" office:value="1.0"/>
          <table:table-cell office:value-type="float" office:value="1871146.0"/>
          <table:table-cell office:value-type="float" office:value="1932467.0"/>
          <table:table-cell office:value-type="float" office:value="1932467.0"/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/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/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/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/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/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101732.0"/>
          <table:table-cell office:value-type="float" office:value="2488848.0"/>
          <table:table-cell office:value-type="float" office:value="600.0"/>
          <table:table-cell office:value-type="float" office:value="1.0"/>
          <table:table-cell office:value-type="float" office:value="2123037.0"/>
          <table:table-cell office:value-type="float" office:value="251390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16067.0"/>
          <table:table-cell office:value-type="float" office:value="2622618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041104.0"/>
          <table:table-cell office:value-type="float" office:value="2417178.0"/>
          <table:table-cell office:value-type="float" office:value="942997.0"/>
          <table:table-cell office:value-type="float" office:value="600.0"/>
          <table:table-cell office:value-type="float" office:value="1.0"/>
          <table:table-cell office:value-type="float" office:value="1828049.0"/>
          <table:table-cell office:value-type="float" office:value="3265322.0"/>
          <table:table-cell office:value-type="float" office:value="1612249.0"/>
          <table:table-cell office:value-type="float" office:value="600.0"/>
          <table:table-cell office:value-type="float" office:value="1.0"/>
          <table:table-cell office:value-type="float" office:value="1967339.0"/>
          <table:table-cell office:value-type="float" office:value="2324353.0"/>
          <table:table-cell office:value-type="float" office:value="872803.0"/>
          <table:table-cell office:value-type="float" office:value="600.0"/>
          <table:table-cell office:value-type="float" office:value="1.0"/>
          <table:table-cell office:value-type="float" office:value="2209760.0"/>
          <table:table-cell office:value-type="float" office:value="2398646.0"/>
          <table:table-cell office:value-type="float" office:value="2092415.0"/>
          <table:table-cell office:value-type="float" office:value="600.0"/>
          <table:table-cell office:value-type="float" office:value="1.0"/>
          <table:table-cell office:value-type="float" office:value="2135821.0"/>
          <table:table-cell office:value-type="float" office:value="2288709.0"/>
          <table:table-cell office:value-type="float" office:value="2279574.0"/>
          <table:table-cell office:value-type="float" office:value="600.0"/>
          <table:table-cell office:value-type="float" office:value="1.0"/>
          <table:table-cell office:value-type="float" office:value="2177508.0"/>
          <table:table-cell office:value-type="float" office:value="2358377.0"/>
          <table:table-cell office:value-type="float" office:value="2355349.0"/>
          <table:table-cell office:value-type="float" office:value="600.0"/>
          <table:table-cell office:value-type="float" office:value="1.0"/>
          <table:table-cell office:value-type="float" office:value="2000442.0"/>
          <table:table-cell office:value-type="float" office:value="2152169.0"/>
          <table:table-cell office:value-type="float" office:value="2149351.0"/>
          <table:table-cell office:value-type="float" office:value="600.0"/>
          <table:table-cell office:value-type="float" office:value="1.0"/>
          <table:table-cell office:value-type="float" office:value="2130907.0"/>
          <table:table-cell office:value-type="float" office:value="2532400.0"/>
          <table:table-cell office:value-type="float" office:value="922127.0"/>
          <table:table-cell office:value-type="float" office:value="600.0"/>
          <table:table-cell office:value-type="float" office:value="1.0"/>
          <table:table-cell office:value-type="float" office:value="1998169.0"/>
          <table:table-cell office:value-type="float" office:value="2669766.0"/>
          <table:table-cell office:value-type="float" office:value="980922.0"/>
          <table:table-cell office:value-type="float" office:value="600.0"/>
          <table:table-cell office:value-type="float" office:value="1.0"/>
          <table:table-cell office:value-type="float" office:value="2221980.0"/>
          <table:table-cell office:value-type="float" office:value="2616762.0"/>
          <table:table-cell office:value-type="float" office:value="941923.0"/>
          <table:table-cell office:value-type="float" office:value="600.0"/>
          <table:table-cell office:value-type="float" office:value="1.0"/>
          <table:table-cell office:value-type="float" office:value="1960562.0"/>
          <table:table-cell office:value-type="float" office:value="2337167.0"/>
          <table:table-cell office:value-type="float" office:value="841517.0"/>
          <table:table-cell office:value-type="float" office:value="600.0"/>
          <table:table-cell office:value-type="float" office:value="1.0"/>
          <table:table-cell office:value-type="float" office:value="2282903.0"/>
          <table:table-cell office:value-type="float" office:value="2499382.0"/>
          <table:table-cell office:value-type="float" office:value="2499382.0"/>
          <table:table-cell office:value-type="float" office:value="600.0"/>
          <table:table-cell office:value-type="float" office:value="1.0"/>
          <table:table-cell office:value-type="float" office:value="2029519.0"/>
          <table:table-cell office:value-type="float" office:value="3539650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767114.0"/>
          <table:table-cell office:value-type="float" office:value="1950215.0"/>
          <table:table-cell office:value-type="float" office:value="1947581.0"/>
          <table:table-cell office:value-type="float" office:value="600.0"/>
          <table:table-cell office:value-type="float" office:value="1.0"/>
          <table:table-cell office:value-type="float" office:value="1845373.0"/>
          <table:table-cell office:value-type="float" office:value="3195159.0"/>
          <table:table-cell office:value-type="float" office:value="1454741.0"/>
          <table:table-cell office:value-type="float" office:value="600.0"/>
          <table:table-cell office:value-type="float" office:value="1.0"/>
          <table:table-cell office:value-type="float" office:value="1149556.0"/>
          <table:table-cell table:style-name="cellBest" office:value-type="float" office:value="1285783.0"/>
          <table:table-cell office:value-type="float" office:value="1285783.0"/>
          <table:table-cell office:value-type="float" office:value="600.0"/>
          <table:table-cell office:value-type="float" office:value="1.0"/>
          <table:table-cell office:value-type="float" office:value="1864994.0"/>
          <table:table-cell office:value-type="float" office:value="2890661.0"/>
          <table:table-cell office:value-type="float" office:value="2879091.0"/>
          <table:table-cell office:value-type="float" office:value="600.0"/>
          <table:table-cell office:value-type="float" office:value="1.0"/>
          <table:table-cell office:value-type="float" office:value="2104567.0"/>
          <table:table-cell office:value-type="float" office:value="2467913.0"/>
          <table:table-cell office:value-type="float" office:value="942612.0"/>
          <table:table-cell office:value-type="float" office:value="600.0"/>
          <table:table-cell office:value-type="float" office:value="1.0"/>
          <table:table-cell office:value-type="float" office:value="2014756.0"/>
          <table:table-cell office:value-type="float" office:value="2028272.0"/>
          <table:table-cell office:value-type="float" office:value="2028272.0"/>
          <table:table-cell office:value-type="float" office:value="600.0"/>
          <table:table-cell office:value-type="float" office:value="1.0"/>
          <table:table-cell office:value-type="float" office:value="1770749.0"/>
          <table:table-cell office:value-type="float" office:value="2103837.0"/>
          <table:table-cell office:value-type="float" office:value="820906.0"/>
          <table:table-cell office:value-type="float" office:value="600.0"/>
          <table:table-cell office:value-type="float" office:value="1.0"/>
          <table:table-cell office:value-type="float" office:value="1878324.0"/>
          <table:table-cell office:value-type="float" office:value="2229720.0"/>
          <table:table-cell office:value-type="float" office:value="503740.0"/>
          <table:table-cell office:value-type="float" office:value="600.0"/>
          <table:table-cell office:value-type="float" office:value="1.0"/>
          <table:table-cell office:value-type="float" office:value="2097767.0"/>
          <table:table-cell office:value-type="float" office:value="2574320.0"/>
          <table:table-cell office:value-type="float" office:value="649061.0"/>
          <table:table-cell office:value-type="float" office:value="600.0"/>
          <table:table-cell office:value-type="float" office:value="1.0"/>
          <table:table-cell office:value-type="float" office:value="1978018.0"/>
          <table:table-cell office:value-type="float" office:value="3039367.0"/>
          <table:table-cell office:value-type="float" office:value="2732900.0"/>
          <table:table-cell office:value-type="float" office:value="600.0"/>
          <table:table-cell office:value-type="float" office:value="1.0"/>
          <table:table-cell office:value-type="float" office:value="1783762.0"/>
          <table:table-cell office:value-type="float" office:value="2518449.0"/>
          <table:table-cell office:value-type="float" office:value="2502823.0"/>
          <table:table-cell office:value-type="float" office:value="600.0"/>
          <table:table-cell office:value-type="float" office:value="1.0"/>
          <table:table-cell office:value-type="float" office:value="2297217.0"/>
          <table:table-cell office:value-type="float" office:value="3596265.0"/>
          <table:table-cell office:value-type="float" office:value="3578921.0"/>
          <table:table-cell office:value-type="float" office:value="600.0"/>
          <table:table-cell office:value-type="float" office:value="1.0"/>
          <table:table-cell table:style-name="cellWorst" office:value-type="float" office:value="2380755.0"/>
          <table:table-cell table:style-name="cellWorst" office:value-type="float" office:value="3692872.0"/>
          <table:table-cell table:style-name="cellWorst" office:value-type="float" office:value="3677357.0"/>
          <table:table-cell office:value-type="float" office:value="600.0"/>
          <table:table-cell office:value-type="float" office:value="1.0"/>
          <table:table-cell office:value-type="float" office:value="1947231.0"/>
          <table:table-cell office:value-type="float" office:value="2628635.0"/>
          <table:table-cell office:value-type="float" office:value="605731.0"/>
          <table:table-cell office:value-type="float" office:value="600.0"/>
          <table:table-cell office:value-type="float" office:value="1.0"/>
          <table:table-cell office:value-type="float" office:value="2250387.0"/>
          <table:table-cell office:value-type="float" office:value="2989639.0"/>
          <table:table-cell office:value-type="float" office:value="636340.0"/>
          <table:table-cell office:value-type="float" office:value="600.0"/>
          <table:table-cell office:value-type="float" office:value="1.0"/>
          <table:table-cell office:value-type="float" office:value="2036549.0"/>
          <table:table-cell office:value-type="float" office:value="2874841.0"/>
          <table:table-cell office:value-type="float" office:value="594375.0"/>
          <table:table-cell office:value-type="float" office:value="600.0"/>
          <table:table-cell office:value-type="float" office:value="1.0"/>
          <table:table-cell office:value-type="float" office:value="2229544.0"/>
          <table:table-cell office:value-type="float" office:value="2783483.0"/>
          <table:table-cell office:value-type="float" office:value="666324.0"/>
          <table:table-cell office:value-type="float" office:value="600.0"/>
          <table:table-cell office:value-type="float" office:value="1.0"/>
          <table:table-cell office:value-type="float" office:value="2190206.0"/>
          <table:table-cell office:value-type="float" office:value="3619980.0"/>
          <table:table-cell office:value-type="float" office:value="3619980.0"/>
          <table:table-cell office:value-type="float" office:value="600.0"/>
          <table:table-cell office:value-type="float" office:value="1.0"/>
          <table:table-cell office:value-type="float" office:value="1874447.0"/>
          <table:table-cell office:value-type="float" office:value="21550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61929.0"/>
          <table:table-cell office:value-type="float" office:value="3581268.0"/>
          <table:table-cell office:value-type="float" office:value="3566841.0"/>
          <table:table-cell office:value-type="float" office:value="600.0"/>
          <table:table-cell office:value-type="float" office:value="1.0"/>
          <table:table-cell office:value-type="float" office:value="2104021.0"/>
          <table:table-cell office:value-type="float" office:value="3493849.0"/>
          <table:table-cell office:value-type="float" office:value="659453.0"/>
          <table:table-cell office:value-type="float" office:value="600.0"/>
          <table:table-cell office:value-type="float" office:value="1.0"/>
          <table:table-cell table:style-name="cellBest" office:value-type="float" office:value="807689.0"/>
          <table:table-cell office:value-type="float" office:value="2584207.0"/>
          <table:table-cell office:value-type="float" office:value="2584207.0"/>
          <table:table-cell office:value-type="float" office:value="600.0"/>
          <table:table-cell office:value-type="float" office:value="1.0"/>
          <table:table-cell office:value-type="float" office:value="2020890.0"/>
          <table:table-cell office:value-type="float" office:value="3116500.0"/>
          <table:table-cell office:value-type="float" office:value="3093719.0"/>
          <table:table-cell office:value-type="float" office:value="600.0"/>
          <table:table-cell office:value-type="float" office:value="1.0"/>
          <table:table-cell office:value-type="float" office:value="1882583.0"/>
          <table:table-cell office:value-type="float" office:value="2235964.0"/>
          <table:table-cell office:value-type="float" office:value="471190.0"/>
          <table:table-cell office:value-type="float" office:value="600.0"/>
          <table:table-cell office:value-type="float" office:value="1.0"/>
          <table:table-cell office:value-type="float" office:value="1631530.0"/>
          <table:table-cell office:value-type="float" office:value="1679931.0"/>
          <table:table-cell office:value-type="float" office:value="1679931.0"/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/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/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/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/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/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097257.0"/>
          <table:table-cell office:value-type="float" office:value="2467306.0"/>
          <table:table-cell office:value-type="float" office:value="600.0"/>
          <table:table-cell office:value-type="float" office:value="1.0"/>
          <table:table-cell office:value-type="float" office:value="2102905.0"/>
          <table:table-cell office:value-type="float" office:value="247351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25729.0"/>
          <table:table-cell office:value-type="float" office:value="2614314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28213.0"/>
          <table:table-cell office:value-type="float" office:value="2617177.0"/>
          <table:table-cell office:value-type="float" office:value="1068988.0"/>
          <table:table-cell office:value-type="float" office:value="600.0"/>
          <table:table-cell office:value-type="float" office:value="1.0"/>
          <table:table-cell office:value-type="float" office:value="1988081.0"/>
          <table:table-cell office:value-type="float" office:value="3555182.0"/>
          <table:table-cell office:value-type="float" office:value="1620712.0"/>
          <table:table-cell office:value-type="float" office:value="600.0"/>
          <table:table-cell office:value-type="float" office:value="1.0"/>
          <table:table-cell office:value-type="float" office:value="2272164.0"/>
          <table:table-cell office:value-type="float" office:value="2677073.0"/>
          <table:table-cell office:value-type="float" office:value="1044120.0"/>
          <table:table-cell office:value-type="float" office:value="600.0"/>
          <table:table-cell office:value-type="float" office:value="1.0"/>
          <table:table-cell office:value-type="float" office:value="2176144.0"/>
          <table:table-cell office:value-type="float" office:value="3166457.0"/>
          <table:table-cell office:value-type="float" office:value="3011384.0"/>
          <table:table-cell office:value-type="float" office:value="600.0"/>
          <table:table-cell office:value-type="float" office:value="1.0"/>
          <table:table-cell office:value-type="float" office:value="2033282.0"/>
          <table:table-cell office:value-type="float" office:value="3416598.0"/>
          <table:table-cell office:value-type="float" office:value="3368146.0"/>
          <table:table-cell office:value-type="float" office:value="600.0"/>
          <table:table-cell office:value-type="float" office:value="1.0"/>
          <table:table-cell office:value-type="float" office:value="1892993.0"/>
          <table:table-cell table:style-name="cellWorst" office:value-type="float" office:value="3649871.0"/>
          <table:table-cell table:style-name="cellWorst" office:value-type="float" office:value="3606230.0"/>
          <table:table-cell office:value-type="float" office:value="600.0"/>
          <table:table-cell office:value-type="float" office:value="1.0"/>
          <table:table-cell office:value-type="float" office:value="2106739.0"/>
          <table:table-cell office:value-type="float" office:value="3615189.0"/>
          <table:table-cell office:value-type="float" office:value="3596031.0"/>
          <table:table-cell office:value-type="float" office:value="600.0"/>
          <table:table-cell office:value-type="float" office:value="1.0"/>
          <table:table-cell office:value-type="float" office:value="2101112.0"/>
          <table:table-cell office:value-type="float" office:value="2455590.0"/>
          <table:table-cell office:value-type="float" office:value="965364.0"/>
          <table:table-cell office:value-type="float" office:value="600.0"/>
          <table:table-cell office:value-type="float" office:value="1.0"/>
          <table:table-cell office:value-type="float" office:value="1962985.0"/>
          <table:table-cell office:value-type="float" office:value="2308269.0"/>
          <table:table-cell office:value-type="float" office:value="920981.0"/>
          <table:table-cell office:value-type="float" office:value="600.0"/>
          <table:table-cell office:value-type="float" office:value="1.0"/>
          <table:table-cell table:style-name="cellWorst" office:value-type="float" office:value="2354945.0"/>
          <table:table-cell office:value-type="float" office:value="2767907.0"/>
          <table:table-cell office:value-type="float" office:value="1055147.0"/>
          <table:table-cell office:value-type="float" office:value="600.0"/>
          <table:table-cell office:value-type="float" office:value="1.0"/>
          <table:table-cell office:value-type="float" office:value="1883637.0"/>
          <table:table-cell office:value-type="float" office:value="2224884.0"/>
          <table:table-cell office:value-type="float" office:value="908590.0"/>
          <table:table-cell office:value-type="float" office:value="600.0"/>
          <table:table-cell office:value-type="float" office:value="1.0"/>
          <table:table-cell office:value-type="float" office:value="2229546.0"/>
          <table:table-cell office:value-type="float" office:value="2422797.0"/>
          <table:table-cell office:value-type="float" office:value="2422797.0"/>
          <table:table-cell office:value-type="float" office:value="600.0"/>
          <table:table-cell office:value-type="float" office:value="1.0"/>
          <table:table-cell office:value-type="float" office:value="1926218.0"/>
          <table:table-cell office:value-type="float" office:value="3307241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1905955.0"/>
          <table:table-cell office:value-type="float" office:value="2082180.0"/>
          <table:table-cell office:value-type="float" office:value="2079140.0"/>
          <table:table-cell office:value-type="float" office:value="600.0"/>
          <table:table-cell office:value-type="float" office:value="1.0"/>
          <table:table-cell office:value-type="float" office:value="1756773.0"/>
          <table:table-cell office:value-type="float" office:value="2945342.0"/>
          <table:table-cell office:value-type="float" office:value="1385740.0"/>
          <table:table-cell office:value-type="float" office:value="600.0"/>
          <table:table-cell office:value-type="float" office:value="1.0"/>
          <table:table-cell office:value-type="float" office:value="911019.0"/>
          <table:table-cell office:value-type="float" office:value="1946680.0"/>
          <table:table-cell office:value-type="float" office:value="1946680.0"/>
          <table:table-cell office:value-type="float" office:value="600.0"/>
          <table:table-cell office:value-type="float" office:value="1.0"/>
          <table:table-cell office:value-type="float" office:value="1695615.0"/>
          <table:table-cell office:value-type="float" office:value="1833643.0"/>
          <table:table-cell office:value-type="float" office:value="1831230.0"/>
          <table:table-cell office:value-type="float" office:value="600.0"/>
          <table:table-cell office:value-type="float" office:value="1.0"/>
          <table:table-cell office:value-type="float" office:value="2309550.0"/>
          <table:table-cell office:value-type="float" office:value="2692090.0"/>
          <table:table-cell office:value-type="float" office:value="1177083.0"/>
          <table:table-cell office:value-type="float" office:value="600.0"/>
          <table:table-cell office:value-type="float" office:value="1.0"/>
          <table:table-cell office:value-type="float" office:value="1967822.0"/>
          <table:table-cell office:value-type="float" office:value="1981121.0"/>
          <table:table-cell office:value-type="float" office:value="1981121.0"/>
          <table:table-cell office:value-type="float" office:value="600.0"/>
          <table:table-cell office:value-type="float" office:value="1.0"/>
          <table:table-cell office:value-type="float" office:value="1953769.0"/>
          <table:table-cell office:value-type="float" office:value="2297822.0"/>
          <table:table-cell office:value-type="float" office:value="952220.0"/>
          <table:table-cell office:value-type="float" office:value="600.0"/>
          <table:table-cell office:value-type="float" office:value="1.0"/>
          <table:table-cell office:value-type="float" office:value="2135077.0"/>
          <table:table-cell office:value-type="float" office:value="2522720.0"/>
          <table:table-cell office:value-type="float" office:value="540359.0"/>
          <table:table-cell office:value-type="float" office:value="600.0"/>
          <table:table-cell office:value-type="float" office:value="1.0"/>
          <table:table-cell office:value-type="float" office:value="2207548.0"/>
          <table:table-cell office:value-type="float" office:value="2594907.0"/>
          <table:table-cell office:value-type="float" office:value="581762.0"/>
          <table:table-cell office:value-type="float" office:value="600.0"/>
          <table:table-cell office:value-type="float" office:value="1.0"/>
          <table:table-cell office:value-type="float" office:value="1900201.0"/>
          <table:table-cell office:value-type="float" office:value="2808922.0"/>
          <table:table-cell office:value-type="float" office:value="2472370.0"/>
          <table:table-cell office:value-type="float" office:value="600.0"/>
          <table:table-cell office:value-type="float" office:value="1.0"/>
          <table:table-cell office:value-type="float" office:value="2022649.0"/>
          <table:table-cell office:value-type="float" office:value="2813875.0"/>
          <table:table-cell office:value-type="float" office:value="2797636.0"/>
          <table:table-cell office:value-type="float" office:value="600.0"/>
          <table:table-cell office:value-type="float" office:value="1.0"/>
          <table:table-cell office:value-type="float" office:value="2188683.0"/>
          <table:table-cell office:value-type="float" office:value="3077097.0"/>
          <table:table-cell office:value-type="float" office:value="3068487.0"/>
          <table:table-cell office:value-type="float" office:value="600.0"/>
          <table:table-cell office:value-type="float" office:value="1.0"/>
          <table:table-cell office:value-type="float" office:value="2242642.0"/>
          <table:table-cell office:value-type="float" office:value="3363619.0"/>
          <table:table-cell office:value-type="float" office:value="3352041.0"/>
          <table:table-cell office:value-type="float" office:value="600.0"/>
          <table:table-cell office:value-type="float" office:value="1.0"/>
          <table:table-cell office:value-type="float" office:value="1891225.0"/>
          <table:table-cell office:value-type="float" office:value="3200451.0"/>
          <table:table-cell office:value-type="float" office:value="583752.0"/>
          <table:table-cell office:value-type="float" office:value="600.0"/>
          <table:table-cell office:value-type="float" office:value="1.0"/>
          <table:table-cell office:value-type="float" office:value="1943961.0"/>
          <table:table-cell office:value-type="float" office:value="2694771.0"/>
          <table:table-cell office:value-type="float" office:value="506590.0"/>
          <table:table-cell office:value-type="float" office:value="600.0"/>
          <table:table-cell office:value-type="float" office:value="1.0"/>
          <table:table-cell office:value-type="float" office:value="2052427.0"/>
          <table:table-cell office:value-type="float" office:value="2672118.0"/>
          <table:table-cell office:value-type="float" office:value="496591.0"/>
          <table:table-cell office:value-type="float" office:value="600.0"/>
          <table:table-cell office:value-type="float" office:value="1.0"/>
          <table:table-cell office:value-type="float" office:value="2304124.0"/>
          <table:table-cell office:value-type="float" office:value="3033409.0"/>
          <table:table-cell office:value-type="float" office:value="577142.0"/>
          <table:table-cell office:value-type="float" office:value="600.0"/>
          <table:table-cell office:value-type="float" office:value="1.0"/>
          <table:table-cell office:value-type="float" office:value="2322284.0"/>
          <table:table-cell office:value-type="float" office:value="3480578.0"/>
          <table:table-cell office:value-type="float" office:value="3480578.0"/>
          <table:table-cell office:value-type="float" office:value="600.0"/>
          <table:table-cell office:value-type="float" office:value="1.0"/>
          <table:table-cell office:value-type="float" office:value="1939719.0"/>
          <table:table-cell office:value-type="float" office:value="2242616.0"/>
          <table:table-cell table:style-name="cellBest" office:value-type="float" office:value="0.0"/>
          <table:table-cell office:value-type="float" office:value="600.0"/>
          <table:table-cell office:value-type="float" office:value="1.0"/>
          <table:table-cell office:value-type="float" office:value="2203432.0"/>
          <table:table-cell office:value-type="float" office:value="3343500.0"/>
          <table:table-cell office:value-type="float" office:value="3318164.0"/>
          <table:table-cell office:value-type="float" office:value="600.0"/>
          <table:table-cell office:value-type="float" office:value="1.0"/>
          <table:table-cell office:value-type="float" office:value="1912744.0"/>
          <table:table-cell office:value-type="float" office:value="3085315.0"/>
          <table:table-cell office:value-type="float" office:value="564011.0"/>
          <table:table-cell office:value-type="float" office:value="600.0"/>
          <table:table-cell office:value-type="float" office:value="1.0"/>
          <table:table-cell table:style-name="cellBest" office:value-type="float" office:value="761453.0"/>
          <table:table-cell office:value-type="float" office:value="2148669.0"/>
          <table:table-cell office:value-type="float" office:value="2148669.0"/>
          <table:table-cell office:value-type="float" office:value="600.0"/>
          <table:table-cell office:value-type="float" office:value="1.0"/>
          <table:table-cell office:value-type="float" office:value="1997462.0"/>
          <table:table-cell office:value-type="float" office:value="3186256.0"/>
          <table:table-cell office:value-type="float" office:value="3173591.0"/>
          <table:table-cell office:value-type="float" office:value="600.0"/>
          <table:table-cell office:value-type="float" office:value="1.0"/>
          <table:table-cell office:value-type="float" office:value="2229062.0"/>
          <table:table-cell office:value-type="float" office:value="2597602.0"/>
          <table:table-cell office:value-type="float" office:value="522905.0"/>
          <table:table-cell office:value-type="float" office:value="600.0"/>
          <table:table-cell office:value-type="float" office:value="1.0"/>
          <table:table-cell office:value-type="float" office:value="1560805.0"/>
          <table:table-cell table:style-name="cellBest" office:value-type="float" office:value="1604456.0"/>
          <table:table-cell office:value-type="float" office:value="1604456.0"/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/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/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/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/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style-name="cellBest"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style-name="cellBest"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formula="of:=SUM([.BC3:.BC32])" office:value-type="float"/>
          <table:table-cell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formula="of:=SUM([.BU3:.BU32])" office:value-type="float"/>
          <table:table-cell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style-name="cellBest"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formula="of:=SUM([.CI3:.CI32])" office:value-type="float"/>
          <table:table-cell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style-name="cellWorst" table:formula="of:=SUM([.CM3:.CM32])" office:value-type="float"/>
          <table:table-cell table:style-name="cellWorst"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formula="of:=SUM([.CZ3:.CZ32])" office:value-type="float"/>
          <table:table-cell table:formula="of:=SUM([.DA3:.DA32])" office:value-type="float"/>
          <table:table-cell table:formula="of:=SUM([.DB3:.DB32])" office:value-type="float"/>
          <table:table-cell table:formula="of:=SUM([.DC3:.DC32])" office:value-type="float"/>
          <table:table-cell table:style-name="cellWorst" table:formula="of:=SUM([.DD3:.DD32])" office:value-type="float"/>
          <table:table-cell table:formula="of:=SUM([.DE3:.DE32])" office:value-type="float"/>
          <table:table-cell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style-name="cellBest" table:formula="of:=SUM([.DV3:.DV32])" office:value-type="float"/>
          <table:table-cell table:style-name="cellBest" table:formula="of:=SUM([.DW3:.DW32])" office:value-type="float"/>
          <table:table-cell table:formula="of:=SUM([.DX3:.DX32])" office:value-type="float"/>
          <table:table-cell table:style-name="cellBest"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formula="of:=SUM([.EB3:.EB32])" office:value-type="float"/>
          <table:table-cell table:style-name="cellBest"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formula="of:=SUM([.EP3:.EP32])" office:value-type="float"/>
          <table:table-cell table:formula="of:=SUM([.EQ3:.EQ32])" office:value-type="float"/>
          <table:table-cell table:formula="of:=SUM([.ER3:.ER32])" office:value-type="float"/>
          <table:table-cell table:formula="of:=SUM([.ES3:.ES32])" office:value-type="float"/>
          <table:table-cell table:formula="of:=SUM([.ET3:.ET32])" office:value-type="float"/>
          <table:table-cell table:formula="of:=SUM([.EU3:.EU32])" office:value-type="float"/>
          <table:table-cell table:formula="of:=SUM([.EV3:.EV32])" office:value-type="float"/>
          <table:table-cell table:formula="of:=SUM([.EW3:.EW32])" office:value-type="float"/>
          <table:table-cell table:formula="of:=SUM([.EX3:.EX32])" office:value-type="float"/>
          <table:table-cell table:formula="of:=SUM([.EY3:.EY32])" office:value-type="float"/>
          <table:table-cell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style-name="cellBest" table:formula="of:=SUM([.FS3:.FS32])" office:value-type="float"/>
          <table:table-cell table:formula="of:=SUM([.FT3:.FT32])" office:value-type="float"/>
          <table:table-cell table:formula="of:=SUM([.FU3:.FU32])" office:value-type="float"/>
          <table:table-cell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style-name="cellWorst" table:formula="of:=SUM([.GD3:.GD32])" office:value-type="float"/>
          <table:table-cell table:style-name="cellWorst" table:formula="of:=SUM([.GE3:.GE32])" office:value-type="float"/>
          <table:table-cell table:formula="of:=SUM([.GF3:.GF32])" office:value-type="float"/>
          <table:table-cell table:style-name="cellWorst" table:formula="of:=SUM([.GG3:.GG32])" office:value-type="float"/>
          <table:table-cell table:style-name="cellWorst"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formula="of:=SUM([.GU3:.GU32])" office:value-type="float"/>
          <table:table-cell table:formula="of:=SUM([.GV3:.GV32])" office:value-type="float"/>
          <table:table-cell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style-name="cellBest"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style-name="cellBest"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formula="of:=AVERAGE([.BC3:.BC32])" office:value-type="float"/>
          <table:table-cell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formula="of:=AVERAGE([.BU3:.BU32])" office:value-type="float"/>
          <table:table-cell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style-name="cellBest"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formula="of:=AVERAGE([.CI3:.CI32])" office:value-type="float"/>
          <table:table-cell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style-name="cellWorst" table:formula="of:=AVERAGE([.CM3:.CM32])" office:value-type="float"/>
          <table:table-cell table:style-name="cellWorst"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formula="of:=AVERAGE([.CZ3:.CZ32])" office:value-type="float"/>
          <table:table-cell table:formula="of:=AVERAGE([.DA3:.DA32])" office:value-type="float"/>
          <table:table-cell table:formula="of:=AVERAGE([.DB3:.DB32])" office:value-type="float"/>
          <table:table-cell table:formula="of:=AVERAGE([.DC3:.DC32])" office:value-type="float"/>
          <table:table-cell table:style-name="cellWorst" table:formula="of:=AVERAGE([.DD3:.DD32])" office:value-type="float"/>
          <table:table-cell table:formula="of:=AVERAGE([.DE3:.DE32])" office:value-type="float"/>
          <table:table-cell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style-name="cellBest" table:formula="of:=AVERAGE([.DV3:.DV32])" office:value-type="float"/>
          <table:table-cell table:style-name="cellBest" table:formula="of:=AVERAGE([.DW3:.DW32])" office:value-type="float"/>
          <table:table-cell table:formula="of:=AVERAGE([.DX3:.DX32])" office:value-type="float"/>
          <table:table-cell table:style-name="cellBest"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style-name="cellBest"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formula="of:=AVERAGE([.EP3:.EP32])" office:value-type="float"/>
          <table:table-cell table:formula="of:=AVERAGE([.EQ3:.EQ32])" office:value-type="float"/>
          <table:table-cell table:formula="of:=AVERAGE([.ER3:.ER32])" office:value-type="float"/>
          <table:table-cell table:formula="of:=AVERAGE([.ES3:.ES32])" office:value-type="float"/>
          <table:table-cell table:formula="of:=AVERAGE([.ET3:.ET32])" office:value-type="float"/>
          <table:table-cell table:formula="of:=AVERAGE([.EU3:.EU32])" office:value-type="float"/>
          <table:table-cell table:formula="of:=AVERAGE([.EV3:.EV32])" office:value-type="float"/>
          <table:table-cell table:formula="of:=AVERAGE([.EW3:.EW32])" office:value-type="float"/>
          <table:table-cell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style-name="cellBest" table:formula="of:=AVERAGE([.FS3:.FS32])" office:value-type="float"/>
          <table:table-cell table:formula="of:=AVERAGE([.FT3:.FT32])" office:value-type="float"/>
          <table:table-cell table:formula="of:=AVERAGE([.FU3:.FU32])" office:value-type="float"/>
          <table:table-cell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style-name="cellWorst" table:formula="of:=AVERAGE([.GD3:.GD32])" office:value-type="float"/>
          <table:table-cell table:style-name="cellWorst" table:formula="of:=AVERAGE([.GE3:.GE32])" office:value-type="float"/>
          <table:table-cell table:formula="of:=AVERAGE([.GF3:.GF32])" office:value-type="float"/>
          <table:table-cell table:style-name="cellWorst" table:formula="of:=AVERAGE([.GG3:.GG32])" office:value-type="float"/>
          <table:table-cell table:style-name="cellWorst"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formula="of:=AVERAGE([.GU3:.GU32])" office:value-type="float"/>
          <table:table-cell table:formula="of:=AVERAGE([.GV3:.GV32])" office:value-type="float"/>
          <table:table-cell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style-name="cellBest"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style-name="cellWorst"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style-name="cellWorst" table:formula="of:=STDEV([.BT3:.BT32])" office:value-type="float"/>
          <table:table-cell table:formula="of:=STDEV([.BU3:.BU32])" office:value-type="float"/>
          <table:table-cell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formula="of:=STDEV([.BZ3:.BZ32])" office:value-type="float"/>
          <table:table-cell table:formula="of:=STDEV([.CA3:.CA32])" office:value-type="float"/>
          <table:table-cell table:style-name="cellBest"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formula="of:=STDEV([.CH3:.CH32])" office:value-type="float"/>
          <table:table-cell table:formula="of:=STDEV([.CI3:.CI32])" office:value-type="float"/>
          <table:table-cell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style-name="cellBest" table:formula="of:=STDEV([.CM3:.CM32])" office:value-type="float"/>
          <table:table-cell table:style-name="cellBest" table:formula="of:=STDEV([.CN3:.CN32])" office:value-type="float"/>
          <table:table-cell table:style-name="cellBest" table:formula="of:=STDEV([.CO3:.CO32])" office:value-type="float"/>
          <table:table-cell table:formula="of:=STDEV([.CP3:.CP32])" office:value-type="float"/>
          <table:table-cell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formula="of:=STDEV([.DE3:.DE32])" office:value-type="float"/>
          <table:table-cell table:formula="of:=STDEV([.DF3:.DF32])" office:value-type="float"/>
          <table:table-cell table:formula="of:=STDEV([.DG3:.DG32])" office:value-type="float"/>
          <table:table-cell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style-name="cellWorst" table:formula="of:=STDEV([.DL3:.DL32])" office:value-type="float"/>
          <table:table-cell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formula="of:=STDEV([.DQ3:.DQ32])" office:value-type="float"/>
          <table:table-cell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formula="of:=STDEV([.EI3:.EI32])" office:value-type="float"/>
          <table:table-cell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formula="of:=STDEV([.EO3:.EO32])" office:value-type="float"/>
          <table:table-cell table:formula="of:=STDEV([.EP3:.EP32])" office:value-type="float"/>
          <table:table-cell table:formula="of:=STDEV([.EQ3:.EQ32])" office:value-type="float"/>
          <table:table-cell table:formula="of:=STDEV([.ER3:.ER32])" office:value-type="float"/>
          <table:table-cell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style-name="cellBest" table:formula="of:=STDEV([.FS3:.FS32])" office:value-type="float"/>
          <table:table-cell table:formula="of:=STDEV([.FT3:.FT32])" office:value-type="float"/>
          <table:table-cell table:formula="of:=STDEV([.FU3:.FU32])" office:value-type="float"/>
          <table:table-cell table:style-name="cellWorst" table:formula="of:=STDEV([.FV3:.FV32])" office:value-type="float"/>
          <table:table-cell table:formula="of:=STDEV([.FW3:.FW32])" office:value-type="float"/>
          <table:table-cell table:style-name="cellWorst"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style-name="cellBest" table:formula="of:=STDEV([.GD3:.GD32])" office:value-type="float"/>
          <table:table-cell table:style-name="cellBest" table:formula="of:=STDEV([.GE3:.GE32])" office:value-type="float"/>
          <table:table-cell table:formula="of:=STDEV([.GF3:.GF32])" office:value-type="float"/>
          <table:table-cell table:formula="of:=STDEV([.GG3:.GG32])" office:value-type="float"/>
          <table:table-cell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style-name="cellBest"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formula="of:=STDEV([.HE3:.HE32])" office:value-type="float"/>
          <table:table-cell table:formula="of:=STDEV([.HF3:.HF32])" office:value-type="float"/>
          <table:table-cell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/>
          <table:table-cell table:number-matrix-columns-spanned="1" table:number-matrix-rows-spanned="1" table:formula="of:=SUM(([.C3:.C32]-[.$GY3:.$GY32])^2)^0.5" office:value-type="float"/>
          <table:table-cell table:number-matrix-columns-spanned="1" table:number-matrix-rows-spanned="1" table:formula="of:=SUM(([.D3:.D32]-[.$GZ3:.$GZ32])^2)^0.5" office:value-type="float"/>
          <table:table-cell table:number-matrix-columns-spanned="1" table:number-matrix-rows-spanned="1" table:formula="of:=SUM(([.E3:.E32]-[.$HA3:.$HA32])^2)^0.5" office:value-type="float"/>
          <table:table-cell table:number-matrix-columns-spanned="1" table:number-matrix-rows-spanned="1" table:formula="of:=SUM(([.F3:.F32]-[.$GX3:.$GX32])^2)^0.5" office:value-type="float"/>
          <table:table-cell table:number-matrix-columns-spanned="1" table:number-matrix-rows-spanned="1" table:formula="of:=SUM(([.G3:.G32]-[.$GY3:.$GY32])^2)^0.5" office:value-type="float"/>
          <table:table-cell table:number-matrix-columns-spanned="1" table:number-matrix-rows-spanned="1" table:formula="of:=SUM(([.H3:.H32]-[.$GZ3:.$GZ32])^2)^0.5" office:value-type="float"/>
          <table:table-cell table:number-matrix-columns-spanned="1" table:number-matrix-rows-spanned="1" table:formula="of:=SUM(([.I3:.I32]-[.$HA3:.$HA32])^2)^0.5" office:value-type="float"/>
          <table:table-cell table:style-name="cellBest" table:number-matrix-columns-spanned="1" table:number-matrix-rows-spanned="1" table:formula="of:=SUM(([.J3:.J32]-[.$HB3:.$HB32])^2)^0.5" office:value-type="float"/>
          <table:table-cell table:number-matrix-columns-spanned="1" table:number-matrix-rows-spanned="1" table:formula="of:=SUM(([.K3:.K32]-[.$GX3:.$GX32])^2)^0.5" office:value-type="float"/>
          <table:table-cell table:number-matrix-columns-spanned="1" table:number-matrix-rows-spanned="1" table:formula="of:=SUM(([.L3:.L32]-[.$GY3:.$GY32])^2)^0.5" office:value-type="float"/>
          <table:table-cell table:number-matrix-columns-spanned="1" table:number-matrix-rows-spanned="1" table:formula="of:=SUM(([.M3:.M32]-[.$GZ3:.$GZ32])^2)^0.5" office:value-type="float"/>
          <table:table-cell table:number-matrix-columns-spanned="1" table:number-matrix-rows-spanned="1" table:formula="of:=SUM(([.N3:.N32]-[.$HA3:.$HA32])^2)^0.5" office:value-type="float"/>
          <table:table-cell table:style-name="cellBest" table:number-matrix-columns-spanned="1" table:number-matrix-rows-spanned="1" table:formula="of:=SUM(([.O3:.O32]-[.$HB3:.$HB32])^2)^0.5" office:value-type="float"/>
          <table:table-cell table:number-matrix-columns-spanned="1" table:number-matrix-rows-spanned="1" table:formula="of:=SUM(([.P3:.P32]-[.$GX3:.$GX32])^2)^0.5" office:value-type="float"/>
          <table:table-cell table:number-matrix-columns-spanned="1" table:number-matrix-rows-spanned="1" table:formula="of:=SUM(([.Q3:.Q32]-[.$GY3:.$GY32])^2)^0.5" office:value-type="float"/>
          <table:table-cell table:number-matrix-columns-spanned="1" table:number-matrix-rows-spanned="1" table:formula="of:=SUM(([.R3:.R32]-[.$GZ3:.$GZ32])^2)^0.5" office:value-type="float"/>
          <table:table-cell table:number-matrix-columns-spanned="1" table:number-matrix-rows-spanned="1" table:formula="of:=SUM(([.S3:.S32]-[.$HA3:.$HA32])^2)^0.5" office:value-type="float"/>
          <table:table-cell table:number-matrix-columns-spanned="1" table:number-matrix-rows-spanned="1" table:formula="of:=SUM(([.T3:.T32]-[.$HB3:.$HB32])^2)^0.5" office:value-type="float"/>
          <table:table-cell table:number-matrix-columns-spanned="1" table:number-matrix-rows-spanned="1" table:formula="of:=SUM(([.U3:.U32]-[.$GX3:.$GX32])^2)^0.5" office:value-type="float"/>
          <table:table-cell table:number-matrix-columns-spanned="1" table:number-matrix-rows-spanned="1" table:formula="of:=SUM(([.V3:.V32]-[.$GY3:.$GY32])^2)^0.5" office:value-type="float"/>
          <table:table-cell table:number-matrix-columns-spanned="1" table:number-matrix-rows-spanned="1" table:formula="of:=SUM(([.W3:.W32]-[.$GZ3:.$GZ32])^2)^0.5" office:value-type="float"/>
          <table:table-cell table:number-matrix-columns-spanned="1" table:number-matrix-rows-spanned="1" table:formula="of:=SUM(([.X3:.X32]-[.$HA3:.$HA32])^2)^0.5" office:value-type="float"/>
          <table:table-cell table:number-matrix-columns-spanned="1" table:number-matrix-rows-spanned="1" table:formula="of:=SUM(([.Y3:.Y32]-[.$HB3:.$HB32])^2)^0.5" office:value-type="float"/>
          <table:table-cell table:number-matrix-columns-spanned="1" table:number-matrix-rows-spanned="1" table:formula="of:=SUM(([.Z3:.Z32]-[.$GX3:.$GX32])^2)^0.5" office:value-type="float"/>
          <table:table-cell table:number-matrix-columns-spanned="1" table:number-matrix-rows-spanned="1" table:formula="of:=SUM(([.AA3:.AA32]-[.$GY3:.$GY32])^2)^0.5" office:value-type="float"/>
          <table:table-cell table:number-matrix-columns-spanned="1" table:number-matrix-rows-spanned="1" table:formula="of:=SUM(([.AB3:.AB32]-[.$GZ3:.$GZ32])^2)^0.5" office:value-type="float"/>
          <table:table-cell table:number-matrix-columns-spanned="1" table:number-matrix-rows-spanned="1" table:formula="of:=SUM(([.AC3:.AC32]-[.$HA3:.$HA32])^2)^0.5" office:value-type="float"/>
          <table:table-cell table:number-matrix-columns-spanned="1" table:number-matrix-rows-spanned="1" table:formula="of:=SUM(([.AD3:.AD32]-[.$HB3:.$HB32])^2)^0.5" office:value-type="float"/>
          <table:table-cell table:number-matrix-columns-spanned="1" table:number-matrix-rows-spanned="1" table:formula="of:=SUM(([.AE3:.AE32]-[.$GX3:.$GX32])^2)^0.5" office:value-type="float"/>
          <table:table-cell table:number-matrix-columns-spanned="1" table:number-matrix-rows-spanned="1" table:formula="of:=SUM(([.AF3:.AF32]-[.$GY3:.$GY32])^2)^0.5" office:value-type="float"/>
          <table:table-cell table:number-matrix-columns-spanned="1" table:number-matrix-rows-spanned="1" table:formula="of:=SUM(([.AG3:.AG32]-[.$GZ3:.$GZ32])^2)^0.5" office:value-type="float"/>
          <table:table-cell table:number-matrix-columns-spanned="1" table:number-matrix-rows-spanned="1" table:formula="of:=SUM(([.AH3:.AH32]-[.$HA3:.$HA32])^2)^0.5" office:value-type="float"/>
          <table:table-cell table:number-matrix-columns-spanned="1" table:number-matrix-rows-spanned="1" table:formula="of:=SUM(([.AI3:.AI32]-[.$HB3:.$HB32])^2)^0.5" office:value-type="float"/>
          <table:table-cell table:number-matrix-columns-spanned="1" table:number-matrix-rows-spanned="1" table:formula="of:=SUM(([.AJ3:.AJ32]-[.$GX3:.$GX32])^2)^0.5" office:value-type="float"/>
          <table:table-cell table:number-matrix-columns-spanned="1" table:number-matrix-rows-spanned="1" table:formula="of:=SUM(([.AK3:.AK32]-[.$GY3:.$GY32])^2)^0.5" office:value-type="float"/>
          <table:table-cell table:number-matrix-columns-spanned="1" table:number-matrix-rows-spanned="1" table:formula="of:=SUM(([.AL3:.AL32]-[.$GZ3:.$GZ32])^2)^0.5" office:value-type="float"/>
          <table:table-cell table:number-matrix-columns-spanned="1" table:number-matrix-rows-spanned="1" table:formula="of:=SUM(([.AM3:.AM32]-[.$HA3:.$HA32])^2)^0.5" office:value-type="float"/>
          <table:table-cell table:number-matrix-columns-spanned="1" table:number-matrix-rows-spanned="1" table:formula="of:=SUM(([.AN3:.AN32]-[.$HB3:.$HB32])^2)^0.5" office:value-type="float"/>
          <table:table-cell table:number-matrix-columns-spanned="1" table:number-matrix-rows-spanned="1" table:formula="of:=SUM(([.AO3:.AO32]-[.$GX3:.$GX32])^2)^0.5" office:value-type="float"/>
          <table:table-cell table:number-matrix-columns-spanned="1" table:number-matrix-rows-spanned="1" table:formula="of:=SUM(([.AP3:.AP32]-[.$GY3:.$GY32])^2)^0.5" office:value-type="float"/>
          <table:table-cell table:number-matrix-columns-spanned="1" table:number-matrix-rows-spanned="1" table:formula="of:=SUM(([.AQ3:.AQ32]-[.$GZ3:.$GZ32])^2)^0.5" office:value-type="float"/>
          <table:table-cell table:number-matrix-columns-spanned="1" table:number-matrix-rows-spanned="1" table:formula="of:=SUM(([.AR3:.AR32]-[.$HA3:.$HA32])^2)^0.5" office:value-type="float"/>
          <table:table-cell table:number-matrix-columns-spanned="1" table:number-matrix-rows-spanned="1" table:formula="of:=SUM(([.AS3:.AS32]-[.$HB3:.$HB32])^2)^0.5" office:value-type="float"/>
          <table:table-cell table:number-matrix-columns-spanned="1" table:number-matrix-rows-spanned="1" table:formula="of:=SUM(([.AT3:.AT32]-[.$GX3:.$GX32])^2)^0.5" office:value-type="float"/>
          <table:table-cell table:number-matrix-columns-spanned="1" table:number-matrix-rows-spanned="1" table:formula="of:=SUM(([.AU3:.AU32]-[.$GY3:.$GY32])^2)^0.5" office:value-type="float"/>
          <table:table-cell table:number-matrix-columns-spanned="1" table:number-matrix-rows-spanned="1" table:formula="of:=SUM(([.AV3:.AV32]-[.$GZ3:.$GZ32])^2)^0.5" office:value-type="float"/>
          <table:table-cell table:number-matrix-columns-spanned="1" table:number-matrix-rows-spanned="1" table:formula="of:=SUM(([.AW3:.AW32]-[.$HA3:.$HA32])^2)^0.5" office:value-type="float"/>
          <table:table-cell table:number-matrix-columns-spanned="1" table:number-matrix-rows-spanned="1" table:formula="of:=SUM(([.AX3:.AX32]-[.$HB3:.$HB32])^2)^0.5" office:value-type="float"/>
          <table:table-cell table:number-matrix-columns-spanned="1" table:number-matrix-rows-spanned="1" table:formula="of:=SUM(([.AY3:.AY32]-[.$GX3:.$GX32])^2)^0.5" office:value-type="float"/>
          <table:table-cell table:number-matrix-columns-spanned="1" table:number-matrix-rows-spanned="1" table:formula="of:=SUM(([.AZ3:.AZ32]-[.$GY3:.$GY32])^2)^0.5" office:value-type="float"/>
          <table:table-cell table:number-matrix-columns-spanned="1" table:number-matrix-rows-spanned="1" table:formula="of:=SUM(([.BA3:.BA32]-[.$GZ3:.$GZ32])^2)^0.5" office:value-type="float"/>
          <table:table-cell table:number-matrix-columns-spanned="1" table:number-matrix-rows-spanned="1" table:formula="of:=SUM(([.BB3:.BB32]-[.$HA3:.$HA32])^2)^0.5" office:value-type="float"/>
          <table:table-cell table:number-matrix-columns-spanned="1" table:number-matrix-rows-spanned="1" table:formula="of:=SUM(([.BC3:.BC32]-[.$HB3:.$HB32])^2)^0.5" office:value-type="float"/>
          <table:table-cell table:number-matrix-columns-spanned="1" table:number-matrix-rows-spanned="1" table:formula="of:=SUM(([.BD3:.BD32]-[.$GX3:.$GX32])^2)^0.5" office:value-type="float"/>
          <table:table-cell table:number-matrix-columns-spanned="1" table:number-matrix-rows-spanned="1" table:formula="of:=SUM(([.BE3:.BE32]-[.$GY3:.$GY32])^2)^0.5" office:value-type="float"/>
          <table:table-cell table:number-matrix-columns-spanned="1" table:number-matrix-rows-spanned="1" table:formula="of:=SUM(([.BF3:.BF32]-[.$GZ3:.$GZ32])^2)^0.5" office:value-type="float"/>
          <table:table-cell table:number-matrix-columns-spanned="1" table:number-matrix-rows-spanned="1" table:formula="of:=SUM(([.BG3:.BG32]-[.$HA3:.$HA32])^2)^0.5" office:value-type="float"/>
          <table:table-cell table:number-matrix-columns-spanned="1" table:number-matrix-rows-spanned="1" table:formula="of:=SUM(([.BH3:.BH32]-[.$HB3:.$HB32])^2)^0.5" office:value-type="float"/>
          <table:table-cell table:number-matrix-columns-spanned="1" table:number-matrix-rows-spanned="1" table:formula="of:=SUM(([.BI3:.BI32]-[.$GX3:.$GX32])^2)^0.5" office:value-type="float"/>
          <table:table-cell table:number-matrix-columns-spanned="1" table:number-matrix-rows-spanned="1" table:formula="of:=SUM(([.BJ3:.BJ32]-[.$GY3:.$GY32])^2)^0.5" office:value-type="float"/>
          <table:table-cell table:number-matrix-columns-spanned="1" table:number-matrix-rows-spanned="1" table:formula="of:=SUM(([.BK3:.BK32]-[.$GZ3:.$GZ32])^2)^0.5" office:value-type="float"/>
          <table:table-cell table:number-matrix-columns-spanned="1" table:number-matrix-rows-spanned="1" table:formula="of:=SUM(([.BL3:.BL32]-[.$HA3:.$HA32])^2)^0.5" office:value-type="float"/>
          <table:table-cell table:number-matrix-columns-spanned="1" table:number-matrix-rows-spanned="1" table:formula="of:=SUM(([.BM3:.BM32]-[.$HB3:.$HB32])^2)^0.5" office:value-type="float"/>
          <table:table-cell table:number-matrix-columns-spanned="1" table:number-matrix-rows-spanned="1" table:formula="of:=SUM(([.BN3:.BN32]-[.$GX3:.$GX32])^2)^0.5" office:value-type="float"/>
          <table:table-cell table:number-matrix-columns-spanned="1" table:number-matrix-rows-spanned="1" table:formula="of:=SUM(([.BO3:.BO32]-[.$GY3:.$GY32])^2)^0.5" office:value-type="float"/>
          <table:table-cell table:number-matrix-columns-spanned="1" table:number-matrix-rows-spanned="1" table:formula="of:=SUM(([.BP3:.BP32]-[.$GZ3:.$GZ32])^2)^0.5" office:value-type="float"/>
          <table:table-cell table:number-matrix-columns-spanned="1" table:number-matrix-rows-spanned="1" table:formula="of:=SUM(([.BQ3:.BQ32]-[.$HA3:.$HA32])^2)^0.5" office:value-type="float"/>
          <table:table-cell table:number-matrix-columns-spanned="1" table:number-matrix-rows-spanned="1" table:formula="of:=SUM(([.BR3:.BR32]-[.$HB3:.$HB32])^2)^0.5" office:value-type="float"/>
          <table:table-cell table:number-matrix-columns-spanned="1" table:number-matrix-rows-spanned="1" table:formula="of:=SUM(([.BS3:.BS32]-[.$GX3:.$GX32])^2)^0.5" office:value-type="float"/>
          <table:table-cell table:number-matrix-columns-spanned="1" table:number-matrix-rows-spanned="1" table:formula="of:=SUM(([.BT3:.BT32]-[.$GY3:.$GY32])^2)^0.5" office:value-type="float"/>
          <table:table-cell table:number-matrix-columns-spanned="1" table:number-matrix-rows-spanned="1" table:formula="of:=SUM(([.BU3:.BU32]-[.$GZ3:.$GZ32])^2)^0.5" office:value-type="float"/>
          <table:table-cell table:number-matrix-columns-spanned="1" table:number-matrix-rows-spanned="1" table:formula="of:=SUM(([.BV3:.BV32]-[.$HA3:.$HA32])^2)^0.5" office:value-type="float"/>
          <table:table-cell table:number-matrix-columns-spanned="1" table:number-matrix-rows-spanned="1" table:formula="of:=SUM(([.BW3:.BW32]-[.$HB3:.$HB32])^2)^0.5" office:value-type="float"/>
          <table:table-cell table:number-matrix-columns-spanned="1" table:number-matrix-rows-spanned="1" table:formula="of:=SUM(([.BX3:.BX32]-[.$GX3:.$GX32])^2)^0.5" office:value-type="float"/>
          <table:table-cell table:number-matrix-columns-spanned="1" table:number-matrix-rows-spanned="1" table:formula="of:=SUM(([.BY3:.BY32]-[.$GY3:.$GY32])^2)^0.5" office:value-type="float"/>
          <table:table-cell table:number-matrix-columns-spanned="1" table:number-matrix-rows-spanned="1" table:formula="of:=SUM(([.BZ3:.BZ32]-[.$GZ3:.$GZ32])^2)^0.5" office:value-type="float"/>
          <table:table-cell table:number-matrix-columns-spanned="1" table:number-matrix-rows-spanned="1" table:formula="of:=SUM(([.CA3:.CA32]-[.$HA3:.$HA32])^2)^0.5" office:value-type="float"/>
          <table:table-cell table:style-name="cellBest" table:number-matrix-columns-spanned="1" table:number-matrix-rows-spanned="1" table:formula="of:=SUM(([.CB3:.CB32]-[.$HB3:.$HB32])^2)^0.5" office:value-type="float"/>
          <table:table-cell table:number-matrix-columns-spanned="1" table:number-matrix-rows-spanned="1" table:formula="of:=SUM(([.CC3:.CC32]-[.$GX3:.$GX32])^2)^0.5" office:value-type="float"/>
          <table:table-cell table:number-matrix-columns-spanned="1" table:number-matrix-rows-spanned="1" table:formula="of:=SUM(([.CD3:.CD32]-[.$GY3:.$GY32])^2)^0.5" office:value-type="float"/>
          <table:table-cell table:number-matrix-columns-spanned="1" table:number-matrix-rows-spanned="1" table:formula="of:=SUM(([.CE3:.CE32]-[.$GZ3:.$GZ32])^2)^0.5" office:value-type="float"/>
          <table:table-cell table:number-matrix-columns-spanned="1" table:number-matrix-rows-spanned="1" table:formula="of:=SUM(([.CF3:.CF32]-[.$HA3:.$HA32])^2)^0.5" office:value-type="float"/>
          <table:table-cell table:number-matrix-columns-spanned="1" table:number-matrix-rows-spanned="1" table:formula="of:=SUM(([.CG3:.CG32]-[.$HB3:.$HB32])^2)^0.5" office:value-type="float"/>
          <table:table-cell table:number-matrix-columns-spanned="1" table:number-matrix-rows-spanned="1" table:formula="of:=SUM(([.CH3:.CH32]-[.$GX3:.$GX32])^2)^0.5" office:value-type="float"/>
          <table:table-cell table:number-matrix-columns-spanned="1" table:number-matrix-rows-spanned="1" table:formula="of:=SUM(([.CI3:.CI32]-[.$GY3:.$GY32])^2)^0.5" office:value-type="float"/>
          <table:table-cell table:number-matrix-columns-spanned="1" table:number-matrix-rows-spanned="1" table:formula="of:=SUM(([.CJ3:.CJ32]-[.$GZ3:.$GZ32])^2)^0.5" office:value-type="float"/>
          <table:table-cell table:number-matrix-columns-spanned="1" table:number-matrix-rows-spanned="1" table:formula="of:=SUM(([.CK3:.CK32]-[.$HA3:.$HA32])^2)^0.5" office:value-type="float"/>
          <table:table-cell table:number-matrix-columns-spanned="1" table:number-matrix-rows-spanned="1" table:formula="of:=SUM(([.CL3:.CL32]-[.$HB3:.$HB32])^2)^0.5" office:value-type="float"/>
          <table:table-cell table:style-name="cellWorst" table:number-matrix-columns-spanned="1" table:number-matrix-rows-spanned="1" table:formula="of:=SUM(([.CM3:.CM32]-[.$GX3:.$GX32])^2)^0.5" office:value-type="float"/>
          <table:table-cell table:style-name="cellWorst" table:number-matrix-columns-spanned="1" table:number-matrix-rows-spanned="1" table:formula="of:=SUM(([.CN3:.CN32]-[.$GY3:.$GY32])^2)^0.5" office:value-type="float"/>
          <table:table-cell table:number-matrix-columns-spanned="1" table:number-matrix-rows-spanned="1" table:formula="of:=SUM(([.CO3:.CO32]-[.$GZ3:.$GZ32])^2)^0.5" office:value-type="float"/>
          <table:table-cell table:number-matrix-columns-spanned="1" table:number-matrix-rows-spanned="1" table:formula="of:=SUM(([.CP3:.CP32]-[.$HA3:.$HA32])^2)^0.5" office:value-type="float"/>
          <table:table-cell table:number-matrix-columns-spanned="1" table:number-matrix-rows-spanned="1" table:formula="of:=SUM(([.CQ3:.CQ32]-[.$HB3:.$HB32])^2)^0.5" office:value-type="float"/>
          <table:table-cell table:number-matrix-columns-spanned="1" table:number-matrix-rows-spanned="1" table:formula="of:=SUM(([.CR3:.CR32]-[.$GX3:.$GX32])^2)^0.5" office:value-type="float"/>
          <table:table-cell table:number-matrix-columns-spanned="1" table:number-matrix-rows-spanned="1" table:formula="of:=SUM(([.CS3:.CS32]-[.$GY3:.$GY32])^2)^0.5" office:value-type="float"/>
          <table:table-cell table:number-matrix-columns-spanned="1" table:number-matrix-rows-spanned="1" table:formula="of:=SUM(([.CT3:.CT32]-[.$GZ3:.$GZ32])^2)^0.5" office:value-type="float"/>
          <table:table-cell table:number-matrix-columns-spanned="1" table:number-matrix-rows-spanned="1" table:formula="of:=SUM(([.CU3:.CU32]-[.$HA3:.$HA32])^2)^0.5" office:value-type="float"/>
          <table:table-cell table:number-matrix-columns-spanned="1" table:number-matrix-rows-spanned="1" table:formula="of:=SUM(([.CV3:.CV32]-[.$HB3:.$HB32])^2)^0.5" office:value-type="float"/>
          <table:table-cell table:number-matrix-columns-spanned="1" table:number-matrix-rows-spanned="1" table:formula="of:=SUM(([.CW3:.CW32]-[.$GX3:.$GX32])^2)^0.5" office:value-type="float"/>
          <table:table-cell table:number-matrix-columns-spanned="1" table:number-matrix-rows-spanned="1" table:formula="of:=SUM(([.CX3:.CX32]-[.$GY3:.$GY32])^2)^0.5" office:value-type="float"/>
          <table:table-cell table:number-matrix-columns-spanned="1" table:number-matrix-rows-spanned="1" table:formula="of:=SUM(([.CY3:.CY32]-[.$GZ3:.$GZ32])^2)^0.5" office:value-type="float"/>
          <table:table-cell table:number-matrix-columns-spanned="1" table:number-matrix-rows-spanned="1" table:formula="of:=SUM(([.CZ3:.CZ32]-[.$HA3:.$HA32])^2)^0.5" office:value-type="float"/>
          <table:table-cell table:number-matrix-columns-spanned="1" table:number-matrix-rows-spanned="1" table:formula="of:=SUM(([.DA3:.DA32]-[.$HB3:.$HB32])^2)^0.5" office:value-type="float"/>
          <table:table-cell table:number-matrix-columns-spanned="1" table:number-matrix-rows-spanned="1" table:formula="of:=SUM(([.DB3:.DB32]-[.$GX3:.$GX32])^2)^0.5" office:value-type="float"/>
          <table:table-cell table:number-matrix-columns-spanned="1" table:number-matrix-rows-spanned="1" table:formula="of:=SUM(([.DC3:.DC32]-[.$GY3:.$GY32])^2)^0.5" office:value-type="float"/>
          <table:table-cell table:style-name="cellWorst" table:number-matrix-columns-spanned="1" table:number-matrix-rows-spanned="1" table:formula="of:=SUM(([.DD3:.DD32]-[.$GZ3:.$GZ32])^2)^0.5" office:value-type="float"/>
          <table:table-cell table:number-matrix-columns-spanned="1" table:number-matrix-rows-spanned="1" table:formula="of:=SUM(([.DE3:.DE32]-[.$HA3:.$HA32])^2)^0.5" office:value-type="float"/>
          <table:table-cell table:number-matrix-columns-spanned="1" table:number-matrix-rows-spanned="1" table:formula="of:=SUM(([.DF3:.DF32]-[.$HB3:.$HB32])^2)^0.5" office:value-type="float"/>
          <table:table-cell table:number-matrix-columns-spanned="1" table:number-matrix-rows-spanned="1" table:formula="of:=SUM(([.DG3:.DG32]-[.$GX3:.$GX32])^2)^0.5" office:value-type="float"/>
          <table:table-cell table:number-matrix-columns-spanned="1" table:number-matrix-rows-spanned="1" table:formula="of:=SUM(([.DH3:.DH32]-[.$GY3:.$GY32])^2)^0.5" office:value-type="float"/>
          <table:table-cell table:number-matrix-columns-spanned="1" table:number-matrix-rows-spanned="1" table:formula="of:=SUM(([.DI3:.DI32]-[.$GZ3:.$GZ32])^2)^0.5" office:value-type="float"/>
          <table:table-cell table:number-matrix-columns-spanned="1" table:number-matrix-rows-spanned="1" table:formula="of:=SUM(([.DJ3:.DJ32]-[.$HA3:.$HA32])^2)^0.5" office:value-type="float"/>
          <table:table-cell table:number-matrix-columns-spanned="1" table:number-matrix-rows-spanned="1" table:formula="of:=SUM(([.DK3:.DK32]-[.$HB3:.$HB32])^2)^0.5" office:value-type="float"/>
          <table:table-cell table:number-matrix-columns-spanned="1" table:number-matrix-rows-spanned="1" table:formula="of:=SUM(([.DL3:.DL32]-[.$GX3:.$GX32])^2)^0.5" office:value-type="float"/>
          <table:table-cell table:number-matrix-columns-spanned="1" table:number-matrix-rows-spanned="1" table:formula="of:=SUM(([.DM3:.DM32]-[.$GY3:.$GY32])^2)^0.5" office:value-type="float"/>
          <table:table-cell table:number-matrix-columns-spanned="1" table:number-matrix-rows-spanned="1" table:formula="of:=SUM(([.DN3:.DN32]-[.$GZ3:.$GZ32])^2)^0.5" office:value-type="float"/>
          <table:table-cell table:number-matrix-columns-spanned="1" table:number-matrix-rows-spanned="1" table:formula="of:=SUM(([.DO3:.DO32]-[.$HA3:.$HA32])^2)^0.5" office:value-type="float"/>
          <table:table-cell table:number-matrix-columns-spanned="1" table:number-matrix-rows-spanned="1" table:formula="of:=SUM(([.DP3:.DP32]-[.$HB3:.$HB32])^2)^0.5" office:value-type="float"/>
          <table:table-cell table:number-matrix-columns-spanned="1" table:number-matrix-rows-spanned="1" table:formula="of:=SUM(([.DQ3:.DQ32]-[.$GX3:.$GX32])^2)^0.5" office:value-type="float"/>
          <table:table-cell table:number-matrix-columns-spanned="1" table:number-matrix-rows-spanned="1" table:formula="of:=SUM(([.DR3:.DR32]-[.$GY3:.$GY32])^2)^0.5" office:value-type="float"/>
          <table:table-cell table:number-matrix-columns-spanned="1" table:number-matrix-rows-spanned="1" table:formula="of:=SUM(([.DS3:.DS32]-[.$GZ3:.$GZ32])^2)^0.5" office:value-type="float"/>
          <table:table-cell table:number-matrix-columns-spanned="1" table:number-matrix-rows-spanned="1" table:formula="of:=SUM(([.DT3:.DT32]-[.$HA3:.$HA32])^2)^0.5" office:value-type="float"/>
          <table:table-cell table:number-matrix-columns-spanned="1" table:number-matrix-rows-spanned="1" table:formula="of:=SUM(([.DU3:.DU32]-[.$HB3:.$HB32])^2)^0.5" office:value-type="float"/>
          <table:table-cell table:number-matrix-columns-spanned="1" table:number-matrix-rows-spanned="1" table:formula="of:=SUM(([.DV3:.DV32]-[.$GX3:.$GX32])^2)^0.5" office:value-type="float"/>
          <table:table-cell table:style-name="cellBest" table:number-matrix-columns-spanned="1" table:number-matrix-rows-spanned="1" table:formula="of:=SUM(([.DW3:.DW32]-[.$GY3:.$GY32])^2)^0.5" office:value-type="float"/>
          <table:table-cell table:number-matrix-columns-spanned="1" table:number-matrix-rows-spanned="1" table:formula="of:=SUM(([.DX3:.DX32]-[.$GZ3:.$GZ32])^2)^0.5" office:value-type="float"/>
          <table:table-cell table:style-name="cellBest" table:number-matrix-columns-spanned="1" table:number-matrix-rows-spanned="1" table:formula="of:=SUM(([.DY3:.DY32]-[.$HA3:.$HA32])^2)^0.5" office:value-type="float"/>
          <table:table-cell table:number-matrix-columns-spanned="1" table:number-matrix-rows-spanned="1" table:formula="of:=SUM(([.DZ3:.DZ32]-[.$HB3:.$HB32])^2)^0.5" office:value-type="float"/>
          <table:table-cell table:number-matrix-columns-spanned="1" table:number-matrix-rows-spanned="1" table:formula="of:=SUM(([.EA3:.EA32]-[.$GX3:.$GX32])^2)^0.5" office:value-type="float"/>
          <table:table-cell table:number-matrix-columns-spanned="1" table:number-matrix-rows-spanned="1" table:formula="of:=SUM(([.EB3:.EB32]-[.$GY3:.$GY32])^2)^0.5" office:value-type="float"/>
          <table:table-cell table:style-name="cellBest" table:number-matrix-columns-spanned="1" table:number-matrix-rows-spanned="1" table:formula="of:=SUM(([.EC3:.EC32]-[.$GZ3:.$GZ32])^2)^0.5" office:value-type="float"/>
          <table:table-cell table:number-matrix-columns-spanned="1" table:number-matrix-rows-spanned="1" table:formula="of:=SUM(([.ED3:.ED32]-[.$HA3:.$HA32])^2)^0.5" office:value-type="float"/>
          <table:table-cell table:number-matrix-columns-spanned="1" table:number-matrix-rows-spanned="1" table:formula="of:=SUM(([.EE3:.EE32]-[.$HB3:.$HB32])^2)^0.5" office:value-type="float"/>
          <table:table-cell table:number-matrix-columns-spanned="1" table:number-matrix-rows-spanned="1" table:formula="of:=SUM(([.EF3:.EF32]-[.$GX3:.$GX32])^2)^0.5" office:value-type="float"/>
          <table:table-cell table:number-matrix-columns-spanned="1" table:number-matrix-rows-spanned="1" table:formula="of:=SUM(([.EG3:.EG32]-[.$GY3:.$GY32])^2)^0.5" office:value-type="float"/>
          <table:table-cell table:number-matrix-columns-spanned="1" table:number-matrix-rows-spanned="1" table:formula="of:=SUM(([.EH3:.EH32]-[.$GZ3:.$GZ32])^2)^0.5" office:value-type="float"/>
          <table:table-cell table:number-matrix-columns-spanned="1" table:number-matrix-rows-spanned="1" table:formula="of:=SUM(([.EI3:.EI32]-[.$HA3:.$HA32])^2)^0.5" office:value-type="float"/>
          <table:table-cell table:number-matrix-columns-spanned="1" table:number-matrix-rows-spanned="1" table:formula="of:=SUM(([.EJ3:.EJ32]-[.$HB3:.$HB32])^2)^0.5" office:value-type="float"/>
          <table:table-cell table:style-name="cellBest" table:number-matrix-columns-spanned="1" table:number-matrix-rows-spanned="1" table:formula="of:=SUM(([.EK3:.EK32]-[.$GX3:.$GX32])^2)^0.5" office:value-type="float"/>
          <table:table-cell table:number-matrix-columns-spanned="1" table:number-matrix-rows-spanned="1" table:formula="of:=SUM(([.EL3:.EL32]-[.$GY3:.$GY32])^2)^0.5" office:value-type="float"/>
          <table:table-cell table:number-matrix-columns-spanned="1" table:number-matrix-rows-spanned="1" table:formula="of:=SUM(([.EM3:.EM32]-[.$GZ3:.$GZ32])^2)^0.5" office:value-type="float"/>
          <table:table-cell table:number-matrix-columns-spanned="1" table:number-matrix-rows-spanned="1" table:formula="of:=SUM(([.EN3:.EN32]-[.$HA3:.$HA32])^2)^0.5" office:value-type="float"/>
          <table:table-cell table:number-matrix-columns-spanned="1" table:number-matrix-rows-spanned="1" table:formula="of:=SUM(([.EO3:.EO32]-[.$HB3:.$HB32])^2)^0.5" office:value-type="float"/>
          <table:table-cell table:number-matrix-columns-spanned="1" table:number-matrix-rows-spanned="1" table:formula="of:=SUM(([.EP3:.EP32]-[.$GX3:.$GX32])^2)^0.5" office:value-type="float"/>
          <table:table-cell table:number-matrix-columns-spanned="1" table:number-matrix-rows-spanned="1" table:formula="of:=SUM(([.EQ3:.EQ32]-[.$GY3:.$GY32])^2)^0.5" office:value-type="float"/>
          <table:table-cell table:number-matrix-columns-spanned="1" table:number-matrix-rows-spanned="1" table:formula="of:=SUM(([.ER3:.ER32]-[.$GZ3:.$GZ32])^2)^0.5" office:value-type="float"/>
          <table:table-cell table:number-matrix-columns-spanned="1" table:number-matrix-rows-spanned="1" table:formula="of:=SUM(([.ES3:.ES32]-[.$HA3:.$HA32])^2)^0.5" office:value-type="float"/>
          <table:table-cell table:number-matrix-columns-spanned="1" table:number-matrix-rows-spanned="1" table:formula="of:=SUM(([.ET3:.ET32]-[.$HB3:.$HB32])^2)^0.5" office:value-type="float"/>
          <table:table-cell table:number-matrix-columns-spanned="1" table:number-matrix-rows-spanned="1" table:formula="of:=SUM(([.EU3:.EU32]-[.$GX3:.$GX32])^2)^0.5" office:value-type="float"/>
          <table:table-cell table:number-matrix-columns-spanned="1" table:number-matrix-rows-spanned="1" table:formula="of:=SUM(([.EV3:.EV32]-[.$GY3:.$GY32])^2)^0.5" office:value-type="float"/>
          <table:table-cell table:number-matrix-columns-spanned="1" table:number-matrix-rows-spanned="1" table:formula="of:=SUM(([.EW3:.EW32]-[.$GZ3:.$GZ32])^2)^0.5" office:value-type="float"/>
          <table:table-cell table:number-matrix-columns-spanned="1" table:number-matrix-rows-spanned="1" table:formula="of:=SUM(([.EX3:.EX32]-[.$HA3:.$HA32])^2)^0.5" office:value-type="float"/>
          <table:table-cell table:number-matrix-columns-spanned="1" table:number-matrix-rows-spanned="1" table:formula="of:=SUM(([.EY3:.EY32]-[.$HB3:.$HB32])^2)^0.5" office:value-type="float"/>
          <table:table-cell table:number-matrix-columns-spanned="1" table:number-matrix-rows-spanned="1" table:formula="of:=SUM(([.EZ3:.EZ32]-[.$GX3:.$GX32])^2)^0.5" office:value-type="float"/>
          <table:table-cell table:number-matrix-columns-spanned="1" table:number-matrix-rows-spanned="1" table:formula="of:=SUM(([.FA3:.FA32]-[.$GY3:.$GY32])^2)^0.5" office:value-type="float"/>
          <table:table-cell table:number-matrix-columns-spanned="1" table:number-matrix-rows-spanned="1" table:formula="of:=SUM(([.FB3:.FB32]-[.$GZ3:.$GZ32])^2)^0.5" office:value-type="float"/>
          <table:table-cell table:number-matrix-columns-spanned="1" table:number-matrix-rows-spanned="1" table:formula="of:=SUM(([.FC3:.FC32]-[.$HA3:.$HA32])^2)^0.5" office:value-type="float"/>
          <table:table-cell table:number-matrix-columns-spanned="1" table:number-matrix-rows-spanned="1" table:formula="of:=SUM(([.FD3:.FD32]-[.$HB3:.$HB32])^2)^0.5" office:value-type="float"/>
          <table:table-cell table:number-matrix-columns-spanned="1" table:number-matrix-rows-spanned="1" table:formula="of:=SUM(([.FE3:.FE32]-[.$GX3:.$GX32])^2)^0.5" office:value-type="float"/>
          <table:table-cell table:number-matrix-columns-spanned="1" table:number-matrix-rows-spanned="1" table:formula="of:=SUM(([.FF3:.FF32]-[.$GY3:.$GY32])^2)^0.5" office:value-type="float"/>
          <table:table-cell table:number-matrix-columns-spanned="1" table:number-matrix-rows-spanned="1" table:formula="of:=SUM(([.FG3:.FG32]-[.$GZ3:.$GZ32])^2)^0.5" office:value-type="float"/>
          <table:table-cell table:number-matrix-columns-spanned="1" table:number-matrix-rows-spanned="1" table:formula="of:=SUM(([.FH3:.FH32]-[.$HA3:.$HA32])^2)^0.5" office:value-type="float"/>
          <table:table-cell table:number-matrix-columns-spanned="1" table:number-matrix-rows-spanned="1" table:formula="of:=SUM(([.FI3:.FI32]-[.$HB3:.$HB32])^2)^0.5" office:value-type="float"/>
          <table:table-cell table:number-matrix-columns-spanned="1" table:number-matrix-rows-spanned="1" table:formula="of:=SUM(([.FJ3:.FJ32]-[.$GX3:.$GX32])^2)^0.5" office:value-type="float"/>
          <table:table-cell table:number-matrix-columns-spanned="1" table:number-matrix-rows-spanned="1" table:formula="of:=SUM(([.FK3:.FK32]-[.$GY3:.$GY32])^2)^0.5" office:value-type="float"/>
          <table:table-cell table:number-matrix-columns-spanned="1" table:number-matrix-rows-spanned="1" table:formula="of:=SUM(([.FL3:.FL32]-[.$GZ3:.$GZ32])^2)^0.5" office:value-type="float"/>
          <table:table-cell table:number-matrix-columns-spanned="1" table:number-matrix-rows-spanned="1" table:formula="of:=SUM(([.FM3:.FM32]-[.$HA3:.$HA32])^2)^0.5" office:value-type="float"/>
          <table:table-cell table:number-matrix-columns-spanned="1" table:number-matrix-rows-spanned="1" table:formula="of:=SUM(([.FN3:.FN32]-[.$HB3:.$HB32])^2)^0.5" office:value-type="float"/>
          <table:table-cell table:number-matrix-columns-spanned="1" table:number-matrix-rows-spanned="1" table:formula="of:=SUM(([.FO3:.FO32]-[.$GX3:.$GX32])^2)^0.5" office:value-type="float"/>
          <table:table-cell table:number-matrix-columns-spanned="1" table:number-matrix-rows-spanned="1" table:formula="of:=SUM(([.FP3:.FP32]-[.$GY3:.$GY32])^2)^0.5" office:value-type="float"/>
          <table:table-cell table:number-matrix-columns-spanned="1" table:number-matrix-rows-spanned="1" table:formula="of:=SUM(([.FQ3:.FQ32]-[.$GZ3:.$GZ32])^2)^0.5" office:value-type="float"/>
          <table:table-cell table:number-matrix-columns-spanned="1" table:number-matrix-rows-spanned="1" table:formula="of:=SUM(([.FR3:.FR32]-[.$HA3:.$HA32])^2)^0.5" office:value-type="float"/>
          <table:table-cell table:style-name="cellBest" table:number-matrix-columns-spanned="1" table:number-matrix-rows-spanned="1" table:formula="of:=SUM(([.FS3:.FS32]-[.$HB3:.$HB32])^2)^0.5" office:value-type="float"/>
          <table:table-cell table:number-matrix-columns-spanned="1" table:number-matrix-rows-spanned="1" table:formula="of:=SUM(([.FT3:.FT32]-[.$GX3:.$GX32])^2)^0.5" office:value-type="float"/>
          <table:table-cell table:number-matrix-columns-spanned="1" table:number-matrix-rows-spanned="1" table:formula="of:=SUM(([.FU3:.FU32]-[.$GY3:.$GY32])^2)^0.5" office:value-type="float"/>
          <table:table-cell table:number-matrix-columns-spanned="1" table:number-matrix-rows-spanned="1" table:formula="of:=SUM(([.FV3:.FV32]-[.$GZ3:.$GZ32])^2)^0.5" office:value-type="float"/>
          <table:table-cell table:number-matrix-columns-spanned="1" table:number-matrix-rows-spanned="1" table:formula="of:=SUM(([.FW3:.FW32]-[.$HA3:.$HA32])^2)^0.5" office:value-type="float"/>
          <table:table-cell table:number-matrix-columns-spanned="1" table:number-matrix-rows-spanned="1" table:formula="of:=SUM(([.FX3:.FX32]-[.$HB3:.$HB32])^2)^0.5" office:value-type="float"/>
          <table:table-cell table:number-matrix-columns-spanned="1" table:number-matrix-rows-spanned="1" table:formula="of:=SUM(([.FY3:.FY32]-[.$GX3:.$GX32])^2)^0.5" office:value-type="float"/>
          <table:table-cell table:number-matrix-columns-spanned="1" table:number-matrix-rows-spanned="1" table:formula="of:=SUM(([.FZ3:.FZ32]-[.$GY3:.$GY32])^2)^0.5" office:value-type="float"/>
          <table:table-cell table:number-matrix-columns-spanned="1" table:number-matrix-rows-spanned="1" table:formula="of:=SUM(([.GA3:.GA32]-[.$GZ3:.$GZ32])^2)^0.5" office:value-type="float"/>
          <table:table-cell table:number-matrix-columns-spanned="1" table:number-matrix-rows-spanned="1" table:formula="of:=SUM(([.GB3:.GB32]-[.$HA3:.$HA32])^2)^0.5" office:value-type="float"/>
          <table:table-cell table:number-matrix-columns-spanned="1" table:number-matrix-rows-spanned="1" table:formula="of:=SUM(([.GC3:.GC32]-[.$HB3:.$HB32])^2)^0.5" office:value-type="float"/>
          <table:table-cell table:style-name="cellWorst" table:number-matrix-columns-spanned="1" table:number-matrix-rows-spanned="1" table:formula="of:=SUM(([.GD3:.GD32]-[.$GX3:.$GX32])^2)^0.5" office:value-type="float"/>
          <table:table-cell table:style-name="cellWorst" table:number-matrix-columns-spanned="1" table:number-matrix-rows-spanned="1" table:formula="of:=SUM(([.GE3:.GE32]-[.$GY3:.$GY32])^2)^0.5" office:value-type="float"/>
          <table:table-cell table:number-matrix-columns-spanned="1" table:number-matrix-rows-spanned="1" table:formula="of:=SUM(([.GF3:.GF32]-[.$GZ3:.$GZ32])^2)^0.5" office:value-type="float"/>
          <table:table-cell table:style-name="cellWorst" table:number-matrix-columns-spanned="1" table:number-matrix-rows-spanned="1" table:formula="of:=SUM(([.GG3:.GG32]-[.$HA3:.$HA32])^2)^0.5" office:value-type="float"/>
          <table:table-cell table:style-name="cellWorst" table:number-matrix-columns-spanned="1" table:number-matrix-rows-spanned="1" table:formula="of:=SUM(([.GH3:.GH32]-[.$HB3:.$HB32])^2)^0.5" office:value-type="float"/>
          <table:table-cell table:number-matrix-columns-spanned="1" table:number-matrix-rows-spanned="1" table:formula="of:=SUM(([.GI3:.GI32]-[.$GX3:.$GX32])^2)^0.5" office:value-type="float"/>
          <table:table-cell table:number-matrix-columns-spanned="1" table:number-matrix-rows-spanned="1" table:formula="of:=SUM(([.GJ3:.GJ32]-[.$GY3:.$GY32])^2)^0.5" office:value-type="float"/>
          <table:table-cell table:number-matrix-columns-spanned="1" table:number-matrix-rows-spanned="1" table:formula="of:=SUM(([.GK3:.GK32]-[.$GZ3:.$GZ32])^2)^0.5" office:value-type="float"/>
          <table:table-cell table:number-matrix-columns-spanned="1" table:number-matrix-rows-spanned="1" table:formula="of:=SUM(([.GL3:.GL32]-[.$HA3:.$HA32])^2)^0.5" office:value-type="float"/>
          <table:table-cell table:number-matrix-columns-spanned="1" table:number-matrix-rows-spanned="1" table:formula="of:=SUM(([.GM3:.GM32]-[.$HB3:.$HB32])^2)^0.5" office:value-type="float"/>
          <table:table-cell table:number-matrix-columns-spanned="1" table:number-matrix-rows-spanned="1" table:formula="of:=SUM(([.GN3:.GN32]-[.$GX3:.$GX32])^2)^0.5" office:value-type="float"/>
          <table:table-cell table:number-matrix-columns-spanned="1" table:number-matrix-rows-spanned="1" table:formula="of:=SUM(([.GO3:.GO32]-[.$GY3:.$GY32])^2)^0.5" office:value-type="float"/>
          <table:table-cell table:number-matrix-columns-spanned="1" table:number-matrix-rows-spanned="1" table:formula="of:=SUM(([.GP3:.GP32]-[.$GZ3:.$GZ32])^2)^0.5" office:value-type="float"/>
          <table:table-cell table:number-matrix-columns-spanned="1" table:number-matrix-rows-spanned="1" table:formula="of:=SUM(([.GQ3:.GQ32]-[.$HA3:.$HA32])^2)^0.5" office:value-type="float"/>
          <table:table-cell table:number-matrix-columns-spanned="1" table:number-matrix-rows-spanned="1" table:formula="of:=SUM(([.GR3:.GR32]-[.$HB3:.$HB32])^2)^0.5" office:value-type="float"/>
          <table:table-cell table:number-matrix-columns-spanned="1" table:number-matrix-rows-spanned="1" table:formula="of:=SUM(([.GS3:.GS32]-[.$GX3:.$GX32])^2)^0.5" office:value-type="float"/>
          <table:table-cell table:number-matrix-columns-spanned="1" table:number-matrix-rows-spanned="1" table:formula="of:=SUM(([.GT3:.GT32]-[.$GY3:.$GY32])^2)^0.5" office:value-type="float"/>
          <table:table-cell table:number-matrix-columns-spanned="1" table:number-matrix-rows-spanned="1" table:formula="of:=SUM(([.GU3:.GU32]-[.$GZ3:.$GZ32])^2)^0.5" office:value-type="float"/>
          <table:table-cell table:number-matrix-columns-spanned="1" table:number-matrix-rows-spanned="1" table:formula="of:=SUM(([.GV3:.GV32]-[.$HA3:.$HA32])^2)^0.5" office:value-type="float"/>
          <table:table-cell table:number-matrix-columns-spanned="1" table:number-matrix-rows-spanned="1" table:formula="of:=SUM(([.GW3:.GW32]-[.$HB3:.$HB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/>
          <table:table-cell table:number-matrix-columns-spanned="1" table:number-matrix-rows-spanned="1" table:formula="of:=SUM([.C3:.C32]=[.$GY3:.$GY32])" office:value-type="float"/>
          <table:table-cell table:number-matrix-columns-spanned="1" table:number-matrix-rows-spanned="1" table:formula="of:=SUM([.D3:.D32]=[.$GZ3:.$GZ32])" office:value-type="float"/>
          <table:table-cell table:number-matrix-columns-spanned="1" table:number-matrix-rows-spanned="1" table:formula="of:=SUM([.E3:.E32]=[.$HA3:.$HA32])" office:value-type="float"/>
          <table:table-cell table:number-matrix-columns-spanned="1" table:number-matrix-rows-spanned="1" table:formula="of:=SUM([.F3:.F32]=[.$GX3:.$GX32])" office:value-type="float"/>
          <table:table-cell table:number-matrix-columns-spanned="1" table:number-matrix-rows-spanned="1" table:formula="of:=SUM([.G3:.G32]=[.$GY3:.$GY32])" office:value-type="float"/>
          <table:table-cell table:number-matrix-columns-spanned="1" table:number-matrix-rows-spanned="1" table:formula="of:=SUM([.H3:.H32]=[.$GZ3:.$GZ32])" office:value-type="float"/>
          <table:table-cell table:number-matrix-columns-spanned="1" table:number-matrix-rows-spanned="1" table:formula="of:=SUM([.I3:.I32]=[.$HA3:.$HA32])" office:value-type="float"/>
          <table:table-cell table:style-name="cellBest" table:number-matrix-columns-spanned="1" table:number-matrix-rows-spanned="1" table:formula="of:=SUM([.J3:.J32]=[.$HB3:.$HB32])" office:value-type="float"/>
          <table:table-cell table:number-matrix-columns-spanned="1" table:number-matrix-rows-spanned="1" table:formula="of:=SUM([.K3:.K32]=[.$GX3:.$GX32])" office:value-type="float"/>
          <table:table-cell table:number-matrix-columns-spanned="1" table:number-matrix-rows-spanned="1" table:formula="of:=SUM([.L3:.L32]=[.$GY3:.$GY32])" office:value-type="float"/>
          <table:table-cell table:number-matrix-columns-spanned="1" table:number-matrix-rows-spanned="1" table:formula="of:=SUM([.M3:.M32]=[.$GZ3:.$GZ32])" office:value-type="float"/>
          <table:table-cell table:number-matrix-columns-spanned="1" table:number-matrix-rows-spanned="1" table:formula="of:=SUM([.N3:.N32]=[.$HA3:.$HA32])" office:value-type="float"/>
          <table:table-cell table:style-name="cellBest" table:number-matrix-columns-spanned="1" table:number-matrix-rows-spanned="1" table:formula="of:=SUM([.O3:.O32]=[.$HB3:.$HB32])" office:value-type="float"/>
          <table:table-cell table:number-matrix-columns-spanned="1" table:number-matrix-rows-spanned="1" table:formula="of:=SUM([.P3:.P32]=[.$GX3:.$GX32])" office:value-type="float"/>
          <table:table-cell table:number-matrix-columns-spanned="1" table:number-matrix-rows-spanned="1" table:formula="of:=SUM([.Q3:.Q32]=[.$GY3:.$GY32])" office:value-type="float"/>
          <table:table-cell table:number-matrix-columns-spanned="1" table:number-matrix-rows-spanned="1" table:formula="of:=SUM([.R3:.R32]=[.$GZ3:.$GZ32])" office:value-type="float"/>
          <table:table-cell table:number-matrix-columns-spanned="1" table:number-matrix-rows-spanned="1" table:formula="of:=SUM([.S3:.S32]=[.$HA3:.$HA32])" office:value-type="float"/>
          <table:table-cell table:number-matrix-columns-spanned="1" table:number-matrix-rows-spanned="1" table:formula="of:=SUM([.T3:.T32]=[.$HB3:.$HB32])" office:value-type="float"/>
          <table:table-cell table:number-matrix-columns-spanned="1" table:number-matrix-rows-spanned="1" table:formula="of:=SUM([.U3:.U32]=[.$GX3:.$GX32])" office:value-type="float"/>
          <table:table-cell table:number-matrix-columns-spanned="1" table:number-matrix-rows-spanned="1" table:formula="of:=SUM([.V3:.V32]=[.$GY3:.$GY32])" office:value-type="float"/>
          <table:table-cell table:number-matrix-columns-spanned="1" table:number-matrix-rows-spanned="1" table:formula="of:=SUM([.W3:.W32]=[.$GZ3:.$GZ32])" office:value-type="float"/>
          <table:table-cell table:number-matrix-columns-spanned="1" table:number-matrix-rows-spanned="1" table:formula="of:=SUM([.X3:.X32]=[.$HA3:.$HA32])" office:value-type="float"/>
          <table:table-cell table:number-matrix-columns-spanned="1" table:number-matrix-rows-spanned="1" table:formula="of:=SUM([.Y3:.Y32]=[.$HB3:.$HB32])" office:value-type="float"/>
          <table:table-cell table:number-matrix-columns-spanned="1" table:number-matrix-rows-spanned="1" table:formula="of:=SUM([.Z3:.Z32]=[.$GX3:.$GX32])" office:value-type="float"/>
          <table:table-cell table:number-matrix-columns-spanned="1" table:number-matrix-rows-spanned="1" table:formula="of:=SUM([.AA3:.AA32]=[.$GY3:.$GY32])" office:value-type="float"/>
          <table:table-cell table:number-matrix-columns-spanned="1" table:number-matrix-rows-spanned="1" table:formula="of:=SUM([.AB3:.AB32]=[.$GZ3:.$GZ32])" office:value-type="float"/>
          <table:table-cell table:number-matrix-columns-spanned="1" table:number-matrix-rows-spanned="1" table:formula="of:=SUM([.AC3:.AC32]=[.$HA3:.$HA32])" office:value-type="float"/>
          <table:table-cell table:number-matrix-columns-spanned="1" table:number-matrix-rows-spanned="1" table:formula="of:=SUM([.AD3:.AD32]=[.$HB3:.$HB32])" office:value-type="float"/>
          <table:table-cell table:number-matrix-columns-spanned="1" table:number-matrix-rows-spanned="1" table:formula="of:=SUM([.AE3:.AE32]=[.$GX3:.$GX32])" office:value-type="float"/>
          <table:table-cell table:number-matrix-columns-spanned="1" table:number-matrix-rows-spanned="1" table:formula="of:=SUM([.AF3:.AF32]=[.$GY3:.$GY32])" office:value-type="float"/>
          <table:table-cell table:number-matrix-columns-spanned="1" table:number-matrix-rows-spanned="1" table:formula="of:=SUM([.AG3:.AG32]=[.$GZ3:.$GZ32])" office:value-type="float"/>
          <table:table-cell table:number-matrix-columns-spanned="1" table:number-matrix-rows-spanned="1" table:formula="of:=SUM([.AH3:.AH32]=[.$HA3:.$HA32])" office:value-type="float"/>
          <table:table-cell table:number-matrix-columns-spanned="1" table:number-matrix-rows-spanned="1" table:formula="of:=SUM([.AI3:.AI32]=[.$HB3:.$HB32])" office:value-type="float"/>
          <table:table-cell table:number-matrix-columns-spanned="1" table:number-matrix-rows-spanned="1" table:formula="of:=SUM([.AJ3:.AJ32]=[.$GX3:.$GX32])" office:value-type="float"/>
          <table:table-cell table:number-matrix-columns-spanned="1" table:number-matrix-rows-spanned="1" table:formula="of:=SUM([.AK3:.AK32]=[.$GY3:.$GY32])" office:value-type="float"/>
          <table:table-cell table:number-matrix-columns-spanned="1" table:number-matrix-rows-spanned="1" table:formula="of:=SUM([.AL3:.AL32]=[.$GZ3:.$GZ32])" office:value-type="float"/>
          <table:table-cell table:number-matrix-columns-spanned="1" table:number-matrix-rows-spanned="1" table:formula="of:=SUM([.AM3:.AM32]=[.$HA3:.$HA32])" office:value-type="float"/>
          <table:table-cell table:number-matrix-columns-spanned="1" table:number-matrix-rows-spanned="1" table:formula="of:=SUM([.AN3:.AN32]=[.$HB3:.$HB32])" office:value-type="float"/>
          <table:table-cell table:number-matrix-columns-spanned="1" table:number-matrix-rows-spanned="1" table:formula="of:=SUM([.AO3:.AO32]=[.$GX3:.$GX32])" office:value-type="float"/>
          <table:table-cell table:number-matrix-columns-spanned="1" table:number-matrix-rows-spanned="1" table:formula="of:=SUM([.AP3:.AP32]=[.$GY3:.$GY32])" office:value-type="float"/>
          <table:table-cell table:number-matrix-columns-spanned="1" table:number-matrix-rows-spanned="1" table:formula="of:=SUM([.AQ3:.AQ32]=[.$GZ3:.$GZ32])" office:value-type="float"/>
          <table:table-cell table:number-matrix-columns-spanned="1" table:number-matrix-rows-spanned="1" table:formula="of:=SUM([.AR3:.AR32]=[.$HA3:.$HA32])" office:value-type="float"/>
          <table:table-cell table:number-matrix-columns-spanned="1" table:number-matrix-rows-spanned="1" table:formula="of:=SUM([.AS3:.AS32]=[.$HB3:.$HB32])" office:value-type="float"/>
          <table:table-cell table:number-matrix-columns-spanned="1" table:number-matrix-rows-spanned="1" table:formula="of:=SUM([.AT3:.AT32]=[.$GX3:.$GX32])" office:value-type="float"/>
          <table:table-cell table:number-matrix-columns-spanned="1" table:number-matrix-rows-spanned="1" table:formula="of:=SUM([.AU3:.AU32]=[.$GY3:.$GY32])" office:value-type="float"/>
          <table:table-cell table:number-matrix-columns-spanned="1" table:number-matrix-rows-spanned="1" table:formula="of:=SUM([.AV3:.AV32]=[.$GZ3:.$GZ32])" office:value-type="float"/>
          <table:table-cell table:number-matrix-columns-spanned="1" table:number-matrix-rows-spanned="1" table:formula="of:=SUM([.AW3:.AW32]=[.$HA3:.$HA32])" office:value-type="float"/>
          <table:table-cell table:number-matrix-columns-spanned="1" table:number-matrix-rows-spanned="1" table:formula="of:=SUM([.AX3:.AX32]=[.$HB3:.$HB32])" office:value-type="float"/>
          <table:table-cell table:number-matrix-columns-spanned="1" table:number-matrix-rows-spanned="1" table:formula="of:=SUM([.AY3:.AY32]=[.$GX3:.$GX32])" office:value-type="float"/>
          <table:table-cell table:number-matrix-columns-spanned="1" table:number-matrix-rows-spanned="1" table:formula="of:=SUM([.AZ3:.AZ32]=[.$GY3:.$GY32])" office:value-type="float"/>
          <table:table-cell table:number-matrix-columns-spanned="1" table:number-matrix-rows-spanned="1" table:formula="of:=SUM([.BA3:.BA32]=[.$GZ3:.$GZ32])" office:value-type="float"/>
          <table:table-cell table:number-matrix-columns-spanned="1" table:number-matrix-rows-spanned="1" table:formula="of:=SUM([.BB3:.BB32]=[.$HA3:.$HA32])" office:value-type="float"/>
          <table:table-cell table:number-matrix-columns-spanned="1" table:number-matrix-rows-spanned="1" table:formula="of:=SUM([.BC3:.BC32]=[.$HB3:.$HB32])" office:value-type="float"/>
          <table:table-cell table:number-matrix-columns-spanned="1" table:number-matrix-rows-spanned="1" table:formula="of:=SUM([.BD3:.BD32]=[.$GX3:.$GX32])" office:value-type="float"/>
          <table:table-cell table:number-matrix-columns-spanned="1" table:number-matrix-rows-spanned="1" table:formula="of:=SUM([.BE3:.BE32]=[.$GY3:.$GY32])" office:value-type="float"/>
          <table:table-cell table:number-matrix-columns-spanned="1" table:number-matrix-rows-spanned="1" table:formula="of:=SUM([.BF3:.BF32]=[.$GZ3:.$GZ32])" office:value-type="float"/>
          <table:table-cell table:number-matrix-columns-spanned="1" table:number-matrix-rows-spanned="1" table:formula="of:=SUM([.BG3:.BG32]=[.$HA3:.$HA32])" office:value-type="float"/>
          <table:table-cell table:number-matrix-columns-spanned="1" table:number-matrix-rows-spanned="1" table:formula="of:=SUM([.BH3:.BH32]=[.$HB3:.$HB32])" office:value-type="float"/>
          <table:table-cell table:number-matrix-columns-spanned="1" table:number-matrix-rows-spanned="1" table:formula="of:=SUM([.BI3:.BI32]=[.$GX3:.$GX32])" office:value-type="float"/>
          <table:table-cell table:number-matrix-columns-spanned="1" table:number-matrix-rows-spanned="1" table:formula="of:=SUM([.BJ3:.BJ32]=[.$GY3:.$GY32])" office:value-type="float"/>
          <table:table-cell table:number-matrix-columns-spanned="1" table:number-matrix-rows-spanned="1" table:formula="of:=SUM([.BK3:.BK32]=[.$GZ3:.$GZ32])" office:value-type="float"/>
          <table:table-cell table:number-matrix-columns-spanned="1" table:number-matrix-rows-spanned="1" table:formula="of:=SUM([.BL3:.BL32]=[.$HA3:.$HA32])" office:value-type="float"/>
          <table:table-cell table:number-matrix-columns-spanned="1" table:number-matrix-rows-spanned="1" table:formula="of:=SUM([.BM3:.BM32]=[.$HB3:.$HB32])" office:value-type="float"/>
          <table:table-cell table:number-matrix-columns-spanned="1" table:number-matrix-rows-spanned="1" table:formula="of:=SUM([.BN3:.BN32]=[.$GX3:.$GX32])" office:value-type="float"/>
          <table:table-cell table:number-matrix-columns-spanned="1" table:number-matrix-rows-spanned="1" table:formula="of:=SUM([.BO3:.BO32]=[.$GY3:.$GY32])" office:value-type="float"/>
          <table:table-cell table:number-matrix-columns-spanned="1" table:number-matrix-rows-spanned="1" table:formula="of:=SUM([.BP3:.BP32]=[.$GZ3:.$GZ32])" office:value-type="float"/>
          <table:table-cell table:number-matrix-columns-spanned="1" table:number-matrix-rows-spanned="1" table:formula="of:=SUM([.BQ3:.BQ32]=[.$HA3:.$HA32])" office:value-type="float"/>
          <table:table-cell table:number-matrix-columns-spanned="1" table:number-matrix-rows-spanned="1" table:formula="of:=SUM([.BR3:.BR32]=[.$HB3:.$HB32])" office:value-type="float"/>
          <table:table-cell table:number-matrix-columns-spanned="1" table:number-matrix-rows-spanned="1" table:formula="of:=SUM([.BS3:.BS32]=[.$GX3:.$GX32])" office:value-type="float"/>
          <table:table-cell table:number-matrix-columns-spanned="1" table:number-matrix-rows-spanned="1" table:formula="of:=SUM([.BT3:.BT32]=[.$GY3:.$GY32])" office:value-type="float"/>
          <table:table-cell table:number-matrix-columns-spanned="1" table:number-matrix-rows-spanned="1" table:formula="of:=SUM([.BU3:.BU32]=[.$GZ3:.$GZ32])" office:value-type="float"/>
          <table:table-cell table:number-matrix-columns-spanned="1" table:number-matrix-rows-spanned="1" table:formula="of:=SUM([.BV3:.BV32]=[.$HA3:.$HA32])" office:value-type="float"/>
          <table:table-cell table:number-matrix-columns-spanned="1" table:number-matrix-rows-spanned="1" table:formula="of:=SUM([.BW3:.BW32]=[.$HB3:.$HB32])" office:value-type="float"/>
          <table:table-cell table:number-matrix-columns-spanned="1" table:number-matrix-rows-spanned="1" table:formula="of:=SUM([.BX3:.BX32]=[.$GX3:.$GX32])" office:value-type="float"/>
          <table:table-cell table:number-matrix-columns-spanned="1" table:number-matrix-rows-spanned="1" table:formula="of:=SUM([.BY3:.BY32]=[.$GY3:.$GY32])" office:value-type="float"/>
          <table:table-cell table:number-matrix-columns-spanned="1" table:number-matrix-rows-spanned="1" table:formula="of:=SUM([.BZ3:.BZ32]=[.$GZ3:.$GZ32])" office:value-type="float"/>
          <table:table-cell table:number-matrix-columns-spanned="1" table:number-matrix-rows-spanned="1" table:formula="of:=SUM([.CA3:.CA32]=[.$HA3:.$HA32])" office:value-type="float"/>
          <table:table-cell table:style-name="cellBest" table:number-matrix-columns-spanned="1" table:number-matrix-rows-spanned="1" table:formula="of:=SUM([.CB3:.CB32]=[.$HB3:.$HB32])" office:value-type="float"/>
          <table:table-cell table:number-matrix-columns-spanned="1" table:number-matrix-rows-spanned="1" table:formula="of:=SUM([.CC3:.CC32]=[.$GX3:.$GX32])" office:value-type="float"/>
          <table:table-cell table:number-matrix-columns-spanned="1" table:number-matrix-rows-spanned="1" table:formula="of:=SUM([.CD3:.CD32]=[.$GY3:.$GY32])" office:value-type="float"/>
          <table:table-cell table:number-matrix-columns-spanned="1" table:number-matrix-rows-spanned="1" table:formula="of:=SUM([.CE3:.CE32]=[.$GZ3:.$GZ32])" office:value-type="float"/>
          <table:table-cell table:number-matrix-columns-spanned="1" table:number-matrix-rows-spanned="1" table:formula="of:=SUM([.CF3:.CF32]=[.$HA3:.$HA32])" office:value-type="float"/>
          <table:table-cell table:number-matrix-columns-spanned="1" table:number-matrix-rows-spanned="1" table:formula="of:=SUM([.CG3:.CG32]=[.$HB3:.$HB32])" office:value-type="float"/>
          <table:table-cell table:number-matrix-columns-spanned="1" table:number-matrix-rows-spanned="1" table:formula="of:=SUM([.CH3:.CH32]=[.$GX3:.$GX32])" office:value-type="float"/>
          <table:table-cell table:number-matrix-columns-spanned="1" table:number-matrix-rows-spanned="1" table:formula="of:=SUM([.CI3:.CI32]=[.$GY3:.$GY32])" office:value-type="float"/>
          <table:table-cell table:number-matrix-columns-spanned="1" table:number-matrix-rows-spanned="1" table:formula="of:=SUM([.CJ3:.CJ32]=[.$GZ3:.$GZ32])" office:value-type="float"/>
          <table:table-cell table:number-matrix-columns-spanned="1" table:number-matrix-rows-spanned="1" table:formula="of:=SUM([.CK3:.CK32]=[.$HA3:.$HA32])" office:value-type="float"/>
          <table:table-cell table:number-matrix-columns-spanned="1" table:number-matrix-rows-spanned="1" table:formula="of:=SUM([.CL3:.CL32]=[.$HB3:.$HB32])" office:value-type="float"/>
          <table:table-cell table:number-matrix-columns-spanned="1" table:number-matrix-rows-spanned="1" table:formula="of:=SUM([.CM3:.CM32]=[.$GX3:.$GX32])" office:value-type="float"/>
          <table:table-cell table:style-name="cellWorst" table:number-matrix-columns-spanned="1" table:number-matrix-rows-spanned="1" table:formula="of:=SUM([.CN3:.CN32]=[.$GY3:.$GY32])" office:value-type="float"/>
          <table:table-cell table:number-matrix-columns-spanned="1" table:number-matrix-rows-spanned="1" table:formula="of:=SUM([.CO3:.CO32]=[.$GZ3:.$GZ32])" office:value-type="float"/>
          <table:table-cell table:style-name="cellBest" table:number-matrix-columns-spanned="1" table:number-matrix-rows-spanned="1" table:formula="of:=SUM([.CP3:.CP32]=[.$HA3:.$HA32])" office:value-type="float"/>
          <table:table-cell table:number-matrix-columns-spanned="1" table:number-matrix-rows-spanned="1" table:formula="of:=SUM([.CQ3:.CQ32]=[.$HB3:.$HB32])" office:value-type="float"/>
          <table:table-cell table:number-matrix-columns-spanned="1" table:number-matrix-rows-spanned="1" table:formula="of:=SUM([.CR3:.CR32]=[.$GX3:.$GX32])" office:value-type="float"/>
          <table:table-cell table:number-matrix-columns-spanned="1" table:number-matrix-rows-spanned="1" table:formula="of:=SUM([.CS3:.CS32]=[.$GY3:.$GY32])" office:value-type="float"/>
          <table:table-cell table:number-matrix-columns-spanned="1" table:number-matrix-rows-spanned="1" table:formula="of:=SUM([.CT3:.CT32]=[.$GZ3:.$GZ32])" office:value-type="float"/>
          <table:table-cell table:number-matrix-columns-spanned="1" table:number-matrix-rows-spanned="1" table:formula="of:=SUM([.CU3:.CU32]=[.$HA3:.$HA32])" office:value-type="float"/>
          <table:table-cell table:number-matrix-columns-spanned="1" table:number-matrix-rows-spanned="1" table:formula="of:=SUM([.CV3:.CV32]=[.$HB3:.$HB32])" office:value-type="float"/>
          <table:table-cell table:number-matrix-columns-spanned="1" table:number-matrix-rows-spanned="1" table:formula="of:=SUM([.CW3:.CW32]=[.$GX3:.$GX32])" office:value-type="float"/>
          <table:table-cell table:number-matrix-columns-spanned="1" table:number-matrix-rows-spanned="1" table:formula="of:=SUM([.CX3:.CX32]=[.$GY3:.$GY32])" office:value-type="float"/>
          <table:table-cell table:number-matrix-columns-spanned="1" table:number-matrix-rows-spanned="1" table:formula="of:=SUM([.CY3:.CY32]=[.$GZ3:.$GZ32])" office:value-type="float"/>
          <table:table-cell table:number-matrix-columns-spanned="1" table:number-matrix-rows-spanned="1" table:formula="of:=SUM([.CZ3:.CZ32]=[.$HA3:.$HA32])" office:value-type="float"/>
          <table:table-cell table:number-matrix-columns-spanned="1" table:number-matrix-rows-spanned="1" table:formula="of:=SUM([.DA3:.DA32]=[.$HB3:.$HB32])" office:value-type="float"/>
          <table:table-cell table:number-matrix-columns-spanned="1" table:number-matrix-rows-spanned="1" table:formula="of:=SUM([.DB3:.DB32]=[.$GX3:.$GX32])" office:value-type="float"/>
          <table:table-cell table:number-matrix-columns-spanned="1" table:number-matrix-rows-spanned="1" table:formula="of:=SUM([.DC3:.DC32]=[.$GY3:.$GY32])" office:value-type="float"/>
          <table:table-cell table:number-matrix-columns-spanned="1" table:number-matrix-rows-spanned="1" table:formula="of:=SUM([.DD3:.DD32]=[.$GZ3:.$GZ32])" office:value-type="float"/>
          <table:table-cell table:number-matrix-columns-spanned="1" table:number-matrix-rows-spanned="1" table:formula="of:=SUM([.DE3:.DE32]=[.$HA3:.$HA32])" office:value-type="float"/>
          <table:table-cell table:number-matrix-columns-spanned="1" table:number-matrix-rows-spanned="1" table:formula="of:=SUM([.DF3:.DF32]=[.$HB3:.$HB32])" office:value-type="float"/>
          <table:table-cell table:number-matrix-columns-spanned="1" table:number-matrix-rows-spanned="1" table:formula="of:=SUM([.DG3:.DG32]=[.$GX3:.$GX32])" office:value-type="float"/>
          <table:table-cell table:number-matrix-columns-spanned="1" table:number-matrix-rows-spanned="1" table:formula="of:=SUM([.DH3:.DH32]=[.$GY3:.$GY32])" office:value-type="float"/>
          <table:table-cell table:number-matrix-columns-spanned="1" table:number-matrix-rows-spanned="1" table:formula="of:=SUM([.DI3:.DI32]=[.$GZ3:.$GZ32])" office:value-type="float"/>
          <table:table-cell table:number-matrix-columns-spanned="1" table:number-matrix-rows-spanned="1" table:formula="of:=SUM([.DJ3:.DJ32]=[.$HA3:.$HA32])" office:value-type="float"/>
          <table:table-cell table:number-matrix-columns-spanned="1" table:number-matrix-rows-spanned="1" table:formula="of:=SUM([.DK3:.DK32]=[.$HB3:.$HB32])" office:value-type="float"/>
          <table:table-cell table:number-matrix-columns-spanned="1" table:number-matrix-rows-spanned="1" table:formula="of:=SUM([.DL3:.DL32]=[.$GX3:.$GX32])" office:value-type="float"/>
          <table:table-cell table:number-matrix-columns-spanned="1" table:number-matrix-rows-spanned="1" table:formula="of:=SUM([.DM3:.DM32]=[.$GY3:.$GY32])" office:value-type="float"/>
          <table:table-cell table:number-matrix-columns-spanned="1" table:number-matrix-rows-spanned="1" table:formula="of:=SUM([.DN3:.DN32]=[.$GZ3:.$GZ32])" office:value-type="float"/>
          <table:table-cell table:number-matrix-columns-spanned="1" table:number-matrix-rows-spanned="1" table:formula="of:=SUM([.DO3:.DO32]=[.$HA3:.$HA32])" office:value-type="float"/>
          <table:table-cell table:number-matrix-columns-spanned="1" table:number-matrix-rows-spanned="1" table:formula="of:=SUM([.DP3:.DP32]=[.$HB3:.$HB32])" office:value-type="float"/>
          <table:table-cell table:number-matrix-columns-spanned="1" table:number-matrix-rows-spanned="1" table:formula="of:=SUM([.DQ3:.DQ32]=[.$GX3:.$GX32])" office:value-type="float"/>
          <table:table-cell table:number-matrix-columns-spanned="1" table:number-matrix-rows-spanned="1" table:formula="of:=SUM([.DR3:.DR32]=[.$GY3:.$GY32])" office:value-type="float"/>
          <table:table-cell table:number-matrix-columns-spanned="1" table:number-matrix-rows-spanned="1" table:formula="of:=SUM([.DS3:.DS32]=[.$GZ3:.$GZ32])" office:value-type="float"/>
          <table:table-cell table:number-matrix-columns-spanned="1" table:number-matrix-rows-spanned="1" table:formula="of:=SUM([.DT3:.DT32]=[.$HA3:.$HA32])" office:value-type="float"/>
          <table:table-cell table:number-matrix-columns-spanned="1" table:number-matrix-rows-spanned="1" table:formula="of:=SUM([.DU3:.DU32]=[.$HB3:.$HB32])" office:value-type="float"/>
          <table:table-cell table:number-matrix-columns-spanned="1" table:number-matrix-rows-spanned="1" table:formula="of:=SUM([.DV3:.DV32]=[.$GX3:.$GX32])" office:value-type="float"/>
          <table:table-cell table:style-name="cellBest" table:number-matrix-columns-spanned="1" table:number-matrix-rows-spanned="1" table:formula="of:=SUM([.DW3:.DW32]=[.$GY3:.$GY32])" office:value-type="float"/>
          <table:table-cell table:number-matrix-columns-spanned="1" table:number-matrix-rows-spanned="1" table:formula="of:=SUM([.DX3:.DX32]=[.$GZ3:.$GZ32])" office:value-type="float"/>
          <table:table-cell table:number-matrix-columns-spanned="1" table:number-matrix-rows-spanned="1" table:formula="of:=SUM([.DY3:.DY32]=[.$HA3:.$HA32])" office:value-type="float"/>
          <table:table-cell table:number-matrix-columns-spanned="1" table:number-matrix-rows-spanned="1" table:formula="of:=SUM([.DZ3:.DZ32]=[.$HB3:.$HB32])" office:value-type="float"/>
          <table:table-cell table:number-matrix-columns-spanned="1" table:number-matrix-rows-spanned="1" table:formula="of:=SUM([.EA3:.EA32]=[.$GX3:.$GX32])" office:value-type="float"/>
          <table:table-cell table:number-matrix-columns-spanned="1" table:number-matrix-rows-spanned="1" table:formula="of:=SUM([.EB3:.EB32]=[.$GY3:.$GY32])" office:value-type="float"/>
          <table:table-cell table:number-matrix-columns-spanned="1" table:number-matrix-rows-spanned="1" table:formula="of:=SUM([.EC3:.EC32]=[.$GZ3:.$GZ32])" office:value-type="float"/>
          <table:table-cell table:number-matrix-columns-spanned="1" table:number-matrix-rows-spanned="1" table:formula="of:=SUM([.ED3:.ED32]=[.$HA3:.$HA32])" office:value-type="float"/>
          <table:table-cell table:number-matrix-columns-spanned="1" table:number-matrix-rows-spanned="1" table:formula="of:=SUM([.EE3:.EE32]=[.$HB3:.$HB32])" office:value-type="float"/>
          <table:table-cell table:style-name="cellBest" table:number-matrix-columns-spanned="1" table:number-matrix-rows-spanned="1" table:formula="of:=SUM([.EF3:.EF32]=[.$GX3:.$GX32])" office:value-type="float"/>
          <table:table-cell table:number-matrix-columns-spanned="1" table:number-matrix-rows-spanned="1" table:formula="of:=SUM([.EG3:.EG32]=[.$GY3:.$GY32])" office:value-type="float"/>
          <table:table-cell table:number-matrix-columns-spanned="1" table:number-matrix-rows-spanned="1" table:formula="of:=SUM([.EH3:.EH32]=[.$GZ3:.$GZ32])" office:value-type="float"/>
          <table:table-cell table:style-name="cellBest" table:number-matrix-columns-spanned="1" table:number-matrix-rows-spanned="1" table:formula="of:=SUM([.EI3:.EI32]=[.$HA3:.$HA32])" office:value-type="float"/>
          <table:table-cell table:number-matrix-columns-spanned="1" table:number-matrix-rows-spanned="1" table:formula="of:=SUM([.EJ3:.EJ32]=[.$HB3:.$HB32])" office:value-type="float"/>
          <table:table-cell table:number-matrix-columns-spanned="1" table:number-matrix-rows-spanned="1" table:formula="of:=SUM([.EK3:.EK32]=[.$GX3:.$GX32])" office:value-type="float"/>
          <table:table-cell table:number-matrix-columns-spanned="1" table:number-matrix-rows-spanned="1" table:formula="of:=SUM([.EL3:.EL32]=[.$GY3:.$GY32])" office:value-type="float"/>
          <table:table-cell table:number-matrix-columns-spanned="1" table:number-matrix-rows-spanned="1" table:formula="of:=SUM([.EM3:.EM32]=[.$GZ3:.$GZ32])" office:value-type="float"/>
          <table:table-cell table:number-matrix-columns-spanned="1" table:number-matrix-rows-spanned="1" table:formula="of:=SUM([.EN3:.EN32]=[.$HA3:.$HA32])" office:value-type="float"/>
          <table:table-cell table:number-matrix-columns-spanned="1" table:number-matrix-rows-spanned="1" table:formula="of:=SUM([.EO3:.EO32]=[.$HB3:.$HB32])" office:value-type="float"/>
          <table:table-cell table:number-matrix-columns-spanned="1" table:number-matrix-rows-spanned="1" table:formula="of:=SUM([.EP3:.EP32]=[.$GX3:.$GX32])" office:value-type="float"/>
          <table:table-cell table:number-matrix-columns-spanned="1" table:number-matrix-rows-spanned="1" table:formula="of:=SUM([.EQ3:.EQ32]=[.$GY3:.$GY32])" office:value-type="float"/>
          <table:table-cell table:number-matrix-columns-spanned="1" table:number-matrix-rows-spanned="1" table:formula="of:=SUM([.ER3:.ER32]=[.$GZ3:.$GZ32])" office:value-type="float"/>
          <table:table-cell table:number-matrix-columns-spanned="1" table:number-matrix-rows-spanned="1" table:formula="of:=SUM([.ES3:.ES32]=[.$HA3:.$HA32])" office:value-type="float"/>
          <table:table-cell table:number-matrix-columns-spanned="1" table:number-matrix-rows-spanned="1" table:formula="of:=SUM([.ET3:.ET32]=[.$HB3:.$HB32])" office:value-type="float"/>
          <table:table-cell table:number-matrix-columns-spanned="1" table:number-matrix-rows-spanned="1" table:formula="of:=SUM([.EU3:.EU32]=[.$GX3:.$GX32])" office:value-type="float"/>
          <table:table-cell table:number-matrix-columns-spanned="1" table:number-matrix-rows-spanned="1" table:formula="of:=SUM([.EV3:.EV32]=[.$GY3:.$GY32])" office:value-type="float"/>
          <table:table-cell table:number-matrix-columns-spanned="1" table:number-matrix-rows-spanned="1" table:formula="of:=SUM([.EW3:.EW32]=[.$GZ3:.$GZ32])" office:value-type="float"/>
          <table:table-cell table:number-matrix-columns-spanned="1" table:number-matrix-rows-spanned="1" table:formula="of:=SUM([.EX3:.EX32]=[.$HA3:.$HA32])" office:value-type="float"/>
          <table:table-cell table:number-matrix-columns-spanned="1" table:number-matrix-rows-spanned="1" table:formula="of:=SUM([.EY3:.EY32]=[.$HB3:.$HB32])" office:value-type="float"/>
          <table:table-cell table:number-matrix-columns-spanned="1" table:number-matrix-rows-spanned="1" table:formula="of:=SUM([.EZ3:.EZ32]=[.$GX3:.$GX32])" office:value-type="float"/>
          <table:table-cell table:number-matrix-columns-spanned="1" table:number-matrix-rows-spanned="1" table:formula="of:=SUM([.FA3:.FA32]=[.$GY3:.$GY32])" office:value-type="float"/>
          <table:table-cell table:number-matrix-columns-spanned="1" table:number-matrix-rows-spanned="1" table:formula="of:=SUM([.FB3:.FB32]=[.$GZ3:.$GZ32])" office:value-type="float"/>
          <table:table-cell table:number-matrix-columns-spanned="1" table:number-matrix-rows-spanned="1" table:formula="of:=SUM([.FC3:.FC32]=[.$HA3:.$HA32])" office:value-type="float"/>
          <table:table-cell table:number-matrix-columns-spanned="1" table:number-matrix-rows-spanned="1" table:formula="of:=SUM([.FD3:.FD32]=[.$HB3:.$HB32])" office:value-type="float"/>
          <table:table-cell table:number-matrix-columns-spanned="1" table:number-matrix-rows-spanned="1" table:formula="of:=SUM([.FE3:.FE32]=[.$GX3:.$GX32])" office:value-type="float"/>
          <table:table-cell table:number-matrix-columns-spanned="1" table:number-matrix-rows-spanned="1" table:formula="of:=SUM([.FF3:.FF32]=[.$GY3:.$GY32])" office:value-type="float"/>
          <table:table-cell table:number-matrix-columns-spanned="1" table:number-matrix-rows-spanned="1" table:formula="of:=SUM([.FG3:.FG32]=[.$GZ3:.$GZ32])" office:value-type="float"/>
          <table:table-cell table:number-matrix-columns-spanned="1" table:number-matrix-rows-spanned="1" table:formula="of:=SUM([.FH3:.FH32]=[.$HA3:.$HA32])" office:value-type="float"/>
          <table:table-cell table:number-matrix-columns-spanned="1" table:number-matrix-rows-spanned="1" table:formula="of:=SUM([.FI3:.FI32]=[.$HB3:.$HB32])" office:value-type="float"/>
          <table:table-cell table:number-matrix-columns-spanned="1" table:number-matrix-rows-spanned="1" table:formula="of:=SUM([.FJ3:.FJ32]=[.$GX3:.$GX32])" office:value-type="float"/>
          <table:table-cell table:number-matrix-columns-spanned="1" table:number-matrix-rows-spanned="1" table:formula="of:=SUM([.FK3:.FK32]=[.$GY3:.$GY32])" office:value-type="float"/>
          <table:table-cell table:number-matrix-columns-spanned="1" table:number-matrix-rows-spanned="1" table:formula="of:=SUM([.FL3:.FL32]=[.$GZ3:.$GZ32])" office:value-type="float"/>
          <table:table-cell table:number-matrix-columns-spanned="1" table:number-matrix-rows-spanned="1" table:formula="of:=SUM([.FM3:.FM32]=[.$HA3:.$HA32])" office:value-type="float"/>
          <table:table-cell table:number-matrix-columns-spanned="1" table:number-matrix-rows-spanned="1" table:formula="of:=SUM([.FN3:.FN32]=[.$HB3:.$HB32])" office:value-type="float"/>
          <table:table-cell table:number-matrix-columns-spanned="1" table:number-matrix-rows-spanned="1" table:formula="of:=SUM([.FO3:.FO32]=[.$GX3:.$GX32])" office:value-type="float"/>
          <table:table-cell table:number-matrix-columns-spanned="1" table:number-matrix-rows-spanned="1" table:formula="of:=SUM([.FP3:.FP32]=[.$GY3:.$GY32])" office:value-type="float"/>
          <table:table-cell table:number-matrix-columns-spanned="1" table:number-matrix-rows-spanned="1" table:formula="of:=SUM([.FQ3:.FQ32]=[.$GZ3:.$GZ32])" office:value-type="float"/>
          <table:table-cell table:number-matrix-columns-spanned="1" table:number-matrix-rows-spanned="1" table:formula="of:=SUM([.FR3:.FR32]=[.$HA3:.$HA32])" office:value-type="float"/>
          <table:table-cell table:style-name="cellBest" table:number-matrix-columns-spanned="1" table:number-matrix-rows-spanned="1" table:formula="of:=SUM([.FS3:.FS32]=[.$HB3:.$HB32])" office:value-type="float"/>
          <table:table-cell table:number-matrix-columns-spanned="1" table:number-matrix-rows-spanned="1" table:formula="of:=SUM([.FT3:.FT32]=[.$GX3:.$GX32])" office:value-type="float"/>
          <table:table-cell table:number-matrix-columns-spanned="1" table:number-matrix-rows-spanned="1" table:formula="of:=SUM([.FU3:.FU32]=[.$GY3:.$GY32])" office:value-type="float"/>
          <table:table-cell table:number-matrix-columns-spanned="1" table:number-matrix-rows-spanned="1" table:formula="of:=SUM([.FV3:.FV32]=[.$GZ3:.$GZ32])" office:value-type="float"/>
          <table:table-cell table:number-matrix-columns-spanned="1" table:number-matrix-rows-spanned="1" table:formula="of:=SUM([.FW3:.FW32]=[.$HA3:.$HA32])" office:value-type="float"/>
          <table:table-cell table:number-matrix-columns-spanned="1" table:number-matrix-rows-spanned="1" table:formula="of:=SUM([.FX3:.FX32]=[.$HB3:.$HB32])" office:value-type="float"/>
          <table:table-cell table:number-matrix-columns-spanned="1" table:number-matrix-rows-spanned="1" table:formula="of:=SUM([.FY3:.FY32]=[.$GX3:.$GX32])" office:value-type="float"/>
          <table:table-cell table:number-matrix-columns-spanned="1" table:number-matrix-rows-spanned="1" table:formula="of:=SUM([.FZ3:.FZ32]=[.$GY3:.$GY32])" office:value-type="float"/>
          <table:table-cell table:number-matrix-columns-spanned="1" table:number-matrix-rows-spanned="1" table:formula="of:=SUM([.GA3:.GA32]=[.$GZ3:.$GZ32])" office:value-type="float"/>
          <table:table-cell table:number-matrix-columns-spanned="1" table:number-matrix-rows-spanned="1" table:formula="of:=SUM([.GB3:.GB32]=[.$HA3:.$HA32])" office:value-type="float"/>
          <table:table-cell table:number-matrix-columns-spanned="1" table:number-matrix-rows-spanned="1" table:formula="of:=SUM([.GC3:.GC32]=[.$HB3:.$HB32])" office:value-type="float"/>
          <table:table-cell table:number-matrix-columns-spanned="1" table:number-matrix-rows-spanned="1" table:formula="of:=SUM([.GD3:.GD32]=[.$GX3:.$GX32])" office:value-type="float"/>
          <table:table-cell table:style-name="cellWorst" table:number-matrix-columns-spanned="1" table:number-matrix-rows-spanned="1" table:formula="of:=SUM([.GE3:.GE32]=[.$GY3:.$GY32])" office:value-type="float"/>
          <table:table-cell table:style-name="cellBest" table:number-matrix-columns-spanned="1" table:number-matrix-rows-spanned="1" table:formula="of:=SUM([.GF3:.GF32]=[.$GZ3:.$GZ32])" office:value-type="float"/>
          <table:table-cell table:number-matrix-columns-spanned="1" table:number-matrix-rows-spanned="1" table:formula="of:=SUM([.GG3:.GG32]=[.$HA3:.$HA32])" office:value-type="float"/>
          <table:table-cell table:number-matrix-columns-spanned="1" table:number-matrix-rows-spanned="1" table:formula="of:=SUM([.GH3:.GH32]=[.$HB3:.$HB32])" office:value-type="float"/>
          <table:table-cell table:number-matrix-columns-spanned="1" table:number-matrix-rows-spanned="1" table:formula="of:=SUM([.GI3:.GI32]=[.$GX3:.$GX32])" office:value-type="float"/>
          <table:table-cell table:number-matrix-columns-spanned="1" table:number-matrix-rows-spanned="1" table:formula="of:=SUM([.GJ3:.GJ32]=[.$GY3:.$GY32])" office:value-type="float"/>
          <table:table-cell table:number-matrix-columns-spanned="1" table:number-matrix-rows-spanned="1" table:formula="of:=SUM([.GK3:.GK32]=[.$GZ3:.$GZ32])" office:value-type="float"/>
          <table:table-cell table:number-matrix-columns-spanned="1" table:number-matrix-rows-spanned="1" table:formula="of:=SUM([.GL3:.GL32]=[.$HA3:.$HA32])" office:value-type="float"/>
          <table:table-cell table:number-matrix-columns-spanned="1" table:number-matrix-rows-spanned="1" table:formula="of:=SUM([.GM3:.GM32]=[.$HB3:.$HB32])" office:value-type="float"/>
          <table:table-cell table:number-matrix-columns-spanned="1" table:number-matrix-rows-spanned="1" table:formula="of:=SUM([.GN3:.GN32]=[.$GX3:.$GX32])" office:value-type="float"/>
          <table:table-cell table:number-matrix-columns-spanned="1" table:number-matrix-rows-spanned="1" table:formula="of:=SUM([.GO3:.GO32]=[.$GY3:.$GY32])" office:value-type="float"/>
          <table:table-cell table:number-matrix-columns-spanned="1" table:number-matrix-rows-spanned="1" table:formula="of:=SUM([.GP3:.GP32]=[.$GZ3:.$GZ32])" office:value-type="float"/>
          <table:table-cell table:number-matrix-columns-spanned="1" table:number-matrix-rows-spanned="1" table:formula="of:=SUM([.GQ3:.GQ32]=[.$HA3:.$HA32])" office:value-type="float"/>
          <table:table-cell table:number-matrix-columns-spanned="1" table:number-matrix-rows-spanned="1" table:formula="of:=SUM([.GR3:.GR32]=[.$HB3:.$HB32])" office:value-type="float"/>
          <table:table-cell table:number-matrix-columns-spanned="1" table:number-matrix-rows-spanned="1" table:formula="of:=SUM([.GS3:.GS32]=[.$GX3:.$GX32])" office:value-type="float"/>
          <table:table-cell table:number-matrix-columns-spanned="1" table:number-matrix-rows-spanned="1" table:formula="of:=SUM([.GT3:.GT32]=[.$GY3:.$GY32])" office:value-type="float"/>
          <table:table-cell table:number-matrix-columns-spanned="1" table:number-matrix-rows-spanned="1" table:formula="of:=SUM([.GU3:.GU32]=[.$GZ3:.$GZ32])" office:value-type="float"/>
          <table:table-cell table:number-matrix-columns-spanned="1" table:number-matrix-rows-spanned="1" table:formula="of:=SUM([.GV3:.GV32]=[.$HA3:.$HA32])" office:value-type="float"/>
          <table:table-cell table:number-matrix-columns-spanned="1" table:number-matrix-rows-spanned="1" table:formula="of:=SUM([.GW3:.GW32]=[.$HB3:.$HB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/>
          <table:table-cell table:number-matrix-columns-spanned="1" table:number-matrix-rows-spanned="1" table:formula="of:=SUM([.C3:.C32]&lt;[.$HD3:.$HD32])" office:value-type="float"/>
          <table:table-cell table:number-matrix-columns-spanned="1" table:number-matrix-rows-spanned="1" table:formula="of:=SUM([.D3:.D32]&lt;[.$HE3:.$HE32])" office:value-type="float"/>
          <table:table-cell table:number-matrix-columns-spanned="1" table:number-matrix-rows-spanned="1" table:formula="of:=SUM([.E3:.E32]&lt;[.$HF3:.$HF32])" office:value-type="float"/>
          <table:table-cell table:number-matrix-columns-spanned="1" table:number-matrix-rows-spanned="1" table:formula="of:=SUM([.F3:.F32]&lt;[.$HC3:.$HC32])" office:value-type="float"/>
          <table:table-cell table:style-name="cellWorst" table:number-matrix-columns-spanned="1" table:number-matrix-rows-spanned="1" table:formula="of:=SUM([.G3:.G32]&lt;[.$HD3:.$HD32])" office:value-type="float"/>
          <table:table-cell table:number-matrix-columns-spanned="1" table:number-matrix-rows-spanned="1" table:formula="of:=SUM([.H3:.H32]&lt;[.$HE3:.$HE32])" office:value-type="float"/>
          <table:table-cell table:number-matrix-columns-spanned="1" table:number-matrix-rows-spanned="1" table:formula="of:=SUM([.I3:.I32]&lt;[.$HF3:.$HF32])" office:value-type="float"/>
          <table:table-cell table:style-name="cellBest" table:number-matrix-columns-spanned="1" table:number-matrix-rows-spanned="1" table:formula="of:=SUM([.J3:.J32]&lt;[.$HG3:.$HG32])" office:value-type="float"/>
          <table:table-cell table:number-matrix-columns-spanned="1" table:number-matrix-rows-spanned="1" table:formula="of:=SUM([.K3:.K32]&lt;[.$HC3:.$HC32])" office:value-type="float"/>
          <table:table-cell table:number-matrix-columns-spanned="1" table:number-matrix-rows-spanned="1" table:formula="of:=SUM([.L3:.L32]&lt;[.$HD3:.$HD32])" office:value-type="float"/>
          <table:table-cell table:number-matrix-columns-spanned="1" table:number-matrix-rows-spanned="1" table:formula="of:=SUM([.M3:.M32]&lt;[.$HE3:.$HE32])" office:value-type="float"/>
          <table:table-cell table:number-matrix-columns-spanned="1" table:number-matrix-rows-spanned="1" table:formula="of:=SUM([.N3:.N32]&lt;[.$HF3:.$HF32])" office:value-type="float"/>
          <table:table-cell table:style-name="cellBest" table:number-matrix-columns-spanned="1" table:number-matrix-rows-spanned="1" table:formula="of:=SUM([.O3:.O32]&lt;[.$HG3:.$HG32])" office:value-type="float"/>
          <table:table-cell table:number-matrix-columns-spanned="1" table:number-matrix-rows-spanned="1" table:formula="of:=SUM([.P3:.P32]&lt;[.$HC3:.$HC32])" office:value-type="float"/>
          <table:table-cell table:number-matrix-columns-spanned="1" table:number-matrix-rows-spanned="1" table:formula="of:=SUM([.Q3:.Q32]&lt;[.$HD3:.$HD32])" office:value-type="float"/>
          <table:table-cell table:number-matrix-columns-spanned="1" table:number-matrix-rows-spanned="1" table:formula="of:=SUM([.R3:.R32]&lt;[.$HE3:.$HE32])" office:value-type="float"/>
          <table:table-cell table:number-matrix-columns-spanned="1" table:number-matrix-rows-spanned="1" table:formula="of:=SUM([.S3:.S32]&lt;[.$HF3:.$HF32])" office:value-type="float"/>
          <table:table-cell table:number-matrix-columns-spanned="1" table:number-matrix-rows-spanned="1" table:formula="of:=SUM([.T3:.T32]&lt;[.$HG3:.$HG32])" office:value-type="float"/>
          <table:table-cell table:number-matrix-columns-spanned="1" table:number-matrix-rows-spanned="1" table:formula="of:=SUM([.U3:.U32]&lt;[.$HC3:.$HC32])" office:value-type="float"/>
          <table:table-cell table:number-matrix-columns-spanned="1" table:number-matrix-rows-spanned="1" table:formula="of:=SUM([.V3:.V32]&lt;[.$HD3:.$HD32])" office:value-type="float"/>
          <table:table-cell table:number-matrix-columns-spanned="1" table:number-matrix-rows-spanned="1" table:formula="of:=SUM([.W3:.W32]&lt;[.$HE3:.$HE32])" office:value-type="float"/>
          <table:table-cell table:number-matrix-columns-spanned="1" table:number-matrix-rows-spanned="1" table:formula="of:=SUM([.X3:.X32]&lt;[.$HF3:.$HF32])" office:value-type="float"/>
          <table:table-cell table:number-matrix-columns-spanned="1" table:number-matrix-rows-spanned="1" table:formula="of:=SUM([.Y3:.Y32]&lt;[.$HG3:.$HG32])" office:value-type="float"/>
          <table:table-cell table:number-matrix-columns-spanned="1" table:number-matrix-rows-spanned="1" table:formula="of:=SUM([.Z3:.Z32]&lt;[.$HC3:.$HC32])" office:value-type="float"/>
          <table:table-cell table:number-matrix-columns-spanned="1" table:number-matrix-rows-spanned="1" table:formula="of:=SUM([.AA3:.AA32]&lt;[.$HD3:.$HD32])" office:value-type="float"/>
          <table:table-cell table:number-matrix-columns-spanned="1" table:number-matrix-rows-spanned="1" table:formula="of:=SUM([.AB3:.AB32]&lt;[.$HE3:.$HE32])" office:value-type="float"/>
          <table:table-cell table:number-matrix-columns-spanned="1" table:number-matrix-rows-spanned="1" table:formula="of:=SUM([.AC3:.AC32]&lt;[.$HF3:.$HF32])" office:value-type="float"/>
          <table:table-cell table:number-matrix-columns-spanned="1" table:number-matrix-rows-spanned="1" table:formula="of:=SUM([.AD3:.AD32]&lt;[.$HG3:.$HG32])" office:value-type="float"/>
          <table:table-cell table:number-matrix-columns-spanned="1" table:number-matrix-rows-spanned="1" table:formula="of:=SUM([.AE3:.AE32]&lt;[.$HC3:.$HC32])" office:value-type="float"/>
          <table:table-cell table:style-name="cellWorst" table:number-matrix-columns-spanned="1" table:number-matrix-rows-spanned="1" table:formula="of:=SUM([.AF3:.AF32]&lt;[.$HD3:.$HD32])" office:value-type="float"/>
          <table:table-cell table:number-matrix-columns-spanned="1" table:number-matrix-rows-spanned="1" table:formula="of:=SUM([.AG3:.AG32]&lt;[.$HE3:.$HE32])" office:value-type="float"/>
          <table:table-cell table:number-matrix-columns-spanned="1" table:number-matrix-rows-spanned="1" table:formula="of:=SUM([.AH3:.AH32]&lt;[.$HF3:.$HF32])" office:value-type="float"/>
          <table:table-cell table:style-name="cellWorst" table:number-matrix-columns-spanned="1" table:number-matrix-rows-spanned="1" table:formula="of:=SUM([.AI3:.AI32]&lt;[.$HG3:.$HG32])" office:value-type="float"/>
          <table:table-cell table:number-matrix-columns-spanned="1" table:number-matrix-rows-spanned="1" table:formula="of:=SUM([.AJ3:.AJ32]&lt;[.$HC3:.$HC32])" office:value-type="float"/>
          <table:table-cell table:number-matrix-columns-spanned="1" table:number-matrix-rows-spanned="1" table:formula="of:=SUM([.AK3:.AK32]&lt;[.$HD3:.$HD32])" office:value-type="float"/>
          <table:table-cell table:number-matrix-columns-spanned="1" table:number-matrix-rows-spanned="1" table:formula="of:=SUM([.AL3:.AL32]&lt;[.$HE3:.$HE32])" office:value-type="float"/>
          <table:table-cell table:number-matrix-columns-spanned="1" table:number-matrix-rows-spanned="1" table:formula="of:=SUM([.AM3:.AM32]&lt;[.$HF3:.$HF32])" office:value-type="float"/>
          <table:table-cell table:number-matrix-columns-spanned="1" table:number-matrix-rows-spanned="1" table:formula="of:=SUM([.AN3:.AN32]&lt;[.$HG3:.$HG32])" office:value-type="float"/>
          <table:table-cell table:number-matrix-columns-spanned="1" table:number-matrix-rows-spanned="1" table:formula="of:=SUM([.AO3:.AO32]&lt;[.$HC3:.$HC32])" office:value-type="float"/>
          <table:table-cell table:style-name="cellWorst" table:number-matrix-columns-spanned="1" table:number-matrix-rows-spanned="1" table:formula="of:=SUM([.AP3:.AP32]&lt;[.$HD3:.$HD32])" office:value-type="float"/>
          <table:table-cell table:number-matrix-columns-spanned="1" table:number-matrix-rows-spanned="1" table:formula="of:=SUM([.AQ3:.AQ32]&lt;[.$HE3:.$HE32])" office:value-type="float"/>
          <table:table-cell table:number-matrix-columns-spanned="1" table:number-matrix-rows-spanned="1" table:formula="of:=SUM([.AR3:.AR32]&lt;[.$HF3:.$HF32])" office:value-type="float"/>
          <table:table-cell table:number-matrix-columns-spanned="1" table:number-matrix-rows-spanned="1" table:formula="of:=SUM([.AS3:.AS32]&lt;[.$HG3:.$HG32])" office:value-type="float"/>
          <table:table-cell table:number-matrix-columns-spanned="1" table:number-matrix-rows-spanned="1" table:formula="of:=SUM([.AT3:.AT32]&lt;[.$HC3:.$HC32])" office:value-type="float"/>
          <table:table-cell table:number-matrix-columns-spanned="1" table:number-matrix-rows-spanned="1" table:formula="of:=SUM([.AU3:.AU32]&lt;[.$HD3:.$HD32])" office:value-type="float"/>
          <table:table-cell table:style-name="cellWorst" table:number-matrix-columns-spanned="1" table:number-matrix-rows-spanned="1" table:formula="of:=SUM([.AV3:.AV32]&lt;[.$HE3:.$HE32])" office:value-type="float"/>
          <table:table-cell table:number-matrix-columns-spanned="1" table:number-matrix-rows-spanned="1" table:formula="of:=SUM([.AW3:.AW32]&lt;[.$HF3:.$HF32])" office:value-type="float"/>
          <table:table-cell table:number-matrix-columns-spanned="1" table:number-matrix-rows-spanned="1" table:formula="of:=SUM([.AX3:.AX32]&lt;[.$HG3:.$HG32])" office:value-type="float"/>
          <table:table-cell table:number-matrix-columns-spanned="1" table:number-matrix-rows-spanned="1" table:formula="of:=SUM([.AY3:.AY32]&lt;[.$HC3:.$HC32])" office:value-type="float"/>
          <table:table-cell table:number-matrix-columns-spanned="1" table:number-matrix-rows-spanned="1" table:formula="of:=SUM([.AZ3:.AZ32]&lt;[.$HD3:.$HD32])" office:value-type="float"/>
          <table:table-cell table:number-matrix-columns-spanned="1" table:number-matrix-rows-spanned="1" table:formula="of:=SUM([.BA3:.BA32]&lt;[.$HE3:.$HE32])" office:value-type="float"/>
          <table:table-cell table:number-matrix-columns-spanned="1" table:number-matrix-rows-spanned="1" table:formula="of:=SUM([.BB3:.BB32]&lt;[.$HF3:.$HF32])" office:value-type="float"/>
          <table:table-cell table:number-matrix-columns-spanned="1" table:number-matrix-rows-spanned="1" table:formula="of:=SUM([.BC3:.BC32]&lt;[.$HG3:.$HG32])" office:value-type="float"/>
          <table:table-cell table:number-matrix-columns-spanned="1" table:number-matrix-rows-spanned="1" table:formula="of:=SUM([.BD3:.BD32]&lt;[.$HC3:.$HC32])" office:value-type="float"/>
          <table:table-cell table:number-matrix-columns-spanned="1" table:number-matrix-rows-spanned="1" table:formula="of:=SUM([.BE3:.BE32]&lt;[.$HD3:.$HD32])" office:value-type="float"/>
          <table:table-cell table:number-matrix-columns-spanned="1" table:number-matrix-rows-spanned="1" table:formula="of:=SUM([.BF3:.BF32]&lt;[.$HE3:.$HE32])" office:value-type="float"/>
          <table:table-cell table:number-matrix-columns-spanned="1" table:number-matrix-rows-spanned="1" table:formula="of:=SUM([.BG3:.BG32]&lt;[.$HF3:.$HF32])" office:value-type="float"/>
          <table:table-cell table:number-matrix-columns-spanned="1" table:number-matrix-rows-spanned="1" table:formula="of:=SUM([.BH3:.BH32]&lt;[.$HG3:.$HG32])" office:value-type="float"/>
          <table:table-cell table:number-matrix-columns-spanned="1" table:number-matrix-rows-spanned="1" table:formula="of:=SUM([.BI3:.BI32]&lt;[.$HC3:.$HC32])" office:value-type="float"/>
          <table:table-cell table:style-name="cellWorst" table:number-matrix-columns-spanned="1" table:number-matrix-rows-spanned="1" table:formula="of:=SUM([.BJ3:.BJ32]&lt;[.$HD3:.$HD32])" office:value-type="float"/>
          <table:table-cell table:number-matrix-columns-spanned="1" table:number-matrix-rows-spanned="1" table:formula="of:=SUM([.BK3:.BK32]&lt;[.$HE3:.$HE32])" office:value-type="float"/>
          <table:table-cell table:number-matrix-columns-spanned="1" table:number-matrix-rows-spanned="1" table:formula="of:=SUM([.BL3:.BL32]&lt;[.$HF3:.$HF32])" office:value-type="float"/>
          <table:table-cell table:number-matrix-columns-spanned="1" table:number-matrix-rows-spanned="1" table:formula="of:=SUM([.BM3:.BM32]&lt;[.$HG3:.$HG32])" office:value-type="float"/>
          <table:table-cell table:number-matrix-columns-spanned="1" table:number-matrix-rows-spanned="1" table:formula="of:=SUM([.BN3:.BN32]&lt;[.$HC3:.$HC32])" office:value-type="float"/>
          <table:table-cell table:number-matrix-columns-spanned="1" table:number-matrix-rows-spanned="1" table:formula="of:=SUM([.BO3:.BO32]&lt;[.$HD3:.$HD32])" office:value-type="float"/>
          <table:table-cell table:number-matrix-columns-spanned="1" table:number-matrix-rows-spanned="1" table:formula="of:=SUM([.BP3:.BP32]&lt;[.$HE3:.$HE32])" office:value-type="float"/>
          <table:table-cell table:number-matrix-columns-spanned="1" table:number-matrix-rows-spanned="1" table:formula="of:=SUM([.BQ3:.BQ32]&lt;[.$HF3:.$HF32])" office:value-type="float"/>
          <table:table-cell table:number-matrix-columns-spanned="1" table:number-matrix-rows-spanned="1" table:formula="of:=SUM([.BR3:.BR32]&lt;[.$HG3:.$HG32])" office:value-type="float"/>
          <table:table-cell table:number-matrix-columns-spanned="1" table:number-matrix-rows-spanned="1" table:formula="of:=SUM([.BS3:.BS32]&lt;[.$HC3:.$HC32])" office:value-type="float"/>
          <table:table-cell table:style-name="cellWorst" table:number-matrix-columns-spanned="1" table:number-matrix-rows-spanned="1" table:formula="of:=SUM([.BT3:.BT32]&lt;[.$HD3:.$HD32])" office:value-type="float"/>
          <table:table-cell table:number-matrix-columns-spanned="1" table:number-matrix-rows-spanned="1" table:formula="of:=SUM([.BU3:.BU32]&lt;[.$HE3:.$HE32])" office:value-type="float"/>
          <table:table-cell table:number-matrix-columns-spanned="1" table:number-matrix-rows-spanned="1" table:formula="of:=SUM([.BV3:.BV32]&lt;[.$HF3:.$HF32])" office:value-type="float"/>
          <table:table-cell table:number-matrix-columns-spanned="1" table:number-matrix-rows-spanned="1" table:formula="of:=SUM([.BW3:.BW32]&lt;[.$HG3:.$HG32])" office:value-type="float"/>
          <table:table-cell table:number-matrix-columns-spanned="1" table:number-matrix-rows-spanned="1" table:formula="of:=SUM([.BX3:.BX32]&lt;[.$HC3:.$HC32])" office:value-type="float"/>
          <table:table-cell table:number-matrix-columns-spanned="1" table:number-matrix-rows-spanned="1" table:formula="of:=SUM([.BY3:.BY32]&lt;[.$HD3:.$HD32])" office:value-type="float"/>
          <table:table-cell table:number-matrix-columns-spanned="1" table:number-matrix-rows-spanned="1" table:formula="of:=SUM([.BZ3:.BZ32]&lt;[.$HE3:.$HE32])" office:value-type="float"/>
          <table:table-cell table:style-name="cellBest" table:number-matrix-columns-spanned="1" table:number-matrix-rows-spanned="1" table:formula="of:=SUM([.CA3:.CA32]&lt;[.$HF3:.$HF32])" office:value-type="float"/>
          <table:table-cell table:style-name="cellBest" table:number-matrix-columns-spanned="1" table:number-matrix-rows-spanned="1" table:formula="of:=SUM([.CB3:.CB32]&lt;[.$HG3:.$HG32])" office:value-type="float"/>
          <table:table-cell table:number-matrix-columns-spanned="1" table:number-matrix-rows-spanned="1" table:formula="of:=SUM([.CC3:.CC32]&lt;[.$HC3:.$HC32])" office:value-type="float"/>
          <table:table-cell table:number-matrix-columns-spanned="1" table:number-matrix-rows-spanned="1" table:formula="of:=SUM([.CD3:.CD32]&lt;[.$HD3:.$HD32])" office:value-type="float"/>
          <table:table-cell table:number-matrix-columns-spanned="1" table:number-matrix-rows-spanned="1" table:formula="of:=SUM([.CE3:.CE32]&lt;[.$HE3:.$HE32])" office:value-type="float"/>
          <table:table-cell table:number-matrix-columns-spanned="1" table:number-matrix-rows-spanned="1" table:formula="of:=SUM([.CF3:.CF32]&lt;[.$HF3:.$HF32])" office:value-type="float"/>
          <table:table-cell table:number-matrix-columns-spanned="1" table:number-matrix-rows-spanned="1" table:formula="of:=SUM([.CG3:.CG32]&lt;[.$HG3:.$HG32])" office:value-type="float"/>
          <table:table-cell table:number-matrix-columns-spanned="1" table:number-matrix-rows-spanned="1" table:formula="of:=SUM([.CH3:.CH32]&lt;[.$HC3:.$HC32])" office:value-type="float"/>
          <table:table-cell table:number-matrix-columns-spanned="1" table:number-matrix-rows-spanned="1" table:formula="of:=SUM([.CI3:.CI32]&lt;[.$HD3:.$HD32])" office:value-type="float"/>
          <table:table-cell table:number-matrix-columns-spanned="1" table:number-matrix-rows-spanned="1" table:formula="of:=SUM([.CJ3:.CJ32]&lt;[.$HE3:.$HE32])" office:value-type="float"/>
          <table:table-cell table:number-matrix-columns-spanned="1" table:number-matrix-rows-spanned="1" table:formula="of:=SUM([.CK3:.CK32]&lt;[.$HF3:.$HF32])" office:value-type="float"/>
          <table:table-cell table:number-matrix-columns-spanned="1" table:number-matrix-rows-spanned="1" table:formula="of:=SUM([.CL3:.CL32]&lt;[.$HG3:.$HG32])" office:value-type="float"/>
          <table:table-cell table:style-name="cellWorst" table:number-matrix-columns-spanned="1" table:number-matrix-rows-spanned="1" table:formula="of:=SUM([.CM3:.CM32]&lt;[.$HC3:.$HC32])" office:value-type="float"/>
          <table:table-cell table:style-name="cellWorst" table:number-matrix-columns-spanned="1" table:number-matrix-rows-spanned="1" table:formula="of:=SUM([.CN3:.CN32]&lt;[.$HD3:.$HD32])" office:value-type="float"/>
          <table:table-cell table:number-matrix-columns-spanned="1" table:number-matrix-rows-spanned="1" table:formula="of:=SUM([.CO3:.CO32]&lt;[.$HE3:.$HE32])" office:value-type="float"/>
          <table:table-cell table:number-matrix-columns-spanned="1" table:number-matrix-rows-spanned="1" table:formula="of:=SUM([.CP3:.CP32]&lt;[.$HF3:.$HF32])" office:value-type="float"/>
          <table:table-cell table:style-name="cellWorst" table:number-matrix-columns-spanned="1" table:number-matrix-rows-spanned="1" table:formula="of:=SUM([.CQ3:.CQ32]&lt;[.$HG3:.$HG32])" office:value-type="float"/>
          <table:table-cell table:number-matrix-columns-spanned="1" table:number-matrix-rows-spanned="1" table:formula="of:=SUM([.CR3:.CR32]&lt;[.$HC3:.$HC32])" office:value-type="float"/>
          <table:table-cell table:style-name="cellWorst" table:number-matrix-columns-spanned="1" table:number-matrix-rows-spanned="1" table:formula="of:=SUM([.CS3:.CS32]&lt;[.$HD3:.$HD32])" office:value-type="float"/>
          <table:table-cell table:number-matrix-columns-spanned="1" table:number-matrix-rows-spanned="1" table:formula="of:=SUM([.CT3:.CT32]&lt;[.$HE3:.$HE32])" office:value-type="float"/>
          <table:table-cell table:number-matrix-columns-spanned="1" table:number-matrix-rows-spanned="1" table:formula="of:=SUM([.CU3:.CU32]&lt;[.$HF3:.$HF32])" office:value-type="float"/>
          <table:table-cell table:number-matrix-columns-spanned="1" table:number-matrix-rows-spanned="1" table:formula="of:=SUM([.CV3:.CV32]&lt;[.$HG3:.$HG32])" office:value-type="float"/>
          <table:table-cell table:number-matrix-columns-spanned="1" table:number-matrix-rows-spanned="1" table:formula="of:=SUM([.CW3:.CW32]&lt;[.$HC3:.$HC32])" office:value-type="float"/>
          <table:table-cell table:number-matrix-columns-spanned="1" table:number-matrix-rows-spanned="1" table:formula="of:=SUM([.CX3:.CX32]&lt;[.$HD3:.$HD32])" office:value-type="float"/>
          <table:table-cell table:number-matrix-columns-spanned="1" table:number-matrix-rows-spanned="1" table:formula="of:=SUM([.CY3:.CY32]&lt;[.$HE3:.$HE32])" office:value-type="float"/>
          <table:table-cell table:number-matrix-columns-spanned="1" table:number-matrix-rows-spanned="1" table:formula="of:=SUM([.CZ3:.CZ32]&lt;[.$HF3:.$HF32])" office:value-type="float"/>
          <table:table-cell table:number-matrix-columns-spanned="1" table:number-matrix-rows-spanned="1" table:formula="of:=SUM([.DA3:.DA32]&lt;[.$HG3:.$HG32])" office:value-type="float"/>
          <table:table-cell table:style-name="cellWorst" table:number-matrix-columns-spanned="1" table:number-matrix-rows-spanned="1" table:formula="of:=SUM([.DB3:.DB32]&lt;[.$HC3:.$HC32])" office:value-type="float"/>
          <table:table-cell table:style-name="cellWorst" table:number-matrix-columns-spanned="1" table:number-matrix-rows-spanned="1" table:formula="of:=SUM([.DC3:.DC32]&lt;[.$HD3:.$HD32])" office:value-type="float"/>
          <table:table-cell table:number-matrix-columns-spanned="1" table:number-matrix-rows-spanned="1" table:formula="of:=SUM([.DD3:.DD32]&lt;[.$HE3:.$HE32])" office:value-type="float"/>
          <table:table-cell table:number-matrix-columns-spanned="1" table:number-matrix-rows-spanned="1" table:formula="of:=SUM([.DE3:.DE32]&lt;[.$HF3:.$HF32])" office:value-type="float"/>
          <table:table-cell table:style-name="cellWorst" table:number-matrix-columns-spanned="1" table:number-matrix-rows-spanned="1" table:formula="of:=SUM([.DF3:.DF32]&lt;[.$HG3:.$HG32])" office:value-type="float"/>
          <table:table-cell table:number-matrix-columns-spanned="1" table:number-matrix-rows-spanned="1" table:formula="of:=SUM([.DG3:.DG32]&lt;[.$HC3:.$HC32])" office:value-type="float"/>
          <table:table-cell table:number-matrix-columns-spanned="1" table:number-matrix-rows-spanned="1" table:formula="of:=SUM([.DH3:.DH32]&lt;[.$HD3:.$HD32])" office:value-type="float"/>
          <table:table-cell table:number-matrix-columns-spanned="1" table:number-matrix-rows-spanned="1" table:formula="of:=SUM([.DI3:.DI32]&lt;[.$HE3:.$HE32])" office:value-type="float"/>
          <table:table-cell table:number-matrix-columns-spanned="1" table:number-matrix-rows-spanned="1" table:formula="of:=SUM([.DJ3:.DJ32]&lt;[.$HF3:.$HF32])" office:value-type="float"/>
          <table:table-cell table:number-matrix-columns-spanned="1" table:number-matrix-rows-spanned="1" table:formula="of:=SUM([.DK3:.DK32]&lt;[.$HG3:.$HG32])" office:value-type="float"/>
          <table:table-cell table:number-matrix-columns-spanned="1" table:number-matrix-rows-spanned="1" table:formula="of:=SUM([.DL3:.DL32]&lt;[.$HC3:.$HC32])" office:value-type="float"/>
          <table:table-cell table:style-name="cellWorst" table:number-matrix-columns-spanned="1" table:number-matrix-rows-spanned="1" table:formula="of:=SUM([.DM3:.DM32]&lt;[.$HD3:.$HD32])" office:value-type="float"/>
          <table:table-cell table:number-matrix-columns-spanned="1" table:number-matrix-rows-spanned="1" table:formula="of:=SUM([.DN3:.DN32]&lt;[.$HE3:.$HE32])" office:value-type="float"/>
          <table:table-cell table:number-matrix-columns-spanned="1" table:number-matrix-rows-spanned="1" table:formula="of:=SUM([.DO3:.DO32]&lt;[.$HF3:.$HF32])" office:value-type="float"/>
          <table:table-cell table:number-matrix-columns-spanned="1" table:number-matrix-rows-spanned="1" table:formula="of:=SUM([.DP3:.DP32]&lt;[.$HG3:.$HG32])" office:value-type="float"/>
          <table:table-cell table:number-matrix-columns-spanned="1" table:number-matrix-rows-spanned="1" table:formula="of:=SUM([.DQ3:.DQ32]&lt;[.$HC3:.$HC32])" office:value-type="float"/>
          <table:table-cell table:number-matrix-columns-spanned="1" table:number-matrix-rows-spanned="1" table:formula="of:=SUM([.DR3:.DR32]&lt;[.$HD3:.$HD32])" office:value-type="float"/>
          <table:table-cell table:number-matrix-columns-spanned="1" table:number-matrix-rows-spanned="1" table:formula="of:=SUM([.DS3:.DS32]&lt;[.$HE3:.$HE32])" office:value-type="float"/>
          <table:table-cell table:number-matrix-columns-spanned="1" table:number-matrix-rows-spanned="1" table:formula="of:=SUM([.DT3:.DT32]&lt;[.$HF3:.$HF32])" office:value-type="float"/>
          <table:table-cell table:number-matrix-columns-spanned="1" table:number-matrix-rows-spanned="1" table:formula="of:=SUM([.DU3:.DU32]&lt;[.$HG3:.$HG32])" office:value-type="float"/>
          <table:table-cell table:style-name="cellBest" table:number-matrix-columns-spanned="1" table:number-matrix-rows-spanned="1" table:formula="of:=SUM([.DV3:.DV32]&lt;[.$HC3:.$HC32])" office:value-type="float"/>
          <table:table-cell table:style-name="cellBest" table:number-matrix-columns-spanned="1" table:number-matrix-rows-spanned="1" table:formula="of:=SUM([.DW3:.DW32]&lt;[.$HD3:.$HD32])" office:value-type="float"/>
          <table:table-cell table:number-matrix-columns-spanned="1" table:number-matrix-rows-spanned="1" table:formula="of:=SUM([.DX3:.DX32]&lt;[.$HE3:.$HE32])" office:value-type="float"/>
          <table:table-cell table:style-name="cellBest" table:number-matrix-columns-spanned="1" table:number-matrix-rows-spanned="1" table:formula="of:=SUM([.DY3:.DY32]&lt;[.$HF3:.$HF32])" office:value-type="float"/>
          <table:table-cell table:number-matrix-columns-spanned="1" table:number-matrix-rows-spanned="1" table:formula="of:=SUM([.DZ3:.DZ32]&lt;[.$HG3:.$HG32])" office:value-type="float"/>
          <table:table-cell table:number-matrix-columns-spanned="1" table:number-matrix-rows-spanned="1" table:formula="of:=SUM([.EA3:.EA32]&lt;[.$HC3:.$HC32])" office:value-type="float"/>
          <table:table-cell table:number-matrix-columns-spanned="1" table:number-matrix-rows-spanned="1" table:formula="of:=SUM([.EB3:.EB32]&lt;[.$HD3:.$HD32])" office:value-type="float"/>
          <table:table-cell table:style-name="cellBest" table:number-matrix-columns-spanned="1" table:number-matrix-rows-spanned="1" table:formula="of:=SUM([.EC3:.EC32]&lt;[.$HE3:.$HE32])" office:value-type="float"/>
          <table:table-cell table:number-matrix-columns-spanned="1" table:number-matrix-rows-spanned="1" table:formula="of:=SUM([.ED3:.ED32]&lt;[.$HF3:.$HF32])" office:value-type="float"/>
          <table:table-cell table:number-matrix-columns-spanned="1" table:number-matrix-rows-spanned="1" table:formula="of:=SUM([.EE3:.EE32]&lt;[.$HG3:.$HG32])" office:value-type="float"/>
          <table:table-cell table:style-name="cellBest" table:number-matrix-columns-spanned="1" table:number-matrix-rows-spanned="1" table:formula="of:=SUM([.EF3:.EF32]&lt;[.$HC3:.$HC32])" office:value-type="float"/>
          <table:table-cell table:number-matrix-columns-spanned="1" table:number-matrix-rows-spanned="1" table:formula="of:=SUM([.EG3:.EG32]&lt;[.$HD3:.$HD32])" office:value-type="float"/>
          <table:table-cell table:number-matrix-columns-spanned="1" table:number-matrix-rows-spanned="1" table:formula="of:=SUM([.EH3:.EH32]&lt;[.$HE3:.$HE32])" office:value-type="float"/>
          <table:table-cell table:number-matrix-columns-spanned="1" table:number-matrix-rows-spanned="1" table:formula="of:=SUM([.EI3:.EI32]&lt;[.$HF3:.$HF32])" office:value-type="float"/>
          <table:table-cell table:number-matrix-columns-spanned="1" table:number-matrix-rows-spanned="1" table:formula="of:=SUM([.EJ3:.EJ32]&lt;[.$HG3:.$HG32])" office:value-type="float"/>
          <table:table-cell table:number-matrix-columns-spanned="1" table:number-matrix-rows-spanned="1" table:formula="of:=SUM([.EK3:.EK32]&lt;[.$HC3:.$HC32])" office:value-type="float"/>
          <table:table-cell table:number-matrix-columns-spanned="1" table:number-matrix-rows-spanned="1" table:formula="of:=SUM([.EL3:.EL32]&lt;[.$HD3:.$HD32])" office:value-type="float"/>
          <table:table-cell table:number-matrix-columns-spanned="1" table:number-matrix-rows-spanned="1" table:formula="of:=SUM([.EM3:.EM32]&lt;[.$HE3:.$HE32])" office:value-type="float"/>
          <table:table-cell table:number-matrix-columns-spanned="1" table:number-matrix-rows-spanned="1" table:formula="of:=SUM([.EN3:.EN32]&lt;[.$HF3:.$HF32])" office:value-type="float"/>
          <table:table-cell table:number-matrix-columns-spanned="1" table:number-matrix-rows-spanned="1" table:formula="of:=SUM([.EO3:.EO32]&lt;[.$HG3:.$HG32])" office:value-type="float"/>
          <table:table-cell table:number-matrix-columns-spanned="1" table:number-matrix-rows-spanned="1" table:formula="of:=SUM([.EP3:.EP32]&lt;[.$HC3:.$HC32])" office:value-type="float"/>
          <table:table-cell table:style-name="cellWorst" table:number-matrix-columns-spanned="1" table:number-matrix-rows-spanned="1" table:formula="of:=SUM([.EQ3:.EQ32]&lt;[.$HD3:.$HD32])" office:value-type="float"/>
          <table:table-cell table:number-matrix-columns-spanned="1" table:number-matrix-rows-spanned="1" table:formula="of:=SUM([.ER3:.ER32]&lt;[.$HE3:.$HE32])" office:value-type="float"/>
          <table:table-cell table:number-matrix-columns-spanned="1" table:number-matrix-rows-spanned="1" table:formula="of:=SUM([.ES3:.ES32]&lt;[.$HF3:.$HF32])" office:value-type="float"/>
          <table:table-cell table:number-matrix-columns-spanned="1" table:number-matrix-rows-spanned="1" table:formula="of:=SUM([.ET3:.ET32]&lt;[.$HG3:.$HG32])" office:value-type="float"/>
          <table:table-cell table:number-matrix-columns-spanned="1" table:number-matrix-rows-spanned="1" table:formula="of:=SUM([.EU3:.EU32]&lt;[.$HC3:.$HC32])" office:value-type="float"/>
          <table:table-cell table:number-matrix-columns-spanned="1" table:number-matrix-rows-spanned="1" table:formula="of:=SUM([.EV3:.EV32]&lt;[.$HD3:.$HD32])" office:value-type="float"/>
          <table:table-cell table:number-matrix-columns-spanned="1" table:number-matrix-rows-spanned="1" table:formula="of:=SUM([.EW3:.EW32]&lt;[.$HE3:.$HE32])" office:value-type="float"/>
          <table:table-cell table:number-matrix-columns-spanned="1" table:number-matrix-rows-spanned="1" table:formula="of:=SUM([.EX3:.EX32]&lt;[.$HF3:.$HF32])" office:value-type="float"/>
          <table:table-cell table:number-matrix-columns-spanned="1" table:number-matrix-rows-spanned="1" table:formula="of:=SUM([.EY3:.EY32]&lt;[.$HG3:.$HG32])" office:value-type="float"/>
          <table:table-cell table:number-matrix-columns-spanned="1" table:number-matrix-rows-spanned="1" table:formula="of:=SUM([.EZ3:.EZ32]&lt;[.$HC3:.$HC32])" office:value-type="float"/>
          <table:table-cell table:number-matrix-columns-spanned="1" table:number-matrix-rows-spanned="1" table:formula="of:=SUM([.FA3:.FA32]&lt;[.$HD3:.$HD32])" office:value-type="float"/>
          <table:table-cell table:number-matrix-columns-spanned="1" table:number-matrix-rows-spanned="1" table:formula="of:=SUM([.FB3:.FB32]&lt;[.$HE3:.$HE32])" office:value-type="float"/>
          <table:table-cell table:number-matrix-columns-spanned="1" table:number-matrix-rows-spanned="1" table:formula="of:=SUM([.FC3:.FC32]&lt;[.$HF3:.$HF32])" office:value-type="float"/>
          <table:table-cell table:number-matrix-columns-spanned="1" table:number-matrix-rows-spanned="1" table:formula="of:=SUM([.FD3:.FD32]&lt;[.$HG3:.$HG32])" office:value-type="float"/>
          <table:table-cell table:number-matrix-columns-spanned="1" table:number-matrix-rows-spanned="1" table:formula="of:=SUM([.FE3:.FE32]&lt;[.$HC3:.$HC32])" office:value-type="float"/>
          <table:table-cell table:number-matrix-columns-spanned="1" table:number-matrix-rows-spanned="1" table:formula="of:=SUM([.FF3:.FF32]&lt;[.$HD3:.$HD32])" office:value-type="float"/>
          <table:table-cell table:number-matrix-columns-spanned="1" table:number-matrix-rows-spanned="1" table:formula="of:=SUM([.FG3:.FG32]&lt;[.$HE3:.$HE32])" office:value-type="float"/>
          <table:table-cell table:number-matrix-columns-spanned="1" table:number-matrix-rows-spanned="1" table:formula="of:=SUM([.FH3:.FH32]&lt;[.$HF3:.$HF32])" office:value-type="float"/>
          <table:table-cell table:number-matrix-columns-spanned="1" table:number-matrix-rows-spanned="1" table:formula="of:=SUM([.FI3:.FI32]&lt;[.$HG3:.$HG32])" office:value-type="float"/>
          <table:table-cell table:number-matrix-columns-spanned="1" table:number-matrix-rows-spanned="1" table:formula="of:=SUM([.FJ3:.FJ32]&lt;[.$HC3:.$HC32])" office:value-type="float"/>
          <table:table-cell table:number-matrix-columns-spanned="1" table:number-matrix-rows-spanned="1" table:formula="of:=SUM([.FK3:.FK32]&lt;[.$HD3:.$HD32])" office:value-type="float"/>
          <table:table-cell table:number-matrix-columns-spanned="1" table:number-matrix-rows-spanned="1" table:formula="of:=SUM([.FL3:.FL32]&lt;[.$HE3:.$HE32])" office:value-type="float"/>
          <table:table-cell table:number-matrix-columns-spanned="1" table:number-matrix-rows-spanned="1" table:formula="of:=SUM([.FM3:.FM32]&lt;[.$HF3:.$HF32])" office:value-type="float"/>
          <table:table-cell table:number-matrix-columns-spanned="1" table:number-matrix-rows-spanned="1" table:formula="of:=SUM([.FN3:.FN32]&lt;[.$HG3:.$HG32])" office:value-type="float"/>
          <table:table-cell table:number-matrix-columns-spanned="1" table:number-matrix-rows-spanned="1" table:formula="of:=SUM([.FO3:.FO32]&lt;[.$HC3:.$HC32])" office:value-type="float"/>
          <table:table-cell table:style-name="cellWorst" table:number-matrix-columns-spanned="1" table:number-matrix-rows-spanned="1" table:formula="of:=SUM([.FP3:.FP32]&lt;[.$HD3:.$HD32])" office:value-type="float"/>
          <table:table-cell table:number-matrix-columns-spanned="1" table:number-matrix-rows-spanned="1" table:formula="of:=SUM([.FQ3:.FQ32]&lt;[.$HE3:.$HE32])" office:value-type="float"/>
          <table:table-cell table:number-matrix-columns-spanned="1" table:number-matrix-rows-spanned="1" table:formula="of:=SUM([.FR3:.FR32]&lt;[.$HF3:.$HF32])" office:value-type="float"/>
          <table:table-cell table:style-name="cellBest" table:number-matrix-columns-spanned="1" table:number-matrix-rows-spanned="1" table:formula="of:=SUM([.FS3:.FS32]&lt;[.$HG3:.$HG32])" office:value-type="float"/>
          <table:table-cell table:number-matrix-columns-spanned="1" table:number-matrix-rows-spanned="1" table:formula="of:=SUM([.FT3:.FT32]&lt;[.$HC3:.$HC32])" office:value-type="float"/>
          <table:table-cell table:number-matrix-columns-spanned="1" table:number-matrix-rows-spanned="1" table:formula="of:=SUM([.FU3:.FU32]&lt;[.$HD3:.$HD32])" office:value-type="float"/>
          <table:table-cell table:number-matrix-columns-spanned="1" table:number-matrix-rows-spanned="1" table:formula="of:=SUM([.FV3:.FV32]&lt;[.$HE3:.$HE32])" office:value-type="float"/>
          <table:table-cell table:number-matrix-columns-spanned="1" table:number-matrix-rows-spanned="1" table:formula="of:=SUM([.FW3:.FW32]&lt;[.$HF3:.$HF32])" office:value-type="float"/>
          <table:table-cell table:number-matrix-columns-spanned="1" table:number-matrix-rows-spanned="1" table:formula="of:=SUM([.FX3:.FX32]&lt;[.$HG3:.$HG32])" office:value-type="float"/>
          <table:table-cell table:number-matrix-columns-spanned="1" table:number-matrix-rows-spanned="1" table:formula="of:=SUM([.FY3:.FY32]&lt;[.$HC3:.$HC32])" office:value-type="float"/>
          <table:table-cell table:number-matrix-columns-spanned="1" table:number-matrix-rows-spanned="1" table:formula="of:=SUM([.FZ3:.FZ32]&lt;[.$HD3:.$HD32])" office:value-type="float"/>
          <table:table-cell table:number-matrix-columns-spanned="1" table:number-matrix-rows-spanned="1" table:formula="of:=SUM([.GA3:.GA32]&lt;[.$HE3:.$HE32])" office:value-type="float"/>
          <table:table-cell table:number-matrix-columns-spanned="1" table:number-matrix-rows-spanned="1" table:formula="of:=SUM([.GB3:.GB32]&lt;[.$HF3:.$HF32])" office:value-type="float"/>
          <table:table-cell table:number-matrix-columns-spanned="1" table:number-matrix-rows-spanned="1" table:formula="of:=SUM([.GC3:.GC32]&lt;[.$HG3:.$HG32])" office:value-type="float"/>
          <table:table-cell table:style-name="cellWorst" table:number-matrix-columns-spanned="1" table:number-matrix-rows-spanned="1" table:formula="of:=SUM([.GD3:.GD32]&lt;[.$HC3:.$HC32])" office:value-type="float"/>
          <table:table-cell table:style-name="cellWorst" table:number-matrix-columns-spanned="1" table:number-matrix-rows-spanned="1" table:formula="of:=SUM([.GE3:.GE32]&lt;[.$HD3:.$HD32])" office:value-type="float"/>
          <table:table-cell table:number-matrix-columns-spanned="1" table:number-matrix-rows-spanned="1" table:formula="of:=SUM([.GF3:.GF32]&lt;[.$HE3:.$HE32])" office:value-type="float"/>
          <table:table-cell table:style-name="cellWorst" table:number-matrix-columns-spanned="1" table:number-matrix-rows-spanned="1" table:formula="of:=SUM([.GG3:.GG32]&lt;[.$HF3:.$HF32])" office:value-type="float"/>
          <table:table-cell table:style-name="cellWorst" table:number-matrix-columns-spanned="1" table:number-matrix-rows-spanned="1" table:formula="of:=SUM([.GH3:.GH32]&lt;[.$HG3:.$HG32])" office:value-type="float"/>
          <table:table-cell table:number-matrix-columns-spanned="1" table:number-matrix-rows-spanned="1" table:formula="of:=SUM([.GI3:.GI32]&lt;[.$HC3:.$HC32])" office:value-type="float"/>
          <table:table-cell table:number-matrix-columns-spanned="1" table:number-matrix-rows-spanned="1" table:formula="of:=SUM([.GJ3:.GJ32]&lt;[.$HD3:.$HD32])" office:value-type="float"/>
          <table:table-cell table:number-matrix-columns-spanned="1" table:number-matrix-rows-spanned="1" table:formula="of:=SUM([.GK3:.GK32]&lt;[.$HE3:.$HE32])" office:value-type="float"/>
          <table:table-cell table:number-matrix-columns-spanned="1" table:number-matrix-rows-spanned="1" table:formula="of:=SUM([.GL3:.GL32]&lt;[.$HF3:.$HF32])" office:value-type="float"/>
          <table:table-cell table:number-matrix-columns-spanned="1" table:number-matrix-rows-spanned="1" table:formula="of:=SUM([.GM3:.GM32]&lt;[.$HG3:.$HG32])" office:value-type="float"/>
          <table:table-cell table:number-matrix-columns-spanned="1" table:number-matrix-rows-spanned="1" table:formula="of:=SUM([.GN3:.GN32]&lt;[.$HC3:.$HC32])" office:value-type="float"/>
          <table:table-cell table:number-matrix-columns-spanned="1" table:number-matrix-rows-spanned="1" table:formula="of:=SUM([.GO3:.GO32]&lt;[.$HD3:.$HD32])" office:value-type="float"/>
          <table:table-cell table:number-matrix-columns-spanned="1" table:number-matrix-rows-spanned="1" table:formula="of:=SUM([.GP3:.GP32]&lt;[.$HE3:.$HE32])" office:value-type="float"/>
          <table:table-cell table:number-matrix-columns-spanned="1" table:number-matrix-rows-spanned="1" table:formula="of:=SUM([.GQ3:.GQ32]&lt;[.$HF3:.$HF32])" office:value-type="float"/>
          <table:table-cell table:number-matrix-columns-spanned="1" table:number-matrix-rows-spanned="1" table:formula="of:=SUM([.GR3:.GR32]&lt;[.$HG3:.$HG32])" office:value-type="float"/>
          <table:table-cell table:style-name="cellWorst" table:number-matrix-columns-spanned="1" table:number-matrix-rows-spanned="1" table:formula="of:=SUM([.GS3:.GS32]&lt;[.$HC3:.$HC32])" office:value-type="float"/>
          <table:table-cell table:style-name="cellWorst" table:number-matrix-columns-spanned="1" table:number-matrix-rows-spanned="1" table:formula="of:=SUM([.GT3:.GT32]&lt;[.$HD3:.$HD32])" office:value-type="float"/>
          <table:table-cell table:number-matrix-columns-spanned="1" table:number-matrix-rows-spanned="1" table:formula="of:=SUM([.GU3:.GU32]&lt;[.$HE3:.$HE32])" office:value-type="float"/>
          <table:table-cell table:number-matrix-columns-spanned="1" table:number-matrix-rows-spanned="1" table:formula="of:=SUM([.GV3:.GV32]&lt;[.$HF3:.$HF32])" office:value-type="float"/>
          <table:table-cell table:style-name="cellWorst" table:number-matrix-columns-spanned="1" table:number-matrix-rows-spanned="1" table:formula="of:=SUM([.GW3:.GW32]&lt;[.$HG3:.$HG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/>
          <table:table-cell table:number-matrix-columns-spanned="1" table:number-matrix-rows-spanned="1" table:formula="of:=SUM([.C3:.C32]&gt;[.$HD3:.$HD32])" office:value-type="float"/>
          <table:table-cell table:number-matrix-columns-spanned="1" table:number-matrix-rows-spanned="1" table:formula="of:=SUM([.D3:.D32]&gt;[.$HE3:.$HE32])" office:value-type="float"/>
          <table:table-cell table:number-matrix-columns-spanned="1" table:number-matrix-rows-spanned="1" table:formula="of:=SUM([.E3:.E32]&gt;[.$HF3:.$HF32])" office:value-type="float"/>
          <table:table-cell table:number-matrix-columns-spanned="1" table:number-matrix-rows-spanned="1" table:formula="of:=SUM([.F3:.F32]&gt;[.$HC3:.$HC32])" office:value-type="float"/>
          <table:table-cell table:number-matrix-columns-spanned="1" table:number-matrix-rows-spanned="1" table:formula="of:=SUM([.G3:.G32]&gt;[.$HD3:.$HD32])" office:value-type="float"/>
          <table:table-cell table:number-matrix-columns-spanned="1" table:number-matrix-rows-spanned="1" table:formula="of:=SUM([.H3:.H32]&gt;[.$HE3:.$HE32])" office:value-type="float"/>
          <table:table-cell table:number-matrix-columns-spanned="1" table:number-matrix-rows-spanned="1" table:formula="of:=SUM([.I3:.I32]&gt;[.$HF3:.$HF32])" office:value-type="float"/>
          <table:table-cell table:style-name="cellBest" table:number-matrix-columns-spanned="1" table:number-matrix-rows-spanned="1" table:formula="of:=SUM([.J3:.J32]&gt;[.$HG3:.$HG32])" office:value-type="float"/>
          <table:table-cell table:number-matrix-columns-spanned="1" table:number-matrix-rows-spanned="1" table:formula="of:=SUM([.K3:.K32]&gt;[.$HC3:.$HC32])" office:value-type="float"/>
          <table:table-cell table:number-matrix-columns-spanned="1" table:number-matrix-rows-spanned="1" table:formula="of:=SUM([.L3:.L32]&gt;[.$HD3:.$HD32])" office:value-type="float"/>
          <table:table-cell table:number-matrix-columns-spanned="1" table:number-matrix-rows-spanned="1" table:formula="of:=SUM([.M3:.M32]&gt;[.$HE3:.$HE32])" office:value-type="float"/>
          <table:table-cell table:number-matrix-columns-spanned="1" table:number-matrix-rows-spanned="1" table:formula="of:=SUM([.N3:.N32]&gt;[.$HF3:.$HF32])" office:value-type="float"/>
          <table:table-cell table:style-name="cellBest" table:number-matrix-columns-spanned="1" table:number-matrix-rows-spanned="1" table:formula="of:=SUM([.O3:.O32]&gt;[.$HG3:.$HG32])" office:value-type="float"/>
          <table:table-cell table:number-matrix-columns-spanned="1" table:number-matrix-rows-spanned="1" table:formula="of:=SUM([.P3:.P32]&gt;[.$HC3:.$HC32])" office:value-type="float"/>
          <table:table-cell table:number-matrix-columns-spanned="1" table:number-matrix-rows-spanned="1" table:formula="of:=SUM([.Q3:.Q32]&gt;[.$HD3:.$HD32])" office:value-type="float"/>
          <table:table-cell table:number-matrix-columns-spanned="1" table:number-matrix-rows-spanned="1" table:formula="of:=SUM([.R3:.R32]&gt;[.$HE3:.$HE32])" office:value-type="float"/>
          <table:table-cell table:number-matrix-columns-spanned="1" table:number-matrix-rows-spanned="1" table:formula="of:=SUM([.S3:.S32]&gt;[.$HF3:.$HF32])" office:value-type="float"/>
          <table:table-cell table:number-matrix-columns-spanned="1" table:number-matrix-rows-spanned="1" table:formula="of:=SUM([.T3:.T32]&gt;[.$HG3:.$HG32])" office:value-type="float"/>
          <table:table-cell table:number-matrix-columns-spanned="1" table:number-matrix-rows-spanned="1" table:formula="of:=SUM([.U3:.U32]&gt;[.$HC3:.$HC32])" office:value-type="float"/>
          <table:table-cell table:number-matrix-columns-spanned="1" table:number-matrix-rows-spanned="1" table:formula="of:=SUM([.V3:.V32]&gt;[.$HD3:.$HD32])" office:value-type="float"/>
          <table:table-cell table:number-matrix-columns-spanned="1" table:number-matrix-rows-spanned="1" table:formula="of:=SUM([.W3:.W32]&gt;[.$HE3:.$HE32])" office:value-type="float"/>
          <table:table-cell table:number-matrix-columns-spanned="1" table:number-matrix-rows-spanned="1" table:formula="of:=SUM([.X3:.X32]&gt;[.$HF3:.$HF32])" office:value-type="float"/>
          <table:table-cell table:number-matrix-columns-spanned="1" table:number-matrix-rows-spanned="1" table:formula="of:=SUM([.Y3:.Y32]&gt;[.$HG3:.$HG32])" office:value-type="float"/>
          <table:table-cell table:number-matrix-columns-spanned="1" table:number-matrix-rows-spanned="1" table:formula="of:=SUM([.Z3:.Z32]&gt;[.$HC3:.$HC32])" office:value-type="float"/>
          <table:table-cell table:number-matrix-columns-spanned="1" table:number-matrix-rows-spanned="1" table:formula="of:=SUM([.AA3:.AA32]&gt;[.$HD3:.$HD32])" office:value-type="float"/>
          <table:table-cell table:number-matrix-columns-spanned="1" table:number-matrix-rows-spanned="1" table:formula="of:=SUM([.AB3:.AB32]&gt;[.$HE3:.$HE32])" office:value-type="float"/>
          <table:table-cell table:number-matrix-columns-spanned="1" table:number-matrix-rows-spanned="1" table:formula="of:=SUM([.AC3:.AC32]&gt;[.$HF3:.$HF32])" office:value-type="float"/>
          <table:table-cell table:number-matrix-columns-spanned="1" table:number-matrix-rows-spanned="1" table:formula="of:=SUM([.AD3:.AD32]&gt;[.$HG3:.$HG32])" office:value-type="float"/>
          <table:table-cell table:number-matrix-columns-spanned="1" table:number-matrix-rows-spanned="1" table:formula="of:=SUM([.AE3:.AE32]&gt;[.$HC3:.$HC32])" office:value-type="float"/>
          <table:table-cell table:number-matrix-columns-spanned="1" table:number-matrix-rows-spanned="1" table:formula="of:=SUM([.AF3:.AF32]&gt;[.$HD3:.$HD32])" office:value-type="float"/>
          <table:table-cell table:number-matrix-columns-spanned="1" table:number-matrix-rows-spanned="1" table:formula="of:=SUM([.AG3:.AG32]&gt;[.$HE3:.$HE32])" office:value-type="float"/>
          <table:table-cell table:number-matrix-columns-spanned="1" table:number-matrix-rows-spanned="1" table:formula="of:=SUM([.AH3:.AH32]&gt;[.$HF3:.$HF32])" office:value-type="float"/>
          <table:table-cell table:style-name="cellWorst" table:number-matrix-columns-spanned="1" table:number-matrix-rows-spanned="1" table:formula="of:=SUM([.AI3:.AI32]&gt;[.$HG3:.$HG32])" office:value-type="float"/>
          <table:table-cell table:number-matrix-columns-spanned="1" table:number-matrix-rows-spanned="1" table:formula="of:=SUM([.AJ3:.AJ32]&gt;[.$HC3:.$HC32])" office:value-type="float"/>
          <table:table-cell table:number-matrix-columns-spanned="1" table:number-matrix-rows-spanned="1" table:formula="of:=SUM([.AK3:.AK32]&gt;[.$HD3:.$HD32])" office:value-type="float"/>
          <table:table-cell table:number-matrix-columns-spanned="1" table:number-matrix-rows-spanned="1" table:formula="of:=SUM([.AL3:.AL32]&gt;[.$HE3:.$HE32])" office:value-type="float"/>
          <table:table-cell table:number-matrix-columns-spanned="1" table:number-matrix-rows-spanned="1" table:formula="of:=SUM([.AM3:.AM32]&gt;[.$HF3:.$HF32])" office:value-type="float"/>
          <table:table-cell table:number-matrix-columns-spanned="1" table:number-matrix-rows-spanned="1" table:formula="of:=SUM([.AN3:.AN32]&gt;[.$HG3:.$HG32])" office:value-type="float"/>
          <table:table-cell table:number-matrix-columns-spanned="1" table:number-matrix-rows-spanned="1" table:formula="of:=SUM([.AO3:.AO32]&gt;[.$HC3:.$HC32])" office:value-type="float"/>
          <table:table-cell table:number-matrix-columns-spanned="1" table:number-matrix-rows-spanned="1" table:formula="of:=SUM([.AP3:.AP32]&gt;[.$HD3:.$HD32])" office:value-type="float"/>
          <table:table-cell table:number-matrix-columns-spanned="1" table:number-matrix-rows-spanned="1" table:formula="of:=SUM([.AQ3:.AQ32]&gt;[.$HE3:.$HE32])" office:value-type="float"/>
          <table:table-cell table:number-matrix-columns-spanned="1" table:number-matrix-rows-spanned="1" table:formula="of:=SUM([.AR3:.AR32]&gt;[.$HF3:.$HF32])" office:value-type="float"/>
          <table:table-cell table:number-matrix-columns-spanned="1" table:number-matrix-rows-spanned="1" table:formula="of:=SUM([.AS3:.AS32]&gt;[.$HG3:.$HG32])" office:value-type="float"/>
          <table:table-cell table:number-matrix-columns-spanned="1" table:number-matrix-rows-spanned="1" table:formula="of:=SUM([.AT3:.AT32]&gt;[.$HC3:.$HC32])" office:value-type="float"/>
          <table:table-cell table:number-matrix-columns-spanned="1" table:number-matrix-rows-spanned="1" table:formula="of:=SUM([.AU3:.AU32]&gt;[.$HD3:.$HD32])" office:value-type="float"/>
          <table:table-cell table:style-name="cellWorst" table:number-matrix-columns-spanned="1" table:number-matrix-rows-spanned="1" table:formula="of:=SUM([.AV3:.AV32]&gt;[.$HE3:.$HE32])" office:value-type="float"/>
          <table:table-cell table:number-matrix-columns-spanned="1" table:number-matrix-rows-spanned="1" table:formula="of:=SUM([.AW3:.AW32]&gt;[.$HF3:.$HF32])" office:value-type="float"/>
          <table:table-cell table:number-matrix-columns-spanned="1" table:number-matrix-rows-spanned="1" table:formula="of:=SUM([.AX3:.AX32]&gt;[.$HG3:.$HG32])" office:value-type="float"/>
          <table:table-cell table:number-matrix-columns-spanned="1" table:number-matrix-rows-spanned="1" table:formula="of:=SUM([.AY3:.AY32]&gt;[.$HC3:.$HC32])" office:value-type="float"/>
          <table:table-cell table:style-name="cellBest" table:number-matrix-columns-spanned="1" table:number-matrix-rows-spanned="1" table:formula="of:=SUM([.AZ3:.AZ32]&gt;[.$HD3:.$HD32])" office:value-type="float"/>
          <table:table-cell table:number-matrix-columns-spanned="1" table:number-matrix-rows-spanned="1" table:formula="of:=SUM([.BA3:.BA32]&gt;[.$HE3:.$HE32])" office:value-type="float"/>
          <table:table-cell table:number-matrix-columns-spanned="1" table:number-matrix-rows-spanned="1" table:formula="of:=SUM([.BB3:.BB32]&gt;[.$HF3:.$HF32])" office:value-type="float"/>
          <table:table-cell table:number-matrix-columns-spanned="1" table:number-matrix-rows-spanned="1" table:formula="of:=SUM([.BC3:.BC32]&gt;[.$HG3:.$HG32])" office:value-type="float"/>
          <table:table-cell table:number-matrix-columns-spanned="1" table:number-matrix-rows-spanned="1" table:formula="of:=SUM([.BD3:.BD32]&gt;[.$HC3:.$HC32])" office:value-type="float"/>
          <table:table-cell table:number-matrix-columns-spanned="1" table:number-matrix-rows-spanned="1" table:formula="of:=SUM([.BE3:.BE32]&gt;[.$HD3:.$HD32])" office:value-type="float"/>
          <table:table-cell table:number-matrix-columns-spanned="1" table:number-matrix-rows-spanned="1" table:formula="of:=SUM([.BF3:.BF32]&gt;[.$HE3:.$HE32])" office:value-type="float"/>
          <table:table-cell table:number-matrix-columns-spanned="1" table:number-matrix-rows-spanned="1" table:formula="of:=SUM([.BG3:.BG32]&gt;[.$HF3:.$HF32])" office:value-type="float"/>
          <table:table-cell table:number-matrix-columns-spanned="1" table:number-matrix-rows-spanned="1" table:formula="of:=SUM([.BH3:.BH32]&gt;[.$HG3:.$HG32])" office:value-type="float"/>
          <table:table-cell table:number-matrix-columns-spanned="1" table:number-matrix-rows-spanned="1" table:formula="of:=SUM([.BI3:.BI32]&gt;[.$HC3:.$HC32])" office:value-type="float"/>
          <table:table-cell table:number-matrix-columns-spanned="1" table:number-matrix-rows-spanned="1" table:formula="of:=SUM([.BJ3:.BJ32]&gt;[.$HD3:.$HD32])" office:value-type="float"/>
          <table:table-cell table:number-matrix-columns-spanned="1" table:number-matrix-rows-spanned="1" table:formula="of:=SUM([.BK3:.BK32]&gt;[.$HE3:.$HE32])" office:value-type="float"/>
          <table:table-cell table:number-matrix-columns-spanned="1" table:number-matrix-rows-spanned="1" table:formula="of:=SUM([.BL3:.BL32]&gt;[.$HF3:.$HF32])" office:value-type="float"/>
          <table:table-cell table:number-matrix-columns-spanned="1" table:number-matrix-rows-spanned="1" table:formula="of:=SUM([.BM3:.BM32]&gt;[.$HG3:.$HG32])" office:value-type="float"/>
          <table:table-cell table:number-matrix-columns-spanned="1" table:number-matrix-rows-spanned="1" table:formula="of:=SUM([.BN3:.BN32]&gt;[.$HC3:.$HC32])" office:value-type="float"/>
          <table:table-cell table:style-name="cellBest" table:number-matrix-columns-spanned="1" table:number-matrix-rows-spanned="1" table:formula="of:=SUM([.BO3:.BO32]&gt;[.$HD3:.$HD32])" office:value-type="float"/>
          <table:table-cell table:number-matrix-columns-spanned="1" table:number-matrix-rows-spanned="1" table:formula="of:=SUM([.BP3:.BP32]&gt;[.$HE3:.$HE32])" office:value-type="float"/>
          <table:table-cell table:number-matrix-columns-spanned="1" table:number-matrix-rows-spanned="1" table:formula="of:=SUM([.BQ3:.BQ32]&gt;[.$HF3:.$HF32])" office:value-type="float"/>
          <table:table-cell table:number-matrix-columns-spanned="1" table:number-matrix-rows-spanned="1" table:formula="of:=SUM([.BR3:.BR32]&gt;[.$HG3:.$HG32])" office:value-type="float"/>
          <table:table-cell table:number-matrix-columns-spanned="1" table:number-matrix-rows-spanned="1" table:formula="of:=SUM([.BS3:.BS32]&gt;[.$HC3:.$HC32])" office:value-type="float"/>
          <table:table-cell table:number-matrix-columns-spanned="1" table:number-matrix-rows-spanned="1" table:formula="of:=SUM([.BT3:.BT32]&gt;[.$HD3:.$HD32])" office:value-type="float"/>
          <table:table-cell table:number-matrix-columns-spanned="1" table:number-matrix-rows-spanned="1" table:formula="of:=SUM([.BU3:.BU32]&gt;[.$HE3:.$HE32])" office:value-type="float"/>
          <table:table-cell table:number-matrix-columns-spanned="1" table:number-matrix-rows-spanned="1" table:formula="of:=SUM([.BV3:.BV32]&gt;[.$HF3:.$HF32])" office:value-type="float"/>
          <table:table-cell table:number-matrix-columns-spanned="1" table:number-matrix-rows-spanned="1" table:formula="of:=SUM([.BW3:.BW32]&gt;[.$HG3:.$HG32])" office:value-type="float"/>
          <table:table-cell table:number-matrix-columns-spanned="1" table:number-matrix-rows-spanned="1" table:formula="of:=SUM([.BX3:.BX32]&gt;[.$HC3:.$HC32])" office:value-type="float"/>
          <table:table-cell table:style-name="cellBest" table:number-matrix-columns-spanned="1" table:number-matrix-rows-spanned="1" table:formula="of:=SUM([.BY3:.BY32]&gt;[.$HD3:.$HD32])" office:value-type="float"/>
          <table:table-cell table:number-matrix-columns-spanned="1" table:number-matrix-rows-spanned="1" table:formula="of:=SUM([.BZ3:.BZ32]&gt;[.$HE3:.$HE32])" office:value-type="float"/>
          <table:table-cell table:style-name="cellBest" table:number-matrix-columns-spanned="1" table:number-matrix-rows-spanned="1" table:formula="of:=SUM([.CA3:.CA32]&gt;[.$HF3:.$HF32])" office:value-type="float"/>
          <table:table-cell table:style-name="cellBest" table:number-matrix-columns-spanned="1" table:number-matrix-rows-spanned="1" table:formula="of:=SUM([.CB3:.CB32]&gt;[.$HG3:.$HG32])" office:value-type="float"/>
          <table:table-cell table:number-matrix-columns-spanned="1" table:number-matrix-rows-spanned="1" table:formula="of:=SUM([.CC3:.CC32]&gt;[.$HC3:.$HC32])" office:value-type="float"/>
          <table:table-cell table:number-matrix-columns-spanned="1" table:number-matrix-rows-spanned="1" table:formula="of:=SUM([.CD3:.CD32]&gt;[.$HD3:.$HD32])" office:value-type="float"/>
          <table:table-cell table:number-matrix-columns-spanned="1" table:number-matrix-rows-spanned="1" table:formula="of:=SUM([.CE3:.CE32]&gt;[.$HE3:.$HE32])" office:value-type="float"/>
          <table:table-cell table:number-matrix-columns-spanned="1" table:number-matrix-rows-spanned="1" table:formula="of:=SUM([.CF3:.CF32]&gt;[.$HF3:.$HF32])" office:value-type="float"/>
          <table:table-cell table:number-matrix-columns-spanned="1" table:number-matrix-rows-spanned="1" table:formula="of:=SUM([.CG3:.CG32]&gt;[.$HG3:.$HG32])" office:value-type="float"/>
          <table:table-cell table:number-matrix-columns-spanned="1" table:number-matrix-rows-spanned="1" table:formula="of:=SUM([.CH3:.CH32]&gt;[.$HC3:.$HC32])" office:value-type="float"/>
          <table:table-cell table:style-name="cellBest" table:number-matrix-columns-spanned="1" table:number-matrix-rows-spanned="1" table:formula="of:=SUM([.CI3:.CI32]&gt;[.$HD3:.$HD32])" office:value-type="float"/>
          <table:table-cell table:number-matrix-columns-spanned="1" table:number-matrix-rows-spanned="1" table:formula="of:=SUM([.CJ3:.CJ32]&gt;[.$HE3:.$HE32])" office:value-type="float"/>
          <table:table-cell table:number-matrix-columns-spanned="1" table:number-matrix-rows-spanned="1" table:formula="of:=SUM([.CK3:.CK32]&gt;[.$HF3:.$HF32])" office:value-type="float"/>
          <table:table-cell table:number-matrix-columns-spanned="1" table:number-matrix-rows-spanned="1" table:formula="of:=SUM([.CL3:.CL32]&gt;[.$HG3:.$HG32])" office:value-type="float"/>
          <table:table-cell table:style-name="cellWorst" table:number-matrix-columns-spanned="1" table:number-matrix-rows-spanned="1" table:formula="of:=SUM([.CM3:.CM32]&gt;[.$HC3:.$HC32])" office:value-type="float"/>
          <table:table-cell table:style-name="cellWorst" table:number-matrix-columns-spanned="1" table:number-matrix-rows-spanned="1" table:formula="of:=SUM([.CN3:.CN32]&gt;[.$HD3:.$HD32])" office:value-type="float"/>
          <table:table-cell table:number-matrix-columns-spanned="1" table:number-matrix-rows-spanned="1" table:formula="of:=SUM([.CO3:.CO32]&gt;[.$HE3:.$HE32])" office:value-type="float"/>
          <table:table-cell table:number-matrix-columns-spanned="1" table:number-matrix-rows-spanned="1" table:formula="of:=SUM([.CP3:.CP32]&gt;[.$HF3:.$HF32])" office:value-type="float"/>
          <table:table-cell table:style-name="cellWorst" table:number-matrix-columns-spanned="1" table:number-matrix-rows-spanned="1" table:formula="of:=SUM([.CQ3:.CQ32]&gt;[.$HG3:.$HG32])" office:value-type="float"/>
          <table:table-cell table:number-matrix-columns-spanned="1" table:number-matrix-rows-spanned="1" table:formula="of:=SUM([.CR3:.CR32]&gt;[.$HC3:.$HC32])" office:value-type="float"/>
          <table:table-cell table:number-matrix-columns-spanned="1" table:number-matrix-rows-spanned="1" table:formula="of:=SUM([.CS3:.CS32]&gt;[.$HD3:.$HD32])" office:value-type="float"/>
          <table:table-cell table:number-matrix-columns-spanned="1" table:number-matrix-rows-spanned="1" table:formula="of:=SUM([.CT3:.CT32]&gt;[.$HE3:.$HE32])" office:value-type="float"/>
          <table:table-cell table:number-matrix-columns-spanned="1" table:number-matrix-rows-spanned="1" table:formula="of:=SUM([.CU3:.CU32]&gt;[.$HF3:.$HF32])" office:value-type="float"/>
          <table:table-cell table:number-matrix-columns-spanned="1" table:number-matrix-rows-spanned="1" table:formula="of:=SUM([.CV3:.CV32]&gt;[.$HG3:.$HG32])" office:value-type="float"/>
          <table:table-cell table:number-matrix-columns-spanned="1" table:number-matrix-rows-spanned="1" table:formula="of:=SUM([.CW3:.CW32]&gt;[.$HC3:.$HC32])" office:value-type="float"/>
          <table:table-cell table:number-matrix-columns-spanned="1" table:number-matrix-rows-spanned="1" table:formula="of:=SUM([.CX3:.CX32]&gt;[.$HD3:.$HD32])" office:value-type="float"/>
          <table:table-cell table:number-matrix-columns-spanned="1" table:number-matrix-rows-spanned="1" table:formula="of:=SUM([.CY3:.CY32]&gt;[.$HE3:.$HE32])" office:value-type="float"/>
          <table:table-cell table:number-matrix-columns-spanned="1" table:number-matrix-rows-spanned="1" table:formula="of:=SUM([.CZ3:.CZ32]&gt;[.$HF3:.$HF32])" office:value-type="float"/>
          <table:table-cell table:number-matrix-columns-spanned="1" table:number-matrix-rows-spanned="1" table:formula="of:=SUM([.DA3:.DA32]&gt;[.$HG3:.$HG32])" office:value-type="float"/>
          <table:table-cell table:style-name="cellWorst" table:number-matrix-columns-spanned="1" table:number-matrix-rows-spanned="1" table:formula="of:=SUM([.DB3:.DB32]&gt;[.$HC3:.$HC32])" office:value-type="float"/>
          <table:table-cell table:number-matrix-columns-spanned="1" table:number-matrix-rows-spanned="1" table:formula="of:=SUM([.DC3:.DC32]&gt;[.$HD3:.$HD32])" office:value-type="float"/>
          <table:table-cell table:number-matrix-columns-spanned="1" table:number-matrix-rows-spanned="1" table:formula="of:=SUM([.DD3:.DD32]&gt;[.$HE3:.$HE32])" office:value-type="float"/>
          <table:table-cell table:number-matrix-columns-spanned="1" table:number-matrix-rows-spanned="1" table:formula="of:=SUM([.DE3:.DE32]&gt;[.$HF3:.$HF32])" office:value-type="float"/>
          <table:table-cell table:style-name="cellWorst" table:number-matrix-columns-spanned="1" table:number-matrix-rows-spanned="1" table:formula="of:=SUM([.DF3:.DF32]&gt;[.$HG3:.$HG32])" office:value-type="float"/>
          <table:table-cell table:number-matrix-columns-spanned="1" table:number-matrix-rows-spanned="1" table:formula="of:=SUM([.DG3:.DG32]&gt;[.$HC3:.$HC32])" office:value-type="float"/>
          <table:table-cell table:number-matrix-columns-spanned="1" table:number-matrix-rows-spanned="1" table:formula="of:=SUM([.DH3:.DH32]&gt;[.$HD3:.$HD32])" office:value-type="float"/>
          <table:table-cell table:number-matrix-columns-spanned="1" table:number-matrix-rows-spanned="1" table:formula="of:=SUM([.DI3:.DI32]&gt;[.$HE3:.$HE32])" office:value-type="float"/>
          <table:table-cell table:number-matrix-columns-spanned="1" table:number-matrix-rows-spanned="1" table:formula="of:=SUM([.DJ3:.DJ32]&gt;[.$HF3:.$HF32])" office:value-type="float"/>
          <table:table-cell table:number-matrix-columns-spanned="1" table:number-matrix-rows-spanned="1" table:formula="of:=SUM([.DK3:.DK32]&gt;[.$HG3:.$HG32])" office:value-type="float"/>
          <table:table-cell table:number-matrix-columns-spanned="1" table:number-matrix-rows-spanned="1" table:formula="of:=SUM([.DL3:.DL32]&gt;[.$HC3:.$HC32])" office:value-type="float"/>
          <table:table-cell table:number-matrix-columns-spanned="1" table:number-matrix-rows-spanned="1" table:formula="of:=SUM([.DM3:.DM32]&gt;[.$HD3:.$HD32])" office:value-type="float"/>
          <table:table-cell table:number-matrix-columns-spanned="1" table:number-matrix-rows-spanned="1" table:formula="of:=SUM([.DN3:.DN32]&gt;[.$HE3:.$HE32])" office:value-type="float"/>
          <table:table-cell table:style-name="cellBest" table:number-matrix-columns-spanned="1" table:number-matrix-rows-spanned="1" table:formula="of:=SUM([.DO3:.DO32]&gt;[.$HF3:.$HF32])" office:value-type="float"/>
          <table:table-cell table:number-matrix-columns-spanned="1" table:number-matrix-rows-spanned="1" table:formula="of:=SUM([.DP3:.DP32]&gt;[.$HG3:.$HG32])" office:value-type="float"/>
          <table:table-cell table:number-matrix-columns-spanned="1" table:number-matrix-rows-spanned="1" table:formula="of:=SUM([.DQ3:.DQ32]&gt;[.$HC3:.$HC32])" office:value-type="float"/>
          <table:table-cell table:style-name="cellBest" table:number-matrix-columns-spanned="1" table:number-matrix-rows-spanned="1" table:formula="of:=SUM([.DR3:.DR32]&gt;[.$HD3:.$HD32])" office:value-type="float"/>
          <table:table-cell table:number-matrix-columns-spanned="1" table:number-matrix-rows-spanned="1" table:formula="of:=SUM([.DS3:.DS32]&gt;[.$HE3:.$HE32])" office:value-type="float"/>
          <table:table-cell table:number-matrix-columns-spanned="1" table:number-matrix-rows-spanned="1" table:formula="of:=SUM([.DT3:.DT32]&gt;[.$HF3:.$HF32])" office:value-type="float"/>
          <table:table-cell table:number-matrix-columns-spanned="1" table:number-matrix-rows-spanned="1" table:formula="of:=SUM([.DU3:.DU32]&gt;[.$HG3:.$HG32])" office:value-type="float"/>
          <table:table-cell table:number-matrix-columns-spanned="1" table:number-matrix-rows-spanned="1" table:formula="of:=SUM([.DV3:.DV32]&gt;[.$HC3:.$HC32])" office:value-type="float"/>
          <table:table-cell table:style-name="cellBest" table:number-matrix-columns-spanned="1" table:number-matrix-rows-spanned="1" table:formula="of:=SUM([.DW3:.DW32]&gt;[.$HD3:.$HD32])" office:value-type="float"/>
          <table:table-cell table:number-matrix-columns-spanned="1" table:number-matrix-rows-spanned="1" table:formula="of:=SUM([.DX3:.DX32]&gt;[.$HE3:.$HE32])" office:value-type="float"/>
          <table:table-cell table:style-name="cellBest" table:number-matrix-columns-spanned="1" table:number-matrix-rows-spanned="1" table:formula="of:=SUM([.DY3:.DY32]&gt;[.$HF3:.$HF32])" office:value-type="float"/>
          <table:table-cell table:number-matrix-columns-spanned="1" table:number-matrix-rows-spanned="1" table:formula="of:=SUM([.DZ3:.DZ32]&gt;[.$HG3:.$HG32])" office:value-type="float"/>
          <table:table-cell table:number-matrix-columns-spanned="1" table:number-matrix-rows-spanned="1" table:formula="of:=SUM([.EA3:.EA32]&gt;[.$HC3:.$HC32])" office:value-type="float"/>
          <table:table-cell table:style-name="cellBest" table:number-matrix-columns-spanned="1" table:number-matrix-rows-spanned="1" table:formula="of:=SUM([.EB3:.EB32]&gt;[.$HD3:.$HD32])" office:value-type="float"/>
          <table:table-cell table:style-name="cellBest" table:number-matrix-columns-spanned="1" table:number-matrix-rows-spanned="1" table:formula="of:=SUM([.EC3:.EC32]&gt;[.$HE3:.$HE32])" office:value-type="float"/>
          <table:table-cell table:number-matrix-columns-spanned="1" table:number-matrix-rows-spanned="1" table:formula="of:=SUM([.ED3:.ED32]&gt;[.$HF3:.$HF32])" office:value-type="float"/>
          <table:table-cell table:number-matrix-columns-spanned="1" table:number-matrix-rows-spanned="1" table:formula="of:=SUM([.EE3:.EE32]&gt;[.$HG3:.$HG32])" office:value-type="float"/>
          <table:table-cell table:style-name="cellBest" table:number-matrix-columns-spanned="1" table:number-matrix-rows-spanned="1" table:formula="of:=SUM([.EF3:.EF32]&gt;[.$HC3:.$HC32])" office:value-type="float"/>
          <table:table-cell table:style-name="cellBest" table:number-matrix-columns-spanned="1" table:number-matrix-rows-spanned="1" table:formula="of:=SUM([.EG3:.EG32]&gt;[.$HD3:.$HD32])" office:value-type="float"/>
          <table:table-cell table:number-matrix-columns-spanned="1" table:number-matrix-rows-spanned="1" table:formula="of:=SUM([.EH3:.EH32]&gt;[.$HE3:.$HE32])" office:value-type="float"/>
          <table:table-cell table:number-matrix-columns-spanned="1" table:number-matrix-rows-spanned="1" table:formula="of:=SUM([.EI3:.EI32]&gt;[.$HF3:.$HF32])" office:value-type="float"/>
          <table:table-cell table:number-matrix-columns-spanned="1" table:number-matrix-rows-spanned="1" table:formula="of:=SUM([.EJ3:.EJ32]&gt;[.$HG3:.$HG32])" office:value-type="float"/>
          <table:table-cell table:number-matrix-columns-spanned="1" table:number-matrix-rows-spanned="1" table:formula="of:=SUM([.EK3:.EK32]&gt;[.$HC3:.$HC32])" office:value-type="float"/>
          <table:table-cell table:style-name="cellBest" table:number-matrix-columns-spanned="1" table:number-matrix-rows-spanned="1" table:formula="of:=SUM([.EL3:.EL32]&gt;[.$HD3:.$HD32])" office:value-type="float"/>
          <table:table-cell table:number-matrix-columns-spanned="1" table:number-matrix-rows-spanned="1" table:formula="of:=SUM([.EM3:.EM32]&gt;[.$HE3:.$HE32])" office:value-type="float"/>
          <table:table-cell table:number-matrix-columns-spanned="1" table:number-matrix-rows-spanned="1" table:formula="of:=SUM([.EN3:.EN32]&gt;[.$HF3:.$HF32])" office:value-type="float"/>
          <table:table-cell table:number-matrix-columns-spanned="1" table:number-matrix-rows-spanned="1" table:formula="of:=SUM([.EO3:.EO32]&gt;[.$HG3:.$HG32])" office:value-type="float"/>
          <table:table-cell table:number-matrix-columns-spanned="1" table:number-matrix-rows-spanned="1" table:formula="of:=SUM([.EP3:.EP32]&gt;[.$HC3:.$HC32])" office:value-type="float"/>
          <table:table-cell table:style-name="cellBest" table:number-matrix-columns-spanned="1" table:number-matrix-rows-spanned="1" table:formula="of:=SUM([.EQ3:.EQ32]&gt;[.$HD3:.$HD32])" office:value-type="float"/>
          <table:table-cell table:number-matrix-columns-spanned="1" table:number-matrix-rows-spanned="1" table:formula="of:=SUM([.ER3:.ER32]&gt;[.$HE3:.$HE32])" office:value-type="float"/>
          <table:table-cell table:number-matrix-columns-spanned="1" table:number-matrix-rows-spanned="1" table:formula="of:=SUM([.ES3:.ES32]&gt;[.$HF3:.$HF32])" office:value-type="float"/>
          <table:table-cell table:number-matrix-columns-spanned="1" table:number-matrix-rows-spanned="1" table:formula="of:=SUM([.ET3:.ET32]&gt;[.$HG3:.$HG32])" office:value-type="float"/>
          <table:table-cell table:number-matrix-columns-spanned="1" table:number-matrix-rows-spanned="1" table:formula="of:=SUM([.EU3:.EU32]&gt;[.$HC3:.$HC32])" office:value-type="float"/>
          <table:table-cell table:number-matrix-columns-spanned="1" table:number-matrix-rows-spanned="1" table:formula="of:=SUM([.EV3:.EV32]&gt;[.$HD3:.$HD32])" office:value-type="float"/>
          <table:table-cell table:number-matrix-columns-spanned="1" table:number-matrix-rows-spanned="1" table:formula="of:=SUM([.EW3:.EW32]&gt;[.$HE3:.$HE32])" office:value-type="float"/>
          <table:table-cell table:number-matrix-columns-spanned="1" table:number-matrix-rows-spanned="1" table:formula="of:=SUM([.EX3:.EX32]&gt;[.$HF3:.$HF32])" office:value-type="float"/>
          <table:table-cell table:number-matrix-columns-spanned="1" table:number-matrix-rows-spanned="1" table:formula="of:=SUM([.EY3:.EY32]&gt;[.$HG3:.$HG32])" office:value-type="float"/>
          <table:table-cell table:number-matrix-columns-spanned="1" table:number-matrix-rows-spanned="1" table:formula="of:=SUM([.EZ3:.EZ32]&gt;[.$HC3:.$HC32])" office:value-type="float"/>
          <table:table-cell table:style-name="cellBest" table:number-matrix-columns-spanned="1" table:number-matrix-rows-spanned="1" table:formula="of:=SUM([.FA3:.FA32]&gt;[.$HD3:.$HD32])" office:value-type="float"/>
          <table:table-cell table:number-matrix-columns-spanned="1" table:number-matrix-rows-spanned="1" table:formula="of:=SUM([.FB3:.FB32]&gt;[.$HE3:.$HE32])" office:value-type="float"/>
          <table:table-cell table:number-matrix-columns-spanned="1" table:number-matrix-rows-spanned="1" table:formula="of:=SUM([.FC3:.FC32]&gt;[.$HF3:.$HF32])" office:value-type="float"/>
          <table:table-cell table:number-matrix-columns-spanned="1" table:number-matrix-rows-spanned="1" table:formula="of:=SUM([.FD3:.FD32]&gt;[.$HG3:.$HG32])" office:value-type="float"/>
          <table:table-cell table:number-matrix-columns-spanned="1" table:number-matrix-rows-spanned="1" table:formula="of:=SUM([.FE3:.FE32]&gt;[.$HC3:.$HC32])" office:value-type="float"/>
          <table:table-cell table:style-name="cellBest" table:number-matrix-columns-spanned="1" table:number-matrix-rows-spanned="1" table:formula="of:=SUM([.FF3:.FF32]&gt;[.$HD3:.$HD32])" office:value-type="float"/>
          <table:table-cell table:number-matrix-columns-spanned="1" table:number-matrix-rows-spanned="1" table:formula="of:=SUM([.FG3:.FG32]&gt;[.$HE3:.$HE32])" office:value-type="float"/>
          <table:table-cell table:number-matrix-columns-spanned="1" table:number-matrix-rows-spanned="1" table:formula="of:=SUM([.FH3:.FH32]&gt;[.$HF3:.$HF32])" office:value-type="float"/>
          <table:table-cell table:number-matrix-columns-spanned="1" table:number-matrix-rows-spanned="1" table:formula="of:=SUM([.FI3:.FI32]&gt;[.$HG3:.$HG32])" office:value-type="float"/>
          <table:table-cell table:number-matrix-columns-spanned="1" table:number-matrix-rows-spanned="1" table:formula="of:=SUM([.FJ3:.FJ32]&gt;[.$HC3:.$HC32])" office:value-type="float"/>
          <table:table-cell table:style-name="cellBest" table:number-matrix-columns-spanned="1" table:number-matrix-rows-spanned="1" table:formula="of:=SUM([.FK3:.FK32]&gt;[.$HD3:.$HD32])" office:value-type="float"/>
          <table:table-cell table:number-matrix-columns-spanned="1" table:number-matrix-rows-spanned="1" table:formula="of:=SUM([.FL3:.FL32]&gt;[.$HE3:.$HE32])" office:value-type="float"/>
          <table:table-cell table:number-matrix-columns-spanned="1" table:number-matrix-rows-spanned="1" table:formula="of:=SUM([.FM3:.FM32]&gt;[.$HF3:.$HF32])" office:value-type="float"/>
          <table:table-cell table:number-matrix-columns-spanned="1" table:number-matrix-rows-spanned="1" table:formula="of:=SUM([.FN3:.FN32]&gt;[.$HG3:.$HG32])" office:value-type="float"/>
          <table:table-cell table:number-matrix-columns-spanned="1" table:number-matrix-rows-spanned="1" table:formula="of:=SUM([.FO3:.FO32]&gt;[.$HC3:.$HC32])" office:value-type="float"/>
          <table:table-cell table:number-matrix-columns-spanned="1" table:number-matrix-rows-spanned="1" table:formula="of:=SUM([.FP3:.FP32]&gt;[.$HD3:.$HD32])" office:value-type="float"/>
          <table:table-cell table:number-matrix-columns-spanned="1" table:number-matrix-rows-spanned="1" table:formula="of:=SUM([.FQ3:.FQ32]&gt;[.$HE3:.$HE32])" office:value-type="float"/>
          <table:table-cell table:number-matrix-columns-spanned="1" table:number-matrix-rows-spanned="1" table:formula="of:=SUM([.FR3:.FR32]&gt;[.$HF3:.$HF32])" office:value-type="float"/>
          <table:table-cell table:style-name="cellBest" table:number-matrix-columns-spanned="1" table:number-matrix-rows-spanned="1" table:formula="of:=SUM([.FS3:.FS32]&gt;[.$HG3:.$HG32])" office:value-type="float"/>
          <table:table-cell table:number-matrix-columns-spanned="1" table:number-matrix-rows-spanned="1" table:formula="of:=SUM([.FT3:.FT32]&gt;[.$HC3:.$HC32])" office:value-type="float"/>
          <table:table-cell table:number-matrix-columns-spanned="1" table:number-matrix-rows-spanned="1" table:formula="of:=SUM([.FU3:.FU32]&gt;[.$HD3:.$HD32])" office:value-type="float"/>
          <table:table-cell table:number-matrix-columns-spanned="1" table:number-matrix-rows-spanned="1" table:formula="of:=SUM([.FV3:.FV32]&gt;[.$HE3:.$HE32])" office:value-type="float"/>
          <table:table-cell table:number-matrix-columns-spanned="1" table:number-matrix-rows-spanned="1" table:formula="of:=SUM([.FW3:.FW32]&gt;[.$HF3:.$HF32])" office:value-type="float"/>
          <table:table-cell table:number-matrix-columns-spanned="1" table:number-matrix-rows-spanned="1" table:formula="of:=SUM([.FX3:.FX32]&gt;[.$HG3:.$HG32])" office:value-type="float"/>
          <table:table-cell table:number-matrix-columns-spanned="1" table:number-matrix-rows-spanned="1" table:formula="of:=SUM([.FY3:.FY32]&gt;[.$HC3:.$HC32])" office:value-type="float"/>
          <table:table-cell table:number-matrix-columns-spanned="1" table:number-matrix-rows-spanned="1" table:formula="of:=SUM([.FZ3:.FZ32]&gt;[.$HD3:.$HD32])" office:value-type="float"/>
          <table:table-cell table:number-matrix-columns-spanned="1" table:number-matrix-rows-spanned="1" table:formula="of:=SUM([.GA3:.GA32]&gt;[.$HE3:.$HE32])" office:value-type="float"/>
          <table:table-cell table:number-matrix-columns-spanned="1" table:number-matrix-rows-spanned="1" table:formula="of:=SUM([.GB3:.GB32]&gt;[.$HF3:.$HF32])" office:value-type="float"/>
          <table:table-cell table:number-matrix-columns-spanned="1" table:number-matrix-rows-spanned="1" table:formula="of:=SUM([.GC3:.GC32]&gt;[.$HG3:.$HG32])" office:value-type="float"/>
          <table:table-cell table:style-name="cellWorst" table:number-matrix-columns-spanned="1" table:number-matrix-rows-spanned="1" table:formula="of:=SUM([.GD3:.GD32]&gt;[.$HC3:.$HC32])" office:value-type="float"/>
          <table:table-cell table:style-name="cellWorst" table:number-matrix-columns-spanned="1" table:number-matrix-rows-spanned="1" table:formula="of:=SUM([.GE3:.GE32]&gt;[.$HD3:.$HD32])" office:value-type="float"/>
          <table:table-cell table:number-matrix-columns-spanned="1" table:number-matrix-rows-spanned="1" table:formula="of:=SUM([.GF3:.GF32]&gt;[.$HE3:.$HE32])" office:value-type="float"/>
          <table:table-cell table:style-name="cellWorst" table:number-matrix-columns-spanned="1" table:number-matrix-rows-spanned="1" table:formula="of:=SUM([.GG3:.GG32]&gt;[.$HF3:.$HF32])" office:value-type="float"/>
          <table:table-cell table:style-name="cellWorst" table:number-matrix-columns-spanned="1" table:number-matrix-rows-spanned="1" table:formula="of:=SUM([.GH3:.GH32]&gt;[.$HG3:.$HG32])" office:value-type="float"/>
          <table:table-cell table:number-matrix-columns-spanned="1" table:number-matrix-rows-spanned="1" table:formula="of:=SUM([.GI3:.GI32]&gt;[.$HC3:.$HC32])" office:value-type="float"/>
          <table:table-cell table:style-name="cellBest" table:number-matrix-columns-spanned="1" table:number-matrix-rows-spanned="1" table:formula="of:=SUM([.GJ3:.GJ32]&gt;[.$HD3:.$HD32])" office:value-type="float"/>
          <table:table-cell table:number-matrix-columns-spanned="1" table:number-matrix-rows-spanned="1" table:formula="of:=SUM([.GK3:.GK32]&gt;[.$HE3:.$HE32])" office:value-type="float"/>
          <table:table-cell table:number-matrix-columns-spanned="1" table:number-matrix-rows-spanned="1" table:formula="of:=SUM([.GL3:.GL32]&gt;[.$HF3:.$HF32])" office:value-type="float"/>
          <table:table-cell table:number-matrix-columns-spanned="1" table:number-matrix-rows-spanned="1" table:formula="of:=SUM([.GM3:.GM32]&gt;[.$HG3:.$HG32])" office:value-type="float"/>
          <table:table-cell table:number-matrix-columns-spanned="1" table:number-matrix-rows-spanned="1" table:formula="of:=SUM([.GN3:.GN32]&gt;[.$HC3:.$HC32])" office:value-type="float"/>
          <table:table-cell table:number-matrix-columns-spanned="1" table:number-matrix-rows-spanned="1" table:formula="of:=SUM([.GO3:.GO32]&gt;[.$HD3:.$HD32])" office:value-type="float"/>
          <table:table-cell table:number-matrix-columns-spanned="1" table:number-matrix-rows-spanned="1" table:formula="of:=SUM([.GP3:.GP32]&gt;[.$HE3:.$HE32])" office:value-type="float"/>
          <table:table-cell table:number-matrix-columns-spanned="1" table:number-matrix-rows-spanned="1" table:formula="of:=SUM([.GQ3:.GQ32]&gt;[.$HF3:.$HF32])" office:value-type="float"/>
          <table:table-cell table:number-matrix-columns-spanned="1" table:number-matrix-rows-spanned="1" table:formula="of:=SUM([.GR3:.GR32]&gt;[.$HG3:.$HG32])" office:value-type="float"/>
          <table:table-cell table:style-name="cellWorst" table:number-matrix-columns-spanned="1" table:number-matrix-rows-spanned="1" table:formula="of:=SUM([.GS3:.GS32]&gt;[.$HC3:.$HC32])" office:value-type="float"/>
          <table:table-cell table:number-matrix-columns-spanned="1" table:number-matrix-rows-spanned="1" table:formula="of:=SUM([.GT3:.GT32]&gt;[.$HD3:.$HD32])" office:value-type="float"/>
          <table:table-cell table:number-matrix-columns-spanned="1" table:number-matrix-rows-spanned="1" table:formula="of:=SUM([.GU3:.GU32]&gt;[.$HE3:.$HE32])" office:value-type="float"/>
          <table:table-cell table:number-matrix-columns-spanned="1" table:number-matrix-rows-spanned="1" table:formula="of:=SUM([.GV3:.GV32]&gt;[.$HF3:.$HF32])" office:value-type="float"/>
          <table:table-cell table:style-name="cellWorst" table:number-matrix-columns-spanned="1" table:number-matrix-rows-spanned="1" table:formula="of:=SUM([.GW3:.GW32]&gt;[.$HG3:.$HG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/>
          <table:table-cell table:number-matrix-columns-spanned="1" table:number-matrix-rows-spanned="1" table:formula="of:=SUM([.C3:.C32]=[.$HI3:.$HI32])" office:value-type="float"/>
          <table:table-cell table:number-matrix-columns-spanned="1" table:number-matrix-rows-spanned="1" table:formula="of:=SUM([.D3:.D32]=[.$HJ3:.$HJ32])" office:value-type="float"/>
          <table:table-cell table:number-matrix-columns-spanned="1" table:number-matrix-rows-spanned="1" table:formula="of:=SUM([.E3:.E32]=[.$HK3:.$HK32])" office:value-type="float"/>
          <table:table-cell table:number-matrix-columns-spanned="1" table:number-matrix-rows-spanned="1" table:formula="of:=SUM([.F3:.F32]=[.$HH3:.$HH32])" office:value-type="float"/>
          <table:table-cell table:number-matrix-columns-spanned="1" table:number-matrix-rows-spanned="1" table:formula="of:=SUM([.G3:.G32]=[.$HI3:.$HI32])" office:value-type="float"/>
          <table:table-cell table:number-matrix-columns-spanned="1" table:number-matrix-rows-spanned="1" table:formula="of:=SUM([.H3:.H32]=[.$HJ3:.$HJ32])" office:value-type="float"/>
          <table:table-cell table:number-matrix-columns-spanned="1" table:number-matrix-rows-spanned="1" table:formula="of:=SUM([.I3:.I32]=[.$HK3:.$HK32])" office:value-type="float"/>
          <table:table-cell table:number-matrix-columns-spanned="1" table:number-matrix-rows-spanned="1" table:formula="of:=SUM([.J3:.J32]=[.$HL3:.$HL32])" office:value-type="float"/>
          <table:table-cell table:number-matrix-columns-spanned="1" table:number-matrix-rows-spanned="1" table:formula="of:=SUM([.K3:.K32]=[.$HH3:.$HH32])" office:value-type="float"/>
          <table:table-cell table:number-matrix-columns-spanned="1" table:number-matrix-rows-spanned="1" table:formula="of:=SUM([.L3:.L32]=[.$HI3:.$HI32])" office:value-type="float"/>
          <table:table-cell table:number-matrix-columns-spanned="1" table:number-matrix-rows-spanned="1" table:formula="of:=SUM([.M3:.M32]=[.$HJ3:.$HJ32])" office:value-type="float"/>
          <table:table-cell table:number-matrix-columns-spanned="1" table:number-matrix-rows-spanned="1" table:formula="of:=SUM([.N3:.N32]=[.$HK3:.$HK32])" office:value-type="float"/>
          <table:table-cell table:number-matrix-columns-spanned="1" table:number-matrix-rows-spanned="1" table:formula="of:=SUM([.O3:.O32]=[.$HL3:.$HL32])" office:value-type="float"/>
          <table:table-cell table:number-matrix-columns-spanned="1" table:number-matrix-rows-spanned="1" table:formula="of:=SUM([.P3:.P32]=[.$HH3:.$HH32])" office:value-type="float"/>
          <table:table-cell table:number-matrix-columns-spanned="1" table:number-matrix-rows-spanned="1" table:formula="of:=SUM([.Q3:.Q32]=[.$HI3:.$HI32])" office:value-type="float"/>
          <table:table-cell table:number-matrix-columns-spanned="1" table:number-matrix-rows-spanned="1" table:formula="of:=SUM([.R3:.R32]=[.$HJ3:.$HJ32])" office:value-type="float"/>
          <table:table-cell table:number-matrix-columns-spanned="1" table:number-matrix-rows-spanned="1" table:formula="of:=SUM([.S3:.S32]=[.$HK3:.$HK32])" office:value-type="float"/>
          <table:table-cell table:number-matrix-columns-spanned="1" table:number-matrix-rows-spanned="1" table:formula="of:=SUM([.T3:.T32]=[.$HL3:.$HL32])" office:value-type="float"/>
          <table:table-cell table:number-matrix-columns-spanned="1" table:number-matrix-rows-spanned="1" table:formula="of:=SUM([.U3:.U32]=[.$HH3:.$HH32])" office:value-type="float"/>
          <table:table-cell table:number-matrix-columns-spanned="1" table:number-matrix-rows-spanned="1" table:formula="of:=SUM([.V3:.V32]=[.$HI3:.$HI32])" office:value-type="float"/>
          <table:table-cell table:number-matrix-columns-spanned="1" table:number-matrix-rows-spanned="1" table:formula="of:=SUM([.W3:.W32]=[.$HJ3:.$HJ32])" office:value-type="float"/>
          <table:table-cell table:number-matrix-columns-spanned="1" table:number-matrix-rows-spanned="1" table:formula="of:=SUM([.X3:.X32]=[.$HK3:.$HK32])" office:value-type="float"/>
          <table:table-cell table:number-matrix-columns-spanned="1" table:number-matrix-rows-spanned="1" table:formula="of:=SUM([.Y3:.Y32]=[.$HL3:.$HL32])" office:value-type="float"/>
          <table:table-cell table:number-matrix-columns-spanned="1" table:number-matrix-rows-spanned="1" table:formula="of:=SUM([.Z3:.Z32]=[.$HH3:.$HH32])" office:value-type="float"/>
          <table:table-cell table:number-matrix-columns-spanned="1" table:number-matrix-rows-spanned="1" table:formula="of:=SUM([.AA3:.AA32]=[.$HI3:.$HI32])" office:value-type="float"/>
          <table:table-cell table:number-matrix-columns-spanned="1" table:number-matrix-rows-spanned="1" table:formula="of:=SUM([.AB3:.AB32]=[.$HJ3:.$HJ32])" office:value-type="float"/>
          <table:table-cell table:number-matrix-columns-spanned="1" table:number-matrix-rows-spanned="1" table:formula="of:=SUM([.AC3:.AC32]=[.$HK3:.$HK32])" office:value-type="float"/>
          <table:table-cell table:number-matrix-columns-spanned="1" table:number-matrix-rows-spanned="1" table:formula="of:=SUM([.AD3:.AD32]=[.$HL3:.$HL32])" office:value-type="float"/>
          <table:table-cell table:number-matrix-columns-spanned="1" table:number-matrix-rows-spanned="1" table:formula="of:=SUM([.AE3:.AE32]=[.$HH3:.$HH32])" office:value-type="float"/>
          <table:table-cell table:number-matrix-columns-spanned="1" table:number-matrix-rows-spanned="1" table:formula="of:=SUM([.AF3:.AF32]=[.$HI3:.$HI32])" office:value-type="float"/>
          <table:table-cell table:number-matrix-columns-spanned="1" table:number-matrix-rows-spanned="1" table:formula="of:=SUM([.AG3:.AG32]=[.$HJ3:.$HJ32])" office:value-type="float"/>
          <table:table-cell table:number-matrix-columns-spanned="1" table:number-matrix-rows-spanned="1" table:formula="of:=SUM([.AH3:.AH32]=[.$HK3:.$HK32])" office:value-type="float"/>
          <table:table-cell table:number-matrix-columns-spanned="1" table:number-matrix-rows-spanned="1" table:formula="of:=SUM([.AI3:.AI32]=[.$HL3:.$HL32])" office:value-type="float"/>
          <table:table-cell table:number-matrix-columns-spanned="1" table:number-matrix-rows-spanned="1" table:formula="of:=SUM([.AJ3:.AJ32]=[.$HH3:.$HH32])" office:value-type="float"/>
          <table:table-cell table:number-matrix-columns-spanned="1" table:number-matrix-rows-spanned="1" table:formula="of:=SUM([.AK3:.AK32]=[.$HI3:.$HI32])" office:value-type="float"/>
          <table:table-cell table:number-matrix-columns-spanned="1" table:number-matrix-rows-spanned="1" table:formula="of:=SUM([.AL3:.AL32]=[.$HJ3:.$HJ32])" office:value-type="float"/>
          <table:table-cell table:number-matrix-columns-spanned="1" table:number-matrix-rows-spanned="1" table:formula="of:=SUM([.AM3:.AM32]=[.$HK3:.$HK32])" office:value-type="float"/>
          <table:table-cell table:number-matrix-columns-spanned="1" table:number-matrix-rows-spanned="1" table:formula="of:=SUM([.AN3:.AN32]=[.$HL3:.$HL32])" office:value-type="float"/>
          <table:table-cell table:number-matrix-columns-spanned="1" table:number-matrix-rows-spanned="1" table:formula="of:=SUM([.AO3:.AO32]=[.$HH3:.$HH32])" office:value-type="float"/>
          <table:table-cell table:number-matrix-columns-spanned="1" table:number-matrix-rows-spanned="1" table:formula="of:=SUM([.AP3:.AP32]=[.$HI3:.$HI32])" office:value-type="float"/>
          <table:table-cell table:number-matrix-columns-spanned="1" table:number-matrix-rows-spanned="1" table:formula="of:=SUM([.AQ3:.AQ32]=[.$HJ3:.$HJ32])" office:value-type="float"/>
          <table:table-cell table:number-matrix-columns-spanned="1" table:number-matrix-rows-spanned="1" table:formula="of:=SUM([.AR3:.AR32]=[.$HK3:.$HK32])" office:value-type="float"/>
          <table:table-cell table:number-matrix-columns-spanned="1" table:number-matrix-rows-spanned="1" table:formula="of:=SUM([.AS3:.AS32]=[.$HL3:.$HL32])" office:value-type="float"/>
          <table:table-cell table:number-matrix-columns-spanned="1" table:number-matrix-rows-spanned="1" table:formula="of:=SUM([.AT3:.AT32]=[.$HH3:.$HH32])" office:value-type="float"/>
          <table:table-cell table:number-matrix-columns-spanned="1" table:number-matrix-rows-spanned="1" table:formula="of:=SUM([.AU3:.AU32]=[.$HI3:.$HI32])" office:value-type="float"/>
          <table:table-cell table:number-matrix-columns-spanned="1" table:number-matrix-rows-spanned="1" table:formula="of:=SUM([.AV3:.AV32]=[.$HJ3:.$HJ32])" office:value-type="float"/>
          <table:table-cell table:number-matrix-columns-spanned="1" table:number-matrix-rows-spanned="1" table:formula="of:=SUM([.AW3:.AW32]=[.$HK3:.$HK32])" office:value-type="float"/>
          <table:table-cell table:number-matrix-columns-spanned="1" table:number-matrix-rows-spanned="1" table:formula="of:=SUM([.AX3:.AX32]=[.$HL3:.$HL32])" office:value-type="float"/>
          <table:table-cell table:number-matrix-columns-spanned="1" table:number-matrix-rows-spanned="1" table:formula="of:=SUM([.AY3:.AY32]=[.$HH3:.$HH32])" office:value-type="float"/>
          <table:table-cell table:number-matrix-columns-spanned="1" table:number-matrix-rows-spanned="1" table:formula="of:=SUM([.AZ3:.AZ32]=[.$HI3:.$HI32])" office:value-type="float"/>
          <table:table-cell table:number-matrix-columns-spanned="1" table:number-matrix-rows-spanned="1" table:formula="of:=SUM([.BA3:.BA32]=[.$HJ3:.$HJ32])" office:value-type="float"/>
          <table:table-cell table:number-matrix-columns-spanned="1" table:number-matrix-rows-spanned="1" table:formula="of:=SUM([.BB3:.BB32]=[.$HK3:.$HK32])" office:value-type="float"/>
          <table:table-cell table:number-matrix-columns-spanned="1" table:number-matrix-rows-spanned="1" table:formula="of:=SUM([.BC3:.BC32]=[.$HL3:.$HL32])" office:value-type="float"/>
          <table:table-cell table:number-matrix-columns-spanned="1" table:number-matrix-rows-spanned="1" table:formula="of:=SUM([.BD3:.BD32]=[.$HH3:.$HH32])" office:value-type="float"/>
          <table:table-cell table:number-matrix-columns-spanned="1" table:number-matrix-rows-spanned="1" table:formula="of:=SUM([.BE3:.BE32]=[.$HI3:.$HI32])" office:value-type="float"/>
          <table:table-cell table:number-matrix-columns-spanned="1" table:number-matrix-rows-spanned="1" table:formula="of:=SUM([.BF3:.BF32]=[.$HJ3:.$HJ32])" office:value-type="float"/>
          <table:table-cell table:number-matrix-columns-spanned="1" table:number-matrix-rows-spanned="1" table:formula="of:=SUM([.BG3:.BG32]=[.$HK3:.$HK32])" office:value-type="float"/>
          <table:table-cell table:number-matrix-columns-spanned="1" table:number-matrix-rows-spanned="1" table:formula="of:=SUM([.BH3:.BH32]=[.$HL3:.$HL32])" office:value-type="float"/>
          <table:table-cell table:number-matrix-columns-spanned="1" table:number-matrix-rows-spanned="1" table:formula="of:=SUM([.BI3:.BI32]=[.$HH3:.$HH32])" office:value-type="float"/>
          <table:table-cell table:number-matrix-columns-spanned="1" table:number-matrix-rows-spanned="1" table:formula="of:=SUM([.BJ3:.BJ32]=[.$HI3:.$HI32])" office:value-type="float"/>
          <table:table-cell table:number-matrix-columns-spanned="1" table:number-matrix-rows-spanned="1" table:formula="of:=SUM([.BK3:.BK32]=[.$HJ3:.$HJ32])" office:value-type="float"/>
          <table:table-cell table:number-matrix-columns-spanned="1" table:number-matrix-rows-spanned="1" table:formula="of:=SUM([.BL3:.BL32]=[.$HK3:.$HK32])" office:value-type="float"/>
          <table:table-cell table:number-matrix-columns-spanned="1" table:number-matrix-rows-spanned="1" table:formula="of:=SUM([.BM3:.BM32]=[.$HL3:.$HL32])" office:value-type="float"/>
          <table:table-cell table:number-matrix-columns-spanned="1" table:number-matrix-rows-spanned="1" table:formula="of:=SUM([.BN3:.BN32]=[.$HH3:.$HH32])" office:value-type="float"/>
          <table:table-cell table:number-matrix-columns-spanned="1" table:number-matrix-rows-spanned="1" table:formula="of:=SUM([.BO3:.BO32]=[.$HI3:.$HI32])" office:value-type="float"/>
          <table:table-cell table:number-matrix-columns-spanned="1" table:number-matrix-rows-spanned="1" table:formula="of:=SUM([.BP3:.BP32]=[.$HJ3:.$HJ32])" office:value-type="float"/>
          <table:table-cell table:number-matrix-columns-spanned="1" table:number-matrix-rows-spanned="1" table:formula="of:=SUM([.BQ3:.BQ32]=[.$HK3:.$HK32])" office:value-type="float"/>
          <table:table-cell table:number-matrix-columns-spanned="1" table:number-matrix-rows-spanned="1" table:formula="of:=SUM([.BR3:.BR32]=[.$HL3:.$HL32])" office:value-type="float"/>
          <table:table-cell table:number-matrix-columns-spanned="1" table:number-matrix-rows-spanned="1" table:formula="of:=SUM([.BS3:.BS32]=[.$HH3:.$HH32])" office:value-type="float"/>
          <table:table-cell table:number-matrix-columns-spanned="1" table:number-matrix-rows-spanned="1" table:formula="of:=SUM([.BT3:.BT32]=[.$HI3:.$HI32])" office:value-type="float"/>
          <table:table-cell table:number-matrix-columns-spanned="1" table:number-matrix-rows-spanned="1" table:formula="of:=SUM([.BU3:.BU32]=[.$HJ3:.$HJ32])" office:value-type="float"/>
          <table:table-cell table:number-matrix-columns-spanned="1" table:number-matrix-rows-spanned="1" table:formula="of:=SUM([.BV3:.BV32]=[.$HK3:.$HK32])" office:value-type="float"/>
          <table:table-cell table:number-matrix-columns-spanned="1" table:number-matrix-rows-spanned="1" table:formula="of:=SUM([.BW3:.BW32]=[.$HL3:.$HL32])" office:value-type="float"/>
          <table:table-cell table:number-matrix-columns-spanned="1" table:number-matrix-rows-spanned="1" table:formula="of:=SUM([.BX3:.BX32]=[.$HH3:.$HH32])" office:value-type="float"/>
          <table:table-cell table:number-matrix-columns-spanned="1" table:number-matrix-rows-spanned="1" table:formula="of:=SUM([.BY3:.BY32]=[.$HI3:.$HI32])" office:value-type="float"/>
          <table:table-cell table:number-matrix-columns-spanned="1" table:number-matrix-rows-spanned="1" table:formula="of:=SUM([.BZ3:.BZ32]=[.$HJ3:.$HJ32])" office:value-type="float"/>
          <table:table-cell table:number-matrix-columns-spanned="1" table:number-matrix-rows-spanned="1" table:formula="of:=SUM([.CA3:.CA32]=[.$HK3:.$HK32])" office:value-type="float"/>
          <table:table-cell table:number-matrix-columns-spanned="1" table:number-matrix-rows-spanned="1" table:formula="of:=SUM([.CB3:.CB32]=[.$HL3:.$HL32])" office:value-type="float"/>
          <table:table-cell table:number-matrix-columns-spanned="1" table:number-matrix-rows-spanned="1" table:formula="of:=SUM([.CC3:.CC32]=[.$HH3:.$HH32])" office:value-type="float"/>
          <table:table-cell table:number-matrix-columns-spanned="1" table:number-matrix-rows-spanned="1" table:formula="of:=SUM([.CD3:.CD32]=[.$HI3:.$HI32])" office:value-type="float"/>
          <table:table-cell table:number-matrix-columns-spanned="1" table:number-matrix-rows-spanned="1" table:formula="of:=SUM([.CE3:.CE32]=[.$HJ3:.$HJ32])" office:value-type="float"/>
          <table:table-cell table:number-matrix-columns-spanned="1" table:number-matrix-rows-spanned="1" table:formula="of:=SUM([.CF3:.CF32]=[.$HK3:.$HK32])" office:value-type="float"/>
          <table:table-cell table:number-matrix-columns-spanned="1" table:number-matrix-rows-spanned="1" table:formula="of:=SUM([.CG3:.CG32]=[.$HL3:.$HL32])" office:value-type="float"/>
          <table:table-cell table:number-matrix-columns-spanned="1" table:number-matrix-rows-spanned="1" table:formula="of:=SUM([.CH3:.CH32]=[.$HH3:.$HH32])" office:value-type="float"/>
          <table:table-cell table:number-matrix-columns-spanned="1" table:number-matrix-rows-spanned="1" table:formula="of:=SUM([.CI3:.CI32]=[.$HI3:.$HI32])" office:value-type="float"/>
          <table:table-cell table:number-matrix-columns-spanned="1" table:number-matrix-rows-spanned="1" table:formula="of:=SUM([.CJ3:.CJ32]=[.$HJ3:.$HJ32])" office:value-type="float"/>
          <table:table-cell table:number-matrix-columns-spanned="1" table:number-matrix-rows-spanned="1" table:formula="of:=SUM([.CK3:.CK32]=[.$HK3:.$HK32])" office:value-type="float"/>
          <table:table-cell table:number-matrix-columns-spanned="1" table:number-matrix-rows-spanned="1" table:formula="of:=SUM([.CL3:.CL32]=[.$HL3:.$HL32])" office:value-type="float"/>
          <table:table-cell table:style-name="cellWorst" table:number-matrix-columns-spanned="1" table:number-matrix-rows-spanned="1" table:formula="of:=SUM([.CM3:.CM32]=[.$HH3:.$HH32])" office:value-type="float"/>
          <table:table-cell table:style-name="cellWorst" table:number-matrix-columns-spanned="1" table:number-matrix-rows-spanned="1" table:formula="of:=SUM([.CN3:.CN32]=[.$HI3:.$HI32])" office:value-type="float"/>
          <table:table-cell table:number-matrix-columns-spanned="1" table:number-matrix-rows-spanned="1" table:formula="of:=SUM([.CO3:.CO32]=[.$HJ3:.$HJ32])" office:value-type="float"/>
          <table:table-cell table:number-matrix-columns-spanned="1" table:number-matrix-rows-spanned="1" table:formula="of:=SUM([.CP3:.CP32]=[.$HK3:.$HK32])" office:value-type="float"/>
          <table:table-cell table:number-matrix-columns-spanned="1" table:number-matrix-rows-spanned="1" table:formula="of:=SUM([.CQ3:.CQ32]=[.$HL3:.$HL32])" office:value-type="float"/>
          <table:table-cell table:number-matrix-columns-spanned="1" table:number-matrix-rows-spanned="1" table:formula="of:=SUM([.CR3:.CR32]=[.$HH3:.$HH32])" office:value-type="float"/>
          <table:table-cell table:number-matrix-columns-spanned="1" table:number-matrix-rows-spanned="1" table:formula="of:=SUM([.CS3:.CS32]=[.$HI3:.$HI32])" office:value-type="float"/>
          <table:table-cell table:number-matrix-columns-spanned="1" table:number-matrix-rows-spanned="1" table:formula="of:=SUM([.CT3:.CT32]=[.$HJ3:.$HJ32])" office:value-type="float"/>
          <table:table-cell table:number-matrix-columns-spanned="1" table:number-matrix-rows-spanned="1" table:formula="of:=SUM([.CU3:.CU32]=[.$HK3:.$HK32])" office:value-type="float"/>
          <table:table-cell table:number-matrix-columns-spanned="1" table:number-matrix-rows-spanned="1" table:formula="of:=SUM([.CV3:.CV32]=[.$HL3:.$HL32])" office:value-type="float"/>
          <table:table-cell table:number-matrix-columns-spanned="1" table:number-matrix-rows-spanned="1" table:formula="of:=SUM([.CW3:.CW32]=[.$HH3:.$HH32])" office:value-type="float"/>
          <table:table-cell table:number-matrix-columns-spanned="1" table:number-matrix-rows-spanned="1" table:formula="of:=SUM([.CX3:.CX32]=[.$HI3:.$HI32])" office:value-type="float"/>
          <table:table-cell table:number-matrix-columns-spanned="1" table:number-matrix-rows-spanned="1" table:formula="of:=SUM([.CY3:.CY32]=[.$HJ3:.$HJ32])" office:value-type="float"/>
          <table:table-cell table:number-matrix-columns-spanned="1" table:number-matrix-rows-spanned="1" table:formula="of:=SUM([.CZ3:.CZ32]=[.$HK3:.$HK32])" office:value-type="float"/>
          <table:table-cell table:number-matrix-columns-spanned="1" table:number-matrix-rows-spanned="1" table:formula="of:=SUM([.DA3:.DA32]=[.$HL3:.$HL32])" office:value-type="float"/>
          <table:table-cell table:number-matrix-columns-spanned="1" table:number-matrix-rows-spanned="1" table:formula="of:=SUM([.DB3:.DB32]=[.$HH3:.$HH32])" office:value-type="float"/>
          <table:table-cell table:number-matrix-columns-spanned="1" table:number-matrix-rows-spanned="1" table:formula="of:=SUM([.DC3:.DC32]=[.$HI3:.$HI32])" office:value-type="float"/>
          <table:table-cell table:style-name="cellWorst" table:number-matrix-columns-spanned="1" table:number-matrix-rows-spanned="1" table:formula="of:=SUM([.DD3:.DD32]=[.$HJ3:.$HJ32])" office:value-type="float"/>
          <table:table-cell table:number-matrix-columns-spanned="1" table:number-matrix-rows-spanned="1" table:formula="of:=SUM([.DE3:.DE32]=[.$HK3:.$HK32])" office:value-type="float"/>
          <table:table-cell table:number-matrix-columns-spanned="1" table:number-matrix-rows-spanned="1" table:formula="of:=SUM([.DF3:.DF32]=[.$HL3:.$HL32])" office:value-type="float"/>
          <table:table-cell table:number-matrix-columns-spanned="1" table:number-matrix-rows-spanned="1" table:formula="of:=SUM([.DG3:.DG32]=[.$HH3:.$HH32])" office:value-type="float"/>
          <table:table-cell table:number-matrix-columns-spanned="1" table:number-matrix-rows-spanned="1" table:formula="of:=SUM([.DH3:.DH32]=[.$HI3:.$HI32])" office:value-type="float"/>
          <table:table-cell table:number-matrix-columns-spanned="1" table:number-matrix-rows-spanned="1" table:formula="of:=SUM([.DI3:.DI32]=[.$HJ3:.$HJ32])" office:value-type="float"/>
          <table:table-cell table:number-matrix-columns-spanned="1" table:number-matrix-rows-spanned="1" table:formula="of:=SUM([.DJ3:.DJ32]=[.$HK3:.$HK32])" office:value-type="float"/>
          <table:table-cell table:number-matrix-columns-spanned="1" table:number-matrix-rows-spanned="1" table:formula="of:=SUM([.DK3:.DK32]=[.$HL3:.$HL32])" office:value-type="float"/>
          <table:table-cell table:number-matrix-columns-spanned="1" table:number-matrix-rows-spanned="1" table:formula="of:=SUM([.DL3:.DL32]=[.$HH3:.$HH32])" office:value-type="float"/>
          <table:table-cell table:number-matrix-columns-spanned="1" table:number-matrix-rows-spanned="1" table:formula="of:=SUM([.DM3:.DM32]=[.$HI3:.$HI32])" office:value-type="float"/>
          <table:table-cell table:number-matrix-columns-spanned="1" table:number-matrix-rows-spanned="1" table:formula="of:=SUM([.DN3:.DN32]=[.$HJ3:.$HJ32])" office:value-type="float"/>
          <table:table-cell table:number-matrix-columns-spanned="1" table:number-matrix-rows-spanned="1" table:formula="of:=SUM([.DO3:.DO32]=[.$HK3:.$HK32])" office:value-type="float"/>
          <table:table-cell table:number-matrix-columns-spanned="1" table:number-matrix-rows-spanned="1" table:formula="of:=SUM([.DP3:.DP32]=[.$HL3:.$HL32])" office:value-type="float"/>
          <table:table-cell table:number-matrix-columns-spanned="1" table:number-matrix-rows-spanned="1" table:formula="of:=SUM([.DQ3:.DQ32]=[.$HH3:.$HH32])" office:value-type="float"/>
          <table:table-cell table:number-matrix-columns-spanned="1" table:number-matrix-rows-spanned="1" table:formula="of:=SUM([.DR3:.DR32]=[.$HI3:.$HI32])" office:value-type="float"/>
          <table:table-cell table:number-matrix-columns-spanned="1" table:number-matrix-rows-spanned="1" table:formula="of:=SUM([.DS3:.DS32]=[.$HJ3:.$HJ32])" office:value-type="float"/>
          <table:table-cell table:number-matrix-columns-spanned="1" table:number-matrix-rows-spanned="1" table:formula="of:=SUM([.DT3:.DT32]=[.$HK3:.$HK32])" office:value-type="float"/>
          <table:table-cell table:number-matrix-columns-spanned="1" table:number-matrix-rows-spanned="1" table:formula="of:=SUM([.DU3:.DU32]=[.$HL3:.$HL32])" office:value-type="float"/>
          <table:table-cell table:style-name="cellBest" table:number-matrix-columns-spanned="1" table:number-matrix-rows-spanned="1" table:formula="of:=SUM([.DV3:.DV32]=[.$HH3:.$HH32])" office:value-type="float"/>
          <table:table-cell table:style-name="cellBest" table:number-matrix-columns-spanned="1" table:number-matrix-rows-spanned="1" table:formula="of:=SUM([.DW3:.DW32]=[.$HI3:.$HI32])" office:value-type="float"/>
          <table:table-cell table:number-matrix-columns-spanned="1" table:number-matrix-rows-spanned="1" table:formula="of:=SUM([.DX3:.DX32]=[.$HJ3:.$HJ32])" office:value-type="float"/>
          <table:table-cell table:number-matrix-columns-spanned="1" table:number-matrix-rows-spanned="1" table:formula="of:=SUM([.DY3:.DY32]=[.$HK3:.$HK32])" office:value-type="float"/>
          <table:table-cell table:number-matrix-columns-spanned="1" table:number-matrix-rows-spanned="1" table:formula="of:=SUM([.DZ3:.DZ32]=[.$HL3:.$HL32])" office:value-type="float"/>
          <table:table-cell table:number-matrix-columns-spanned="1" table:number-matrix-rows-spanned="1" table:formula="of:=SUM([.EA3:.EA32]=[.$HH3:.$HH32])" office:value-type="float"/>
          <table:table-cell table:number-matrix-columns-spanned="1" table:number-matrix-rows-spanned="1" table:formula="of:=SUM([.EB3:.EB32]=[.$HI3:.$HI32])" office:value-type="float"/>
          <table:table-cell table:number-matrix-columns-spanned="1" table:number-matrix-rows-spanned="1" table:formula="of:=SUM([.EC3:.EC32]=[.$HJ3:.$HJ32])" office:value-type="float"/>
          <table:table-cell table:number-matrix-columns-spanned="1" table:number-matrix-rows-spanned="1" table:formula="of:=SUM([.ED3:.ED32]=[.$HK3:.$HK32])" office:value-type="float"/>
          <table:table-cell table:number-matrix-columns-spanned="1" table:number-matrix-rows-spanned="1" table:formula="of:=SUM([.EE3:.EE32]=[.$HL3:.$HL32])" office:value-type="float"/>
          <table:table-cell table:number-matrix-columns-spanned="1" table:number-matrix-rows-spanned="1" table:formula="of:=SUM([.EF3:.EF32]=[.$HH3:.$HH32])" office:value-type="float"/>
          <table:table-cell table:number-matrix-columns-spanned="1" table:number-matrix-rows-spanned="1" table:formula="of:=SUM([.EG3:.EG32]=[.$HI3:.$HI32])" office:value-type="float"/>
          <table:table-cell table:number-matrix-columns-spanned="1" table:number-matrix-rows-spanned="1" table:formula="of:=SUM([.EH3:.EH32]=[.$HJ3:.$HJ32])" office:value-type="float"/>
          <table:table-cell table:number-matrix-columns-spanned="1" table:number-matrix-rows-spanned="1" table:formula="of:=SUM([.EI3:.EI32]=[.$HK3:.$HK32])" office:value-type="float"/>
          <table:table-cell table:number-matrix-columns-spanned="1" table:number-matrix-rows-spanned="1" table:formula="of:=SUM([.EJ3:.EJ32]=[.$HL3:.$HL32])" office:value-type="float"/>
          <table:table-cell table:number-matrix-columns-spanned="1" table:number-matrix-rows-spanned="1" table:formula="of:=SUM([.EK3:.EK32]=[.$HH3:.$HH32])" office:value-type="float"/>
          <table:table-cell table:number-matrix-columns-spanned="1" table:number-matrix-rows-spanned="1" table:formula="of:=SUM([.EL3:.EL32]=[.$HI3:.$HI32])" office:value-type="float"/>
          <table:table-cell table:number-matrix-columns-spanned="1" table:number-matrix-rows-spanned="1" table:formula="of:=SUM([.EM3:.EM32]=[.$HJ3:.$HJ32])" office:value-type="float"/>
          <table:table-cell table:number-matrix-columns-spanned="1" table:number-matrix-rows-spanned="1" table:formula="of:=SUM([.EN3:.EN32]=[.$HK3:.$HK32])" office:value-type="float"/>
          <table:table-cell table:number-matrix-columns-spanned="1" table:number-matrix-rows-spanned="1" table:formula="of:=SUM([.EO3:.EO32]=[.$HL3:.$HL32])" office:value-type="float"/>
          <table:table-cell table:number-matrix-columns-spanned="1" table:number-matrix-rows-spanned="1" table:formula="of:=SUM([.EP3:.EP32]=[.$HH3:.$HH32])" office:value-type="float"/>
          <table:table-cell table:number-matrix-columns-spanned="1" table:number-matrix-rows-spanned="1" table:formula="of:=SUM([.EQ3:.EQ32]=[.$HI3:.$HI32])" office:value-type="float"/>
          <table:table-cell table:number-matrix-columns-spanned="1" table:number-matrix-rows-spanned="1" table:formula="of:=SUM([.ER3:.ER32]=[.$HJ3:.$HJ32])" office:value-type="float"/>
          <table:table-cell table:number-matrix-columns-spanned="1" table:number-matrix-rows-spanned="1" table:formula="of:=SUM([.ES3:.ES32]=[.$HK3:.$HK32])" office:value-type="float"/>
          <table:table-cell table:number-matrix-columns-spanned="1" table:number-matrix-rows-spanned="1" table:formula="of:=SUM([.ET3:.ET32]=[.$HL3:.$HL32])" office:value-type="float"/>
          <table:table-cell table:number-matrix-columns-spanned="1" table:number-matrix-rows-spanned="1" table:formula="of:=SUM([.EU3:.EU32]=[.$HH3:.$HH32])" office:value-type="float"/>
          <table:table-cell table:number-matrix-columns-spanned="1" table:number-matrix-rows-spanned="1" table:formula="of:=SUM([.EV3:.EV32]=[.$HI3:.$HI32])" office:value-type="float"/>
          <table:table-cell table:number-matrix-columns-spanned="1" table:number-matrix-rows-spanned="1" table:formula="of:=SUM([.EW3:.EW32]=[.$HJ3:.$HJ32])" office:value-type="float"/>
          <table:table-cell table:number-matrix-columns-spanned="1" table:number-matrix-rows-spanned="1" table:formula="of:=SUM([.EX3:.EX32]=[.$HK3:.$HK32])" office:value-type="float"/>
          <table:table-cell table:number-matrix-columns-spanned="1" table:number-matrix-rows-spanned="1" table:formula="of:=SUM([.EY3:.EY32]=[.$HL3:.$HL32])" office:value-type="float"/>
          <table:table-cell table:number-matrix-columns-spanned="1" table:number-matrix-rows-spanned="1" table:formula="of:=SUM([.EZ3:.EZ32]=[.$HH3:.$HH32])" office:value-type="float"/>
          <table:table-cell table:number-matrix-columns-spanned="1" table:number-matrix-rows-spanned="1" table:formula="of:=SUM([.FA3:.FA32]=[.$HI3:.$HI32])" office:value-type="float"/>
          <table:table-cell table:number-matrix-columns-spanned="1" table:number-matrix-rows-spanned="1" table:formula="of:=SUM([.FB3:.FB32]=[.$HJ3:.$HJ32])" office:value-type="float"/>
          <table:table-cell table:number-matrix-columns-spanned="1" table:number-matrix-rows-spanned="1" table:formula="of:=SUM([.FC3:.FC32]=[.$HK3:.$HK32])" office:value-type="float"/>
          <table:table-cell table:number-matrix-columns-spanned="1" table:number-matrix-rows-spanned="1" table:formula="of:=SUM([.FD3:.FD32]=[.$HL3:.$HL32])" office:value-type="float"/>
          <table:table-cell table:number-matrix-columns-spanned="1" table:number-matrix-rows-spanned="1" table:formula="of:=SUM([.FE3:.FE32]=[.$HH3:.$HH32])" office:value-type="float"/>
          <table:table-cell table:number-matrix-columns-spanned="1" table:number-matrix-rows-spanned="1" table:formula="of:=SUM([.FF3:.FF32]=[.$HI3:.$HI32])" office:value-type="float"/>
          <table:table-cell table:number-matrix-columns-spanned="1" table:number-matrix-rows-spanned="1" table:formula="of:=SUM([.FG3:.FG32]=[.$HJ3:.$HJ32])" office:value-type="float"/>
          <table:table-cell table:number-matrix-columns-spanned="1" table:number-matrix-rows-spanned="1" table:formula="of:=SUM([.FH3:.FH32]=[.$HK3:.$HK32])" office:value-type="float"/>
          <table:table-cell table:number-matrix-columns-spanned="1" table:number-matrix-rows-spanned="1" table:formula="of:=SUM([.FI3:.FI32]=[.$HL3:.$HL32])" office:value-type="float"/>
          <table:table-cell table:number-matrix-columns-spanned="1" table:number-matrix-rows-spanned="1" table:formula="of:=SUM([.FJ3:.FJ32]=[.$HH3:.$HH32])" office:value-type="float"/>
          <table:table-cell table:number-matrix-columns-spanned="1" table:number-matrix-rows-spanned="1" table:formula="of:=SUM([.FK3:.FK32]=[.$HI3:.$HI32])" office:value-type="float"/>
          <table:table-cell table:number-matrix-columns-spanned="1" table:number-matrix-rows-spanned="1" table:formula="of:=SUM([.FL3:.FL32]=[.$HJ3:.$HJ32])" office:value-type="float"/>
          <table:table-cell table:number-matrix-columns-spanned="1" table:number-matrix-rows-spanned="1" table:formula="of:=SUM([.FM3:.FM32]=[.$HK3:.$HK32])" office:value-type="float"/>
          <table:table-cell table:number-matrix-columns-spanned="1" table:number-matrix-rows-spanned="1" table:formula="of:=SUM([.FN3:.FN32]=[.$HL3:.$HL32])" office:value-type="float"/>
          <table:table-cell table:number-matrix-columns-spanned="1" table:number-matrix-rows-spanned="1" table:formula="of:=SUM([.FO3:.FO32]=[.$HH3:.$HH32])" office:value-type="float"/>
          <table:table-cell table:number-matrix-columns-spanned="1" table:number-matrix-rows-spanned="1" table:formula="of:=SUM([.FP3:.FP32]=[.$HI3:.$HI32])" office:value-type="float"/>
          <table:table-cell table:number-matrix-columns-spanned="1" table:number-matrix-rows-spanned="1" table:formula="of:=SUM([.FQ3:.FQ32]=[.$HJ3:.$HJ32])" office:value-type="float"/>
          <table:table-cell table:number-matrix-columns-spanned="1" table:number-matrix-rows-spanned="1" table:formula="of:=SUM([.FR3:.FR32]=[.$HK3:.$HK32])" office:value-type="float"/>
          <table:table-cell table:number-matrix-columns-spanned="1" table:number-matrix-rows-spanned="1" table:formula="of:=SUM([.FS3:.FS32]=[.$HL3:.$HL32])" office:value-type="float"/>
          <table:table-cell table:number-matrix-columns-spanned="1" table:number-matrix-rows-spanned="1" table:formula="of:=SUM([.FT3:.FT32]=[.$HH3:.$HH32])" office:value-type="float"/>
          <table:table-cell table:number-matrix-columns-spanned="1" table:number-matrix-rows-spanned="1" table:formula="of:=SUM([.FU3:.FU32]=[.$HI3:.$HI32])" office:value-type="float"/>
          <table:table-cell table:number-matrix-columns-spanned="1" table:number-matrix-rows-spanned="1" table:formula="of:=SUM([.FV3:.FV32]=[.$HJ3:.$HJ32])" office:value-type="float"/>
          <table:table-cell table:number-matrix-columns-spanned="1" table:number-matrix-rows-spanned="1" table:formula="of:=SUM([.FW3:.FW32]=[.$HK3:.$HK32])" office:value-type="float"/>
          <table:table-cell table:number-matrix-columns-spanned="1" table:number-matrix-rows-spanned="1" table:formula="of:=SUM([.FX3:.FX32]=[.$HL3:.$HL32])" office:value-type="float"/>
          <table:table-cell table:number-matrix-columns-spanned="1" table:number-matrix-rows-spanned="1" table:formula="of:=SUM([.FY3:.FY32]=[.$HH3:.$HH32])" office:value-type="float"/>
          <table:table-cell table:number-matrix-columns-spanned="1" table:number-matrix-rows-spanned="1" table:formula="of:=SUM([.FZ3:.FZ32]=[.$HI3:.$HI32])" office:value-type="float"/>
          <table:table-cell table:number-matrix-columns-spanned="1" table:number-matrix-rows-spanned="1" table:formula="of:=SUM([.GA3:.GA32]=[.$HJ3:.$HJ32])" office:value-type="float"/>
          <table:table-cell table:number-matrix-columns-spanned="1" table:number-matrix-rows-spanned="1" table:formula="of:=SUM([.GB3:.GB32]=[.$HK3:.$HK32])" office:value-type="float"/>
          <table:table-cell table:number-matrix-columns-spanned="1" table:number-matrix-rows-spanned="1" table:formula="of:=SUM([.GC3:.GC32]=[.$HL3:.$HL32])" office:value-type="float"/>
          <table:table-cell table:style-name="cellWorst" table:number-matrix-columns-spanned="1" table:number-matrix-rows-spanned="1" table:formula="of:=SUM([.GD3:.GD32]=[.$HH3:.$HH32])" office:value-type="float"/>
          <table:table-cell table:style-name="cellWorst" table:number-matrix-columns-spanned="1" table:number-matrix-rows-spanned="1" table:formula="of:=SUM([.GE3:.GE32]=[.$HI3:.$HI32])" office:value-type="float"/>
          <table:table-cell table:number-matrix-columns-spanned="1" table:number-matrix-rows-spanned="1" table:formula="of:=SUM([.GF3:.GF32]=[.$HJ3:.$HJ32])" office:value-type="float"/>
          <table:table-cell table:style-name="cellWorst" table:number-matrix-columns-spanned="1" table:number-matrix-rows-spanned="1" table:formula="of:=SUM([.GG3:.GG32]=[.$HK3:.$HK32])" office:value-type="float"/>
          <table:table-cell table:style-name="cellWorst" table:number-matrix-columns-spanned="1" table:number-matrix-rows-spanned="1" table:formula="of:=SUM([.GH3:.GH32]=[.$HL3:.$HL32])" office:value-type="float"/>
          <table:table-cell table:number-matrix-columns-spanned="1" table:number-matrix-rows-spanned="1" table:formula="of:=SUM([.GI3:.GI32]=[.$HH3:.$HH32])" office:value-type="float"/>
          <table:table-cell table:number-matrix-columns-spanned="1" table:number-matrix-rows-spanned="1" table:formula="of:=SUM([.GJ3:.GJ32]=[.$HI3:.$HI32])" office:value-type="float"/>
          <table:table-cell table:number-matrix-columns-spanned="1" table:number-matrix-rows-spanned="1" table:formula="of:=SUM([.GK3:.GK32]=[.$HJ3:.$HJ32])" office:value-type="float"/>
          <table:table-cell table:number-matrix-columns-spanned="1" table:number-matrix-rows-spanned="1" table:formula="of:=SUM([.GL3:.GL32]=[.$HK3:.$HK32])" office:value-type="float"/>
          <table:table-cell table:number-matrix-columns-spanned="1" table:number-matrix-rows-spanned="1" table:formula="of:=SUM([.GM3:.GM32]=[.$HL3:.$HL32])" office:value-type="float"/>
          <table:table-cell table:number-matrix-columns-spanned="1" table:number-matrix-rows-spanned="1" table:formula="of:=SUM([.GN3:.GN32]=[.$HH3:.$HH32])" office:value-type="float"/>
          <table:table-cell table:number-matrix-columns-spanned="1" table:number-matrix-rows-spanned="1" table:formula="of:=SUM([.GO3:.GO32]=[.$HI3:.$HI32])" office:value-type="float"/>
          <table:table-cell table:number-matrix-columns-spanned="1" table:number-matrix-rows-spanned="1" table:formula="of:=SUM([.GP3:.GP32]=[.$HJ3:.$HJ32])" office:value-type="float"/>
          <table:table-cell table:number-matrix-columns-spanned="1" table:number-matrix-rows-spanned="1" table:formula="of:=SUM([.GQ3:.GQ32]=[.$HK3:.$HK32])" office:value-type="float"/>
          <table:table-cell table:number-matrix-columns-spanned="1" table:number-matrix-rows-spanned="1" table:formula="of:=SUM([.GR3:.GR32]=[.$HL3:.$HL32])" office:value-type="float"/>
          <table:table-cell table:number-matrix-columns-spanned="1" table:number-matrix-rows-spanned="1" table:formula="of:=SUM([.GS3:.GS32]=[.$HH3:.$HH32])" office:value-type="float"/>
          <table:table-cell table:number-matrix-columns-spanned="1" table:number-matrix-rows-spanned="1" table:formula="of:=SUM([.GT3:.GT32]=[.$HI3:.$HI32])" office:value-type="float"/>
          <table:table-cell table:number-matrix-columns-spanned="1" table:number-matrix-rows-spanned="1" table:formula="of:=SUM([.GU3:.GU32]=[.$HJ3:.$HJ32])" office:value-type="float"/>
          <table:table-cell table:number-matrix-columns-spanned="1" table:number-matrix-rows-spanned="1" table:formula="of:=SUM([.GV3:.GV32]=[.$HK3:.$HK32])" office:value-type="float"/>
          <table:table-cell table:number-matrix-columns-spanned="1" table:number-matrix-rows-spanned="1" table:formula="of:=SUM([.GW3:.GW32]=[.$HL3:.$HL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SUM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style-name="cellBest" table:formula="of:=AVERAGE([Instances.J3:Instances.J32])" office:value-type="float"/>
          <table:table-cell table:formula="of:=AVERAGE([Instances.K3:Instances.K32])" office:value-type="float"/>
          <table:table-cell table:formula="of:=SUM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style-name="cellBest" table:formula="of:=AVERAGE([Instances.O3:Instances.O32])" office:value-type="float"/>
          <table:table-cell table:formula="of:=AVERAGE([Instances.P3:Instances.P32])" office:value-type="float"/>
          <table:table-cell table:formula="of:=SUM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formula="of:=SUM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SUM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SUM([Instances.AK3:Instances.AK32])" office:value-type="float"/>
          <table:table-cell table:formula="of:=AVERAGE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SUM([Instances.AP3:Instances.AP32])" office:value-type="float"/>
          <table:table-cell table:formula="of:=AVERAGE([Instances.AQ3:Instances.AQ32])" office:value-type="float"/>
          <table:table-cell table:formula="of:=AVERAGE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SUM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formula="of:=SUM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SUM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SUM([Instances.BO3:Instances.BO32])" office:value-type="float"/>
          <table:table-cell table:formula="of:=AVERAGE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SUM([Instances.BT3:Instances.BT32])" office:value-type="float"/>
          <table:table-cell table:formula="of:=AVERAGE([Instances.BU3:Instances.BU32])" office:value-type="float"/>
          <table:table-cell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SUM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style-name="cellBest" table:formula="of:=AVERAGE([Instances.CB3:Instances.CB32])" office:value-type="float"/>
          <table:table-cell table:formula="of:=AVERAGE([Instances.CC3:Instances.CC32])" office:value-type="float"/>
          <table:table-cell table:formula="of:=SUM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formula="of:=SUM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style-name="cellWorst" table:formula="of:=AVERAGE([Instances.CM3:Instances.CM32])" office:value-type="float"/>
          <table:table-cell table:style-name="cellWorst"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formula="of:=AVERAGE([Instances.CQ3:Instances.CQ32])" office:value-type="float"/>
          <table:table-cell table:formula="of:=AVERAGE([Instances.CR3:Instances.CR32])" office:value-type="float"/>
          <table:table-cell table:formula="of:=SUM([Instances.CS3:Instances.CS32])" office:value-type="float"/>
          <table:table-cell table:formula="of:=AVERAGE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SUM([Instances.CX3:Instances.CX32])" office:value-type="float"/>
          <table:table-cell table:formula="of:=AVERAGE([Instances.CY3:Instances.CY32])" office:value-type="float"/>
          <table:table-cell table:formula="of:=AVERAGE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SUM([Instances.DC3:Instances.DC32])" office:value-type="float"/>
          <table:table-cell table:style-name="cellWorst" table:formula="of:=AVERAGE([Instances.DD3:Instances.DD32])" office:value-type="float"/>
          <table:table-cell table:formula="of:=AVERAGE([Instances.DE3:Instances.DE32])" office:value-type="float"/>
          <table:table-cell table:formula="of:=AVERAGE([Instances.DF3:Instances.DF32])" office:value-type="float"/>
          <table:table-cell table:formula="of:=AVERAGE([Instances.DG3:Instances.DG32])" office:value-type="float"/>
          <table:table-cell table:formula="of:=SUM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AVERAGE([Instances.DL3:Instances.DL32])" office:value-type="float"/>
          <table:table-cell table:formula="of:=SUM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style-name="cellBest" table:formula="of:=AVERAGE([Instances.DV3:Instances.DV32])" office:value-type="float"/>
          <table:table-cell table:style-name="cellBest" table:formula="of:=SUM([Instances.DW3:Instances.DW32])" office:value-type="float"/>
          <table:table-cell table:formula="of:=AVERAGE([Instances.DX3:Instances.DX32])" office:value-type="float"/>
          <table:table-cell table:style-name="cellBest"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SUM([Instances.EB3:Instances.EB32])" office:value-type="float"/>
          <table:table-cell table:style-name="cellBest" table:formula="of:=AVERAGE([Instances.EC3:Instances.EC32])" office:value-type="float"/>
          <table:table-cell table:formula="of:=AVERAGE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SUM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formula="of:=AVERAGE([Instances.EJ3:Instances.EJ32])" office:value-type="float"/>
          <table:table-cell table:formula="of:=AVERAGE([Instances.EK3:Instances.EK32])" office:value-type="float"/>
          <table:table-cell table:formula="of:=SUM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formula="of:=AVERAGE([Instances.EP3:Instances.EP32])" office:value-type="float"/>
          <table:table-cell table:formula="of:=SUM([Instances.EQ3:Instances.EQ32])" office:value-type="float"/>
          <table:table-cell table:formula="of:=AVERAGE([Instances.ER3:Instances.ER32])" office:value-type="float"/>
          <table:table-cell table:formula="of:=AVERAGE([Instances.ES3:Instances.ES32])" office:value-type="float"/>
          <table:table-cell table:formula="of:=AVERAGE([Instances.ET3:Instances.ET32])" office:value-type="float"/>
          <table:table-cell table:formula="of:=AVERAGE([Instances.EU3:Instances.EU32])" office:value-type="float"/>
          <table:table-cell table:formula="of:=SUM([Instances.EV3:Instances.EV32])" office:value-type="float"/>
          <table:table-cell table:formula="of:=AVERAGE([Instances.EW3:Instances.EW32])" office:value-type="float"/>
          <table:table-cell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SUM([Instances.FA3:Instances.FA32])" office:value-type="float"/>
          <table:table-cell table:formula="of:=AVERAGE([Instances.FB3:Instances.FB32])" office:value-type="float"/>
          <table:table-cell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SUM([Instances.FF3:Instances.FF32])" office:value-type="float"/>
          <table:table-cell table:formula="of:=AVERAGE([Instances.FG3:Instances.FG32])" office:value-type="float"/>
          <table:table-cell table:formula="of:=AVERAGE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SUM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AVERAGE([Instances.FN3:Instances.FN32])" office:value-type="float"/>
          <table:table-cell table:formula="of:=AVERAGE([Instances.FO3:Instances.FO32])" office:value-type="float"/>
          <table:table-cell table:formula="of:=SUM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style-name="cellBest" table:formula="of:=AVERAGE([Instances.FS3:Instances.FS32])" office:value-type="float"/>
          <table:table-cell table:formula="of:=AVERAGE([Instances.FT3:Instances.FT32])" office:value-type="float"/>
          <table:table-cell table:formula="of:=SUM([Instances.FU3:Instances.FU32])" office:value-type="float"/>
          <table:table-cell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style-name="cellWorst" table:formula="of:=AVERAGE([Instances.GD3:Instances.GD32])" office:value-type="float"/>
          <table:table-cell table:style-name="cellWorst" table:formula="of:=SUM([Instances.GE3:Instances.GE32])" office:value-type="float"/>
          <table:table-cell table:formula="of:=AVERAGE([Instances.GF3:Instances.GF32])" office:value-type="float"/>
          <table:table-cell table:style-name="cellWorst" table:formula="of:=AVERAGE([Instances.GG3:Instances.GG32])" office:value-type="float"/>
          <table:table-cell table:style-name="cellWorst" table:formula="of:=AVERAGE([Instances.GH3:Instances.GH32])" office:value-type="float"/>
          <table:table-cell table:formula="of:=AVERAGE([Instances.GI3:Instances.GI32])" office:value-type="float"/>
          <table:table-cell table:formula="of:=SUM([Instances.GJ3:Instances.GJ32])" office:value-type="float"/>
          <table:table-cell table:formula="of:=AVERAGE([Instances.GK3:Instances.GK32])" office:value-type="float"/>
          <table:table-cell table:formula="of:=AVERAGE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SUM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AVERAGE([Instances.GR3:Instances.GR32])" office:value-type="float"/>
          <table:table-cell table:formula="of:=AVERAGE([Instances.GS3:Instances.GS32])" office:value-type="float"/>
          <table:table-cell table:formula="of:=SUM([Instances.GT3:Instances.GT32])" office:value-type="float"/>
          <table:table-cell table:formula="of:=AVERAGE([Instances.GU3:Instances.GU32])" office:value-type="float"/>
          <table:table-cell table:formula="of:=AVERAGE([Instances.GV3:Instances.GV32])" office:value-type="float"/>
          <table:table-cell table:formula="of:=AVERAGE([Instances.GW3:Instances.GW32])" office:value-type="float"/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/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/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/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/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style-name="cellBest"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style-name="cellBest"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style-name="cellBest"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style-name="cellWorst" table:formula="of:=SUM([.CM3:.CM3])" office:value-type="float"/>
          <table:table-cell table:style-name="cellWorst"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style-name="cellWorst"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style-name="cellBest" table:formula="of:=SUM([.DV3:.DV3])" office:value-type="float"/>
          <table:table-cell table:style-name="cellBest" table:formula="of:=SUM([.DW3:.DW3])" office:value-type="float"/>
          <table:table-cell table:formula="of:=SUM([.DX3:.DX3])" office:value-type="float"/>
          <table:table-cell table:style-name="cellBest"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style-name="cellBest"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style-name="cellBest"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style-name="cellWorst" table:formula="of:=SUM([.GD3:.GD3])" office:value-type="float"/>
          <table:table-cell table:style-name="cellWorst" table:formula="of:=SUM([.GE3:.GE3])" office:value-type="float"/>
          <table:table-cell table:formula="of:=SUM([.GF3:.GF3])" office:value-type="float"/>
          <table:table-cell table:style-name="cellWorst" table:formula="of:=SUM([.GG3:.GG3])" office:value-type="float"/>
          <table:table-cell table:style-name="cellWorst"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formula="of:=SUM([.GU3:.GU3])" office:value-type="float"/>
          <table:table-cell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style-name="cellBest"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style-name="cellBest"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style-name="cellBest"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style-name="cellWorst" table:formula="of:=AVERAGE([.CM3:.CM3])" office:value-type="float"/>
          <table:table-cell table:style-name="cellWorst"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style-name="cellWorst"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style-name="cellBest" table:formula="of:=AVERAGE([.DV3:.DV3])" office:value-type="float"/>
          <table:table-cell table:style-name="cellBest" table:formula="of:=AVERAGE([.DW3:.DW3])" office:value-type="float"/>
          <table:table-cell table:formula="of:=AVERAGE([.DX3:.DX3])" office:value-type="float"/>
          <table:table-cell table:style-name="cellBest"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style-name="cellBest"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style-name="cellBest"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style-name="cellWorst" table:formula="of:=AVERAGE([.GD3:.GD3])" office:value-type="float"/>
          <table:table-cell table:style-name="cellWorst" table:formula="of:=AVERAGE([.GE3:.GE3])" office:value-type="float"/>
          <table:table-cell table:formula="of:=AVERAGE([.GF3:.GF3])" office:value-type="float"/>
          <table:table-cell table:style-name="cellWorst" table:formula="of:=AVERAGE([.GG3:.GG3])" office:value-type="float"/>
          <table:table-cell table:style-name="cellWorst"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formula="of:=AVERAGE([.GU3:.GU3])" office:value-type="float"/>
          <table:table-cell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/>
          <table:table-cell table:number-matrix-columns-spanned="1" table:number-matrix-rows-spanned="1" table:formula="of:=SUM(([.C3:.C3]-[.$GY3:.$GY3])^2)^0.5" office:value-type="float"/>
          <table:table-cell table:number-matrix-columns-spanned="1" table:number-matrix-rows-spanned="1" table:formula="of:=SUM(([.D3:.D3]-[.$GZ3:.$GZ3])^2)^0.5" office:value-type="float"/>
          <table:table-cell table:number-matrix-columns-spanned="1" table:number-matrix-rows-spanned="1" table:formula="of:=SUM(([.E3:.E3]-[.$HA3:.$HA3])^2)^0.5" office:value-type="float"/>
          <table:table-cell table:number-matrix-columns-spanned="1" table:number-matrix-rows-spanned="1" table:formula="of:=SUM(([.F3:.F3]-[.$GX3:.$GX3])^2)^0.5" office:value-type="float"/>
          <table:table-cell table:number-matrix-columns-spanned="1" table:number-matrix-rows-spanned="1" table:formula="of:=SUM(([.G3:.G3]-[.$GY3:.$GY3])^2)^0.5" office:value-type="float"/>
          <table:table-cell table:number-matrix-columns-spanned="1" table:number-matrix-rows-spanned="1" table:formula="of:=SUM(([.H3:.H3]-[.$GZ3:.$GZ3])^2)^0.5" office:value-type="float"/>
          <table:table-cell table:number-matrix-columns-spanned="1" table:number-matrix-rows-spanned="1" table:formula="of:=SUM(([.I3:.I3]-[.$HA3:.$HA3])^2)^0.5" office:value-type="float"/>
          <table:table-cell table:style-name="cellBest" table:number-matrix-columns-spanned="1" table:number-matrix-rows-spanned="1" table:formula="of:=SUM(([.J3:.J3]-[.$HB3:.$HB3])^2)^0.5" office:value-type="float"/>
          <table:table-cell table:number-matrix-columns-spanned="1" table:number-matrix-rows-spanned="1" table:formula="of:=SUM(([.K3:.K3]-[.$GX3:.$GX3])^2)^0.5" office:value-type="float"/>
          <table:table-cell table:number-matrix-columns-spanned="1" table:number-matrix-rows-spanned="1" table:formula="of:=SUM(([.L3:.L3]-[.$GY3:.$GY3])^2)^0.5" office:value-type="float"/>
          <table:table-cell table:number-matrix-columns-spanned="1" table:number-matrix-rows-spanned="1" table:formula="of:=SUM(([.M3:.M3]-[.$GZ3:.$GZ3])^2)^0.5" office:value-type="float"/>
          <table:table-cell table:number-matrix-columns-spanned="1" table:number-matrix-rows-spanned="1" table:formula="of:=SUM(([.N3:.N3]-[.$HA3:.$HA3])^2)^0.5" office:value-type="float"/>
          <table:table-cell table:style-name="cellBest" table:number-matrix-columns-spanned="1" table:number-matrix-rows-spanned="1" table:formula="of:=SUM(([.O3:.O3]-[.$HB3:.$HB3])^2)^0.5" office:value-type="float"/>
          <table:table-cell table:number-matrix-columns-spanned="1" table:number-matrix-rows-spanned="1" table:formula="of:=SUM(([.P3:.P3]-[.$GX3:.$GX3])^2)^0.5" office:value-type="float"/>
          <table:table-cell table:number-matrix-columns-spanned="1" table:number-matrix-rows-spanned="1" table:formula="of:=SUM(([.Q3:.Q3]-[.$GY3:.$GY3])^2)^0.5" office:value-type="float"/>
          <table:table-cell table:number-matrix-columns-spanned="1" table:number-matrix-rows-spanned="1" table:formula="of:=SUM(([.R3:.R3]-[.$GZ3:.$GZ3])^2)^0.5" office:value-type="float"/>
          <table:table-cell table:number-matrix-columns-spanned="1" table:number-matrix-rows-spanned="1" table:formula="of:=SUM(([.S3:.S3]-[.$HA3:.$HA3])^2)^0.5" office:value-type="float"/>
          <table:table-cell table:number-matrix-columns-spanned="1" table:number-matrix-rows-spanned="1" table:formula="of:=SUM(([.T3:.T3]-[.$HB3:.$HB3])^2)^0.5" office:value-type="float"/>
          <table:table-cell table:number-matrix-columns-spanned="1" table:number-matrix-rows-spanned="1" table:formula="of:=SUM(([.U3:.U3]-[.$GX3:.$GX3])^2)^0.5" office:value-type="float"/>
          <table:table-cell table:number-matrix-columns-spanned="1" table:number-matrix-rows-spanned="1" table:formula="of:=SUM(([.V3:.V3]-[.$GY3:.$GY3])^2)^0.5" office:value-type="float"/>
          <table:table-cell table:number-matrix-columns-spanned="1" table:number-matrix-rows-spanned="1" table:formula="of:=SUM(([.W3:.W3]-[.$GZ3:.$GZ3])^2)^0.5" office:value-type="float"/>
          <table:table-cell table:number-matrix-columns-spanned="1" table:number-matrix-rows-spanned="1" table:formula="of:=SUM(([.X3:.X3]-[.$HA3:.$HA3])^2)^0.5" office:value-type="float"/>
          <table:table-cell table:number-matrix-columns-spanned="1" table:number-matrix-rows-spanned="1" table:formula="of:=SUM(([.Y3:.Y3]-[.$HB3:.$HB3])^2)^0.5" office:value-type="float"/>
          <table:table-cell table:number-matrix-columns-spanned="1" table:number-matrix-rows-spanned="1" table:formula="of:=SUM(([.Z3:.Z3]-[.$GX3:.$GX3])^2)^0.5" office:value-type="float"/>
          <table:table-cell table:number-matrix-columns-spanned="1" table:number-matrix-rows-spanned="1" table:formula="of:=SUM(([.AA3:.AA3]-[.$GY3:.$GY3])^2)^0.5" office:value-type="float"/>
          <table:table-cell table:number-matrix-columns-spanned="1" table:number-matrix-rows-spanned="1" table:formula="of:=SUM(([.AB3:.AB3]-[.$GZ3:.$GZ3])^2)^0.5" office:value-type="float"/>
          <table:table-cell table:number-matrix-columns-spanned="1" table:number-matrix-rows-spanned="1" table:formula="of:=SUM(([.AC3:.AC3]-[.$HA3:.$HA3])^2)^0.5" office:value-type="float"/>
          <table:table-cell table:number-matrix-columns-spanned="1" table:number-matrix-rows-spanned="1" table:formula="of:=SUM(([.AD3:.AD3]-[.$HB3:.$HB3])^2)^0.5" office:value-type="float"/>
          <table:table-cell table:number-matrix-columns-spanned="1" table:number-matrix-rows-spanned="1" table:formula="of:=SUM(([.AE3:.AE3]-[.$GX3:.$GX3])^2)^0.5" office:value-type="float"/>
          <table:table-cell table:number-matrix-columns-spanned="1" table:number-matrix-rows-spanned="1" table:formula="of:=SUM(([.AF3:.AF3]-[.$GY3:.$GY3])^2)^0.5" office:value-type="float"/>
          <table:table-cell table:number-matrix-columns-spanned="1" table:number-matrix-rows-spanned="1" table:formula="of:=SUM(([.AG3:.AG3]-[.$GZ3:.$GZ3])^2)^0.5" office:value-type="float"/>
          <table:table-cell table:number-matrix-columns-spanned="1" table:number-matrix-rows-spanned="1" table:formula="of:=SUM(([.AH3:.AH3]-[.$HA3:.$HA3])^2)^0.5" office:value-type="float"/>
          <table:table-cell table:number-matrix-columns-spanned="1" table:number-matrix-rows-spanned="1" table:formula="of:=SUM(([.AI3:.AI3]-[.$HB3:.$HB3])^2)^0.5" office:value-type="float"/>
          <table:table-cell table:number-matrix-columns-spanned="1" table:number-matrix-rows-spanned="1" table:formula="of:=SUM(([.AJ3:.AJ3]-[.$GX3:.$GX3])^2)^0.5" office:value-type="float"/>
          <table:table-cell table:number-matrix-columns-spanned="1" table:number-matrix-rows-spanned="1" table:formula="of:=SUM(([.AK3:.AK3]-[.$GY3:.$GY3])^2)^0.5" office:value-type="float"/>
          <table:table-cell table:number-matrix-columns-spanned="1" table:number-matrix-rows-spanned="1" table:formula="of:=SUM(([.AL3:.AL3]-[.$GZ3:.$GZ3])^2)^0.5" office:value-type="float"/>
          <table:table-cell table:number-matrix-columns-spanned="1" table:number-matrix-rows-spanned="1" table:formula="of:=SUM(([.AM3:.AM3]-[.$HA3:.$HA3])^2)^0.5" office:value-type="float"/>
          <table:table-cell table:number-matrix-columns-spanned="1" table:number-matrix-rows-spanned="1" table:formula="of:=SUM(([.AN3:.AN3]-[.$HB3:.$HB3])^2)^0.5" office:value-type="float"/>
          <table:table-cell table:number-matrix-columns-spanned="1" table:number-matrix-rows-spanned="1" table:formula="of:=SUM(([.AO3:.AO3]-[.$GX3:.$GX3])^2)^0.5" office:value-type="float"/>
          <table:table-cell table:number-matrix-columns-spanned="1" table:number-matrix-rows-spanned="1" table:formula="of:=SUM(([.AP3:.AP3]-[.$GY3:.$GY3])^2)^0.5" office:value-type="float"/>
          <table:table-cell table:number-matrix-columns-spanned="1" table:number-matrix-rows-spanned="1" table:formula="of:=SUM(([.AQ3:.AQ3]-[.$GZ3:.$GZ3])^2)^0.5" office:value-type="float"/>
          <table:table-cell table:number-matrix-columns-spanned="1" table:number-matrix-rows-spanned="1" table:formula="of:=SUM(([.AR3:.AR3]-[.$HA3:.$HA3])^2)^0.5" office:value-type="float"/>
          <table:table-cell table:number-matrix-columns-spanned="1" table:number-matrix-rows-spanned="1" table:formula="of:=SUM(([.AS3:.AS3]-[.$HB3:.$HB3])^2)^0.5" office:value-type="float"/>
          <table:table-cell table:number-matrix-columns-spanned="1" table:number-matrix-rows-spanned="1" table:formula="of:=SUM(([.AT3:.AT3]-[.$GX3:.$GX3])^2)^0.5" office:value-type="float"/>
          <table:table-cell table:number-matrix-columns-spanned="1" table:number-matrix-rows-spanned="1" table:formula="of:=SUM(([.AU3:.AU3]-[.$GY3:.$GY3])^2)^0.5" office:value-type="float"/>
          <table:table-cell table:number-matrix-columns-spanned="1" table:number-matrix-rows-spanned="1" table:formula="of:=SUM(([.AV3:.AV3]-[.$GZ3:.$GZ3])^2)^0.5" office:value-type="float"/>
          <table:table-cell table:number-matrix-columns-spanned="1" table:number-matrix-rows-spanned="1" table:formula="of:=SUM(([.AW3:.AW3]-[.$HA3:.$HA3])^2)^0.5" office:value-type="float"/>
          <table:table-cell table:number-matrix-columns-spanned="1" table:number-matrix-rows-spanned="1" table:formula="of:=SUM(([.AX3:.AX3]-[.$HB3:.$HB3])^2)^0.5" office:value-type="float"/>
          <table:table-cell table:number-matrix-columns-spanned="1" table:number-matrix-rows-spanned="1" table:formula="of:=SUM(([.AY3:.AY3]-[.$GX3:.$GX3])^2)^0.5" office:value-type="float"/>
          <table:table-cell table:number-matrix-columns-spanned="1" table:number-matrix-rows-spanned="1" table:formula="of:=SUM(([.AZ3:.AZ3]-[.$GY3:.$GY3])^2)^0.5" office:value-type="float"/>
          <table:table-cell table:number-matrix-columns-spanned="1" table:number-matrix-rows-spanned="1" table:formula="of:=SUM(([.BA3:.BA3]-[.$GZ3:.$GZ3])^2)^0.5" office:value-type="float"/>
          <table:table-cell table:number-matrix-columns-spanned="1" table:number-matrix-rows-spanned="1" table:formula="of:=SUM(([.BB3:.BB3]-[.$HA3:.$HA3])^2)^0.5" office:value-type="float"/>
          <table:table-cell table:number-matrix-columns-spanned="1" table:number-matrix-rows-spanned="1" table:formula="of:=SUM(([.BC3:.BC3]-[.$HB3:.$HB3])^2)^0.5" office:value-type="float"/>
          <table:table-cell table:number-matrix-columns-spanned="1" table:number-matrix-rows-spanned="1" table:formula="of:=SUM(([.BD3:.BD3]-[.$GX3:.$GX3])^2)^0.5" office:value-type="float"/>
          <table:table-cell table:number-matrix-columns-spanned="1" table:number-matrix-rows-spanned="1" table:formula="of:=SUM(([.BE3:.BE3]-[.$GY3:.$GY3])^2)^0.5" office:value-type="float"/>
          <table:table-cell table:number-matrix-columns-spanned="1" table:number-matrix-rows-spanned="1" table:formula="of:=SUM(([.BF3:.BF3]-[.$GZ3:.$GZ3])^2)^0.5" office:value-type="float"/>
          <table:table-cell table:number-matrix-columns-spanned="1" table:number-matrix-rows-spanned="1" table:formula="of:=SUM(([.BG3:.BG3]-[.$HA3:.$HA3])^2)^0.5" office:value-type="float"/>
          <table:table-cell table:number-matrix-columns-spanned="1" table:number-matrix-rows-spanned="1" table:formula="of:=SUM(([.BH3:.BH3]-[.$HB3:.$HB3])^2)^0.5" office:value-type="float"/>
          <table:table-cell table:number-matrix-columns-spanned="1" table:number-matrix-rows-spanned="1" table:formula="of:=SUM(([.BI3:.BI3]-[.$GX3:.$GX3])^2)^0.5" office:value-type="float"/>
          <table:table-cell table:number-matrix-columns-spanned="1" table:number-matrix-rows-spanned="1" table:formula="of:=SUM(([.BJ3:.BJ3]-[.$GY3:.$GY3])^2)^0.5" office:value-type="float"/>
          <table:table-cell table:number-matrix-columns-spanned="1" table:number-matrix-rows-spanned="1" table:formula="of:=SUM(([.BK3:.BK3]-[.$GZ3:.$GZ3])^2)^0.5" office:value-type="float"/>
          <table:table-cell table:number-matrix-columns-spanned="1" table:number-matrix-rows-spanned="1" table:formula="of:=SUM(([.BL3:.BL3]-[.$HA3:.$HA3])^2)^0.5" office:value-type="float"/>
          <table:table-cell table:number-matrix-columns-spanned="1" table:number-matrix-rows-spanned="1" table:formula="of:=SUM(([.BM3:.BM3]-[.$HB3:.$HB3])^2)^0.5" office:value-type="float"/>
          <table:table-cell table:number-matrix-columns-spanned="1" table:number-matrix-rows-spanned="1" table:formula="of:=SUM(([.BN3:.BN3]-[.$GX3:.$GX3])^2)^0.5" office:value-type="float"/>
          <table:table-cell table:number-matrix-columns-spanned="1" table:number-matrix-rows-spanned="1" table:formula="of:=SUM(([.BO3:.BO3]-[.$GY3:.$GY3])^2)^0.5" office:value-type="float"/>
          <table:table-cell table:number-matrix-columns-spanned="1" table:number-matrix-rows-spanned="1" table:formula="of:=SUM(([.BP3:.BP3]-[.$GZ3:.$GZ3])^2)^0.5" office:value-type="float"/>
          <table:table-cell table:number-matrix-columns-spanned="1" table:number-matrix-rows-spanned="1" table:formula="of:=SUM(([.BQ3:.BQ3]-[.$HA3:.$HA3])^2)^0.5" office:value-type="float"/>
          <table:table-cell table:number-matrix-columns-spanned="1" table:number-matrix-rows-spanned="1" table:formula="of:=SUM(([.BR3:.BR3]-[.$HB3:.$HB3])^2)^0.5" office:value-type="float"/>
          <table:table-cell table:number-matrix-columns-spanned="1" table:number-matrix-rows-spanned="1" table:formula="of:=SUM(([.BS3:.BS3]-[.$GX3:.$GX3])^2)^0.5" office:value-type="float"/>
          <table:table-cell table:number-matrix-columns-spanned="1" table:number-matrix-rows-spanned="1" table:formula="of:=SUM(([.BT3:.BT3]-[.$GY3:.$GY3])^2)^0.5" office:value-type="float"/>
          <table:table-cell table:number-matrix-columns-spanned="1" table:number-matrix-rows-spanned="1" table:formula="of:=SUM(([.BU3:.BU3]-[.$GZ3:.$GZ3])^2)^0.5" office:value-type="float"/>
          <table:table-cell table:number-matrix-columns-spanned="1" table:number-matrix-rows-spanned="1" table:formula="of:=SUM(([.BV3:.BV3]-[.$HA3:.$HA3])^2)^0.5" office:value-type="float"/>
          <table:table-cell table:number-matrix-columns-spanned="1" table:number-matrix-rows-spanned="1" table:formula="of:=SUM(([.BW3:.BW3]-[.$HB3:.$HB3])^2)^0.5" office:value-type="float"/>
          <table:table-cell table:number-matrix-columns-spanned="1" table:number-matrix-rows-spanned="1" table:formula="of:=SUM(([.BX3:.BX3]-[.$GX3:.$GX3])^2)^0.5" office:value-type="float"/>
          <table:table-cell table:number-matrix-columns-spanned="1" table:number-matrix-rows-spanned="1" table:formula="of:=SUM(([.BY3:.BY3]-[.$GY3:.$GY3])^2)^0.5" office:value-type="float"/>
          <table:table-cell table:number-matrix-columns-spanned="1" table:number-matrix-rows-spanned="1" table:formula="of:=SUM(([.BZ3:.BZ3]-[.$GZ3:.$GZ3])^2)^0.5" office:value-type="float"/>
          <table:table-cell table:number-matrix-columns-spanned="1" table:number-matrix-rows-spanned="1" table:formula="of:=SUM(([.CA3:.CA3]-[.$HA3:.$HA3])^2)^0.5" office:value-type="float"/>
          <table:table-cell table:style-name="cellBest" table:number-matrix-columns-spanned="1" table:number-matrix-rows-spanned="1" table:formula="of:=SUM(([.CB3:.CB3]-[.$HB3:.$HB3])^2)^0.5" office:value-type="float"/>
          <table:table-cell table:number-matrix-columns-spanned="1" table:number-matrix-rows-spanned="1" table:formula="of:=SUM(([.CC3:.CC3]-[.$GX3:.$GX3])^2)^0.5" office:value-type="float"/>
          <table:table-cell table:number-matrix-columns-spanned="1" table:number-matrix-rows-spanned="1" table:formula="of:=SUM(([.CD3:.CD3]-[.$GY3:.$GY3])^2)^0.5" office:value-type="float"/>
          <table:table-cell table:number-matrix-columns-spanned="1" table:number-matrix-rows-spanned="1" table:formula="of:=SUM(([.CE3:.CE3]-[.$GZ3:.$GZ3])^2)^0.5" office:value-type="float"/>
          <table:table-cell table:number-matrix-columns-spanned="1" table:number-matrix-rows-spanned="1" table:formula="of:=SUM(([.CF3:.CF3]-[.$HA3:.$HA3])^2)^0.5" office:value-type="float"/>
          <table:table-cell table:number-matrix-columns-spanned="1" table:number-matrix-rows-spanned="1" table:formula="of:=SUM(([.CG3:.CG3]-[.$HB3:.$HB3])^2)^0.5" office:value-type="float"/>
          <table:table-cell table:number-matrix-columns-spanned="1" table:number-matrix-rows-spanned="1" table:formula="of:=SUM(([.CH3:.CH3]-[.$GX3:.$GX3])^2)^0.5" office:value-type="float"/>
          <table:table-cell table:number-matrix-columns-spanned="1" table:number-matrix-rows-spanned="1" table:formula="of:=SUM(([.CI3:.CI3]-[.$GY3:.$GY3])^2)^0.5" office:value-type="float"/>
          <table:table-cell table:number-matrix-columns-spanned="1" table:number-matrix-rows-spanned="1" table:formula="of:=SUM(([.CJ3:.CJ3]-[.$GZ3:.$GZ3])^2)^0.5" office:value-type="float"/>
          <table:table-cell table:number-matrix-columns-spanned="1" table:number-matrix-rows-spanned="1" table:formula="of:=SUM(([.CK3:.CK3]-[.$HA3:.$HA3])^2)^0.5" office:value-type="float"/>
          <table:table-cell table:number-matrix-columns-spanned="1" table:number-matrix-rows-spanned="1" table:formula="of:=SUM(([.CL3:.CL3]-[.$HB3:.$HB3])^2)^0.5" office:value-type="float"/>
          <table:table-cell table:style-name="cellWorst" table:number-matrix-columns-spanned="1" table:number-matrix-rows-spanned="1" table:formula="of:=SUM(([.CM3:.CM3]-[.$GX3:.$GX3])^2)^0.5" office:value-type="float"/>
          <table:table-cell table:style-name="cellWorst" table:number-matrix-columns-spanned="1" table:number-matrix-rows-spanned="1" table:formula="of:=SUM(([.CN3:.CN3]-[.$GY3:.$GY3])^2)^0.5" office:value-type="float"/>
          <table:table-cell table:number-matrix-columns-spanned="1" table:number-matrix-rows-spanned="1" table:formula="of:=SUM(([.CO3:.CO3]-[.$GZ3:.$GZ3])^2)^0.5" office:value-type="float"/>
          <table:table-cell table:number-matrix-columns-spanned="1" table:number-matrix-rows-spanned="1" table:formula="of:=SUM(([.CP3:.CP3]-[.$HA3:.$HA3])^2)^0.5" office:value-type="float"/>
          <table:table-cell table:number-matrix-columns-spanned="1" table:number-matrix-rows-spanned="1" table:formula="of:=SUM(([.CQ3:.CQ3]-[.$HB3:.$HB3])^2)^0.5" office:value-type="float"/>
          <table:table-cell table:number-matrix-columns-spanned="1" table:number-matrix-rows-spanned="1" table:formula="of:=SUM(([.CR3:.CR3]-[.$GX3:.$GX3])^2)^0.5" office:value-type="float"/>
          <table:table-cell table:number-matrix-columns-spanned="1" table:number-matrix-rows-spanned="1" table:formula="of:=SUM(([.CS3:.CS3]-[.$GY3:.$GY3])^2)^0.5" office:value-type="float"/>
          <table:table-cell table:number-matrix-columns-spanned="1" table:number-matrix-rows-spanned="1" table:formula="of:=SUM(([.CT3:.CT3]-[.$GZ3:.$GZ3])^2)^0.5" office:value-type="float"/>
          <table:table-cell table:number-matrix-columns-spanned="1" table:number-matrix-rows-spanned="1" table:formula="of:=SUM(([.CU3:.CU3]-[.$HA3:.$HA3])^2)^0.5" office:value-type="float"/>
          <table:table-cell table:number-matrix-columns-spanned="1" table:number-matrix-rows-spanned="1" table:formula="of:=SUM(([.CV3:.CV3]-[.$HB3:.$HB3])^2)^0.5" office:value-type="float"/>
          <table:table-cell table:number-matrix-columns-spanned="1" table:number-matrix-rows-spanned="1" table:formula="of:=SUM(([.CW3:.CW3]-[.$GX3:.$GX3])^2)^0.5" office:value-type="float"/>
          <table:table-cell table:number-matrix-columns-spanned="1" table:number-matrix-rows-spanned="1" table:formula="of:=SUM(([.CX3:.CX3]-[.$GY3:.$GY3])^2)^0.5" office:value-type="float"/>
          <table:table-cell table:number-matrix-columns-spanned="1" table:number-matrix-rows-spanned="1" table:formula="of:=SUM(([.CY3:.CY3]-[.$GZ3:.$GZ3])^2)^0.5" office:value-type="float"/>
          <table:table-cell table:number-matrix-columns-spanned="1" table:number-matrix-rows-spanned="1" table:formula="of:=SUM(([.CZ3:.CZ3]-[.$HA3:.$HA3])^2)^0.5" office:value-type="float"/>
          <table:table-cell table:number-matrix-columns-spanned="1" table:number-matrix-rows-spanned="1" table:formula="of:=SUM(([.DA3:.DA3]-[.$HB3:.$HB3])^2)^0.5" office:value-type="float"/>
          <table:table-cell table:number-matrix-columns-spanned="1" table:number-matrix-rows-spanned="1" table:formula="of:=SUM(([.DB3:.DB3]-[.$GX3:.$GX3])^2)^0.5" office:value-type="float"/>
          <table:table-cell table:number-matrix-columns-spanned="1" table:number-matrix-rows-spanned="1" table:formula="of:=SUM(([.DC3:.DC3]-[.$GY3:.$GY3])^2)^0.5" office:value-type="float"/>
          <table:table-cell table:style-name="cellWorst" table:number-matrix-columns-spanned="1" table:number-matrix-rows-spanned="1" table:formula="of:=SUM(([.DD3:.DD3]-[.$GZ3:.$GZ3])^2)^0.5" office:value-type="float"/>
          <table:table-cell table:number-matrix-columns-spanned="1" table:number-matrix-rows-spanned="1" table:formula="of:=SUM(([.DE3:.DE3]-[.$HA3:.$HA3])^2)^0.5" office:value-type="float"/>
          <table:table-cell table:number-matrix-columns-spanned="1" table:number-matrix-rows-spanned="1" table:formula="of:=SUM(([.DF3:.DF3]-[.$HB3:.$HB3])^2)^0.5" office:value-type="float"/>
          <table:table-cell table:number-matrix-columns-spanned="1" table:number-matrix-rows-spanned="1" table:formula="of:=SUM(([.DG3:.DG3]-[.$GX3:.$GX3])^2)^0.5" office:value-type="float"/>
          <table:table-cell table:number-matrix-columns-spanned="1" table:number-matrix-rows-spanned="1" table:formula="of:=SUM(([.DH3:.DH3]-[.$GY3:.$GY3])^2)^0.5" office:value-type="float"/>
          <table:table-cell table:number-matrix-columns-spanned="1" table:number-matrix-rows-spanned="1" table:formula="of:=SUM(([.DI3:.DI3]-[.$GZ3:.$GZ3])^2)^0.5" office:value-type="float"/>
          <table:table-cell table:number-matrix-columns-spanned="1" table:number-matrix-rows-spanned="1" table:formula="of:=SUM(([.DJ3:.DJ3]-[.$HA3:.$HA3])^2)^0.5" office:value-type="float"/>
          <table:table-cell table:number-matrix-columns-spanned="1" table:number-matrix-rows-spanned="1" table:formula="of:=SUM(([.DK3:.DK3]-[.$HB3:.$HB3])^2)^0.5" office:value-type="float"/>
          <table:table-cell table:number-matrix-columns-spanned="1" table:number-matrix-rows-spanned="1" table:formula="of:=SUM(([.DL3:.DL3]-[.$GX3:.$GX3])^2)^0.5" office:value-type="float"/>
          <table:table-cell table:number-matrix-columns-spanned="1" table:number-matrix-rows-spanned="1" table:formula="of:=SUM(([.DM3:.DM3]-[.$GY3:.$GY3])^2)^0.5" office:value-type="float"/>
          <table:table-cell table:number-matrix-columns-spanned="1" table:number-matrix-rows-spanned="1" table:formula="of:=SUM(([.DN3:.DN3]-[.$GZ3:.$GZ3])^2)^0.5" office:value-type="float"/>
          <table:table-cell table:number-matrix-columns-spanned="1" table:number-matrix-rows-spanned="1" table:formula="of:=SUM(([.DO3:.DO3]-[.$HA3:.$HA3])^2)^0.5" office:value-type="float"/>
          <table:table-cell table:number-matrix-columns-spanned="1" table:number-matrix-rows-spanned="1" table:formula="of:=SUM(([.DP3:.DP3]-[.$HB3:.$HB3])^2)^0.5" office:value-type="float"/>
          <table:table-cell table:number-matrix-columns-spanned="1" table:number-matrix-rows-spanned="1" table:formula="of:=SUM(([.DQ3:.DQ3]-[.$GX3:.$GX3])^2)^0.5" office:value-type="float"/>
          <table:table-cell table:number-matrix-columns-spanned="1" table:number-matrix-rows-spanned="1" table:formula="of:=SUM(([.DR3:.DR3]-[.$GY3:.$GY3])^2)^0.5" office:value-type="float"/>
          <table:table-cell table:number-matrix-columns-spanned="1" table:number-matrix-rows-spanned="1" table:formula="of:=SUM(([.DS3:.DS3]-[.$GZ3:.$GZ3])^2)^0.5" office:value-type="float"/>
          <table:table-cell table:number-matrix-columns-spanned="1" table:number-matrix-rows-spanned="1" table:formula="of:=SUM(([.DT3:.DT3]-[.$HA3:.$HA3])^2)^0.5" office:value-type="float"/>
          <table:table-cell table:number-matrix-columns-spanned="1" table:number-matrix-rows-spanned="1" table:formula="of:=SUM(([.DU3:.DU3]-[.$HB3:.$HB3])^2)^0.5" office:value-type="float"/>
          <table:table-cell table:style-name="cellBest" table:number-matrix-columns-spanned="1" table:number-matrix-rows-spanned="1" table:formula="of:=SUM(([.DV3:.DV3]-[.$GX3:.$GX3])^2)^0.5" office:value-type="float"/>
          <table:table-cell table:style-name="cellBest" table:number-matrix-columns-spanned="1" table:number-matrix-rows-spanned="1" table:formula="of:=SUM(([.DW3:.DW3]-[.$GY3:.$GY3])^2)^0.5" office:value-type="float"/>
          <table:table-cell table:number-matrix-columns-spanned="1" table:number-matrix-rows-spanned="1" table:formula="of:=SUM(([.DX3:.DX3]-[.$GZ3:.$GZ3])^2)^0.5" office:value-type="float"/>
          <table:table-cell table:style-name="cellBest" table:number-matrix-columns-spanned="1" table:number-matrix-rows-spanned="1" table:formula="of:=SUM(([.DY3:.DY3]-[.$HA3:.$HA3])^2)^0.5" office:value-type="float"/>
          <table:table-cell table:number-matrix-columns-spanned="1" table:number-matrix-rows-spanned="1" table:formula="of:=SUM(([.DZ3:.DZ3]-[.$HB3:.$HB3])^2)^0.5" office:value-type="float"/>
          <table:table-cell table:number-matrix-columns-spanned="1" table:number-matrix-rows-spanned="1" table:formula="of:=SUM(([.EA3:.EA3]-[.$GX3:.$GX3])^2)^0.5" office:value-type="float"/>
          <table:table-cell table:number-matrix-columns-spanned="1" table:number-matrix-rows-spanned="1" table:formula="of:=SUM(([.EB3:.EB3]-[.$GY3:.$GY3])^2)^0.5" office:value-type="float"/>
          <table:table-cell table:style-name="cellBest" table:number-matrix-columns-spanned="1" table:number-matrix-rows-spanned="1" table:formula="of:=SUM(([.EC3:.EC3]-[.$GZ3:.$GZ3])^2)^0.5" office:value-type="float"/>
          <table:table-cell table:number-matrix-columns-spanned="1" table:number-matrix-rows-spanned="1" table:formula="of:=SUM(([.ED3:.ED3]-[.$HA3:.$HA3])^2)^0.5" office:value-type="float"/>
          <table:table-cell table:number-matrix-columns-spanned="1" table:number-matrix-rows-spanned="1" table:formula="of:=SUM(([.EE3:.EE3]-[.$HB3:.$HB3])^2)^0.5" office:value-type="float"/>
          <table:table-cell table:number-matrix-columns-spanned="1" table:number-matrix-rows-spanned="1" table:formula="of:=SUM(([.EF3:.EF3]-[.$GX3:.$GX3])^2)^0.5" office:value-type="float"/>
          <table:table-cell table:number-matrix-columns-spanned="1" table:number-matrix-rows-spanned="1" table:formula="of:=SUM(([.EG3:.EG3]-[.$GY3:.$GY3])^2)^0.5" office:value-type="float"/>
          <table:table-cell table:number-matrix-columns-spanned="1" table:number-matrix-rows-spanned="1" table:formula="of:=SUM(([.EH3:.EH3]-[.$GZ3:.$GZ3])^2)^0.5" office:value-type="float"/>
          <table:table-cell table:number-matrix-columns-spanned="1" table:number-matrix-rows-spanned="1" table:formula="of:=SUM(([.EI3:.EI3]-[.$HA3:.$HA3])^2)^0.5" office:value-type="float"/>
          <table:table-cell table:number-matrix-columns-spanned="1" table:number-matrix-rows-spanned="1" table:formula="of:=SUM(([.EJ3:.EJ3]-[.$HB3:.$HB3])^2)^0.5" office:value-type="float"/>
          <table:table-cell table:number-matrix-columns-spanned="1" table:number-matrix-rows-spanned="1" table:formula="of:=SUM(([.EK3:.EK3]-[.$GX3:.$GX3])^2)^0.5" office:value-type="float"/>
          <table:table-cell table:number-matrix-columns-spanned="1" table:number-matrix-rows-spanned="1" table:formula="of:=SUM(([.EL3:.EL3]-[.$GY3:.$GY3])^2)^0.5" office:value-type="float"/>
          <table:table-cell table:number-matrix-columns-spanned="1" table:number-matrix-rows-spanned="1" table:formula="of:=SUM(([.EM3:.EM3]-[.$GZ3:.$GZ3])^2)^0.5" office:value-type="float"/>
          <table:table-cell table:number-matrix-columns-spanned="1" table:number-matrix-rows-spanned="1" table:formula="of:=SUM(([.EN3:.EN3]-[.$HA3:.$HA3])^2)^0.5" office:value-type="float"/>
          <table:table-cell table:number-matrix-columns-spanned="1" table:number-matrix-rows-spanned="1" table:formula="of:=SUM(([.EO3:.EO3]-[.$HB3:.$HB3])^2)^0.5" office:value-type="float"/>
          <table:table-cell table:number-matrix-columns-spanned="1" table:number-matrix-rows-spanned="1" table:formula="of:=SUM(([.EP3:.EP3]-[.$GX3:.$GX3])^2)^0.5" office:value-type="float"/>
          <table:table-cell table:number-matrix-columns-spanned="1" table:number-matrix-rows-spanned="1" table:formula="of:=SUM(([.EQ3:.EQ3]-[.$GY3:.$GY3])^2)^0.5" office:value-type="float"/>
          <table:table-cell table:number-matrix-columns-spanned="1" table:number-matrix-rows-spanned="1" table:formula="of:=SUM(([.ER3:.ER3]-[.$GZ3:.$GZ3])^2)^0.5" office:value-type="float"/>
          <table:table-cell table:number-matrix-columns-spanned="1" table:number-matrix-rows-spanned="1" table:formula="of:=SUM(([.ES3:.ES3]-[.$HA3:.$HA3])^2)^0.5" office:value-type="float"/>
          <table:table-cell table:number-matrix-columns-spanned="1" table:number-matrix-rows-spanned="1" table:formula="of:=SUM(([.ET3:.ET3]-[.$HB3:.$HB3])^2)^0.5" office:value-type="float"/>
          <table:table-cell table:number-matrix-columns-spanned="1" table:number-matrix-rows-spanned="1" table:formula="of:=SUM(([.EU3:.EU3]-[.$GX3:.$GX3])^2)^0.5" office:value-type="float"/>
          <table:table-cell table:number-matrix-columns-spanned="1" table:number-matrix-rows-spanned="1" table:formula="of:=SUM(([.EV3:.EV3]-[.$GY3:.$GY3])^2)^0.5" office:value-type="float"/>
          <table:table-cell table:number-matrix-columns-spanned="1" table:number-matrix-rows-spanned="1" table:formula="of:=SUM(([.EW3:.EW3]-[.$GZ3:.$GZ3])^2)^0.5" office:value-type="float"/>
          <table:table-cell table:number-matrix-columns-spanned="1" table:number-matrix-rows-spanned="1" table:formula="of:=SUM(([.EX3:.EX3]-[.$HA3:.$HA3])^2)^0.5" office:value-type="float"/>
          <table:table-cell table:number-matrix-columns-spanned="1" table:number-matrix-rows-spanned="1" table:formula="of:=SUM(([.EY3:.EY3]-[.$HB3:.$HB3])^2)^0.5" office:value-type="float"/>
          <table:table-cell table:number-matrix-columns-spanned="1" table:number-matrix-rows-spanned="1" table:formula="of:=SUM(([.EZ3:.EZ3]-[.$GX3:.$GX3])^2)^0.5" office:value-type="float"/>
          <table:table-cell table:number-matrix-columns-spanned="1" table:number-matrix-rows-spanned="1" table:formula="of:=SUM(([.FA3:.FA3]-[.$GY3:.$GY3])^2)^0.5" office:value-type="float"/>
          <table:table-cell table:number-matrix-columns-spanned="1" table:number-matrix-rows-spanned="1" table:formula="of:=SUM(([.FB3:.FB3]-[.$GZ3:.$GZ3])^2)^0.5" office:value-type="float"/>
          <table:table-cell table:number-matrix-columns-spanned="1" table:number-matrix-rows-spanned="1" table:formula="of:=SUM(([.FC3:.FC3]-[.$HA3:.$HA3])^2)^0.5" office:value-type="float"/>
          <table:table-cell table:number-matrix-columns-spanned="1" table:number-matrix-rows-spanned="1" table:formula="of:=SUM(([.FD3:.FD3]-[.$HB3:.$HB3])^2)^0.5" office:value-type="float"/>
          <table:table-cell table:number-matrix-columns-spanned="1" table:number-matrix-rows-spanned="1" table:formula="of:=SUM(([.FE3:.FE3]-[.$GX3:.$GX3])^2)^0.5" office:value-type="float"/>
          <table:table-cell table:number-matrix-columns-spanned="1" table:number-matrix-rows-spanned="1" table:formula="of:=SUM(([.FF3:.FF3]-[.$GY3:.$GY3])^2)^0.5" office:value-type="float"/>
          <table:table-cell table:number-matrix-columns-spanned="1" table:number-matrix-rows-spanned="1" table:formula="of:=SUM(([.FG3:.FG3]-[.$GZ3:.$GZ3])^2)^0.5" office:value-type="float"/>
          <table:table-cell table:number-matrix-columns-spanned="1" table:number-matrix-rows-spanned="1" table:formula="of:=SUM(([.FH3:.FH3]-[.$HA3:.$HA3])^2)^0.5" office:value-type="float"/>
          <table:table-cell table:number-matrix-columns-spanned="1" table:number-matrix-rows-spanned="1" table:formula="of:=SUM(([.FI3:.FI3]-[.$HB3:.$HB3])^2)^0.5" office:value-type="float"/>
          <table:table-cell table:number-matrix-columns-spanned="1" table:number-matrix-rows-spanned="1" table:formula="of:=SUM(([.FJ3:.FJ3]-[.$GX3:.$GX3])^2)^0.5" office:value-type="float"/>
          <table:table-cell table:number-matrix-columns-spanned="1" table:number-matrix-rows-spanned="1" table:formula="of:=SUM(([.FK3:.FK3]-[.$GY3:.$GY3])^2)^0.5" office:value-type="float"/>
          <table:table-cell table:number-matrix-columns-spanned="1" table:number-matrix-rows-spanned="1" table:formula="of:=SUM(([.FL3:.FL3]-[.$GZ3:.$GZ3])^2)^0.5" office:value-type="float"/>
          <table:table-cell table:number-matrix-columns-spanned="1" table:number-matrix-rows-spanned="1" table:formula="of:=SUM(([.FM3:.FM3]-[.$HA3:.$HA3])^2)^0.5" office:value-type="float"/>
          <table:table-cell table:number-matrix-columns-spanned="1" table:number-matrix-rows-spanned="1" table:formula="of:=SUM(([.FN3:.FN3]-[.$HB3:.$HB3])^2)^0.5" office:value-type="float"/>
          <table:table-cell table:number-matrix-columns-spanned="1" table:number-matrix-rows-spanned="1" table:formula="of:=SUM(([.FO3:.FO3]-[.$GX3:.$GX3])^2)^0.5" office:value-type="float"/>
          <table:table-cell table:number-matrix-columns-spanned="1" table:number-matrix-rows-spanned="1" table:formula="of:=SUM(([.FP3:.FP3]-[.$GY3:.$GY3])^2)^0.5" office:value-type="float"/>
          <table:table-cell table:number-matrix-columns-spanned="1" table:number-matrix-rows-spanned="1" table:formula="of:=SUM(([.FQ3:.FQ3]-[.$GZ3:.$GZ3])^2)^0.5" office:value-type="float"/>
          <table:table-cell table:number-matrix-columns-spanned="1" table:number-matrix-rows-spanned="1" table:formula="of:=SUM(([.FR3:.FR3]-[.$HA3:.$HA3])^2)^0.5" office:value-type="float"/>
          <table:table-cell table:style-name="cellBest" table:number-matrix-columns-spanned="1" table:number-matrix-rows-spanned="1" table:formula="of:=SUM(([.FS3:.FS3]-[.$HB3:.$HB3])^2)^0.5" office:value-type="float"/>
          <table:table-cell table:number-matrix-columns-spanned="1" table:number-matrix-rows-spanned="1" table:formula="of:=SUM(([.FT3:.FT3]-[.$GX3:.$GX3])^2)^0.5" office:value-type="float"/>
          <table:table-cell table:number-matrix-columns-spanned="1" table:number-matrix-rows-spanned="1" table:formula="of:=SUM(([.FU3:.FU3]-[.$GY3:.$GY3])^2)^0.5" office:value-type="float"/>
          <table:table-cell table:number-matrix-columns-spanned="1" table:number-matrix-rows-spanned="1" table:formula="of:=SUM(([.FV3:.FV3]-[.$GZ3:.$GZ3])^2)^0.5" office:value-type="float"/>
          <table:table-cell table:number-matrix-columns-spanned="1" table:number-matrix-rows-spanned="1" table:formula="of:=SUM(([.FW3:.FW3]-[.$HA3:.$HA3])^2)^0.5" office:value-type="float"/>
          <table:table-cell table:number-matrix-columns-spanned="1" table:number-matrix-rows-spanned="1" table:formula="of:=SUM(([.FX3:.FX3]-[.$HB3:.$HB3])^2)^0.5" office:value-type="float"/>
          <table:table-cell table:number-matrix-columns-spanned="1" table:number-matrix-rows-spanned="1" table:formula="of:=SUM(([.FY3:.FY3]-[.$GX3:.$GX3])^2)^0.5" office:value-type="float"/>
          <table:table-cell table:number-matrix-columns-spanned="1" table:number-matrix-rows-spanned="1" table:formula="of:=SUM(([.FZ3:.FZ3]-[.$GY3:.$GY3])^2)^0.5" office:value-type="float"/>
          <table:table-cell table:number-matrix-columns-spanned="1" table:number-matrix-rows-spanned="1" table:formula="of:=SUM(([.GA3:.GA3]-[.$GZ3:.$GZ3])^2)^0.5" office:value-type="float"/>
          <table:table-cell table:number-matrix-columns-spanned="1" table:number-matrix-rows-spanned="1" table:formula="of:=SUM(([.GB3:.GB3]-[.$HA3:.$HA3])^2)^0.5" office:value-type="float"/>
          <table:table-cell table:number-matrix-columns-spanned="1" table:number-matrix-rows-spanned="1" table:formula="of:=SUM(([.GC3:.GC3]-[.$HB3:.$HB3])^2)^0.5" office:value-type="float"/>
          <table:table-cell table:style-name="cellWorst" table:number-matrix-columns-spanned="1" table:number-matrix-rows-spanned="1" table:formula="of:=SUM(([.GD3:.GD3]-[.$GX3:.$GX3])^2)^0.5" office:value-type="float"/>
          <table:table-cell table:style-name="cellWorst" table:number-matrix-columns-spanned="1" table:number-matrix-rows-spanned="1" table:formula="of:=SUM(([.GE3:.GE3]-[.$GY3:.$GY3])^2)^0.5" office:value-type="float"/>
          <table:table-cell table:number-matrix-columns-spanned="1" table:number-matrix-rows-spanned="1" table:formula="of:=SUM(([.GF3:.GF3]-[.$GZ3:.$GZ3])^2)^0.5" office:value-type="float"/>
          <table:table-cell table:style-name="cellWorst" table:number-matrix-columns-spanned="1" table:number-matrix-rows-spanned="1" table:formula="of:=SUM(([.GG3:.GG3]-[.$HA3:.$HA3])^2)^0.5" office:value-type="float"/>
          <table:table-cell table:style-name="cellWorst" table:number-matrix-columns-spanned="1" table:number-matrix-rows-spanned="1" table:formula="of:=SUM(([.GH3:.GH3]-[.$HB3:.$HB3])^2)^0.5" office:value-type="float"/>
          <table:table-cell table:number-matrix-columns-spanned="1" table:number-matrix-rows-spanned="1" table:formula="of:=SUM(([.GI3:.GI3]-[.$GX3:.$GX3])^2)^0.5" office:value-type="float"/>
          <table:table-cell table:number-matrix-columns-spanned="1" table:number-matrix-rows-spanned="1" table:formula="of:=SUM(([.GJ3:.GJ3]-[.$GY3:.$GY3])^2)^0.5" office:value-type="float"/>
          <table:table-cell table:number-matrix-columns-spanned="1" table:number-matrix-rows-spanned="1" table:formula="of:=SUM(([.GK3:.GK3]-[.$GZ3:.$GZ3])^2)^0.5" office:value-type="float"/>
          <table:table-cell table:number-matrix-columns-spanned="1" table:number-matrix-rows-spanned="1" table:formula="of:=SUM(([.GL3:.GL3]-[.$HA3:.$HA3])^2)^0.5" office:value-type="float"/>
          <table:table-cell table:number-matrix-columns-spanned="1" table:number-matrix-rows-spanned="1" table:formula="of:=SUM(([.GM3:.GM3]-[.$HB3:.$HB3])^2)^0.5" office:value-type="float"/>
          <table:table-cell table:number-matrix-columns-spanned="1" table:number-matrix-rows-spanned="1" table:formula="of:=SUM(([.GN3:.GN3]-[.$GX3:.$GX3])^2)^0.5" office:value-type="float"/>
          <table:table-cell table:number-matrix-columns-spanned="1" table:number-matrix-rows-spanned="1" table:formula="of:=SUM(([.GO3:.GO3]-[.$GY3:.$GY3])^2)^0.5" office:value-type="float"/>
          <table:table-cell table:number-matrix-columns-spanned="1" table:number-matrix-rows-spanned="1" table:formula="of:=SUM(([.GP3:.GP3]-[.$GZ3:.$GZ3])^2)^0.5" office:value-type="float"/>
          <table:table-cell table:number-matrix-columns-spanned="1" table:number-matrix-rows-spanned="1" table:formula="of:=SUM(([.GQ3:.GQ3]-[.$HA3:.$HA3])^2)^0.5" office:value-type="float"/>
          <table:table-cell table:number-matrix-columns-spanned="1" table:number-matrix-rows-spanned="1" table:formula="of:=SUM(([.GR3:.GR3]-[.$HB3:.$HB3])^2)^0.5" office:value-type="float"/>
          <table:table-cell table:number-matrix-columns-spanned="1" table:number-matrix-rows-spanned="1" table:formula="of:=SUM(([.GS3:.GS3]-[.$GX3:.$GX3])^2)^0.5" office:value-type="float"/>
          <table:table-cell table:number-matrix-columns-spanned="1" table:number-matrix-rows-spanned="1" table:formula="of:=SUM(([.GT3:.GT3]-[.$GY3:.$GY3])^2)^0.5" office:value-type="float"/>
          <table:table-cell table:number-matrix-columns-spanned="1" table:number-matrix-rows-spanned="1" table:formula="of:=SUM(([.GU3:.GU3]-[.$GZ3:.$GZ3])^2)^0.5" office:value-type="float"/>
          <table:table-cell table:number-matrix-columns-spanned="1" table:number-matrix-rows-spanned="1" table:formula="of:=SUM(([.GV3:.GV3]-[.$HA3:.$HA3])^2)^0.5" office:value-type="float"/>
          <table:table-cell table:number-matrix-columns-spanned="1" table:number-matrix-rows-spanned="1" table:formula="of:=SUM(([.GW3:.GW3]-[.$HB3:.$H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/>
          <table:table-cell table:number-matrix-columns-spanned="1" table:number-matrix-rows-spanned="1" table:formula="of:=SUM([.C3:.C3]=[.$GY3:.$GY3])" office:value-type="float"/>
          <table:table-cell table:number-matrix-columns-spanned="1" table:number-matrix-rows-spanned="1" table:formula="of:=SUM([.D3:.D3]=[.$GZ3:.$GZ3])" office:value-type="float"/>
          <table:table-cell table:number-matrix-columns-spanned="1" table:number-matrix-rows-spanned="1" table:formula="of:=SUM([.E3:.E3]=[.$HA3:.$HA3])" office:value-type="float"/>
          <table:table-cell table:number-matrix-columns-spanned="1" table:number-matrix-rows-spanned="1" table:formula="of:=SUM([.F3:.F3]=[.$GX3:.$GX3])" office:value-type="float"/>
          <table:table-cell table:number-matrix-columns-spanned="1" table:number-matrix-rows-spanned="1" table:formula="of:=SUM([.G3:.G3]=[.$GY3:.$GY3])" office:value-type="float"/>
          <table:table-cell table:number-matrix-columns-spanned="1" table:number-matrix-rows-spanned="1" table:formula="of:=SUM([.H3:.H3]=[.$GZ3:.$GZ3])" office:value-type="float"/>
          <table:table-cell table:number-matrix-columns-spanned="1" table:number-matrix-rows-spanned="1" table:formula="of:=SUM([.I3:.I3]=[.$HA3:.$HA3])" office:value-type="float"/>
          <table:table-cell table:number-matrix-columns-spanned="1" table:number-matrix-rows-spanned="1" table:formula="of:=SUM([.J3:.J3]=[.$HB3:.$HB3])" office:value-type="float"/>
          <table:table-cell table:number-matrix-columns-spanned="1" table:number-matrix-rows-spanned="1" table:formula="of:=SUM([.K3:.K3]=[.$GX3:.$GX3])" office:value-type="float"/>
          <table:table-cell table:number-matrix-columns-spanned="1" table:number-matrix-rows-spanned="1" table:formula="of:=SUM([.L3:.L3]=[.$GY3:.$GY3])" office:value-type="float"/>
          <table:table-cell table:number-matrix-columns-spanned="1" table:number-matrix-rows-spanned="1" table:formula="of:=SUM([.M3:.M3]=[.$GZ3:.$GZ3])" office:value-type="float"/>
          <table:table-cell table:number-matrix-columns-spanned="1" table:number-matrix-rows-spanned="1" table:formula="of:=SUM([.N3:.N3]=[.$HA3:.$HA3])" office:value-type="float"/>
          <table:table-cell table:number-matrix-columns-spanned="1" table:number-matrix-rows-spanned="1" table:formula="of:=SUM([.O3:.O3]=[.$HB3:.$HB3])" office:value-type="float"/>
          <table:table-cell table:number-matrix-columns-spanned="1" table:number-matrix-rows-spanned="1" table:formula="of:=SUM([.P3:.P3]=[.$GX3:.$GX3])" office:value-type="float"/>
          <table:table-cell table:number-matrix-columns-spanned="1" table:number-matrix-rows-spanned="1" table:formula="of:=SUM([.Q3:.Q3]=[.$GY3:.$GY3])" office:value-type="float"/>
          <table:table-cell table:number-matrix-columns-spanned="1" table:number-matrix-rows-spanned="1" table:formula="of:=SUM([.R3:.R3]=[.$GZ3:.$GZ3])" office:value-type="float"/>
          <table:table-cell table:number-matrix-columns-spanned="1" table:number-matrix-rows-spanned="1" table:formula="of:=SUM([.S3:.S3]=[.$HA3:.$HA3])" office:value-type="float"/>
          <table:table-cell table:number-matrix-columns-spanned="1" table:number-matrix-rows-spanned="1" table:formula="of:=SUM([.T3:.T3]=[.$HB3:.$HB3])" office:value-type="float"/>
          <table:table-cell table:number-matrix-columns-spanned="1" table:number-matrix-rows-spanned="1" table:formula="of:=SUM([.U3:.U3]=[.$GX3:.$GX3])" office:value-type="float"/>
          <table:table-cell table:number-matrix-columns-spanned="1" table:number-matrix-rows-spanned="1" table:formula="of:=SUM([.V3:.V3]=[.$GY3:.$GY3])" office:value-type="float"/>
          <table:table-cell table:number-matrix-columns-spanned="1" table:number-matrix-rows-spanned="1" table:formula="of:=SUM([.W3:.W3]=[.$GZ3:.$GZ3])" office:value-type="float"/>
          <table:table-cell table:number-matrix-columns-spanned="1" table:number-matrix-rows-spanned="1" table:formula="of:=SUM([.X3:.X3]=[.$HA3:.$HA3])" office:value-type="float"/>
          <table:table-cell table:number-matrix-columns-spanned="1" table:number-matrix-rows-spanned="1" table:formula="of:=SUM([.Y3:.Y3]=[.$HB3:.$HB3])" office:value-type="float"/>
          <table:table-cell table:number-matrix-columns-spanned="1" table:number-matrix-rows-spanned="1" table:formula="of:=SUM([.Z3:.Z3]=[.$GX3:.$GX3])" office:value-type="float"/>
          <table:table-cell table:number-matrix-columns-spanned="1" table:number-matrix-rows-spanned="1" table:formula="of:=SUM([.AA3:.AA3]=[.$GY3:.$GY3])" office:value-type="float"/>
          <table:table-cell table:number-matrix-columns-spanned="1" table:number-matrix-rows-spanned="1" table:formula="of:=SUM([.AB3:.AB3]=[.$GZ3:.$GZ3])" office:value-type="float"/>
          <table:table-cell table:number-matrix-columns-spanned="1" table:number-matrix-rows-spanned="1" table:formula="of:=SUM([.AC3:.AC3]=[.$HA3:.$HA3])" office:value-type="float"/>
          <table:table-cell table:number-matrix-columns-spanned="1" table:number-matrix-rows-spanned="1" table:formula="of:=SUM([.AD3:.AD3]=[.$HB3:.$HB3])" office:value-type="float"/>
          <table:table-cell table:number-matrix-columns-spanned="1" table:number-matrix-rows-spanned="1" table:formula="of:=SUM([.AE3:.AE3]=[.$GX3:.$GX3])" office:value-type="float"/>
          <table:table-cell table:number-matrix-columns-spanned="1" table:number-matrix-rows-spanned="1" table:formula="of:=SUM([.AF3:.AF3]=[.$GY3:.$GY3])" office:value-type="float"/>
          <table:table-cell table:number-matrix-columns-spanned="1" table:number-matrix-rows-spanned="1" table:formula="of:=SUM([.AG3:.AG3]=[.$GZ3:.$GZ3])" office:value-type="float"/>
          <table:table-cell table:number-matrix-columns-spanned="1" table:number-matrix-rows-spanned="1" table:formula="of:=SUM([.AH3:.AH3]=[.$HA3:.$HA3])" office:value-type="float"/>
          <table:table-cell table:number-matrix-columns-spanned="1" table:number-matrix-rows-spanned="1" table:formula="of:=SUM([.AI3:.AI3]=[.$HB3:.$HB3])" office:value-type="float"/>
          <table:table-cell table:number-matrix-columns-spanned="1" table:number-matrix-rows-spanned="1" table:formula="of:=SUM([.AJ3:.AJ3]=[.$GX3:.$GX3])" office:value-type="float"/>
          <table:table-cell table:number-matrix-columns-spanned="1" table:number-matrix-rows-spanned="1" table:formula="of:=SUM([.AK3:.AK3]=[.$GY3:.$GY3])" office:value-type="float"/>
          <table:table-cell table:number-matrix-columns-spanned="1" table:number-matrix-rows-spanned="1" table:formula="of:=SUM([.AL3:.AL3]=[.$GZ3:.$GZ3])" office:value-type="float"/>
          <table:table-cell table:number-matrix-columns-spanned="1" table:number-matrix-rows-spanned="1" table:formula="of:=SUM([.AM3:.AM3]=[.$HA3:.$HA3])" office:value-type="float"/>
          <table:table-cell table:number-matrix-columns-spanned="1" table:number-matrix-rows-spanned="1" table:formula="of:=SUM([.AN3:.AN3]=[.$HB3:.$HB3])" office:value-type="float"/>
          <table:table-cell table:number-matrix-columns-spanned="1" table:number-matrix-rows-spanned="1" table:formula="of:=SUM([.AO3:.AO3]=[.$GX3:.$GX3])" office:value-type="float"/>
          <table:table-cell table:number-matrix-columns-spanned="1" table:number-matrix-rows-spanned="1" table:formula="of:=SUM([.AP3:.AP3]=[.$GY3:.$GY3])" office:value-type="float"/>
          <table:table-cell table:number-matrix-columns-spanned="1" table:number-matrix-rows-spanned="1" table:formula="of:=SUM([.AQ3:.AQ3]=[.$GZ3:.$GZ3])" office:value-type="float"/>
          <table:table-cell table:number-matrix-columns-spanned="1" table:number-matrix-rows-spanned="1" table:formula="of:=SUM([.AR3:.AR3]=[.$HA3:.$HA3])" office:value-type="float"/>
          <table:table-cell table:number-matrix-columns-spanned="1" table:number-matrix-rows-spanned="1" table:formula="of:=SUM([.AS3:.AS3]=[.$HB3:.$HB3])" office:value-type="float"/>
          <table:table-cell table:number-matrix-columns-spanned="1" table:number-matrix-rows-spanned="1" table:formula="of:=SUM([.AT3:.AT3]=[.$GX3:.$GX3])" office:value-type="float"/>
          <table:table-cell table:number-matrix-columns-spanned="1" table:number-matrix-rows-spanned="1" table:formula="of:=SUM([.AU3:.AU3]=[.$GY3:.$GY3])" office:value-type="float"/>
          <table:table-cell table:number-matrix-columns-spanned="1" table:number-matrix-rows-spanned="1" table:formula="of:=SUM([.AV3:.AV3]=[.$GZ3:.$GZ3])" office:value-type="float"/>
          <table:table-cell table:number-matrix-columns-spanned="1" table:number-matrix-rows-spanned="1" table:formula="of:=SUM([.AW3:.AW3]=[.$HA3:.$HA3])" office:value-type="float"/>
          <table:table-cell table:number-matrix-columns-spanned="1" table:number-matrix-rows-spanned="1" table:formula="of:=SUM([.AX3:.AX3]=[.$HB3:.$HB3])" office:value-type="float"/>
          <table:table-cell table:number-matrix-columns-spanned="1" table:number-matrix-rows-spanned="1" table:formula="of:=SUM([.AY3:.AY3]=[.$GX3:.$GX3])" office:value-type="float"/>
          <table:table-cell table:number-matrix-columns-spanned="1" table:number-matrix-rows-spanned="1" table:formula="of:=SUM([.AZ3:.AZ3]=[.$GY3:.$GY3])" office:value-type="float"/>
          <table:table-cell table:number-matrix-columns-spanned="1" table:number-matrix-rows-spanned="1" table:formula="of:=SUM([.BA3:.BA3]=[.$GZ3:.$GZ3])" office:value-type="float"/>
          <table:table-cell table:number-matrix-columns-spanned="1" table:number-matrix-rows-spanned="1" table:formula="of:=SUM([.BB3:.BB3]=[.$HA3:.$HA3])" office:value-type="float"/>
          <table:table-cell table:number-matrix-columns-spanned="1" table:number-matrix-rows-spanned="1" table:formula="of:=SUM([.BC3:.BC3]=[.$HB3:.$HB3])" office:value-type="float"/>
          <table:table-cell table:number-matrix-columns-spanned="1" table:number-matrix-rows-spanned="1" table:formula="of:=SUM([.BD3:.BD3]=[.$GX3:.$GX3])" office:value-type="float"/>
          <table:table-cell table:number-matrix-columns-spanned="1" table:number-matrix-rows-spanned="1" table:formula="of:=SUM([.BE3:.BE3]=[.$GY3:.$GY3])" office:value-type="float"/>
          <table:table-cell table:number-matrix-columns-spanned="1" table:number-matrix-rows-spanned="1" table:formula="of:=SUM([.BF3:.BF3]=[.$GZ3:.$GZ3])" office:value-type="float"/>
          <table:table-cell table:number-matrix-columns-spanned="1" table:number-matrix-rows-spanned="1" table:formula="of:=SUM([.BG3:.BG3]=[.$HA3:.$HA3])" office:value-type="float"/>
          <table:table-cell table:number-matrix-columns-spanned="1" table:number-matrix-rows-spanned="1" table:formula="of:=SUM([.BH3:.BH3]=[.$HB3:.$HB3])" office:value-type="float"/>
          <table:table-cell table:number-matrix-columns-spanned="1" table:number-matrix-rows-spanned="1" table:formula="of:=SUM([.BI3:.BI3]=[.$GX3:.$GX3])" office:value-type="float"/>
          <table:table-cell table:number-matrix-columns-spanned="1" table:number-matrix-rows-spanned="1" table:formula="of:=SUM([.BJ3:.BJ3]=[.$GY3:.$GY3])" office:value-type="float"/>
          <table:table-cell table:number-matrix-columns-spanned="1" table:number-matrix-rows-spanned="1" table:formula="of:=SUM([.BK3:.BK3]=[.$GZ3:.$GZ3])" office:value-type="float"/>
          <table:table-cell table:number-matrix-columns-spanned="1" table:number-matrix-rows-spanned="1" table:formula="of:=SUM([.BL3:.BL3]=[.$HA3:.$HA3])" office:value-type="float"/>
          <table:table-cell table:number-matrix-columns-spanned="1" table:number-matrix-rows-spanned="1" table:formula="of:=SUM([.BM3:.BM3]=[.$HB3:.$HB3])" office:value-type="float"/>
          <table:table-cell table:number-matrix-columns-spanned="1" table:number-matrix-rows-spanned="1" table:formula="of:=SUM([.BN3:.BN3]=[.$GX3:.$GX3])" office:value-type="float"/>
          <table:table-cell table:number-matrix-columns-spanned="1" table:number-matrix-rows-spanned="1" table:formula="of:=SUM([.BO3:.BO3]=[.$GY3:.$GY3])" office:value-type="float"/>
          <table:table-cell table:number-matrix-columns-spanned="1" table:number-matrix-rows-spanned="1" table:formula="of:=SUM([.BP3:.BP3]=[.$GZ3:.$GZ3])" office:value-type="float"/>
          <table:table-cell table:number-matrix-columns-spanned="1" table:number-matrix-rows-spanned="1" table:formula="of:=SUM([.BQ3:.BQ3]=[.$HA3:.$HA3])" office:value-type="float"/>
          <table:table-cell table:number-matrix-columns-spanned="1" table:number-matrix-rows-spanned="1" table:formula="of:=SUM([.BR3:.BR3]=[.$HB3:.$HB3])" office:value-type="float"/>
          <table:table-cell table:number-matrix-columns-spanned="1" table:number-matrix-rows-spanned="1" table:formula="of:=SUM([.BS3:.BS3]=[.$GX3:.$GX3])" office:value-type="float"/>
          <table:table-cell table:number-matrix-columns-spanned="1" table:number-matrix-rows-spanned="1" table:formula="of:=SUM([.BT3:.BT3]=[.$GY3:.$GY3])" office:value-type="float"/>
          <table:table-cell table:number-matrix-columns-spanned="1" table:number-matrix-rows-spanned="1" table:formula="of:=SUM([.BU3:.BU3]=[.$GZ3:.$GZ3])" office:value-type="float"/>
          <table:table-cell table:number-matrix-columns-spanned="1" table:number-matrix-rows-spanned="1" table:formula="of:=SUM([.BV3:.BV3]=[.$HA3:.$HA3])" office:value-type="float"/>
          <table:table-cell table:number-matrix-columns-spanned="1" table:number-matrix-rows-spanned="1" table:formula="of:=SUM([.BW3:.BW3]=[.$HB3:.$HB3])" office:value-type="float"/>
          <table:table-cell table:number-matrix-columns-spanned="1" table:number-matrix-rows-spanned="1" table:formula="of:=SUM([.BX3:.BX3]=[.$GX3:.$GX3])" office:value-type="float"/>
          <table:table-cell table:number-matrix-columns-spanned="1" table:number-matrix-rows-spanned="1" table:formula="of:=SUM([.BY3:.BY3]=[.$GY3:.$GY3])" office:value-type="float"/>
          <table:table-cell table:number-matrix-columns-spanned="1" table:number-matrix-rows-spanned="1" table:formula="of:=SUM([.BZ3:.BZ3]=[.$GZ3:.$GZ3])" office:value-type="float"/>
          <table:table-cell table:number-matrix-columns-spanned="1" table:number-matrix-rows-spanned="1" table:formula="of:=SUM([.CA3:.CA3]=[.$HA3:.$HA3])" office:value-type="float"/>
          <table:table-cell table:number-matrix-columns-spanned="1" table:number-matrix-rows-spanned="1" table:formula="of:=SUM([.CB3:.CB3]=[.$HB3:.$HB3])" office:value-type="float"/>
          <table:table-cell table:number-matrix-columns-spanned="1" table:number-matrix-rows-spanned="1" table:formula="of:=SUM([.CC3:.CC3]=[.$GX3:.$GX3])" office:value-type="float"/>
          <table:table-cell table:number-matrix-columns-spanned="1" table:number-matrix-rows-spanned="1" table:formula="of:=SUM([.CD3:.CD3]=[.$GY3:.$GY3])" office:value-type="float"/>
          <table:table-cell table:number-matrix-columns-spanned="1" table:number-matrix-rows-spanned="1" table:formula="of:=SUM([.CE3:.CE3]=[.$GZ3:.$GZ3])" office:value-type="float"/>
          <table:table-cell table:number-matrix-columns-spanned="1" table:number-matrix-rows-spanned="1" table:formula="of:=SUM([.CF3:.CF3]=[.$HA3:.$HA3])" office:value-type="float"/>
          <table:table-cell table:number-matrix-columns-spanned="1" table:number-matrix-rows-spanned="1" table:formula="of:=SUM([.CG3:.CG3]=[.$HB3:.$HB3])" office:value-type="float"/>
          <table:table-cell table:number-matrix-columns-spanned="1" table:number-matrix-rows-spanned="1" table:formula="of:=SUM([.CH3:.CH3]=[.$GX3:.$GX3])" office:value-type="float"/>
          <table:table-cell table:number-matrix-columns-spanned="1" table:number-matrix-rows-spanned="1" table:formula="of:=SUM([.CI3:.CI3]=[.$GY3:.$GY3])" office:value-type="float"/>
          <table:table-cell table:number-matrix-columns-spanned="1" table:number-matrix-rows-spanned="1" table:formula="of:=SUM([.CJ3:.CJ3]=[.$GZ3:.$GZ3])" office:value-type="float"/>
          <table:table-cell table:number-matrix-columns-spanned="1" table:number-matrix-rows-spanned="1" table:formula="of:=SUM([.CK3:.CK3]=[.$HA3:.$HA3])" office:value-type="float"/>
          <table:table-cell table:number-matrix-columns-spanned="1" table:number-matrix-rows-spanned="1" table:formula="of:=SUM([.CL3:.CL3]=[.$HB3:.$HB3])" office:value-type="float"/>
          <table:table-cell table:number-matrix-columns-spanned="1" table:number-matrix-rows-spanned="1" table:formula="of:=SUM([.CM3:.CM3]=[.$GX3:.$GX3])" office:value-type="float"/>
          <table:table-cell table:number-matrix-columns-spanned="1" table:number-matrix-rows-spanned="1" table:formula="of:=SUM([.CN3:.CN3]=[.$GY3:.$GY3])" office:value-type="float"/>
          <table:table-cell table:number-matrix-columns-spanned="1" table:number-matrix-rows-spanned="1" table:formula="of:=SUM([.CO3:.CO3]=[.$GZ3:.$GZ3])" office:value-type="float"/>
          <table:table-cell table:number-matrix-columns-spanned="1" table:number-matrix-rows-spanned="1" table:formula="of:=SUM([.CP3:.CP3]=[.$HA3:.$HA3])" office:value-type="float"/>
          <table:table-cell table:number-matrix-columns-spanned="1" table:number-matrix-rows-spanned="1" table:formula="of:=SUM([.CQ3:.CQ3]=[.$HB3:.$HB3])" office:value-type="float"/>
          <table:table-cell table:number-matrix-columns-spanned="1" table:number-matrix-rows-spanned="1" table:formula="of:=SUM([.CR3:.CR3]=[.$GX3:.$GX3])" office:value-type="float"/>
          <table:table-cell table:number-matrix-columns-spanned="1" table:number-matrix-rows-spanned="1" table:formula="of:=SUM([.CS3:.CS3]=[.$GY3:.$GY3])" office:value-type="float"/>
          <table:table-cell table:number-matrix-columns-spanned="1" table:number-matrix-rows-spanned="1" table:formula="of:=SUM([.CT3:.CT3]=[.$GZ3:.$GZ3])" office:value-type="float"/>
          <table:table-cell table:number-matrix-columns-spanned="1" table:number-matrix-rows-spanned="1" table:formula="of:=SUM([.CU3:.CU3]=[.$HA3:.$HA3])" office:value-type="float"/>
          <table:table-cell table:number-matrix-columns-spanned="1" table:number-matrix-rows-spanned="1" table:formula="of:=SUM([.CV3:.CV3]=[.$HB3:.$HB3])" office:value-type="float"/>
          <table:table-cell table:number-matrix-columns-spanned="1" table:number-matrix-rows-spanned="1" table:formula="of:=SUM([.CW3:.CW3]=[.$GX3:.$GX3])" office:value-type="float"/>
          <table:table-cell table:number-matrix-columns-spanned="1" table:number-matrix-rows-spanned="1" table:formula="of:=SUM([.CX3:.CX3]=[.$GY3:.$GY3])" office:value-type="float"/>
          <table:table-cell table:number-matrix-columns-spanned="1" table:number-matrix-rows-spanned="1" table:formula="of:=SUM([.CY3:.CY3]=[.$GZ3:.$GZ3])" office:value-type="float"/>
          <table:table-cell table:number-matrix-columns-spanned="1" table:number-matrix-rows-spanned="1" table:formula="of:=SUM([.CZ3:.CZ3]=[.$HA3:.$HA3])" office:value-type="float"/>
          <table:table-cell table:number-matrix-columns-spanned="1" table:number-matrix-rows-spanned="1" table:formula="of:=SUM([.DA3:.DA3]=[.$HB3:.$HB3])" office:value-type="float"/>
          <table:table-cell table:number-matrix-columns-spanned="1" table:number-matrix-rows-spanned="1" table:formula="of:=SUM([.DB3:.DB3]=[.$GX3:.$GX3])" office:value-type="float"/>
          <table:table-cell table:number-matrix-columns-spanned="1" table:number-matrix-rows-spanned="1" table:formula="of:=SUM([.DC3:.DC3]=[.$GY3:.$GY3])" office:value-type="float"/>
          <table:table-cell table:number-matrix-columns-spanned="1" table:number-matrix-rows-spanned="1" table:formula="of:=SUM([.DD3:.DD3]=[.$GZ3:.$GZ3])" office:value-type="float"/>
          <table:table-cell table:number-matrix-columns-spanned="1" table:number-matrix-rows-spanned="1" table:formula="of:=SUM([.DE3:.DE3]=[.$HA3:.$HA3])" office:value-type="float"/>
          <table:table-cell table:number-matrix-columns-spanned="1" table:number-matrix-rows-spanned="1" table:formula="of:=SUM([.DF3:.DF3]=[.$HB3:.$HB3])" office:value-type="float"/>
          <table:table-cell table:number-matrix-columns-spanned="1" table:number-matrix-rows-spanned="1" table:formula="of:=SUM([.DG3:.DG3]=[.$GX3:.$GX3])" office:value-type="float"/>
          <table:table-cell table:number-matrix-columns-spanned="1" table:number-matrix-rows-spanned="1" table:formula="of:=SUM([.DH3:.DH3]=[.$GY3:.$GY3])" office:value-type="float"/>
          <table:table-cell table:number-matrix-columns-spanned="1" table:number-matrix-rows-spanned="1" table:formula="of:=SUM([.DI3:.DI3]=[.$GZ3:.$GZ3])" office:value-type="float"/>
          <table:table-cell table:number-matrix-columns-spanned="1" table:number-matrix-rows-spanned="1" table:formula="of:=SUM([.DJ3:.DJ3]=[.$HA3:.$HA3])" office:value-type="float"/>
          <table:table-cell table:number-matrix-columns-spanned="1" table:number-matrix-rows-spanned="1" table:formula="of:=SUM([.DK3:.DK3]=[.$HB3:.$HB3])" office:value-type="float"/>
          <table:table-cell table:number-matrix-columns-spanned="1" table:number-matrix-rows-spanned="1" table:formula="of:=SUM([.DL3:.DL3]=[.$GX3:.$GX3])" office:value-type="float"/>
          <table:table-cell table:number-matrix-columns-spanned="1" table:number-matrix-rows-spanned="1" table:formula="of:=SUM([.DM3:.DM3]=[.$GY3:.$GY3])" office:value-type="float"/>
          <table:table-cell table:number-matrix-columns-spanned="1" table:number-matrix-rows-spanned="1" table:formula="of:=SUM([.DN3:.DN3]=[.$GZ3:.$GZ3])" office:value-type="float"/>
          <table:table-cell table:number-matrix-columns-spanned="1" table:number-matrix-rows-spanned="1" table:formula="of:=SUM([.DO3:.DO3]=[.$HA3:.$HA3])" office:value-type="float"/>
          <table:table-cell table:number-matrix-columns-spanned="1" table:number-matrix-rows-spanned="1" table:formula="of:=SUM([.DP3:.DP3]=[.$HB3:.$HB3])" office:value-type="float"/>
          <table:table-cell table:number-matrix-columns-spanned="1" table:number-matrix-rows-spanned="1" table:formula="of:=SUM([.DQ3:.DQ3]=[.$GX3:.$GX3])" office:value-type="float"/>
          <table:table-cell table:number-matrix-columns-spanned="1" table:number-matrix-rows-spanned="1" table:formula="of:=SUM([.DR3:.DR3]=[.$GY3:.$GY3])" office:value-type="float"/>
          <table:table-cell table:number-matrix-columns-spanned="1" table:number-matrix-rows-spanned="1" table:formula="of:=SUM([.DS3:.DS3]=[.$GZ3:.$GZ3])" office:value-type="float"/>
          <table:table-cell table:number-matrix-columns-spanned="1" table:number-matrix-rows-spanned="1" table:formula="of:=SUM([.DT3:.DT3]=[.$HA3:.$HA3])" office:value-type="float"/>
          <table:table-cell table:number-matrix-columns-spanned="1" table:number-matrix-rows-spanned="1" table:formula="of:=SUM([.DU3:.DU3]=[.$HB3:.$HB3])" office:value-type="float"/>
          <table:table-cell table:number-matrix-columns-spanned="1" table:number-matrix-rows-spanned="1" table:formula="of:=SUM([.DV3:.DV3]=[.$GX3:.$GX3])" office:value-type="float"/>
          <table:table-cell table:style-name="cellBest" table:number-matrix-columns-spanned="1" table:number-matrix-rows-spanned="1" table:formula="of:=SUM([.DW3:.DW3]=[.$GY3:.$GY3])" office:value-type="float"/>
          <table:table-cell table:number-matrix-columns-spanned="1" table:number-matrix-rows-spanned="1" table:formula="of:=SUM([.DX3:.DX3]=[.$GZ3:.$GZ3])" office:value-type="float"/>
          <table:table-cell table:number-matrix-columns-spanned="1" table:number-matrix-rows-spanned="1" table:formula="of:=SUM([.DY3:.DY3]=[.$HA3:.$HA3])" office:value-type="float"/>
          <table:table-cell table:number-matrix-columns-spanned="1" table:number-matrix-rows-spanned="1" table:formula="of:=SUM([.DZ3:.DZ3]=[.$HB3:.$HB3])" office:value-type="float"/>
          <table:table-cell table:number-matrix-columns-spanned="1" table:number-matrix-rows-spanned="1" table:formula="of:=SUM([.EA3:.EA3]=[.$GX3:.$GX3])" office:value-type="float"/>
          <table:table-cell table:number-matrix-columns-spanned="1" table:number-matrix-rows-spanned="1" table:formula="of:=SUM([.EB3:.EB3]=[.$GY3:.$GY3])" office:value-type="float"/>
          <table:table-cell table:number-matrix-columns-spanned="1" table:number-matrix-rows-spanned="1" table:formula="of:=SUM([.EC3:.EC3]=[.$GZ3:.$GZ3])" office:value-type="float"/>
          <table:table-cell table:number-matrix-columns-spanned="1" table:number-matrix-rows-spanned="1" table:formula="of:=SUM([.ED3:.ED3]=[.$HA3:.$HA3])" office:value-type="float"/>
          <table:table-cell table:number-matrix-columns-spanned="1" table:number-matrix-rows-spanned="1" table:formula="of:=SUM([.EE3:.EE3]=[.$HB3:.$HB3])" office:value-type="float"/>
          <table:table-cell table:number-matrix-columns-spanned="1" table:number-matrix-rows-spanned="1" table:formula="of:=SUM([.EF3:.EF3]=[.$GX3:.$GX3])" office:value-type="float"/>
          <table:table-cell table:number-matrix-columns-spanned="1" table:number-matrix-rows-spanned="1" table:formula="of:=SUM([.EG3:.EG3]=[.$GY3:.$GY3])" office:value-type="float"/>
          <table:table-cell table:number-matrix-columns-spanned="1" table:number-matrix-rows-spanned="1" table:formula="of:=SUM([.EH3:.EH3]=[.$GZ3:.$GZ3])" office:value-type="float"/>
          <table:table-cell table:number-matrix-columns-spanned="1" table:number-matrix-rows-spanned="1" table:formula="of:=SUM([.EI3:.EI3]=[.$HA3:.$HA3])" office:value-type="float"/>
          <table:table-cell table:number-matrix-columns-spanned="1" table:number-matrix-rows-spanned="1" table:formula="of:=SUM([.EJ3:.EJ3]=[.$HB3:.$HB3])" office:value-type="float"/>
          <table:table-cell table:number-matrix-columns-spanned="1" table:number-matrix-rows-spanned="1" table:formula="of:=SUM([.EK3:.EK3]=[.$GX3:.$GX3])" office:value-type="float"/>
          <table:table-cell table:number-matrix-columns-spanned="1" table:number-matrix-rows-spanned="1" table:formula="of:=SUM([.EL3:.EL3]=[.$GY3:.$GY3])" office:value-type="float"/>
          <table:table-cell table:number-matrix-columns-spanned="1" table:number-matrix-rows-spanned="1" table:formula="of:=SUM([.EM3:.EM3]=[.$GZ3:.$GZ3])" office:value-type="float"/>
          <table:table-cell table:number-matrix-columns-spanned="1" table:number-matrix-rows-spanned="1" table:formula="of:=SUM([.EN3:.EN3]=[.$HA3:.$HA3])" office:value-type="float"/>
          <table:table-cell table:number-matrix-columns-spanned="1" table:number-matrix-rows-spanned="1" table:formula="of:=SUM([.EO3:.EO3]=[.$HB3:.$HB3])" office:value-type="float"/>
          <table:table-cell table:number-matrix-columns-spanned="1" table:number-matrix-rows-spanned="1" table:formula="of:=SUM([.EP3:.EP3]=[.$GX3:.$GX3])" office:value-type="float"/>
          <table:table-cell table:number-matrix-columns-spanned="1" table:number-matrix-rows-spanned="1" table:formula="of:=SUM([.EQ3:.EQ3]=[.$GY3:.$GY3])" office:value-type="float"/>
          <table:table-cell table:number-matrix-columns-spanned="1" table:number-matrix-rows-spanned="1" table:formula="of:=SUM([.ER3:.ER3]=[.$GZ3:.$GZ3])" office:value-type="float"/>
          <table:table-cell table:number-matrix-columns-spanned="1" table:number-matrix-rows-spanned="1" table:formula="of:=SUM([.ES3:.ES3]=[.$HA3:.$HA3])" office:value-type="float"/>
          <table:table-cell table:number-matrix-columns-spanned="1" table:number-matrix-rows-spanned="1" table:formula="of:=SUM([.ET3:.ET3]=[.$HB3:.$HB3])" office:value-type="float"/>
          <table:table-cell table:number-matrix-columns-spanned="1" table:number-matrix-rows-spanned="1" table:formula="of:=SUM([.EU3:.EU3]=[.$GX3:.$GX3])" office:value-type="float"/>
          <table:table-cell table:number-matrix-columns-spanned="1" table:number-matrix-rows-spanned="1" table:formula="of:=SUM([.EV3:.EV3]=[.$GY3:.$GY3])" office:value-type="float"/>
          <table:table-cell table:number-matrix-columns-spanned="1" table:number-matrix-rows-spanned="1" table:formula="of:=SUM([.EW3:.EW3]=[.$GZ3:.$GZ3])" office:value-type="float"/>
          <table:table-cell table:number-matrix-columns-spanned="1" table:number-matrix-rows-spanned="1" table:formula="of:=SUM([.EX3:.EX3]=[.$HA3:.$HA3])" office:value-type="float"/>
          <table:table-cell table:number-matrix-columns-spanned="1" table:number-matrix-rows-spanned="1" table:formula="of:=SUM([.EY3:.EY3]=[.$HB3:.$HB3])" office:value-type="float"/>
          <table:table-cell table:number-matrix-columns-spanned="1" table:number-matrix-rows-spanned="1" table:formula="of:=SUM([.EZ3:.EZ3]=[.$GX3:.$GX3])" office:value-type="float"/>
          <table:table-cell table:number-matrix-columns-spanned="1" table:number-matrix-rows-spanned="1" table:formula="of:=SUM([.FA3:.FA3]=[.$GY3:.$GY3])" office:value-type="float"/>
          <table:table-cell table:number-matrix-columns-spanned="1" table:number-matrix-rows-spanned="1" table:formula="of:=SUM([.FB3:.FB3]=[.$GZ3:.$GZ3])" office:value-type="float"/>
          <table:table-cell table:number-matrix-columns-spanned="1" table:number-matrix-rows-spanned="1" table:formula="of:=SUM([.FC3:.FC3]=[.$HA3:.$HA3])" office:value-type="float"/>
          <table:table-cell table:number-matrix-columns-spanned="1" table:number-matrix-rows-spanned="1" table:formula="of:=SUM([.FD3:.FD3]=[.$HB3:.$HB3])" office:value-type="float"/>
          <table:table-cell table:number-matrix-columns-spanned="1" table:number-matrix-rows-spanned="1" table:formula="of:=SUM([.FE3:.FE3]=[.$GX3:.$GX3])" office:value-type="float"/>
          <table:table-cell table:number-matrix-columns-spanned="1" table:number-matrix-rows-spanned="1" table:formula="of:=SUM([.FF3:.FF3]=[.$GY3:.$GY3])" office:value-type="float"/>
          <table:table-cell table:number-matrix-columns-spanned="1" table:number-matrix-rows-spanned="1" table:formula="of:=SUM([.FG3:.FG3]=[.$GZ3:.$GZ3])" office:value-type="float"/>
          <table:table-cell table:number-matrix-columns-spanned="1" table:number-matrix-rows-spanned="1" table:formula="of:=SUM([.FH3:.FH3]=[.$HA3:.$HA3])" office:value-type="float"/>
          <table:table-cell table:number-matrix-columns-spanned="1" table:number-matrix-rows-spanned="1" table:formula="of:=SUM([.FI3:.FI3]=[.$HB3:.$HB3])" office:value-type="float"/>
          <table:table-cell table:number-matrix-columns-spanned="1" table:number-matrix-rows-spanned="1" table:formula="of:=SUM([.FJ3:.FJ3]=[.$GX3:.$GX3])" office:value-type="float"/>
          <table:table-cell table:number-matrix-columns-spanned="1" table:number-matrix-rows-spanned="1" table:formula="of:=SUM([.FK3:.FK3]=[.$GY3:.$GY3])" office:value-type="float"/>
          <table:table-cell table:number-matrix-columns-spanned="1" table:number-matrix-rows-spanned="1" table:formula="of:=SUM([.FL3:.FL3]=[.$GZ3:.$GZ3])" office:value-type="float"/>
          <table:table-cell table:number-matrix-columns-spanned="1" table:number-matrix-rows-spanned="1" table:formula="of:=SUM([.FM3:.FM3]=[.$HA3:.$HA3])" office:value-type="float"/>
          <table:table-cell table:number-matrix-columns-spanned="1" table:number-matrix-rows-spanned="1" table:formula="of:=SUM([.FN3:.FN3]=[.$HB3:.$HB3])" office:value-type="float"/>
          <table:table-cell table:number-matrix-columns-spanned="1" table:number-matrix-rows-spanned="1" table:formula="of:=SUM([.FO3:.FO3]=[.$GX3:.$GX3])" office:value-type="float"/>
          <table:table-cell table:number-matrix-columns-spanned="1" table:number-matrix-rows-spanned="1" table:formula="of:=SUM([.FP3:.FP3]=[.$GY3:.$GY3])" office:value-type="float"/>
          <table:table-cell table:number-matrix-columns-spanned="1" table:number-matrix-rows-spanned="1" table:formula="of:=SUM([.FQ3:.FQ3]=[.$GZ3:.$GZ3])" office:value-type="float"/>
          <table:table-cell table:number-matrix-columns-spanned="1" table:number-matrix-rows-spanned="1" table:formula="of:=SUM([.FR3:.FR3]=[.$HA3:.$HA3])" office:value-type="float"/>
          <table:table-cell table:number-matrix-columns-spanned="1" table:number-matrix-rows-spanned="1" table:formula="of:=SUM([.FS3:.FS3]=[.$HB3:.$HB3])" office:value-type="float"/>
          <table:table-cell table:number-matrix-columns-spanned="1" table:number-matrix-rows-spanned="1" table:formula="of:=SUM([.FT3:.FT3]=[.$GX3:.$GX3])" office:value-type="float"/>
          <table:table-cell table:number-matrix-columns-spanned="1" table:number-matrix-rows-spanned="1" table:formula="of:=SUM([.FU3:.FU3]=[.$GY3:.$GY3])" office:value-type="float"/>
          <table:table-cell table:number-matrix-columns-spanned="1" table:number-matrix-rows-spanned="1" table:formula="of:=SUM([.FV3:.FV3]=[.$GZ3:.$GZ3])" office:value-type="float"/>
          <table:table-cell table:number-matrix-columns-spanned="1" table:number-matrix-rows-spanned="1" table:formula="of:=SUM([.FW3:.FW3]=[.$HA3:.$HA3])" office:value-type="float"/>
          <table:table-cell table:number-matrix-columns-spanned="1" table:number-matrix-rows-spanned="1" table:formula="of:=SUM([.FX3:.FX3]=[.$HB3:.$HB3])" office:value-type="float"/>
          <table:table-cell table:number-matrix-columns-spanned="1" table:number-matrix-rows-spanned="1" table:formula="of:=SUM([.FY3:.FY3]=[.$GX3:.$GX3])" office:value-type="float"/>
          <table:table-cell table:number-matrix-columns-spanned="1" table:number-matrix-rows-spanned="1" table:formula="of:=SUM([.FZ3:.FZ3]=[.$GY3:.$GY3])" office:value-type="float"/>
          <table:table-cell table:number-matrix-columns-spanned="1" table:number-matrix-rows-spanned="1" table:formula="of:=SUM([.GA3:.GA3]=[.$GZ3:.$GZ3])" office:value-type="float"/>
          <table:table-cell table:number-matrix-columns-spanned="1" table:number-matrix-rows-spanned="1" table:formula="of:=SUM([.GB3:.GB3]=[.$HA3:.$HA3])" office:value-type="float"/>
          <table:table-cell table:number-matrix-columns-spanned="1" table:number-matrix-rows-spanned="1" table:formula="of:=SUM([.GC3:.GC3]=[.$HB3:.$HB3])" office:value-type="float"/>
          <table:table-cell table:number-matrix-columns-spanned="1" table:number-matrix-rows-spanned="1" table:formula="of:=SUM([.GD3:.GD3]=[.$GX3:.$GX3])" office:value-type="float"/>
          <table:table-cell table:number-matrix-columns-spanned="1" table:number-matrix-rows-spanned="1" table:formula="of:=SUM([.GE3:.GE3]=[.$GY3:.$GY3])" office:value-type="float"/>
          <table:table-cell table:number-matrix-columns-spanned="1" table:number-matrix-rows-spanned="1" table:formula="of:=SUM([.GF3:.GF3]=[.$GZ3:.$GZ3])" office:value-type="float"/>
          <table:table-cell table:number-matrix-columns-spanned="1" table:number-matrix-rows-spanned="1" table:formula="of:=SUM([.GG3:.GG3]=[.$HA3:.$HA3])" office:value-type="float"/>
          <table:table-cell table:number-matrix-columns-spanned="1" table:number-matrix-rows-spanned="1" table:formula="of:=SUM([.GH3:.GH3]=[.$HB3:.$HB3])" office:value-type="float"/>
          <table:table-cell table:number-matrix-columns-spanned="1" table:number-matrix-rows-spanned="1" table:formula="of:=SUM([.GI3:.GI3]=[.$GX3:.$GX3])" office:value-type="float"/>
          <table:table-cell table:number-matrix-columns-spanned="1" table:number-matrix-rows-spanned="1" table:formula="of:=SUM([.GJ3:.GJ3]=[.$GY3:.$GY3])" office:value-type="float"/>
          <table:table-cell table:number-matrix-columns-spanned="1" table:number-matrix-rows-spanned="1" table:formula="of:=SUM([.GK3:.GK3]=[.$GZ3:.$GZ3])" office:value-type="float"/>
          <table:table-cell table:number-matrix-columns-spanned="1" table:number-matrix-rows-spanned="1" table:formula="of:=SUM([.GL3:.GL3]=[.$HA3:.$HA3])" office:value-type="float"/>
          <table:table-cell table:number-matrix-columns-spanned="1" table:number-matrix-rows-spanned="1" table:formula="of:=SUM([.GM3:.GM3]=[.$HB3:.$HB3])" office:value-type="float"/>
          <table:table-cell table:number-matrix-columns-spanned="1" table:number-matrix-rows-spanned="1" table:formula="of:=SUM([.GN3:.GN3]=[.$GX3:.$GX3])" office:value-type="float"/>
          <table:table-cell table:number-matrix-columns-spanned="1" table:number-matrix-rows-spanned="1" table:formula="of:=SUM([.GO3:.GO3]=[.$GY3:.$GY3])" office:value-type="float"/>
          <table:table-cell table:number-matrix-columns-spanned="1" table:number-matrix-rows-spanned="1" table:formula="of:=SUM([.GP3:.GP3]=[.$GZ3:.$GZ3])" office:value-type="float"/>
          <table:table-cell table:number-matrix-columns-spanned="1" table:number-matrix-rows-spanned="1" table:formula="of:=SUM([.GQ3:.GQ3]=[.$HA3:.$HA3])" office:value-type="float"/>
          <table:table-cell table:number-matrix-columns-spanned="1" table:number-matrix-rows-spanned="1" table:formula="of:=SUM([.GR3:.GR3]=[.$HB3:.$HB3])" office:value-type="float"/>
          <table:table-cell table:number-matrix-columns-spanned="1" table:number-matrix-rows-spanned="1" table:formula="of:=SUM([.GS3:.GS3]=[.$GX3:.$GX3])" office:value-type="float"/>
          <table:table-cell table:number-matrix-columns-spanned="1" table:number-matrix-rows-spanned="1" table:formula="of:=SUM([.GT3:.GT3]=[.$GY3:.$GY3])" office:value-type="float"/>
          <table:table-cell table:number-matrix-columns-spanned="1" table:number-matrix-rows-spanned="1" table:formula="of:=SUM([.GU3:.GU3]=[.$GZ3:.$GZ3])" office:value-type="float"/>
          <table:table-cell table:number-matrix-columns-spanned="1" table:number-matrix-rows-spanned="1" table:formula="of:=SUM([.GV3:.GV3]=[.$HA3:.$HA3])" office:value-type="float"/>
          <table:table-cell table:number-matrix-columns-spanned="1" table:number-matrix-rows-spanned="1" table:formula="of:=SUM([.GW3:.GW3]=[.$HB3:.$H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/>
          <table:table-cell table:number-matrix-columns-spanned="1" table:number-matrix-rows-spanned="1" table:formula="of:=SUM([.C3:.C3]&lt;[.$HD3:.$HD3])" office:value-type="float"/>
          <table:table-cell table:number-matrix-columns-spanned="1" table:number-matrix-rows-spanned="1" table:formula="of:=SUM([.D3:.D3]&lt;[.$HE3:.$HE3])" office:value-type="float"/>
          <table:table-cell table:number-matrix-columns-spanned="1" table:number-matrix-rows-spanned="1" table:formula="of:=SUM([.E3:.E3]&lt;[.$HF3:.$HF3])" office:value-type="float"/>
          <table:table-cell table:number-matrix-columns-spanned="1" table:number-matrix-rows-spanned="1" table:formula="of:=SUM([.F3:.F3]&lt;[.$HC3:.$HC3])" office:value-type="float"/>
          <table:table-cell table:number-matrix-columns-spanned="1" table:number-matrix-rows-spanned="1" table:formula="of:=SUM([.G3:.G3]&lt;[.$HD3:.$HD3])" office:value-type="float"/>
          <table:table-cell table:number-matrix-columns-spanned="1" table:number-matrix-rows-spanned="1" table:formula="of:=SUM([.H3:.H3]&lt;[.$HE3:.$HE3])" office:value-type="float"/>
          <table:table-cell table:number-matrix-columns-spanned="1" table:number-matrix-rows-spanned="1" table:formula="of:=SUM([.I3:.I3]&lt;[.$HF3:.$HF3])" office:value-type="float"/>
          <table:table-cell table:number-matrix-columns-spanned="1" table:number-matrix-rows-spanned="1" table:formula="of:=SUM([.J3:.J3]&lt;[.$HG3:.$HG3])" office:value-type="float"/>
          <table:table-cell table:number-matrix-columns-spanned="1" table:number-matrix-rows-spanned="1" table:formula="of:=SUM([.K3:.K3]&lt;[.$HC3:.$HC3])" office:value-type="float"/>
          <table:table-cell table:number-matrix-columns-spanned="1" table:number-matrix-rows-spanned="1" table:formula="of:=SUM([.L3:.L3]&lt;[.$HD3:.$HD3])" office:value-type="float"/>
          <table:table-cell table:number-matrix-columns-spanned="1" table:number-matrix-rows-spanned="1" table:formula="of:=SUM([.M3:.M3]&lt;[.$HE3:.$HE3])" office:value-type="float"/>
          <table:table-cell table:number-matrix-columns-spanned="1" table:number-matrix-rows-spanned="1" table:formula="of:=SUM([.N3:.N3]&lt;[.$HF3:.$HF3])" office:value-type="float"/>
          <table:table-cell table:number-matrix-columns-spanned="1" table:number-matrix-rows-spanned="1" table:formula="of:=SUM([.O3:.O3]&lt;[.$HG3:.$HG3])" office:value-type="float"/>
          <table:table-cell table:number-matrix-columns-spanned="1" table:number-matrix-rows-spanned="1" table:formula="of:=SUM([.P3:.P3]&lt;[.$HC3:.$HC3])" office:value-type="float"/>
          <table:table-cell table:number-matrix-columns-spanned="1" table:number-matrix-rows-spanned="1" table:formula="of:=SUM([.Q3:.Q3]&lt;[.$HD3:.$HD3])" office:value-type="float"/>
          <table:table-cell table:number-matrix-columns-spanned="1" table:number-matrix-rows-spanned="1" table:formula="of:=SUM([.R3:.R3]&lt;[.$HE3:.$HE3])" office:value-type="float"/>
          <table:table-cell table:number-matrix-columns-spanned="1" table:number-matrix-rows-spanned="1" table:formula="of:=SUM([.S3:.S3]&lt;[.$HF3:.$HF3])" office:value-type="float"/>
          <table:table-cell table:number-matrix-columns-spanned="1" table:number-matrix-rows-spanned="1" table:formula="of:=SUM([.T3:.T3]&lt;[.$HG3:.$HG3])" office:value-type="float"/>
          <table:table-cell table:number-matrix-columns-spanned="1" table:number-matrix-rows-spanned="1" table:formula="of:=SUM([.U3:.U3]&lt;[.$HC3:.$HC3])" office:value-type="float"/>
          <table:table-cell table:number-matrix-columns-spanned="1" table:number-matrix-rows-spanned="1" table:formula="of:=SUM([.V3:.V3]&lt;[.$HD3:.$HD3])" office:value-type="float"/>
          <table:table-cell table:number-matrix-columns-spanned="1" table:number-matrix-rows-spanned="1" table:formula="of:=SUM([.W3:.W3]&lt;[.$HE3:.$HE3])" office:value-type="float"/>
          <table:table-cell table:number-matrix-columns-spanned="1" table:number-matrix-rows-spanned="1" table:formula="of:=SUM([.X3:.X3]&lt;[.$HF3:.$HF3])" office:value-type="float"/>
          <table:table-cell table:number-matrix-columns-spanned="1" table:number-matrix-rows-spanned="1" table:formula="of:=SUM([.Y3:.Y3]&lt;[.$HG3:.$HG3])" office:value-type="float"/>
          <table:table-cell table:number-matrix-columns-spanned="1" table:number-matrix-rows-spanned="1" table:formula="of:=SUM([.Z3:.Z3]&lt;[.$HC3:.$HC3])" office:value-type="float"/>
          <table:table-cell table:style-name="cellBest" table:number-matrix-columns-spanned="1" table:number-matrix-rows-spanned="1" table:formula="of:=SUM([.AA3:.AA3]&lt;[.$HD3:.$HD3])" office:value-type="float"/>
          <table:table-cell table:number-matrix-columns-spanned="1" table:number-matrix-rows-spanned="1" table:formula="of:=SUM([.AB3:.AB3]&lt;[.$HE3:.$HE3])" office:value-type="float"/>
          <table:table-cell table:number-matrix-columns-spanned="1" table:number-matrix-rows-spanned="1" table:formula="of:=SUM([.AC3:.AC3]&lt;[.$HF3:.$HF3])" office:value-type="float"/>
          <table:table-cell table:number-matrix-columns-spanned="1" table:number-matrix-rows-spanned="1" table:formula="of:=SUM([.AD3:.AD3]&lt;[.$HG3:.$HG3])" office:value-type="float"/>
          <table:table-cell table:number-matrix-columns-spanned="1" table:number-matrix-rows-spanned="1" table:formula="of:=SUM([.AE3:.AE3]&lt;[.$HC3:.$HC3])" office:value-type="float"/>
          <table:table-cell table:number-matrix-columns-spanned="1" table:number-matrix-rows-spanned="1" table:formula="of:=SUM([.AF3:.AF3]&lt;[.$HD3:.$HD3])" office:value-type="float"/>
          <table:table-cell table:number-matrix-columns-spanned="1" table:number-matrix-rows-spanned="1" table:formula="of:=SUM([.AG3:.AG3]&lt;[.$HE3:.$HE3])" office:value-type="float"/>
          <table:table-cell table:number-matrix-columns-spanned="1" table:number-matrix-rows-spanned="1" table:formula="of:=SUM([.AH3:.AH3]&lt;[.$HF3:.$HF3])" office:value-type="float"/>
          <table:table-cell table:number-matrix-columns-spanned="1" table:number-matrix-rows-spanned="1" table:formula="of:=SUM([.AI3:.AI3]&lt;[.$HG3:.$HG3])" office:value-type="float"/>
          <table:table-cell table:number-matrix-columns-spanned="1" table:number-matrix-rows-spanned="1" table:formula="of:=SUM([.AJ3:.AJ3]&lt;[.$HC3:.$HC3])" office:value-type="float"/>
          <table:table-cell table:number-matrix-columns-spanned="1" table:number-matrix-rows-spanned="1" table:formula="of:=SUM([.AK3:.AK3]&lt;[.$HD3:.$HD3])" office:value-type="float"/>
          <table:table-cell table:number-matrix-columns-spanned="1" table:number-matrix-rows-spanned="1" table:formula="of:=SUM([.AL3:.AL3]&lt;[.$HE3:.$HE3])" office:value-type="float"/>
          <table:table-cell table:number-matrix-columns-spanned="1" table:number-matrix-rows-spanned="1" table:formula="of:=SUM([.AM3:.AM3]&lt;[.$HF3:.$HF3])" office:value-type="float"/>
          <table:table-cell table:number-matrix-columns-spanned="1" table:number-matrix-rows-spanned="1" table:formula="of:=SUM([.AN3:.AN3]&lt;[.$HG3:.$HG3])" office:value-type="float"/>
          <table:table-cell table:number-matrix-columns-spanned="1" table:number-matrix-rows-spanned="1" table:formula="of:=SUM([.AO3:.AO3]&lt;[.$HC3:.$HC3])" office:value-type="float"/>
          <table:table-cell table:number-matrix-columns-spanned="1" table:number-matrix-rows-spanned="1" table:formula="of:=SUM([.AP3:.AP3]&lt;[.$HD3:.$HD3])" office:value-type="float"/>
          <table:table-cell table:number-matrix-columns-spanned="1" table:number-matrix-rows-spanned="1" table:formula="of:=SUM([.AQ3:.AQ3]&lt;[.$HE3:.$HE3])" office:value-type="float"/>
          <table:table-cell table:number-matrix-columns-spanned="1" table:number-matrix-rows-spanned="1" table:formula="of:=SUM([.AR3:.AR3]&lt;[.$HF3:.$HF3])" office:value-type="float"/>
          <table:table-cell table:number-matrix-columns-spanned="1" table:number-matrix-rows-spanned="1" table:formula="of:=SUM([.AS3:.AS3]&lt;[.$HG3:.$HG3])" office:value-type="float"/>
          <table:table-cell table:number-matrix-columns-spanned="1" table:number-matrix-rows-spanned="1" table:formula="of:=SUM([.AT3:.AT3]&lt;[.$HC3:.$HC3])" office:value-type="float"/>
          <table:table-cell table:number-matrix-columns-spanned="1" table:number-matrix-rows-spanned="1" table:formula="of:=SUM([.AU3:.AU3]&lt;[.$HD3:.$HD3])" office:value-type="float"/>
          <table:table-cell table:number-matrix-columns-spanned="1" table:number-matrix-rows-spanned="1" table:formula="of:=SUM([.AV3:.AV3]&lt;[.$HE3:.$HE3])" office:value-type="float"/>
          <table:table-cell table:number-matrix-columns-spanned="1" table:number-matrix-rows-spanned="1" table:formula="of:=SUM([.AW3:.AW3]&lt;[.$HF3:.$HF3])" office:value-type="float"/>
          <table:table-cell table:number-matrix-columns-spanned="1" table:number-matrix-rows-spanned="1" table:formula="of:=SUM([.AX3:.AX3]&lt;[.$HG3:.$HG3])" office:value-type="float"/>
          <table:table-cell table:number-matrix-columns-spanned="1" table:number-matrix-rows-spanned="1" table:formula="of:=SUM([.AY3:.AY3]&lt;[.$HC3:.$HC3])" office:value-type="float"/>
          <table:table-cell table:style-name="cellBest" table:number-matrix-columns-spanned="1" table:number-matrix-rows-spanned="1" table:formula="of:=SUM([.AZ3:.AZ3]&lt;[.$HD3:.$HD3])" office:value-type="float"/>
          <table:table-cell table:number-matrix-columns-spanned="1" table:number-matrix-rows-spanned="1" table:formula="of:=SUM([.BA3:.BA3]&lt;[.$HE3:.$HE3])" office:value-type="float"/>
          <table:table-cell table:number-matrix-columns-spanned="1" table:number-matrix-rows-spanned="1" table:formula="of:=SUM([.BB3:.BB3]&lt;[.$HF3:.$HF3])" office:value-type="float"/>
          <table:table-cell table:number-matrix-columns-spanned="1" table:number-matrix-rows-spanned="1" table:formula="of:=SUM([.BC3:.BC3]&lt;[.$HG3:.$HG3])" office:value-type="float"/>
          <table:table-cell table:number-matrix-columns-spanned="1" table:number-matrix-rows-spanned="1" table:formula="of:=SUM([.BD3:.BD3]&lt;[.$HC3:.$HC3])" office:value-type="float"/>
          <table:table-cell table:number-matrix-columns-spanned="1" table:number-matrix-rows-spanned="1" table:formula="of:=SUM([.BE3:.BE3]&lt;[.$HD3:.$HD3])" office:value-type="float"/>
          <table:table-cell table:number-matrix-columns-spanned="1" table:number-matrix-rows-spanned="1" table:formula="of:=SUM([.BF3:.BF3]&lt;[.$HE3:.$HE3])" office:value-type="float"/>
          <table:table-cell table:number-matrix-columns-spanned="1" table:number-matrix-rows-spanned="1" table:formula="of:=SUM([.BG3:.BG3]&lt;[.$HF3:.$HF3])" office:value-type="float"/>
          <table:table-cell table:number-matrix-columns-spanned="1" table:number-matrix-rows-spanned="1" table:formula="of:=SUM([.BH3:.BH3]&lt;[.$HG3:.$HG3])" office:value-type="float"/>
          <table:table-cell table:number-matrix-columns-spanned="1" table:number-matrix-rows-spanned="1" table:formula="of:=SUM([.BI3:.BI3]&lt;[.$HC3:.$HC3])" office:value-type="float"/>
          <table:table-cell table:number-matrix-columns-spanned="1" table:number-matrix-rows-spanned="1" table:formula="of:=SUM([.BJ3:.BJ3]&lt;[.$HD3:.$HD3])" office:value-type="float"/>
          <table:table-cell table:number-matrix-columns-spanned="1" table:number-matrix-rows-spanned="1" table:formula="of:=SUM([.BK3:.BK3]&lt;[.$HE3:.$HE3])" office:value-type="float"/>
          <table:table-cell table:number-matrix-columns-spanned="1" table:number-matrix-rows-spanned="1" table:formula="of:=SUM([.BL3:.BL3]&lt;[.$HF3:.$HF3])" office:value-type="float"/>
          <table:table-cell table:number-matrix-columns-spanned="1" table:number-matrix-rows-spanned="1" table:formula="of:=SUM([.BM3:.BM3]&lt;[.$HG3:.$HG3])" office:value-type="float"/>
          <table:table-cell table:number-matrix-columns-spanned="1" table:number-matrix-rows-spanned="1" table:formula="of:=SUM([.BN3:.BN3]&lt;[.$HC3:.$HC3])" office:value-type="float"/>
          <table:table-cell table:style-name="cellBest" table:number-matrix-columns-spanned="1" table:number-matrix-rows-spanned="1" table:formula="of:=SUM([.BO3:.BO3]&lt;[.$HD3:.$HD3])" office:value-type="float"/>
          <table:table-cell table:number-matrix-columns-spanned="1" table:number-matrix-rows-spanned="1" table:formula="of:=SUM([.BP3:.BP3]&lt;[.$HE3:.$HE3])" office:value-type="float"/>
          <table:table-cell table:number-matrix-columns-spanned="1" table:number-matrix-rows-spanned="1" table:formula="of:=SUM([.BQ3:.BQ3]&lt;[.$HF3:.$HF3])" office:value-type="float"/>
          <table:table-cell table:number-matrix-columns-spanned="1" table:number-matrix-rows-spanned="1" table:formula="of:=SUM([.BR3:.BR3]&lt;[.$HG3:.$HG3])" office:value-type="float"/>
          <table:table-cell table:number-matrix-columns-spanned="1" table:number-matrix-rows-spanned="1" table:formula="of:=SUM([.BS3:.BS3]&lt;[.$HC3:.$HC3])" office:value-type="float"/>
          <table:table-cell table:number-matrix-columns-spanned="1" table:number-matrix-rows-spanned="1" table:formula="of:=SUM([.BT3:.BT3]&lt;[.$HD3:.$HD3])" office:value-type="float"/>
          <table:table-cell table:number-matrix-columns-spanned="1" table:number-matrix-rows-spanned="1" table:formula="of:=SUM([.BU3:.BU3]&lt;[.$HE3:.$HE3])" office:value-type="float"/>
          <table:table-cell table:number-matrix-columns-spanned="1" table:number-matrix-rows-spanned="1" table:formula="of:=SUM([.BV3:.BV3]&lt;[.$HF3:.$HF3])" office:value-type="float"/>
          <table:table-cell table:number-matrix-columns-spanned="1" table:number-matrix-rows-spanned="1" table:formula="of:=SUM([.BW3:.BW3]&lt;[.$HG3:.$HG3])" office:value-type="float"/>
          <table:table-cell table:number-matrix-columns-spanned="1" table:number-matrix-rows-spanned="1" table:formula="of:=SUM([.BX3:.BX3]&lt;[.$HC3:.$HC3])" office:value-type="float"/>
          <table:table-cell table:style-name="cellBest" table:number-matrix-columns-spanned="1" table:number-matrix-rows-spanned="1" table:formula="of:=SUM([.BY3:.BY3]&lt;[.$HD3:.$HD3])" office:value-type="float"/>
          <table:table-cell table:number-matrix-columns-spanned="1" table:number-matrix-rows-spanned="1" table:formula="of:=SUM([.BZ3:.BZ3]&lt;[.$HE3:.$HE3])" office:value-type="float"/>
          <table:table-cell table:number-matrix-columns-spanned="1" table:number-matrix-rows-spanned="1" table:formula="of:=SUM([.CA3:.CA3]&lt;[.$HF3:.$HF3])" office:value-type="float"/>
          <table:table-cell table:number-matrix-columns-spanned="1" table:number-matrix-rows-spanned="1" table:formula="of:=SUM([.CB3:.CB3]&lt;[.$HG3:.$HG3])" office:value-type="float"/>
          <table:table-cell table:number-matrix-columns-spanned="1" table:number-matrix-rows-spanned="1" table:formula="of:=SUM([.CC3:.CC3]&lt;[.$HC3:.$HC3])" office:value-type="float"/>
          <table:table-cell table:number-matrix-columns-spanned="1" table:number-matrix-rows-spanned="1" table:formula="of:=SUM([.CD3:.CD3]&lt;[.$HD3:.$HD3])" office:value-type="float"/>
          <table:table-cell table:number-matrix-columns-spanned="1" table:number-matrix-rows-spanned="1" table:formula="of:=SUM([.CE3:.CE3]&lt;[.$HE3:.$HE3])" office:value-type="float"/>
          <table:table-cell table:number-matrix-columns-spanned="1" table:number-matrix-rows-spanned="1" table:formula="of:=SUM([.CF3:.CF3]&lt;[.$HF3:.$HF3])" office:value-type="float"/>
          <table:table-cell table:number-matrix-columns-spanned="1" table:number-matrix-rows-spanned="1" table:formula="of:=SUM([.CG3:.CG3]&lt;[.$HG3:.$HG3])" office:value-type="float"/>
          <table:table-cell table:number-matrix-columns-spanned="1" table:number-matrix-rows-spanned="1" table:formula="of:=SUM([.CH3:.CH3]&lt;[.$HC3:.$HC3])" office:value-type="float"/>
          <table:table-cell table:style-name="cellBest" table:number-matrix-columns-spanned="1" table:number-matrix-rows-spanned="1" table:formula="of:=SUM([.CI3:.CI3]&lt;[.$HD3:.$HD3])" office:value-type="float"/>
          <table:table-cell table:number-matrix-columns-spanned="1" table:number-matrix-rows-spanned="1" table:formula="of:=SUM([.CJ3:.CJ3]&lt;[.$HE3:.$HE3])" office:value-type="float"/>
          <table:table-cell table:number-matrix-columns-spanned="1" table:number-matrix-rows-spanned="1" table:formula="of:=SUM([.CK3:.CK3]&lt;[.$HF3:.$HF3])" office:value-type="float"/>
          <table:table-cell table:number-matrix-columns-spanned="1" table:number-matrix-rows-spanned="1" table:formula="of:=SUM([.CL3:.CL3]&lt;[.$HG3:.$HG3])" office:value-type="float"/>
          <table:table-cell table:number-matrix-columns-spanned="1" table:number-matrix-rows-spanned="1" table:formula="of:=SUM([.CM3:.CM3]&lt;[.$HC3:.$HC3])" office:value-type="float"/>
          <table:table-cell table:number-matrix-columns-spanned="1" table:number-matrix-rows-spanned="1" table:formula="of:=SUM([.CN3:.CN3]&lt;[.$HD3:.$HD3])" office:value-type="float"/>
          <table:table-cell table:number-matrix-columns-spanned="1" table:number-matrix-rows-spanned="1" table:formula="of:=SUM([.CO3:.CO3]&lt;[.$HE3:.$HE3])" office:value-type="float"/>
          <table:table-cell table:number-matrix-columns-spanned="1" table:number-matrix-rows-spanned="1" table:formula="of:=SUM([.CP3:.CP3]&lt;[.$HF3:.$HF3])" office:value-type="float"/>
          <table:table-cell table:number-matrix-columns-spanned="1" table:number-matrix-rows-spanned="1" table:formula="of:=SUM([.CQ3:.CQ3]&lt;[.$HG3:.$HG3])" office:value-type="float"/>
          <table:table-cell table:number-matrix-columns-spanned="1" table:number-matrix-rows-spanned="1" table:formula="of:=SUM([.CR3:.CR3]&lt;[.$HC3:.$HC3])" office:value-type="float"/>
          <table:table-cell table:number-matrix-columns-spanned="1" table:number-matrix-rows-spanned="1" table:formula="of:=SUM([.CS3:.CS3]&lt;[.$HD3:.$HD3])" office:value-type="float"/>
          <table:table-cell table:number-matrix-columns-spanned="1" table:number-matrix-rows-spanned="1" table:formula="of:=SUM([.CT3:.CT3]&lt;[.$HE3:.$HE3])" office:value-type="float"/>
          <table:table-cell table:number-matrix-columns-spanned="1" table:number-matrix-rows-spanned="1" table:formula="of:=SUM([.CU3:.CU3]&lt;[.$HF3:.$HF3])" office:value-type="float"/>
          <table:table-cell table:number-matrix-columns-spanned="1" table:number-matrix-rows-spanned="1" table:formula="of:=SUM([.CV3:.CV3]&lt;[.$HG3:.$HG3])" office:value-type="float"/>
          <table:table-cell table:number-matrix-columns-spanned="1" table:number-matrix-rows-spanned="1" table:formula="of:=SUM([.CW3:.CW3]&lt;[.$HC3:.$HC3])" office:value-type="float"/>
          <table:table-cell table:number-matrix-columns-spanned="1" table:number-matrix-rows-spanned="1" table:formula="of:=SUM([.CX3:.CX3]&lt;[.$HD3:.$HD3])" office:value-type="float"/>
          <table:table-cell table:number-matrix-columns-spanned="1" table:number-matrix-rows-spanned="1" table:formula="of:=SUM([.CY3:.CY3]&lt;[.$HE3:.$HE3])" office:value-type="float"/>
          <table:table-cell table:number-matrix-columns-spanned="1" table:number-matrix-rows-spanned="1" table:formula="of:=SUM([.CZ3:.CZ3]&lt;[.$HF3:.$HF3])" office:value-type="float"/>
          <table:table-cell table:number-matrix-columns-spanned="1" table:number-matrix-rows-spanned="1" table:formula="of:=SUM([.DA3:.DA3]&lt;[.$HG3:.$HG3])" office:value-type="float"/>
          <table:table-cell table:number-matrix-columns-spanned="1" table:number-matrix-rows-spanned="1" table:formula="of:=SUM([.DB3:.DB3]&lt;[.$HC3:.$HC3])" office:value-type="float"/>
          <table:table-cell table:number-matrix-columns-spanned="1" table:number-matrix-rows-spanned="1" table:formula="of:=SUM([.DC3:.DC3]&lt;[.$HD3:.$HD3])" office:value-type="float"/>
          <table:table-cell table:number-matrix-columns-spanned="1" table:number-matrix-rows-spanned="1" table:formula="of:=SUM([.DD3:.DD3]&lt;[.$HE3:.$HE3])" office:value-type="float"/>
          <table:table-cell table:number-matrix-columns-spanned="1" table:number-matrix-rows-spanned="1" table:formula="of:=SUM([.DE3:.DE3]&lt;[.$HF3:.$HF3])" office:value-type="float"/>
          <table:table-cell table:number-matrix-columns-spanned="1" table:number-matrix-rows-spanned="1" table:formula="of:=SUM([.DF3:.DF3]&lt;[.$HG3:.$HG3])" office:value-type="float"/>
          <table:table-cell table:number-matrix-columns-spanned="1" table:number-matrix-rows-spanned="1" table:formula="of:=SUM([.DG3:.DG3]&lt;[.$HC3:.$HC3])" office:value-type="float"/>
          <table:table-cell table:number-matrix-columns-spanned="1" table:number-matrix-rows-spanned="1" table:formula="of:=SUM([.DH3:.DH3]&lt;[.$HD3:.$HD3])" office:value-type="float"/>
          <table:table-cell table:number-matrix-columns-spanned="1" table:number-matrix-rows-spanned="1" table:formula="of:=SUM([.DI3:.DI3]&lt;[.$HE3:.$HE3])" office:value-type="float"/>
          <table:table-cell table:number-matrix-columns-spanned="1" table:number-matrix-rows-spanned="1" table:formula="of:=SUM([.DJ3:.DJ3]&lt;[.$HF3:.$HF3])" office:value-type="float"/>
          <table:table-cell table:number-matrix-columns-spanned="1" table:number-matrix-rows-spanned="1" table:formula="of:=SUM([.DK3:.DK3]&lt;[.$HG3:.$HG3])" office:value-type="float"/>
          <table:table-cell table:number-matrix-columns-spanned="1" table:number-matrix-rows-spanned="1" table:formula="of:=SUM([.DL3:.DL3]&lt;[.$HC3:.$HC3])" office:value-type="float"/>
          <table:table-cell table:number-matrix-columns-spanned="1" table:number-matrix-rows-spanned="1" table:formula="of:=SUM([.DM3:.DM3]&lt;[.$HD3:.$HD3])" office:value-type="float"/>
          <table:table-cell table:number-matrix-columns-spanned="1" table:number-matrix-rows-spanned="1" table:formula="of:=SUM([.DN3:.DN3]&lt;[.$HE3:.$HE3])" office:value-type="float"/>
          <table:table-cell table:number-matrix-columns-spanned="1" table:number-matrix-rows-spanned="1" table:formula="of:=SUM([.DO3:.DO3]&lt;[.$HF3:.$HF3])" office:value-type="float"/>
          <table:table-cell table:number-matrix-columns-spanned="1" table:number-matrix-rows-spanned="1" table:formula="of:=SUM([.DP3:.DP3]&lt;[.$HG3:.$HG3])" office:value-type="float"/>
          <table:table-cell table:number-matrix-columns-spanned="1" table:number-matrix-rows-spanned="1" table:formula="of:=SUM([.DQ3:.DQ3]&lt;[.$HC3:.$HC3])" office:value-type="float"/>
          <table:table-cell table:style-name="cellBest" table:number-matrix-columns-spanned="1" table:number-matrix-rows-spanned="1" table:formula="of:=SUM([.DR3:.DR3]&lt;[.$HD3:.$HD3])" office:value-type="float"/>
          <table:table-cell table:number-matrix-columns-spanned="1" table:number-matrix-rows-spanned="1" table:formula="of:=SUM([.DS3:.DS3]&lt;[.$HE3:.$HE3])" office:value-type="float"/>
          <table:table-cell table:number-matrix-columns-spanned="1" table:number-matrix-rows-spanned="1" table:formula="of:=SUM([.DT3:.DT3]&lt;[.$HF3:.$HF3])" office:value-type="float"/>
          <table:table-cell table:number-matrix-columns-spanned="1" table:number-matrix-rows-spanned="1" table:formula="of:=SUM([.DU3:.DU3]&lt;[.$HG3:.$HG3])" office:value-type="float"/>
          <table:table-cell table:number-matrix-columns-spanned="1" table:number-matrix-rows-spanned="1" table:formula="of:=SUM([.DV3:.DV3]&lt;[.$HC3:.$HC3])" office:value-type="float"/>
          <table:table-cell table:style-name="cellBest" table:number-matrix-columns-spanned="1" table:number-matrix-rows-spanned="1" table:formula="of:=SUM([.DW3:.DW3]&lt;[.$HD3:.$HD3])" office:value-type="float"/>
          <table:table-cell table:number-matrix-columns-spanned="1" table:number-matrix-rows-spanned="1" table:formula="of:=SUM([.DX3:.DX3]&lt;[.$HE3:.$HE3])" office:value-type="float"/>
          <table:table-cell table:number-matrix-columns-spanned="1" table:number-matrix-rows-spanned="1" table:formula="of:=SUM([.DY3:.DY3]&lt;[.$HF3:.$HF3])" office:value-type="float"/>
          <table:table-cell table:number-matrix-columns-spanned="1" table:number-matrix-rows-spanned="1" table:formula="of:=SUM([.DZ3:.DZ3]&lt;[.$HG3:.$HG3])" office:value-type="float"/>
          <table:table-cell table:number-matrix-columns-spanned="1" table:number-matrix-rows-spanned="1" table:formula="of:=SUM([.EA3:.EA3]&lt;[.$HC3:.$HC3])" office:value-type="float"/>
          <table:table-cell table:style-name="cellBest" table:number-matrix-columns-spanned="1" table:number-matrix-rows-spanned="1" table:formula="of:=SUM([.EB3:.EB3]&lt;[.$HD3:.$HD3])" office:value-type="float"/>
          <table:table-cell table:number-matrix-columns-spanned="1" table:number-matrix-rows-spanned="1" table:formula="of:=SUM([.EC3:.EC3]&lt;[.$HE3:.$HE3])" office:value-type="float"/>
          <table:table-cell table:number-matrix-columns-spanned="1" table:number-matrix-rows-spanned="1" table:formula="of:=SUM([.ED3:.ED3]&lt;[.$HF3:.$HF3])" office:value-type="float"/>
          <table:table-cell table:number-matrix-columns-spanned="1" table:number-matrix-rows-spanned="1" table:formula="of:=SUM([.EE3:.EE3]&lt;[.$HG3:.$HG3])" office:value-type="float"/>
          <table:table-cell table:number-matrix-columns-spanned="1" table:number-matrix-rows-spanned="1" table:formula="of:=SUM([.EF3:.EF3]&lt;[.$HC3:.$HC3])" office:value-type="float"/>
          <table:table-cell table:style-name="cellBest" table:number-matrix-columns-spanned="1" table:number-matrix-rows-spanned="1" table:formula="of:=SUM([.EG3:.EG3]&lt;[.$HD3:.$HD3])" office:value-type="float"/>
          <table:table-cell table:number-matrix-columns-spanned="1" table:number-matrix-rows-spanned="1" table:formula="of:=SUM([.EH3:.EH3]&lt;[.$HE3:.$HE3])" office:value-type="float"/>
          <table:table-cell table:number-matrix-columns-spanned="1" table:number-matrix-rows-spanned="1" table:formula="of:=SUM([.EI3:.EI3]&lt;[.$HF3:.$HF3])" office:value-type="float"/>
          <table:table-cell table:number-matrix-columns-spanned="1" table:number-matrix-rows-spanned="1" table:formula="of:=SUM([.EJ3:.EJ3]&lt;[.$HG3:.$HG3])" office:value-type="float"/>
          <table:table-cell table:number-matrix-columns-spanned="1" table:number-matrix-rows-spanned="1" table:formula="of:=SUM([.EK3:.EK3]&lt;[.$HC3:.$HC3])" office:value-type="float"/>
          <table:table-cell table:style-name="cellBest" table:number-matrix-columns-spanned="1" table:number-matrix-rows-spanned="1" table:formula="of:=SUM([.EL3:.EL3]&lt;[.$HD3:.$HD3])" office:value-type="float"/>
          <table:table-cell table:number-matrix-columns-spanned="1" table:number-matrix-rows-spanned="1" table:formula="of:=SUM([.EM3:.EM3]&lt;[.$HE3:.$HE3])" office:value-type="float"/>
          <table:table-cell table:number-matrix-columns-spanned="1" table:number-matrix-rows-spanned="1" table:formula="of:=SUM([.EN3:.EN3]&lt;[.$HF3:.$HF3])" office:value-type="float"/>
          <table:table-cell table:number-matrix-columns-spanned="1" table:number-matrix-rows-spanned="1" table:formula="of:=SUM([.EO3:.EO3]&lt;[.$HG3:.$HG3])" office:value-type="float"/>
          <table:table-cell table:number-matrix-columns-spanned="1" table:number-matrix-rows-spanned="1" table:formula="of:=SUM([.EP3:.EP3]&lt;[.$HC3:.$HC3])" office:value-type="float"/>
          <table:table-cell table:number-matrix-columns-spanned="1" table:number-matrix-rows-spanned="1" table:formula="of:=SUM([.EQ3:.EQ3]&lt;[.$HD3:.$HD3])" office:value-type="float"/>
          <table:table-cell table:number-matrix-columns-spanned="1" table:number-matrix-rows-spanned="1" table:formula="of:=SUM([.ER3:.ER3]&lt;[.$HE3:.$HE3])" office:value-type="float"/>
          <table:table-cell table:number-matrix-columns-spanned="1" table:number-matrix-rows-spanned="1" table:formula="of:=SUM([.ES3:.ES3]&lt;[.$HF3:.$HF3])" office:value-type="float"/>
          <table:table-cell table:number-matrix-columns-spanned="1" table:number-matrix-rows-spanned="1" table:formula="of:=SUM([.ET3:.ET3]&lt;[.$HG3:.$HG3])" office:value-type="float"/>
          <table:table-cell table:number-matrix-columns-spanned="1" table:number-matrix-rows-spanned="1" table:formula="of:=SUM([.EU3:.EU3]&lt;[.$HC3:.$HC3])" office:value-type="float"/>
          <table:table-cell table:style-name="cellBest" table:number-matrix-columns-spanned="1" table:number-matrix-rows-spanned="1" table:formula="of:=SUM([.EV3:.EV3]&lt;[.$HD3:.$HD3])" office:value-type="float"/>
          <table:table-cell table:number-matrix-columns-spanned="1" table:number-matrix-rows-spanned="1" table:formula="of:=SUM([.EW3:.EW3]&lt;[.$HE3:.$HE3])" office:value-type="float"/>
          <table:table-cell table:number-matrix-columns-spanned="1" table:number-matrix-rows-spanned="1" table:formula="of:=SUM([.EX3:.EX3]&lt;[.$HF3:.$HF3])" office:value-type="float"/>
          <table:table-cell table:number-matrix-columns-spanned="1" table:number-matrix-rows-spanned="1" table:formula="of:=SUM([.EY3:.EY3]&lt;[.$HG3:.$HG3])" office:value-type="float"/>
          <table:table-cell table:number-matrix-columns-spanned="1" table:number-matrix-rows-spanned="1" table:formula="of:=SUM([.EZ3:.EZ3]&lt;[.$HC3:.$HC3])" office:value-type="float"/>
          <table:table-cell table:style-name="cellBest" table:number-matrix-columns-spanned="1" table:number-matrix-rows-spanned="1" table:formula="of:=SUM([.FA3:.FA3]&lt;[.$HD3:.$HD3])" office:value-type="float"/>
          <table:table-cell table:number-matrix-columns-spanned="1" table:number-matrix-rows-spanned="1" table:formula="of:=SUM([.FB3:.FB3]&lt;[.$HE3:.$HE3])" office:value-type="float"/>
          <table:table-cell table:number-matrix-columns-spanned="1" table:number-matrix-rows-spanned="1" table:formula="of:=SUM([.FC3:.FC3]&lt;[.$HF3:.$HF3])" office:value-type="float"/>
          <table:table-cell table:number-matrix-columns-spanned="1" table:number-matrix-rows-spanned="1" table:formula="of:=SUM([.FD3:.FD3]&lt;[.$HG3:.$HG3])" office:value-type="float"/>
          <table:table-cell table:number-matrix-columns-spanned="1" table:number-matrix-rows-spanned="1" table:formula="of:=SUM([.FE3:.FE3]&lt;[.$HC3:.$HC3])" office:value-type="float"/>
          <table:table-cell table:style-name="cellBest" table:number-matrix-columns-spanned="1" table:number-matrix-rows-spanned="1" table:formula="of:=SUM([.FF3:.FF3]&lt;[.$HD3:.$HD3])" office:value-type="float"/>
          <table:table-cell table:number-matrix-columns-spanned="1" table:number-matrix-rows-spanned="1" table:formula="of:=SUM([.FG3:.FG3]&lt;[.$HE3:.$HE3])" office:value-type="float"/>
          <table:table-cell table:number-matrix-columns-spanned="1" table:number-matrix-rows-spanned="1" table:formula="of:=SUM([.FH3:.FH3]&lt;[.$HF3:.$HF3])" office:value-type="float"/>
          <table:table-cell table:number-matrix-columns-spanned="1" table:number-matrix-rows-spanned="1" table:formula="of:=SUM([.FI3:.FI3]&lt;[.$HG3:.$HG3])" office:value-type="float"/>
          <table:table-cell table:number-matrix-columns-spanned="1" table:number-matrix-rows-spanned="1" table:formula="of:=SUM([.FJ3:.FJ3]&lt;[.$HC3:.$HC3])" office:value-type="float"/>
          <table:table-cell table:style-name="cellBest" table:number-matrix-columns-spanned="1" table:number-matrix-rows-spanned="1" table:formula="of:=SUM([.FK3:.FK3]&lt;[.$HD3:.$HD3])" office:value-type="float"/>
          <table:table-cell table:number-matrix-columns-spanned="1" table:number-matrix-rows-spanned="1" table:formula="of:=SUM([.FL3:.FL3]&lt;[.$HE3:.$HE3])" office:value-type="float"/>
          <table:table-cell table:number-matrix-columns-spanned="1" table:number-matrix-rows-spanned="1" table:formula="of:=SUM([.FM3:.FM3]&lt;[.$HF3:.$HF3])" office:value-type="float"/>
          <table:table-cell table:number-matrix-columns-spanned="1" table:number-matrix-rows-spanned="1" table:formula="of:=SUM([.FN3:.FN3]&lt;[.$HG3:.$HG3])" office:value-type="float"/>
          <table:table-cell table:number-matrix-columns-spanned="1" table:number-matrix-rows-spanned="1" table:formula="of:=SUM([.FO3:.FO3]&lt;[.$HC3:.$HC3])" office:value-type="float"/>
          <table:table-cell table:number-matrix-columns-spanned="1" table:number-matrix-rows-spanned="1" table:formula="of:=SUM([.FP3:.FP3]&lt;[.$HD3:.$HD3])" office:value-type="float"/>
          <table:table-cell table:number-matrix-columns-spanned="1" table:number-matrix-rows-spanned="1" table:formula="of:=SUM([.FQ3:.FQ3]&lt;[.$HE3:.$HE3])" office:value-type="float"/>
          <table:table-cell table:number-matrix-columns-spanned="1" table:number-matrix-rows-spanned="1" table:formula="of:=SUM([.FR3:.FR3]&lt;[.$HF3:.$HF3])" office:value-type="float"/>
          <table:table-cell table:number-matrix-columns-spanned="1" table:number-matrix-rows-spanned="1" table:formula="of:=SUM([.FS3:.FS3]&lt;[.$HG3:.$HG3])" office:value-type="float"/>
          <table:table-cell table:number-matrix-columns-spanned="1" table:number-matrix-rows-spanned="1" table:formula="of:=SUM([.FT3:.FT3]&lt;[.$HC3:.$HC3])" office:value-type="float"/>
          <table:table-cell table:style-name="cellBest" table:number-matrix-columns-spanned="1" table:number-matrix-rows-spanned="1" table:formula="of:=SUM([.FU3:.FU3]&lt;[.$HD3:.$HD3])" office:value-type="float"/>
          <table:table-cell table:number-matrix-columns-spanned="1" table:number-matrix-rows-spanned="1" table:formula="of:=SUM([.FV3:.FV3]&lt;[.$HE3:.$HE3])" office:value-type="float"/>
          <table:table-cell table:number-matrix-columns-spanned="1" table:number-matrix-rows-spanned="1" table:formula="of:=SUM([.FW3:.FW3]&lt;[.$HF3:.$HF3])" office:value-type="float"/>
          <table:table-cell table:number-matrix-columns-spanned="1" table:number-matrix-rows-spanned="1" table:formula="of:=SUM([.FX3:.FX3]&lt;[.$HG3:.$HG3])" office:value-type="float"/>
          <table:table-cell table:number-matrix-columns-spanned="1" table:number-matrix-rows-spanned="1" table:formula="of:=SUM([.FY3:.FY3]&lt;[.$HC3:.$HC3])" office:value-type="float"/>
          <table:table-cell table:number-matrix-columns-spanned="1" table:number-matrix-rows-spanned="1" table:formula="of:=SUM([.FZ3:.FZ3]&lt;[.$HD3:.$HD3])" office:value-type="float"/>
          <table:table-cell table:number-matrix-columns-spanned="1" table:number-matrix-rows-spanned="1" table:formula="of:=SUM([.GA3:.GA3]&lt;[.$HE3:.$HE3])" office:value-type="float"/>
          <table:table-cell table:number-matrix-columns-spanned="1" table:number-matrix-rows-spanned="1" table:formula="of:=SUM([.GB3:.GB3]&lt;[.$HF3:.$HF3])" office:value-type="float"/>
          <table:table-cell table:number-matrix-columns-spanned="1" table:number-matrix-rows-spanned="1" table:formula="of:=SUM([.GC3:.GC3]&lt;[.$HG3:.$HG3])" office:value-type="float"/>
          <table:table-cell table:number-matrix-columns-spanned="1" table:number-matrix-rows-spanned="1" table:formula="of:=SUM([.GD3:.GD3]&lt;[.$HC3:.$HC3])" office:value-type="float"/>
          <table:table-cell table:number-matrix-columns-spanned="1" table:number-matrix-rows-spanned="1" table:formula="of:=SUM([.GE3:.GE3]&lt;[.$HD3:.$HD3])" office:value-type="float"/>
          <table:table-cell table:number-matrix-columns-spanned="1" table:number-matrix-rows-spanned="1" table:formula="of:=SUM([.GF3:.GF3]&lt;[.$HE3:.$HE3])" office:value-type="float"/>
          <table:table-cell table:number-matrix-columns-spanned="1" table:number-matrix-rows-spanned="1" table:formula="of:=SUM([.GG3:.GG3]&lt;[.$HF3:.$HF3])" office:value-type="float"/>
          <table:table-cell table:number-matrix-columns-spanned="1" table:number-matrix-rows-spanned="1" table:formula="of:=SUM([.GH3:.GH3]&lt;[.$HG3:.$HG3])" office:value-type="float"/>
          <table:table-cell table:number-matrix-columns-spanned="1" table:number-matrix-rows-spanned="1" table:formula="of:=SUM([.GI3:.GI3]&lt;[.$HC3:.$HC3])" office:value-type="float"/>
          <table:table-cell table:style-name="cellBest" table:number-matrix-columns-spanned="1" table:number-matrix-rows-spanned="1" table:formula="of:=SUM([.GJ3:.GJ3]&lt;[.$HD3:.$HD3])" office:value-type="float"/>
          <table:table-cell table:number-matrix-columns-spanned="1" table:number-matrix-rows-spanned="1" table:formula="of:=SUM([.GK3:.GK3]&lt;[.$HE3:.$HE3])" office:value-type="float"/>
          <table:table-cell table:number-matrix-columns-spanned="1" table:number-matrix-rows-spanned="1" table:formula="of:=SUM([.GL3:.GL3]&lt;[.$HF3:.$HF3])" office:value-type="float"/>
          <table:table-cell table:number-matrix-columns-spanned="1" table:number-matrix-rows-spanned="1" table:formula="of:=SUM([.GM3:.GM3]&lt;[.$HG3:.$HG3])" office:value-type="float"/>
          <table:table-cell table:number-matrix-columns-spanned="1" table:number-matrix-rows-spanned="1" table:formula="of:=SUM([.GN3:.GN3]&lt;[.$HC3:.$HC3])" office:value-type="float"/>
          <table:table-cell table:number-matrix-columns-spanned="1" table:number-matrix-rows-spanned="1" table:formula="of:=SUM([.GO3:.GO3]&lt;[.$HD3:.$HD3])" office:value-type="float"/>
          <table:table-cell table:number-matrix-columns-spanned="1" table:number-matrix-rows-spanned="1" table:formula="of:=SUM([.GP3:.GP3]&lt;[.$HE3:.$HE3])" office:value-type="float"/>
          <table:table-cell table:number-matrix-columns-spanned="1" table:number-matrix-rows-spanned="1" table:formula="of:=SUM([.GQ3:.GQ3]&lt;[.$HF3:.$HF3])" office:value-type="float"/>
          <table:table-cell table:number-matrix-columns-spanned="1" table:number-matrix-rows-spanned="1" table:formula="of:=SUM([.GR3:.GR3]&lt;[.$HG3:.$HG3])" office:value-type="float"/>
          <table:table-cell table:number-matrix-columns-spanned="1" table:number-matrix-rows-spanned="1" table:formula="of:=SUM([.GS3:.GS3]&lt;[.$HC3:.$HC3])" office:value-type="float"/>
          <table:table-cell table:number-matrix-columns-spanned="1" table:number-matrix-rows-spanned="1" table:formula="of:=SUM([.GT3:.GT3]&lt;[.$HD3:.$HD3])" office:value-type="float"/>
          <table:table-cell table:number-matrix-columns-spanned="1" table:number-matrix-rows-spanned="1" table:formula="of:=SUM([.GU3:.GU3]&lt;[.$HE3:.$HE3])" office:value-type="float"/>
          <table:table-cell table:number-matrix-columns-spanned="1" table:number-matrix-rows-spanned="1" table:formula="of:=SUM([.GV3:.GV3]&lt;[.$HF3:.$HF3])" office:value-type="float"/>
          <table:table-cell table:number-matrix-columns-spanned="1" table:number-matrix-rows-spanned="1" table:formula="of:=SUM([.GW3:.GW3]&lt;[.$HG3:.$H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/>
          <table:table-cell table:number-matrix-columns-spanned="1" table:number-matrix-rows-spanned="1" table:formula="of:=SUM([.C3:.C3]&gt;[.$HD3:.$HD3])" office:value-type="float"/>
          <table:table-cell table:number-matrix-columns-spanned="1" table:number-matrix-rows-spanned="1" table:formula="of:=SUM([.D3:.D3]&gt;[.$HE3:.$HE3])" office:value-type="float"/>
          <table:table-cell table:number-matrix-columns-spanned="1" table:number-matrix-rows-spanned="1" table:formula="of:=SUM([.E3:.E3]&gt;[.$HF3:.$HF3])" office:value-type="float"/>
          <table:table-cell table:number-matrix-columns-spanned="1" table:number-matrix-rows-spanned="1" table:formula="of:=SUM([.F3:.F3]&gt;[.$HC3:.$HC3])" office:value-type="float"/>
          <table:table-cell table:style-name="cellWorst" table:number-matrix-columns-spanned="1" table:number-matrix-rows-spanned="1" table:formula="of:=SUM([.G3:.G3]&gt;[.$HD3:.$HD3])" office:value-type="float"/>
          <table:table-cell table:number-matrix-columns-spanned="1" table:number-matrix-rows-spanned="1" table:formula="of:=SUM([.H3:.H3]&gt;[.$HE3:.$HE3])" office:value-type="float"/>
          <table:table-cell table:number-matrix-columns-spanned="1" table:number-matrix-rows-spanned="1" table:formula="of:=SUM([.I3:.I3]&gt;[.$HF3:.$HF3])" office:value-type="float"/>
          <table:table-cell table:number-matrix-columns-spanned="1" table:number-matrix-rows-spanned="1" table:formula="of:=SUM([.J3:.J3]&gt;[.$HG3:.$HG3])" office:value-type="float"/>
          <table:table-cell table:number-matrix-columns-spanned="1" table:number-matrix-rows-spanned="1" table:formula="of:=SUM([.K3:.K3]&gt;[.$HC3:.$HC3])" office:value-type="float"/>
          <table:table-cell table:number-matrix-columns-spanned="1" table:number-matrix-rows-spanned="1" table:formula="of:=SUM([.L3:.L3]&gt;[.$HD3:.$HD3])" office:value-type="float"/>
          <table:table-cell table:number-matrix-columns-spanned="1" table:number-matrix-rows-spanned="1" table:formula="of:=SUM([.M3:.M3]&gt;[.$HE3:.$HE3])" office:value-type="float"/>
          <table:table-cell table:number-matrix-columns-spanned="1" table:number-matrix-rows-spanned="1" table:formula="of:=SUM([.N3:.N3]&gt;[.$HF3:.$HF3])" office:value-type="float"/>
          <table:table-cell table:number-matrix-columns-spanned="1" table:number-matrix-rows-spanned="1" table:formula="of:=SUM([.O3:.O3]&gt;[.$HG3:.$HG3])" office:value-type="float"/>
          <table:table-cell table:number-matrix-columns-spanned="1" table:number-matrix-rows-spanned="1" table:formula="of:=SUM([.P3:.P3]&gt;[.$HC3:.$HC3])" office:value-type="float"/>
          <table:table-cell table:number-matrix-columns-spanned="1" table:number-matrix-rows-spanned="1" table:formula="of:=SUM([.Q3:.Q3]&gt;[.$HD3:.$HD3])" office:value-type="float"/>
          <table:table-cell table:number-matrix-columns-spanned="1" table:number-matrix-rows-spanned="1" table:formula="of:=SUM([.R3:.R3]&gt;[.$HE3:.$HE3])" office:value-type="float"/>
          <table:table-cell table:number-matrix-columns-spanned="1" table:number-matrix-rows-spanned="1" table:formula="of:=SUM([.S3:.S3]&gt;[.$HF3:.$HF3])" office:value-type="float"/>
          <table:table-cell table:number-matrix-columns-spanned="1" table:number-matrix-rows-spanned="1" table:formula="of:=SUM([.T3:.T3]&gt;[.$HG3:.$HG3])" office:value-type="float"/>
          <table:table-cell table:number-matrix-columns-spanned="1" table:number-matrix-rows-spanned="1" table:formula="of:=SUM([.U3:.U3]&gt;[.$HC3:.$HC3])" office:value-type="float"/>
          <table:table-cell table:style-name="cellWorst" table:number-matrix-columns-spanned="1" table:number-matrix-rows-spanned="1" table:formula="of:=SUM([.V3:.V3]&gt;[.$HD3:.$HD3])" office:value-type="float"/>
          <table:table-cell table:number-matrix-columns-spanned="1" table:number-matrix-rows-spanned="1" table:formula="of:=SUM([.W3:.W3]&gt;[.$HE3:.$HE3])" office:value-type="float"/>
          <table:table-cell table:number-matrix-columns-spanned="1" table:number-matrix-rows-spanned="1" table:formula="of:=SUM([.X3:.X3]&gt;[.$HF3:.$HF3])" office:value-type="float"/>
          <table:table-cell table:number-matrix-columns-spanned="1" table:number-matrix-rows-spanned="1" table:formula="of:=SUM([.Y3:.Y3]&gt;[.$HG3:.$HG3])" office:value-type="float"/>
          <table:table-cell table:number-matrix-columns-spanned="1" table:number-matrix-rows-spanned="1" table:formula="of:=SUM([.Z3:.Z3]&gt;[.$HC3:.$HC3])" office:value-type="float"/>
          <table:table-cell table:number-matrix-columns-spanned="1" table:number-matrix-rows-spanned="1" table:formula="of:=SUM([.AA3:.AA3]&gt;[.$HD3:.$HD3])" office:value-type="float"/>
          <table:table-cell table:number-matrix-columns-spanned="1" table:number-matrix-rows-spanned="1" table:formula="of:=SUM([.AB3:.AB3]&gt;[.$HE3:.$HE3])" office:value-type="float"/>
          <table:table-cell table:number-matrix-columns-spanned="1" table:number-matrix-rows-spanned="1" table:formula="of:=SUM([.AC3:.AC3]&gt;[.$HF3:.$HF3])" office:value-type="float"/>
          <table:table-cell table:number-matrix-columns-spanned="1" table:number-matrix-rows-spanned="1" table:formula="of:=SUM([.AD3:.AD3]&gt;[.$HG3:.$HG3])" office:value-type="float"/>
          <table:table-cell table:number-matrix-columns-spanned="1" table:number-matrix-rows-spanned="1" table:formula="of:=SUM([.AE3:.AE3]&gt;[.$HC3:.$HC3])" office:value-type="float"/>
          <table:table-cell table:style-name="cellWorst" table:number-matrix-columns-spanned="1" table:number-matrix-rows-spanned="1" table:formula="of:=SUM([.AF3:.AF3]&gt;[.$HD3:.$HD3])" office:value-type="float"/>
          <table:table-cell table:number-matrix-columns-spanned="1" table:number-matrix-rows-spanned="1" table:formula="of:=SUM([.AG3:.AG3]&gt;[.$HE3:.$HE3])" office:value-type="float"/>
          <table:table-cell table:number-matrix-columns-spanned="1" table:number-matrix-rows-spanned="1" table:formula="of:=SUM([.AH3:.AH3]&gt;[.$HF3:.$HF3])" office:value-type="float"/>
          <table:table-cell table:number-matrix-columns-spanned="1" table:number-matrix-rows-spanned="1" table:formula="of:=SUM([.AI3:.AI3]&gt;[.$HG3:.$HG3])" office:value-type="float"/>
          <table:table-cell table:number-matrix-columns-spanned="1" table:number-matrix-rows-spanned="1" table:formula="of:=SUM([.AJ3:.AJ3]&gt;[.$HC3:.$HC3])" office:value-type="float"/>
          <table:table-cell table:style-name="cellWorst" table:number-matrix-columns-spanned="1" table:number-matrix-rows-spanned="1" table:formula="of:=SUM([.AK3:.AK3]&gt;[.$HD3:.$HD3])" office:value-type="float"/>
          <table:table-cell table:number-matrix-columns-spanned="1" table:number-matrix-rows-spanned="1" table:formula="of:=SUM([.AL3:.AL3]&gt;[.$HE3:.$HE3])" office:value-type="float"/>
          <table:table-cell table:number-matrix-columns-spanned="1" table:number-matrix-rows-spanned="1" table:formula="of:=SUM([.AM3:.AM3]&gt;[.$HF3:.$HF3])" office:value-type="float"/>
          <table:table-cell table:number-matrix-columns-spanned="1" table:number-matrix-rows-spanned="1" table:formula="of:=SUM([.AN3:.AN3]&gt;[.$HG3:.$HG3])" office:value-type="float"/>
          <table:table-cell table:number-matrix-columns-spanned="1" table:number-matrix-rows-spanned="1" table:formula="of:=SUM([.AO3:.AO3]&gt;[.$HC3:.$HC3])" office:value-type="float"/>
          <table:table-cell table:style-name="cellWorst" table:number-matrix-columns-spanned="1" table:number-matrix-rows-spanned="1" table:formula="of:=SUM([.AP3:.AP3]&gt;[.$HD3:.$HD3])" office:value-type="float"/>
          <table:table-cell table:number-matrix-columns-spanned="1" table:number-matrix-rows-spanned="1" table:formula="of:=SUM([.AQ3:.AQ3]&gt;[.$HE3:.$HE3])" office:value-type="float"/>
          <table:table-cell table:number-matrix-columns-spanned="1" table:number-matrix-rows-spanned="1" table:formula="of:=SUM([.AR3:.AR3]&gt;[.$HF3:.$HF3])" office:value-type="float"/>
          <table:table-cell table:number-matrix-columns-spanned="1" table:number-matrix-rows-spanned="1" table:formula="of:=SUM([.AS3:.AS3]&gt;[.$HG3:.$HG3])" office:value-type="float"/>
          <table:table-cell table:number-matrix-columns-spanned="1" table:number-matrix-rows-spanned="1" table:formula="of:=SUM([.AT3:.AT3]&gt;[.$HC3:.$HC3])" office:value-type="float"/>
          <table:table-cell table:style-name="cellWorst" table:number-matrix-columns-spanned="1" table:number-matrix-rows-spanned="1" table:formula="of:=SUM([.AU3:.AU3]&gt;[.$HD3:.$HD3])" office:value-type="float"/>
          <table:table-cell table:number-matrix-columns-spanned="1" table:number-matrix-rows-spanned="1" table:formula="of:=SUM([.AV3:.AV3]&gt;[.$HE3:.$HE3])" office:value-type="float"/>
          <table:table-cell table:number-matrix-columns-spanned="1" table:number-matrix-rows-spanned="1" table:formula="of:=SUM([.AW3:.AW3]&gt;[.$HF3:.$HF3])" office:value-type="float"/>
          <table:table-cell table:number-matrix-columns-spanned="1" table:number-matrix-rows-spanned="1" table:formula="of:=SUM([.AX3:.AX3]&gt;[.$HG3:.$HG3])" office:value-type="float"/>
          <table:table-cell table:number-matrix-columns-spanned="1" table:number-matrix-rows-spanned="1" table:formula="of:=SUM([.AY3:.AY3]&gt;[.$HC3:.$HC3])" office:value-type="float"/>
          <table:table-cell table:number-matrix-columns-spanned="1" table:number-matrix-rows-spanned="1" table:formula="of:=SUM([.AZ3:.AZ3]&gt;[.$HD3:.$HD3])" office:value-type="float"/>
          <table:table-cell table:number-matrix-columns-spanned="1" table:number-matrix-rows-spanned="1" table:formula="of:=SUM([.BA3:.BA3]&gt;[.$HE3:.$HE3])" office:value-type="float"/>
          <table:table-cell table:number-matrix-columns-spanned="1" table:number-matrix-rows-spanned="1" table:formula="of:=SUM([.BB3:.BB3]&gt;[.$HF3:.$HF3])" office:value-type="float"/>
          <table:table-cell table:number-matrix-columns-spanned="1" table:number-matrix-rows-spanned="1" table:formula="of:=SUM([.BC3:.BC3]&gt;[.$HG3:.$HG3])" office:value-type="float"/>
          <table:table-cell table:number-matrix-columns-spanned="1" table:number-matrix-rows-spanned="1" table:formula="of:=SUM([.BD3:.BD3]&gt;[.$HC3:.$HC3])" office:value-type="float"/>
          <table:table-cell table:number-matrix-columns-spanned="1" table:number-matrix-rows-spanned="1" table:formula="of:=SUM([.BE3:.BE3]&gt;[.$HD3:.$HD3])" office:value-type="float"/>
          <table:table-cell table:number-matrix-columns-spanned="1" table:number-matrix-rows-spanned="1" table:formula="of:=SUM([.BF3:.BF3]&gt;[.$HE3:.$HE3])" office:value-type="float"/>
          <table:table-cell table:number-matrix-columns-spanned="1" table:number-matrix-rows-spanned="1" table:formula="of:=SUM([.BG3:.BG3]&gt;[.$HF3:.$HF3])" office:value-type="float"/>
          <table:table-cell table:number-matrix-columns-spanned="1" table:number-matrix-rows-spanned="1" table:formula="of:=SUM([.BH3:.BH3]&gt;[.$HG3:.$HG3])" office:value-type="float"/>
          <table:table-cell table:number-matrix-columns-spanned="1" table:number-matrix-rows-spanned="1" table:formula="of:=SUM([.BI3:.BI3]&gt;[.$HC3:.$HC3])" office:value-type="float"/>
          <table:table-cell table:style-name="cellWorst" table:number-matrix-columns-spanned="1" table:number-matrix-rows-spanned="1" table:formula="of:=SUM([.BJ3:.BJ3]&gt;[.$HD3:.$HD3])" office:value-type="float"/>
          <table:table-cell table:number-matrix-columns-spanned="1" table:number-matrix-rows-spanned="1" table:formula="of:=SUM([.BK3:.BK3]&gt;[.$HE3:.$HE3])" office:value-type="float"/>
          <table:table-cell table:number-matrix-columns-spanned="1" table:number-matrix-rows-spanned="1" table:formula="of:=SUM([.BL3:.BL3]&gt;[.$HF3:.$HF3])" office:value-type="float"/>
          <table:table-cell table:number-matrix-columns-spanned="1" table:number-matrix-rows-spanned="1" table:formula="of:=SUM([.BM3:.BM3]&gt;[.$HG3:.$HG3])" office:value-type="float"/>
          <table:table-cell table:number-matrix-columns-spanned="1" table:number-matrix-rows-spanned="1" table:formula="of:=SUM([.BN3:.BN3]&gt;[.$HC3:.$HC3])" office:value-type="float"/>
          <table:table-cell table:number-matrix-columns-spanned="1" table:number-matrix-rows-spanned="1" table:formula="of:=SUM([.BO3:.BO3]&gt;[.$HD3:.$HD3])" office:value-type="float"/>
          <table:table-cell table:number-matrix-columns-spanned="1" table:number-matrix-rows-spanned="1" table:formula="of:=SUM([.BP3:.BP3]&gt;[.$HE3:.$HE3])" office:value-type="float"/>
          <table:table-cell table:number-matrix-columns-spanned="1" table:number-matrix-rows-spanned="1" table:formula="of:=SUM([.BQ3:.BQ3]&gt;[.$HF3:.$HF3])" office:value-type="float"/>
          <table:table-cell table:number-matrix-columns-spanned="1" table:number-matrix-rows-spanned="1" table:formula="of:=SUM([.BR3:.BR3]&gt;[.$HG3:.$HG3])" office:value-type="float"/>
          <table:table-cell table:number-matrix-columns-spanned="1" table:number-matrix-rows-spanned="1" table:formula="of:=SUM([.BS3:.BS3]&gt;[.$HC3:.$HC3])" office:value-type="float"/>
          <table:table-cell table:style-name="cellWorst" table:number-matrix-columns-spanned="1" table:number-matrix-rows-spanned="1" table:formula="of:=SUM([.BT3:.BT3]&gt;[.$HD3:.$HD3])" office:value-type="float"/>
          <table:table-cell table:number-matrix-columns-spanned="1" table:number-matrix-rows-spanned="1" table:formula="of:=SUM([.BU3:.BU3]&gt;[.$HE3:.$HE3])" office:value-type="float"/>
          <table:table-cell table:number-matrix-columns-spanned="1" table:number-matrix-rows-spanned="1" table:formula="of:=SUM([.BV3:.BV3]&gt;[.$HF3:.$HF3])" office:value-type="float"/>
          <table:table-cell table:number-matrix-columns-spanned="1" table:number-matrix-rows-spanned="1" table:formula="of:=SUM([.BW3:.BW3]&gt;[.$HG3:.$HG3])" office:value-type="float"/>
          <table:table-cell table:number-matrix-columns-spanned="1" table:number-matrix-rows-spanned="1" table:formula="of:=SUM([.BX3:.BX3]&gt;[.$HC3:.$HC3])" office:value-type="float"/>
          <table:table-cell table:number-matrix-columns-spanned="1" table:number-matrix-rows-spanned="1" table:formula="of:=SUM([.BY3:.BY3]&gt;[.$HD3:.$HD3])" office:value-type="float"/>
          <table:table-cell table:number-matrix-columns-spanned="1" table:number-matrix-rows-spanned="1" table:formula="of:=SUM([.BZ3:.BZ3]&gt;[.$HE3:.$HE3])" office:value-type="float"/>
          <table:table-cell table:number-matrix-columns-spanned="1" table:number-matrix-rows-spanned="1" table:formula="of:=SUM([.CA3:.CA3]&gt;[.$HF3:.$HF3])" office:value-type="float"/>
          <table:table-cell table:number-matrix-columns-spanned="1" table:number-matrix-rows-spanned="1" table:formula="of:=SUM([.CB3:.CB3]&gt;[.$HG3:.$HG3])" office:value-type="float"/>
          <table:table-cell table:number-matrix-columns-spanned="1" table:number-matrix-rows-spanned="1" table:formula="of:=SUM([.CC3:.CC3]&gt;[.$HC3:.$HC3])" office:value-type="float"/>
          <table:table-cell table:style-name="cellWorst" table:number-matrix-columns-spanned="1" table:number-matrix-rows-spanned="1" table:formula="of:=SUM([.CD3:.CD3]&gt;[.$HD3:.$HD3])" office:value-type="float"/>
          <table:table-cell table:number-matrix-columns-spanned="1" table:number-matrix-rows-spanned="1" table:formula="of:=SUM([.CE3:.CE3]&gt;[.$HE3:.$HE3])" office:value-type="float"/>
          <table:table-cell table:number-matrix-columns-spanned="1" table:number-matrix-rows-spanned="1" table:formula="of:=SUM([.CF3:.CF3]&gt;[.$HF3:.$HF3])" office:value-type="float"/>
          <table:table-cell table:number-matrix-columns-spanned="1" table:number-matrix-rows-spanned="1" table:formula="of:=SUM([.CG3:.CG3]&gt;[.$HG3:.$HG3])" office:value-type="float"/>
          <table:table-cell table:number-matrix-columns-spanned="1" table:number-matrix-rows-spanned="1" table:formula="of:=SUM([.CH3:.CH3]&gt;[.$HC3:.$HC3])" office:value-type="float"/>
          <table:table-cell table:number-matrix-columns-spanned="1" table:number-matrix-rows-spanned="1" table:formula="of:=SUM([.CI3:.CI3]&gt;[.$HD3:.$HD3])" office:value-type="float"/>
          <table:table-cell table:number-matrix-columns-spanned="1" table:number-matrix-rows-spanned="1" table:formula="of:=SUM([.CJ3:.CJ3]&gt;[.$HE3:.$HE3])" office:value-type="float"/>
          <table:table-cell table:number-matrix-columns-spanned="1" table:number-matrix-rows-spanned="1" table:formula="of:=SUM([.CK3:.CK3]&gt;[.$HF3:.$HF3])" office:value-type="float"/>
          <table:table-cell table:number-matrix-columns-spanned="1" table:number-matrix-rows-spanned="1" table:formula="of:=SUM([.CL3:.CL3]&gt;[.$HG3:.$HG3])" office:value-type="float"/>
          <table:table-cell table:number-matrix-columns-spanned="1" table:number-matrix-rows-spanned="1" table:formula="of:=SUM([.CM3:.CM3]&gt;[.$HC3:.$HC3])" office:value-type="float"/>
          <table:table-cell table:style-name="cellWorst" table:number-matrix-columns-spanned="1" table:number-matrix-rows-spanned="1" table:formula="of:=SUM([.CN3:.CN3]&gt;[.$HD3:.$HD3])" office:value-type="float"/>
          <table:table-cell table:number-matrix-columns-spanned="1" table:number-matrix-rows-spanned="1" table:formula="of:=SUM([.CO3:.CO3]&gt;[.$HE3:.$HE3])" office:value-type="float"/>
          <table:table-cell table:number-matrix-columns-spanned="1" table:number-matrix-rows-spanned="1" table:formula="of:=SUM([.CP3:.CP3]&gt;[.$HF3:.$HF3])" office:value-type="float"/>
          <table:table-cell table:number-matrix-columns-spanned="1" table:number-matrix-rows-spanned="1" table:formula="of:=SUM([.CQ3:.CQ3]&gt;[.$HG3:.$HG3])" office:value-type="float"/>
          <table:table-cell table:number-matrix-columns-spanned="1" table:number-matrix-rows-spanned="1" table:formula="of:=SUM([.CR3:.CR3]&gt;[.$HC3:.$HC3])" office:value-type="float"/>
          <table:table-cell table:style-name="cellWorst" table:number-matrix-columns-spanned="1" table:number-matrix-rows-spanned="1" table:formula="of:=SUM([.CS3:.CS3]&gt;[.$HD3:.$HD3])" office:value-type="float"/>
          <table:table-cell table:number-matrix-columns-spanned="1" table:number-matrix-rows-spanned="1" table:formula="of:=SUM([.CT3:.CT3]&gt;[.$HE3:.$HE3])" office:value-type="float"/>
          <table:table-cell table:number-matrix-columns-spanned="1" table:number-matrix-rows-spanned="1" table:formula="of:=SUM([.CU3:.CU3]&gt;[.$HF3:.$HF3])" office:value-type="float"/>
          <table:table-cell table:number-matrix-columns-spanned="1" table:number-matrix-rows-spanned="1" table:formula="of:=SUM([.CV3:.CV3]&gt;[.$HG3:.$HG3])" office:value-type="float"/>
          <table:table-cell table:number-matrix-columns-spanned="1" table:number-matrix-rows-spanned="1" table:formula="of:=SUM([.CW3:.CW3]&gt;[.$HC3:.$HC3])" office:value-type="float"/>
          <table:table-cell table:style-name="cellWorst" table:number-matrix-columns-spanned="1" table:number-matrix-rows-spanned="1" table:formula="of:=SUM([.CX3:.CX3]&gt;[.$HD3:.$HD3])" office:value-type="float"/>
          <table:table-cell table:number-matrix-columns-spanned="1" table:number-matrix-rows-spanned="1" table:formula="of:=SUM([.CY3:.CY3]&gt;[.$HE3:.$HE3])" office:value-type="float"/>
          <table:table-cell table:number-matrix-columns-spanned="1" table:number-matrix-rows-spanned="1" table:formula="of:=SUM([.CZ3:.CZ3]&gt;[.$HF3:.$HF3])" office:value-type="float"/>
          <table:table-cell table:number-matrix-columns-spanned="1" table:number-matrix-rows-spanned="1" table:formula="of:=SUM([.DA3:.DA3]&gt;[.$HG3:.$HG3])" office:value-type="float"/>
          <table:table-cell table:number-matrix-columns-spanned="1" table:number-matrix-rows-spanned="1" table:formula="of:=SUM([.DB3:.DB3]&gt;[.$HC3:.$HC3])" office:value-type="float"/>
          <table:table-cell table:style-name="cellWorst" table:number-matrix-columns-spanned="1" table:number-matrix-rows-spanned="1" table:formula="of:=SUM([.DC3:.DC3]&gt;[.$HD3:.$HD3])" office:value-type="float"/>
          <table:table-cell table:number-matrix-columns-spanned="1" table:number-matrix-rows-spanned="1" table:formula="of:=SUM([.DD3:.DD3]&gt;[.$HE3:.$HE3])" office:value-type="float"/>
          <table:table-cell table:number-matrix-columns-spanned="1" table:number-matrix-rows-spanned="1" table:formula="of:=SUM([.DE3:.DE3]&gt;[.$HF3:.$HF3])" office:value-type="float"/>
          <table:table-cell table:number-matrix-columns-spanned="1" table:number-matrix-rows-spanned="1" table:formula="of:=SUM([.DF3:.DF3]&gt;[.$HG3:.$HG3])" office:value-type="float"/>
          <table:table-cell table:number-matrix-columns-spanned="1" table:number-matrix-rows-spanned="1" table:formula="of:=SUM([.DG3:.DG3]&gt;[.$HC3:.$HC3])" office:value-type="float"/>
          <table:table-cell table:number-matrix-columns-spanned="1" table:number-matrix-rows-spanned="1" table:formula="of:=SUM([.DH3:.DH3]&gt;[.$HD3:.$HD3])" office:value-type="float"/>
          <table:table-cell table:number-matrix-columns-spanned="1" table:number-matrix-rows-spanned="1" table:formula="of:=SUM([.DI3:.DI3]&gt;[.$HE3:.$HE3])" office:value-type="float"/>
          <table:table-cell table:number-matrix-columns-spanned="1" table:number-matrix-rows-spanned="1" table:formula="of:=SUM([.DJ3:.DJ3]&gt;[.$HF3:.$HF3])" office:value-type="float"/>
          <table:table-cell table:number-matrix-columns-spanned="1" table:number-matrix-rows-spanned="1" table:formula="of:=SUM([.DK3:.DK3]&gt;[.$HG3:.$HG3])" office:value-type="float"/>
          <table:table-cell table:number-matrix-columns-spanned="1" table:number-matrix-rows-spanned="1" table:formula="of:=SUM([.DL3:.DL3]&gt;[.$HC3:.$HC3])" office:value-type="float"/>
          <table:table-cell table:style-name="cellWorst" table:number-matrix-columns-spanned="1" table:number-matrix-rows-spanned="1" table:formula="of:=SUM([.DM3:.DM3]&gt;[.$HD3:.$HD3])" office:value-type="float"/>
          <table:table-cell table:number-matrix-columns-spanned="1" table:number-matrix-rows-spanned="1" table:formula="of:=SUM([.DN3:.DN3]&gt;[.$HE3:.$HE3])" office:value-type="float"/>
          <table:table-cell table:number-matrix-columns-spanned="1" table:number-matrix-rows-spanned="1" table:formula="of:=SUM([.DO3:.DO3]&gt;[.$HF3:.$HF3])" office:value-type="float"/>
          <table:table-cell table:number-matrix-columns-spanned="1" table:number-matrix-rows-spanned="1" table:formula="of:=SUM([.DP3:.DP3]&gt;[.$HG3:.$HG3])" office:value-type="float"/>
          <table:table-cell table:number-matrix-columns-spanned="1" table:number-matrix-rows-spanned="1" table:formula="of:=SUM([.DQ3:.DQ3]&gt;[.$HC3:.$HC3])" office:value-type="float"/>
          <table:table-cell table:number-matrix-columns-spanned="1" table:number-matrix-rows-spanned="1" table:formula="of:=SUM([.DR3:.DR3]&gt;[.$HD3:.$HD3])" office:value-type="float"/>
          <table:table-cell table:number-matrix-columns-spanned="1" table:number-matrix-rows-spanned="1" table:formula="of:=SUM([.DS3:.DS3]&gt;[.$HE3:.$HE3])" office:value-type="float"/>
          <table:table-cell table:number-matrix-columns-spanned="1" table:number-matrix-rows-spanned="1" table:formula="of:=SUM([.DT3:.DT3]&gt;[.$HF3:.$HF3])" office:value-type="float"/>
          <table:table-cell table:number-matrix-columns-spanned="1" table:number-matrix-rows-spanned="1" table:formula="of:=SUM([.DU3:.DU3]&gt;[.$HG3:.$HG3])" office:value-type="float"/>
          <table:table-cell table:number-matrix-columns-spanned="1" table:number-matrix-rows-spanned="1" table:formula="of:=SUM([.DV3:.DV3]&gt;[.$HC3:.$HC3])" office:value-type="float"/>
          <table:table-cell table:number-matrix-columns-spanned="1" table:number-matrix-rows-spanned="1" table:formula="of:=SUM([.DW3:.DW3]&gt;[.$HD3:.$HD3])" office:value-type="float"/>
          <table:table-cell table:number-matrix-columns-spanned="1" table:number-matrix-rows-spanned="1" table:formula="of:=SUM([.DX3:.DX3]&gt;[.$HE3:.$HE3])" office:value-type="float"/>
          <table:table-cell table:number-matrix-columns-spanned="1" table:number-matrix-rows-spanned="1" table:formula="of:=SUM([.DY3:.DY3]&gt;[.$HF3:.$HF3])" office:value-type="float"/>
          <table:table-cell table:number-matrix-columns-spanned="1" table:number-matrix-rows-spanned="1" table:formula="of:=SUM([.DZ3:.DZ3]&gt;[.$HG3:.$HG3])" office:value-type="float"/>
          <table:table-cell table:number-matrix-columns-spanned="1" table:number-matrix-rows-spanned="1" table:formula="of:=SUM([.EA3:.EA3]&gt;[.$HC3:.$HC3])" office:value-type="float"/>
          <table:table-cell table:number-matrix-columns-spanned="1" table:number-matrix-rows-spanned="1" table:formula="of:=SUM([.EB3:.EB3]&gt;[.$HD3:.$HD3])" office:value-type="float"/>
          <table:table-cell table:number-matrix-columns-spanned="1" table:number-matrix-rows-spanned="1" table:formula="of:=SUM([.EC3:.EC3]&gt;[.$HE3:.$HE3])" office:value-type="float"/>
          <table:table-cell table:number-matrix-columns-spanned="1" table:number-matrix-rows-spanned="1" table:formula="of:=SUM([.ED3:.ED3]&gt;[.$HF3:.$HF3])" office:value-type="float"/>
          <table:table-cell table:number-matrix-columns-spanned="1" table:number-matrix-rows-spanned="1" table:formula="of:=SUM([.EE3:.EE3]&gt;[.$HG3:.$HG3])" office:value-type="float"/>
          <table:table-cell table:number-matrix-columns-spanned="1" table:number-matrix-rows-spanned="1" table:formula="of:=SUM([.EF3:.EF3]&gt;[.$HC3:.$HC3])" office:value-type="float"/>
          <table:table-cell table:number-matrix-columns-spanned="1" table:number-matrix-rows-spanned="1" table:formula="of:=SUM([.EG3:.EG3]&gt;[.$HD3:.$HD3])" office:value-type="float"/>
          <table:table-cell table:number-matrix-columns-spanned="1" table:number-matrix-rows-spanned="1" table:formula="of:=SUM([.EH3:.EH3]&gt;[.$HE3:.$HE3])" office:value-type="float"/>
          <table:table-cell table:number-matrix-columns-spanned="1" table:number-matrix-rows-spanned="1" table:formula="of:=SUM([.EI3:.EI3]&gt;[.$HF3:.$HF3])" office:value-type="float"/>
          <table:table-cell table:number-matrix-columns-spanned="1" table:number-matrix-rows-spanned="1" table:formula="of:=SUM([.EJ3:.EJ3]&gt;[.$HG3:.$HG3])" office:value-type="float"/>
          <table:table-cell table:number-matrix-columns-spanned="1" table:number-matrix-rows-spanned="1" table:formula="of:=SUM([.EK3:.EK3]&gt;[.$HC3:.$HC3])" office:value-type="float"/>
          <table:table-cell table:number-matrix-columns-spanned="1" table:number-matrix-rows-spanned="1" table:formula="of:=SUM([.EL3:.EL3]&gt;[.$HD3:.$HD3])" office:value-type="float"/>
          <table:table-cell table:number-matrix-columns-spanned="1" table:number-matrix-rows-spanned="1" table:formula="of:=SUM([.EM3:.EM3]&gt;[.$HE3:.$HE3])" office:value-type="float"/>
          <table:table-cell table:number-matrix-columns-spanned="1" table:number-matrix-rows-spanned="1" table:formula="of:=SUM([.EN3:.EN3]&gt;[.$HF3:.$HF3])" office:value-type="float"/>
          <table:table-cell table:number-matrix-columns-spanned="1" table:number-matrix-rows-spanned="1" table:formula="of:=SUM([.EO3:.EO3]&gt;[.$HG3:.$HG3])" office:value-type="float"/>
          <table:table-cell table:number-matrix-columns-spanned="1" table:number-matrix-rows-spanned="1" table:formula="of:=SUM([.EP3:.EP3]&gt;[.$HC3:.$HC3])" office:value-type="float"/>
          <table:table-cell table:number-matrix-columns-spanned="1" table:number-matrix-rows-spanned="1" table:formula="of:=SUM([.EQ3:.EQ3]&gt;[.$HD3:.$HD3])" office:value-type="float"/>
          <table:table-cell table:number-matrix-columns-spanned="1" table:number-matrix-rows-spanned="1" table:formula="of:=SUM([.ER3:.ER3]&gt;[.$HE3:.$HE3])" office:value-type="float"/>
          <table:table-cell table:number-matrix-columns-spanned="1" table:number-matrix-rows-spanned="1" table:formula="of:=SUM([.ES3:.ES3]&gt;[.$HF3:.$HF3])" office:value-type="float"/>
          <table:table-cell table:number-matrix-columns-spanned="1" table:number-matrix-rows-spanned="1" table:formula="of:=SUM([.ET3:.ET3]&gt;[.$HG3:.$HG3])" office:value-type="float"/>
          <table:table-cell table:number-matrix-columns-spanned="1" table:number-matrix-rows-spanned="1" table:formula="of:=SUM([.EU3:.EU3]&gt;[.$HC3:.$HC3])" office:value-type="float"/>
          <table:table-cell table:number-matrix-columns-spanned="1" table:number-matrix-rows-spanned="1" table:formula="of:=SUM([.EV3:.EV3]&gt;[.$HD3:.$HD3])" office:value-type="float"/>
          <table:table-cell table:number-matrix-columns-spanned="1" table:number-matrix-rows-spanned="1" table:formula="of:=SUM([.EW3:.EW3]&gt;[.$HE3:.$HE3])" office:value-type="float"/>
          <table:table-cell table:number-matrix-columns-spanned="1" table:number-matrix-rows-spanned="1" table:formula="of:=SUM([.EX3:.EX3]&gt;[.$HF3:.$HF3])" office:value-type="float"/>
          <table:table-cell table:number-matrix-columns-spanned="1" table:number-matrix-rows-spanned="1" table:formula="of:=SUM([.EY3:.EY3]&gt;[.$HG3:.$HG3])" office:value-type="float"/>
          <table:table-cell table:number-matrix-columns-spanned="1" table:number-matrix-rows-spanned="1" table:formula="of:=SUM([.EZ3:.EZ3]&gt;[.$HC3:.$HC3])" office:value-type="float"/>
          <table:table-cell table:number-matrix-columns-spanned="1" table:number-matrix-rows-spanned="1" table:formula="of:=SUM([.FA3:.FA3]&gt;[.$HD3:.$HD3])" office:value-type="float"/>
          <table:table-cell table:number-matrix-columns-spanned="1" table:number-matrix-rows-spanned="1" table:formula="of:=SUM([.FB3:.FB3]&gt;[.$HE3:.$HE3])" office:value-type="float"/>
          <table:table-cell table:number-matrix-columns-spanned="1" table:number-matrix-rows-spanned="1" table:formula="of:=SUM([.FC3:.FC3]&gt;[.$HF3:.$HF3])" office:value-type="float"/>
          <table:table-cell table:number-matrix-columns-spanned="1" table:number-matrix-rows-spanned="1" table:formula="of:=SUM([.FD3:.FD3]&gt;[.$HG3:.$HG3])" office:value-type="float"/>
          <table:table-cell table:number-matrix-columns-spanned="1" table:number-matrix-rows-spanned="1" table:formula="of:=SUM([.FE3:.FE3]&gt;[.$HC3:.$HC3])" office:value-type="float"/>
          <table:table-cell table:number-matrix-columns-spanned="1" table:number-matrix-rows-spanned="1" table:formula="of:=SUM([.FF3:.FF3]&gt;[.$HD3:.$HD3])" office:value-type="float"/>
          <table:table-cell table:number-matrix-columns-spanned="1" table:number-matrix-rows-spanned="1" table:formula="of:=SUM([.FG3:.FG3]&gt;[.$HE3:.$HE3])" office:value-type="float"/>
          <table:table-cell table:number-matrix-columns-spanned="1" table:number-matrix-rows-spanned="1" table:formula="of:=SUM([.FH3:.FH3]&gt;[.$HF3:.$HF3])" office:value-type="float"/>
          <table:table-cell table:number-matrix-columns-spanned="1" table:number-matrix-rows-spanned="1" table:formula="of:=SUM([.FI3:.FI3]&gt;[.$HG3:.$HG3])" office:value-type="float"/>
          <table:table-cell table:number-matrix-columns-spanned="1" table:number-matrix-rows-spanned="1" table:formula="of:=SUM([.FJ3:.FJ3]&gt;[.$HC3:.$HC3])" office:value-type="float"/>
          <table:table-cell table:number-matrix-columns-spanned="1" table:number-matrix-rows-spanned="1" table:formula="of:=SUM([.FK3:.FK3]&gt;[.$HD3:.$HD3])" office:value-type="float"/>
          <table:table-cell table:number-matrix-columns-spanned="1" table:number-matrix-rows-spanned="1" table:formula="of:=SUM([.FL3:.FL3]&gt;[.$HE3:.$HE3])" office:value-type="float"/>
          <table:table-cell table:number-matrix-columns-spanned="1" table:number-matrix-rows-spanned="1" table:formula="of:=SUM([.FM3:.FM3]&gt;[.$HF3:.$HF3])" office:value-type="float"/>
          <table:table-cell table:number-matrix-columns-spanned="1" table:number-matrix-rows-spanned="1" table:formula="of:=SUM([.FN3:.FN3]&gt;[.$HG3:.$HG3])" office:value-type="float"/>
          <table:table-cell table:number-matrix-columns-spanned="1" table:number-matrix-rows-spanned="1" table:formula="of:=SUM([.FO3:.FO3]&gt;[.$HC3:.$HC3])" office:value-type="float"/>
          <table:table-cell table:style-name="cellWorst" table:number-matrix-columns-spanned="1" table:number-matrix-rows-spanned="1" table:formula="of:=SUM([.FP3:.FP3]&gt;[.$HD3:.$HD3])" office:value-type="float"/>
          <table:table-cell table:number-matrix-columns-spanned="1" table:number-matrix-rows-spanned="1" table:formula="of:=SUM([.FQ3:.FQ3]&gt;[.$HE3:.$HE3])" office:value-type="float"/>
          <table:table-cell table:number-matrix-columns-spanned="1" table:number-matrix-rows-spanned="1" table:formula="of:=SUM([.FR3:.FR3]&gt;[.$HF3:.$HF3])" office:value-type="float"/>
          <table:table-cell table:number-matrix-columns-spanned="1" table:number-matrix-rows-spanned="1" table:formula="of:=SUM([.FS3:.FS3]&gt;[.$HG3:.$HG3])" office:value-type="float"/>
          <table:table-cell table:number-matrix-columns-spanned="1" table:number-matrix-rows-spanned="1" table:formula="of:=SUM([.FT3:.FT3]&gt;[.$HC3:.$HC3])" office:value-type="float"/>
          <table:table-cell table:number-matrix-columns-spanned="1" table:number-matrix-rows-spanned="1" table:formula="of:=SUM([.FU3:.FU3]&gt;[.$HD3:.$HD3])" office:value-type="float"/>
          <table:table-cell table:number-matrix-columns-spanned="1" table:number-matrix-rows-spanned="1" table:formula="of:=SUM([.FV3:.FV3]&gt;[.$HE3:.$HE3])" office:value-type="float"/>
          <table:table-cell table:number-matrix-columns-spanned="1" table:number-matrix-rows-spanned="1" table:formula="of:=SUM([.FW3:.FW3]&gt;[.$HF3:.$HF3])" office:value-type="float"/>
          <table:table-cell table:number-matrix-columns-spanned="1" table:number-matrix-rows-spanned="1" table:formula="of:=SUM([.FX3:.FX3]&gt;[.$HG3:.$HG3])" office:value-type="float"/>
          <table:table-cell table:number-matrix-columns-spanned="1" table:number-matrix-rows-spanned="1" table:formula="of:=SUM([.FY3:.FY3]&gt;[.$HC3:.$HC3])" office:value-type="float"/>
          <table:table-cell table:style-name="cellWorst" table:number-matrix-columns-spanned="1" table:number-matrix-rows-spanned="1" table:formula="of:=SUM([.FZ3:.FZ3]&gt;[.$HD3:.$HD3])" office:value-type="float"/>
          <table:table-cell table:number-matrix-columns-spanned="1" table:number-matrix-rows-spanned="1" table:formula="of:=SUM([.GA3:.GA3]&gt;[.$HE3:.$HE3])" office:value-type="float"/>
          <table:table-cell table:number-matrix-columns-spanned="1" table:number-matrix-rows-spanned="1" table:formula="of:=SUM([.GB3:.GB3]&gt;[.$HF3:.$HF3])" office:value-type="float"/>
          <table:table-cell table:number-matrix-columns-spanned="1" table:number-matrix-rows-spanned="1" table:formula="of:=SUM([.GC3:.GC3]&gt;[.$HG3:.$HG3])" office:value-type="float"/>
          <table:table-cell table:number-matrix-columns-spanned="1" table:number-matrix-rows-spanned="1" table:formula="of:=SUM([.GD3:.GD3]&gt;[.$HC3:.$HC3])" office:value-type="float"/>
          <table:table-cell table:style-name="cellWorst" table:number-matrix-columns-spanned="1" table:number-matrix-rows-spanned="1" table:formula="of:=SUM([.GE3:.GE3]&gt;[.$HD3:.$HD3])" office:value-type="float"/>
          <table:table-cell table:number-matrix-columns-spanned="1" table:number-matrix-rows-spanned="1" table:formula="of:=SUM([.GF3:.GF3]&gt;[.$HE3:.$HE3])" office:value-type="float"/>
          <table:table-cell table:number-matrix-columns-spanned="1" table:number-matrix-rows-spanned="1" table:formula="of:=SUM([.GG3:.GG3]&gt;[.$HF3:.$HF3])" office:value-type="float"/>
          <table:table-cell table:number-matrix-columns-spanned="1" table:number-matrix-rows-spanned="1" table:formula="of:=SUM([.GH3:.GH3]&gt;[.$HG3:.$HG3])" office:value-type="float"/>
          <table:table-cell table:number-matrix-columns-spanned="1" table:number-matrix-rows-spanned="1" table:formula="of:=SUM([.GI3:.GI3]&gt;[.$HC3:.$HC3])" office:value-type="float"/>
          <table:table-cell table:number-matrix-columns-spanned="1" table:number-matrix-rows-spanned="1" table:formula="of:=SUM([.GJ3:.GJ3]&gt;[.$HD3:.$HD3])" office:value-type="float"/>
          <table:table-cell table:number-matrix-columns-spanned="1" table:number-matrix-rows-spanned="1" table:formula="of:=SUM([.GK3:.GK3]&gt;[.$HE3:.$HE3])" office:value-type="float"/>
          <table:table-cell table:number-matrix-columns-spanned="1" table:number-matrix-rows-spanned="1" table:formula="of:=SUM([.GL3:.GL3]&gt;[.$HF3:.$HF3])" office:value-type="float"/>
          <table:table-cell table:number-matrix-columns-spanned="1" table:number-matrix-rows-spanned="1" table:formula="of:=SUM([.GM3:.GM3]&gt;[.$HG3:.$HG3])" office:value-type="float"/>
          <table:table-cell table:number-matrix-columns-spanned="1" table:number-matrix-rows-spanned="1" table:formula="of:=SUM([.GN3:.GN3]&gt;[.$HC3:.$HC3])" office:value-type="float"/>
          <table:table-cell table:number-matrix-columns-spanned="1" table:number-matrix-rows-spanned="1" table:formula="of:=SUM([.GO3:.GO3]&gt;[.$HD3:.$HD3])" office:value-type="float"/>
          <table:table-cell table:number-matrix-columns-spanned="1" table:number-matrix-rows-spanned="1" table:formula="of:=SUM([.GP3:.GP3]&gt;[.$HE3:.$HE3])" office:value-type="float"/>
          <table:table-cell table:number-matrix-columns-spanned="1" table:number-matrix-rows-spanned="1" table:formula="of:=SUM([.GQ3:.GQ3]&gt;[.$HF3:.$HF3])" office:value-type="float"/>
          <table:table-cell table:number-matrix-columns-spanned="1" table:number-matrix-rows-spanned="1" table:formula="of:=SUM([.GR3:.GR3]&gt;[.$HG3:.$HG3])" office:value-type="float"/>
          <table:table-cell table:number-matrix-columns-spanned="1" table:number-matrix-rows-spanned="1" table:formula="of:=SUM([.GS3:.GS3]&gt;[.$HC3:.$HC3])" office:value-type="float"/>
          <table:table-cell table:style-name="cellWorst" table:number-matrix-columns-spanned="1" table:number-matrix-rows-spanned="1" table:formula="of:=SUM([.GT3:.GT3]&gt;[.$HD3:.$HD3])" office:value-type="float"/>
          <table:table-cell table:number-matrix-columns-spanned="1" table:number-matrix-rows-spanned="1" table:formula="of:=SUM([.GU3:.GU3]&gt;[.$HE3:.$HE3])" office:value-type="float"/>
          <table:table-cell table:number-matrix-columns-spanned="1" table:number-matrix-rows-spanned="1" table:formula="of:=SUM([.GV3:.GV3]&gt;[.$HF3:.$HF3])" office:value-type="float"/>
          <table:table-cell table:number-matrix-columns-spanned="1" table:number-matrix-rows-spanned="1" table:formula="of:=SUM([.GW3:.GW3]&gt;[.$HG3:.$H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/>
          <table:table-cell table:number-matrix-columns-spanned="1" table:number-matrix-rows-spanned="1" table:formula="of:=SUM([.C3:.C3]=[.$HI3:.$HI3])" office:value-type="float"/>
          <table:table-cell table:number-matrix-columns-spanned="1" table:number-matrix-rows-spanned="1" table:formula="of:=SUM([.D3:.D3]=[.$HJ3:.$HJ3])" office:value-type="float"/>
          <table:table-cell table:number-matrix-columns-spanned="1" table:number-matrix-rows-spanned="1" table:formula="of:=SUM([.E3:.E3]=[.$HK3:.$HK3])" office:value-type="float"/>
          <table:table-cell table:number-matrix-columns-spanned="1" table:number-matrix-rows-spanned="1" table:formula="of:=SUM([.F3:.F3]=[.$HH3:.$HH3])" office:value-type="float"/>
          <table:table-cell table:number-matrix-columns-spanned="1" table:number-matrix-rows-spanned="1" table:formula="of:=SUM([.G3:.G3]=[.$HI3:.$HI3])" office:value-type="float"/>
          <table:table-cell table:number-matrix-columns-spanned="1" table:number-matrix-rows-spanned="1" table:formula="of:=SUM([.H3:.H3]=[.$HJ3:.$HJ3])" office:value-type="float"/>
          <table:table-cell table:number-matrix-columns-spanned="1" table:number-matrix-rows-spanned="1" table:formula="of:=SUM([.I3:.I3]=[.$HK3:.$HK3])" office:value-type="float"/>
          <table:table-cell table:number-matrix-columns-spanned="1" table:number-matrix-rows-spanned="1" table:formula="of:=SUM([.J3:.J3]=[.$HL3:.$HL3])" office:value-type="float"/>
          <table:table-cell table:number-matrix-columns-spanned="1" table:number-matrix-rows-spanned="1" table:formula="of:=SUM([.K3:.K3]=[.$HH3:.$HH3])" office:value-type="float"/>
          <table:table-cell table:number-matrix-columns-spanned="1" table:number-matrix-rows-spanned="1" table:formula="of:=SUM([.L3:.L3]=[.$HI3:.$HI3])" office:value-type="float"/>
          <table:table-cell table:number-matrix-columns-spanned="1" table:number-matrix-rows-spanned="1" table:formula="of:=SUM([.M3:.M3]=[.$HJ3:.$HJ3])" office:value-type="float"/>
          <table:table-cell table:number-matrix-columns-spanned="1" table:number-matrix-rows-spanned="1" table:formula="of:=SUM([.N3:.N3]=[.$HK3:.$HK3])" office:value-type="float"/>
          <table:table-cell table:number-matrix-columns-spanned="1" table:number-matrix-rows-spanned="1" table:formula="of:=SUM([.O3:.O3]=[.$HL3:.$HL3])" office:value-type="float"/>
          <table:table-cell table:number-matrix-columns-spanned="1" table:number-matrix-rows-spanned="1" table:formula="of:=SUM([.P3:.P3]=[.$HH3:.$HH3])" office:value-type="float"/>
          <table:table-cell table:number-matrix-columns-spanned="1" table:number-matrix-rows-spanned="1" table:formula="of:=SUM([.Q3:.Q3]=[.$HI3:.$HI3])" office:value-type="float"/>
          <table:table-cell table:number-matrix-columns-spanned="1" table:number-matrix-rows-spanned="1" table:formula="of:=SUM([.R3:.R3]=[.$HJ3:.$HJ3])" office:value-type="float"/>
          <table:table-cell table:number-matrix-columns-spanned="1" table:number-matrix-rows-spanned="1" table:formula="of:=SUM([.S3:.S3]=[.$HK3:.$HK3])" office:value-type="float"/>
          <table:table-cell table:number-matrix-columns-spanned="1" table:number-matrix-rows-spanned="1" table:formula="of:=SUM([.T3:.T3]=[.$HL3:.$HL3])" office:value-type="float"/>
          <table:table-cell table:number-matrix-columns-spanned="1" table:number-matrix-rows-spanned="1" table:formula="of:=SUM([.U3:.U3]=[.$HH3:.$HH3])" office:value-type="float"/>
          <table:table-cell table:number-matrix-columns-spanned="1" table:number-matrix-rows-spanned="1" table:formula="of:=SUM([.V3:.V3]=[.$HI3:.$HI3])" office:value-type="float"/>
          <table:table-cell table:number-matrix-columns-spanned="1" table:number-matrix-rows-spanned="1" table:formula="of:=SUM([.W3:.W3]=[.$HJ3:.$HJ3])" office:value-type="float"/>
          <table:table-cell table:number-matrix-columns-spanned="1" table:number-matrix-rows-spanned="1" table:formula="of:=SUM([.X3:.X3]=[.$HK3:.$HK3])" office:value-type="float"/>
          <table:table-cell table:number-matrix-columns-spanned="1" table:number-matrix-rows-spanned="1" table:formula="of:=SUM([.Y3:.Y3]=[.$HL3:.$HL3])" office:value-type="float"/>
          <table:table-cell table:number-matrix-columns-spanned="1" table:number-matrix-rows-spanned="1" table:formula="of:=SUM([.Z3:.Z3]=[.$HH3:.$HH3])" office:value-type="float"/>
          <table:table-cell table:number-matrix-columns-spanned="1" table:number-matrix-rows-spanned="1" table:formula="of:=SUM([.AA3:.AA3]=[.$HI3:.$HI3])" office:value-type="float"/>
          <table:table-cell table:number-matrix-columns-spanned="1" table:number-matrix-rows-spanned="1" table:formula="of:=SUM([.AB3:.AB3]=[.$HJ3:.$HJ3])" office:value-type="float"/>
          <table:table-cell table:number-matrix-columns-spanned="1" table:number-matrix-rows-spanned="1" table:formula="of:=SUM([.AC3:.AC3]=[.$HK3:.$HK3])" office:value-type="float"/>
          <table:table-cell table:number-matrix-columns-spanned="1" table:number-matrix-rows-spanned="1" table:formula="of:=SUM([.AD3:.AD3]=[.$HL3:.$HL3])" office:value-type="float"/>
          <table:table-cell table:number-matrix-columns-spanned="1" table:number-matrix-rows-spanned="1" table:formula="of:=SUM([.AE3:.AE3]=[.$HH3:.$HH3])" office:value-type="float"/>
          <table:table-cell table:number-matrix-columns-spanned="1" table:number-matrix-rows-spanned="1" table:formula="of:=SUM([.AF3:.AF3]=[.$HI3:.$HI3])" office:value-type="float"/>
          <table:table-cell table:number-matrix-columns-spanned="1" table:number-matrix-rows-spanned="1" table:formula="of:=SUM([.AG3:.AG3]=[.$HJ3:.$HJ3])" office:value-type="float"/>
          <table:table-cell table:number-matrix-columns-spanned="1" table:number-matrix-rows-spanned="1" table:formula="of:=SUM([.AH3:.AH3]=[.$HK3:.$HK3])" office:value-type="float"/>
          <table:table-cell table:number-matrix-columns-spanned="1" table:number-matrix-rows-spanned="1" table:formula="of:=SUM([.AI3:.AI3]=[.$HL3:.$HL3])" office:value-type="float"/>
          <table:table-cell table:number-matrix-columns-spanned="1" table:number-matrix-rows-spanned="1" table:formula="of:=SUM([.AJ3:.AJ3]=[.$HH3:.$HH3])" office:value-type="float"/>
          <table:table-cell table:number-matrix-columns-spanned="1" table:number-matrix-rows-spanned="1" table:formula="of:=SUM([.AK3:.AK3]=[.$HI3:.$HI3])" office:value-type="float"/>
          <table:table-cell table:number-matrix-columns-spanned="1" table:number-matrix-rows-spanned="1" table:formula="of:=SUM([.AL3:.AL3]=[.$HJ3:.$HJ3])" office:value-type="float"/>
          <table:table-cell table:number-matrix-columns-spanned="1" table:number-matrix-rows-spanned="1" table:formula="of:=SUM([.AM3:.AM3]=[.$HK3:.$HK3])" office:value-type="float"/>
          <table:table-cell table:number-matrix-columns-spanned="1" table:number-matrix-rows-spanned="1" table:formula="of:=SUM([.AN3:.AN3]=[.$HL3:.$HL3])" office:value-type="float"/>
          <table:table-cell table:number-matrix-columns-spanned="1" table:number-matrix-rows-spanned="1" table:formula="of:=SUM([.AO3:.AO3]=[.$HH3:.$HH3])" office:value-type="float"/>
          <table:table-cell table:number-matrix-columns-spanned="1" table:number-matrix-rows-spanned="1" table:formula="of:=SUM([.AP3:.AP3]=[.$HI3:.$HI3])" office:value-type="float"/>
          <table:table-cell table:number-matrix-columns-spanned="1" table:number-matrix-rows-spanned="1" table:formula="of:=SUM([.AQ3:.AQ3]=[.$HJ3:.$HJ3])" office:value-type="float"/>
          <table:table-cell table:number-matrix-columns-spanned="1" table:number-matrix-rows-spanned="1" table:formula="of:=SUM([.AR3:.AR3]=[.$HK3:.$HK3])" office:value-type="float"/>
          <table:table-cell table:number-matrix-columns-spanned="1" table:number-matrix-rows-spanned="1" table:formula="of:=SUM([.AS3:.AS3]=[.$HL3:.$HL3])" office:value-type="float"/>
          <table:table-cell table:number-matrix-columns-spanned="1" table:number-matrix-rows-spanned="1" table:formula="of:=SUM([.AT3:.AT3]=[.$HH3:.$HH3])" office:value-type="float"/>
          <table:table-cell table:number-matrix-columns-spanned="1" table:number-matrix-rows-spanned="1" table:formula="of:=SUM([.AU3:.AU3]=[.$HI3:.$HI3])" office:value-type="float"/>
          <table:table-cell table:number-matrix-columns-spanned="1" table:number-matrix-rows-spanned="1" table:formula="of:=SUM([.AV3:.AV3]=[.$HJ3:.$HJ3])" office:value-type="float"/>
          <table:table-cell table:number-matrix-columns-spanned="1" table:number-matrix-rows-spanned="1" table:formula="of:=SUM([.AW3:.AW3]=[.$HK3:.$HK3])" office:value-type="float"/>
          <table:table-cell table:number-matrix-columns-spanned="1" table:number-matrix-rows-spanned="1" table:formula="of:=SUM([.AX3:.AX3]=[.$HL3:.$HL3])" office:value-type="float"/>
          <table:table-cell table:number-matrix-columns-spanned="1" table:number-matrix-rows-spanned="1" table:formula="of:=SUM([.AY3:.AY3]=[.$HH3:.$HH3])" office:value-type="float"/>
          <table:table-cell table:number-matrix-columns-spanned="1" table:number-matrix-rows-spanned="1" table:formula="of:=SUM([.AZ3:.AZ3]=[.$HI3:.$HI3])" office:value-type="float"/>
          <table:table-cell table:number-matrix-columns-spanned="1" table:number-matrix-rows-spanned="1" table:formula="of:=SUM([.BA3:.BA3]=[.$HJ3:.$HJ3])" office:value-type="float"/>
          <table:table-cell table:number-matrix-columns-spanned="1" table:number-matrix-rows-spanned="1" table:formula="of:=SUM([.BB3:.BB3]=[.$HK3:.$HK3])" office:value-type="float"/>
          <table:table-cell table:number-matrix-columns-spanned="1" table:number-matrix-rows-spanned="1" table:formula="of:=SUM([.BC3:.BC3]=[.$HL3:.$HL3])" office:value-type="float"/>
          <table:table-cell table:number-matrix-columns-spanned="1" table:number-matrix-rows-spanned="1" table:formula="of:=SUM([.BD3:.BD3]=[.$HH3:.$HH3])" office:value-type="float"/>
          <table:table-cell table:number-matrix-columns-spanned="1" table:number-matrix-rows-spanned="1" table:formula="of:=SUM([.BE3:.BE3]=[.$HI3:.$HI3])" office:value-type="float"/>
          <table:table-cell table:number-matrix-columns-spanned="1" table:number-matrix-rows-spanned="1" table:formula="of:=SUM([.BF3:.BF3]=[.$HJ3:.$HJ3])" office:value-type="float"/>
          <table:table-cell table:number-matrix-columns-spanned="1" table:number-matrix-rows-spanned="1" table:formula="of:=SUM([.BG3:.BG3]=[.$HK3:.$HK3])" office:value-type="float"/>
          <table:table-cell table:number-matrix-columns-spanned="1" table:number-matrix-rows-spanned="1" table:formula="of:=SUM([.BH3:.BH3]=[.$HL3:.$HL3])" office:value-type="float"/>
          <table:table-cell table:number-matrix-columns-spanned="1" table:number-matrix-rows-spanned="1" table:formula="of:=SUM([.BI3:.BI3]=[.$HH3:.$HH3])" office:value-type="float"/>
          <table:table-cell table:number-matrix-columns-spanned="1" table:number-matrix-rows-spanned="1" table:formula="of:=SUM([.BJ3:.BJ3]=[.$HI3:.$HI3])" office:value-type="float"/>
          <table:table-cell table:number-matrix-columns-spanned="1" table:number-matrix-rows-spanned="1" table:formula="of:=SUM([.BK3:.BK3]=[.$HJ3:.$HJ3])" office:value-type="float"/>
          <table:table-cell table:number-matrix-columns-spanned="1" table:number-matrix-rows-spanned="1" table:formula="of:=SUM([.BL3:.BL3]=[.$HK3:.$HK3])" office:value-type="float"/>
          <table:table-cell table:number-matrix-columns-spanned="1" table:number-matrix-rows-spanned="1" table:formula="of:=SUM([.BM3:.BM3]=[.$HL3:.$HL3])" office:value-type="float"/>
          <table:table-cell table:number-matrix-columns-spanned="1" table:number-matrix-rows-spanned="1" table:formula="of:=SUM([.BN3:.BN3]=[.$HH3:.$HH3])" office:value-type="float"/>
          <table:table-cell table:number-matrix-columns-spanned="1" table:number-matrix-rows-spanned="1" table:formula="of:=SUM([.BO3:.BO3]=[.$HI3:.$HI3])" office:value-type="float"/>
          <table:table-cell table:number-matrix-columns-spanned="1" table:number-matrix-rows-spanned="1" table:formula="of:=SUM([.BP3:.BP3]=[.$HJ3:.$HJ3])" office:value-type="float"/>
          <table:table-cell table:number-matrix-columns-spanned="1" table:number-matrix-rows-spanned="1" table:formula="of:=SUM([.BQ3:.BQ3]=[.$HK3:.$HK3])" office:value-type="float"/>
          <table:table-cell table:number-matrix-columns-spanned="1" table:number-matrix-rows-spanned="1" table:formula="of:=SUM([.BR3:.BR3]=[.$HL3:.$HL3])" office:value-type="float"/>
          <table:table-cell table:number-matrix-columns-spanned="1" table:number-matrix-rows-spanned="1" table:formula="of:=SUM([.BS3:.BS3]=[.$HH3:.$HH3])" office:value-type="float"/>
          <table:table-cell table:number-matrix-columns-spanned="1" table:number-matrix-rows-spanned="1" table:formula="of:=SUM([.BT3:.BT3]=[.$HI3:.$HI3])" office:value-type="float"/>
          <table:table-cell table:number-matrix-columns-spanned="1" table:number-matrix-rows-spanned="1" table:formula="of:=SUM([.BU3:.BU3]=[.$HJ3:.$HJ3])" office:value-type="float"/>
          <table:table-cell table:number-matrix-columns-spanned="1" table:number-matrix-rows-spanned="1" table:formula="of:=SUM([.BV3:.BV3]=[.$HK3:.$HK3])" office:value-type="float"/>
          <table:table-cell table:number-matrix-columns-spanned="1" table:number-matrix-rows-spanned="1" table:formula="of:=SUM([.BW3:.BW3]=[.$HL3:.$HL3])" office:value-type="float"/>
          <table:table-cell table:number-matrix-columns-spanned="1" table:number-matrix-rows-spanned="1" table:formula="of:=SUM([.BX3:.BX3]=[.$HH3:.$HH3])" office:value-type="float"/>
          <table:table-cell table:number-matrix-columns-spanned="1" table:number-matrix-rows-spanned="1" table:formula="of:=SUM([.BY3:.BY3]=[.$HI3:.$HI3])" office:value-type="float"/>
          <table:table-cell table:number-matrix-columns-spanned="1" table:number-matrix-rows-spanned="1" table:formula="of:=SUM([.BZ3:.BZ3]=[.$HJ3:.$HJ3])" office:value-type="float"/>
          <table:table-cell table:number-matrix-columns-spanned="1" table:number-matrix-rows-spanned="1" table:formula="of:=SUM([.CA3:.CA3]=[.$HK3:.$HK3])" office:value-type="float"/>
          <table:table-cell table:number-matrix-columns-spanned="1" table:number-matrix-rows-spanned="1" table:formula="of:=SUM([.CB3:.CB3]=[.$HL3:.$HL3])" office:value-type="float"/>
          <table:table-cell table:number-matrix-columns-spanned="1" table:number-matrix-rows-spanned="1" table:formula="of:=SUM([.CC3:.CC3]=[.$HH3:.$HH3])" office:value-type="float"/>
          <table:table-cell table:number-matrix-columns-spanned="1" table:number-matrix-rows-spanned="1" table:formula="of:=SUM([.CD3:.CD3]=[.$HI3:.$HI3])" office:value-type="float"/>
          <table:table-cell table:number-matrix-columns-spanned="1" table:number-matrix-rows-spanned="1" table:formula="of:=SUM([.CE3:.CE3]=[.$HJ3:.$HJ3])" office:value-type="float"/>
          <table:table-cell table:number-matrix-columns-spanned="1" table:number-matrix-rows-spanned="1" table:formula="of:=SUM([.CF3:.CF3]=[.$HK3:.$HK3])" office:value-type="float"/>
          <table:table-cell table:number-matrix-columns-spanned="1" table:number-matrix-rows-spanned="1" table:formula="of:=SUM([.CG3:.CG3]=[.$HL3:.$HL3])" office:value-type="float"/>
          <table:table-cell table:number-matrix-columns-spanned="1" table:number-matrix-rows-spanned="1" table:formula="of:=SUM([.CH3:.CH3]=[.$HH3:.$HH3])" office:value-type="float"/>
          <table:table-cell table:number-matrix-columns-spanned="1" table:number-matrix-rows-spanned="1" table:formula="of:=SUM([.CI3:.CI3]=[.$HI3:.$HI3])" office:value-type="float"/>
          <table:table-cell table:number-matrix-columns-spanned="1" table:number-matrix-rows-spanned="1" table:formula="of:=SUM([.CJ3:.CJ3]=[.$HJ3:.$HJ3])" office:value-type="float"/>
          <table:table-cell table:number-matrix-columns-spanned="1" table:number-matrix-rows-spanned="1" table:formula="of:=SUM([.CK3:.CK3]=[.$HK3:.$HK3])" office:value-type="float"/>
          <table:table-cell table:number-matrix-columns-spanned="1" table:number-matrix-rows-spanned="1" table:formula="of:=SUM([.CL3:.CL3]=[.$HL3:.$HL3])" office:value-type="float"/>
          <table:table-cell table:number-matrix-columns-spanned="1" table:number-matrix-rows-spanned="1" table:formula="of:=SUM([.CM3:.CM3]=[.$HH3:.$HH3])" office:value-type="float"/>
          <table:table-cell table:style-name="cellWorst" table:number-matrix-columns-spanned="1" table:number-matrix-rows-spanned="1" table:formula="of:=SUM([.CN3:.CN3]=[.$HI3:.$HI3])" office:value-type="float"/>
          <table:table-cell table:number-matrix-columns-spanned="1" table:number-matrix-rows-spanned="1" table:formula="of:=SUM([.CO3:.CO3]=[.$HJ3:.$HJ3])" office:value-type="float"/>
          <table:table-cell table:number-matrix-columns-spanned="1" table:number-matrix-rows-spanned="1" table:formula="of:=SUM([.CP3:.CP3]=[.$HK3:.$HK3])" office:value-type="float"/>
          <table:table-cell table:number-matrix-columns-spanned="1" table:number-matrix-rows-spanned="1" table:formula="of:=SUM([.CQ3:.CQ3]=[.$HL3:.$HL3])" office:value-type="float"/>
          <table:table-cell table:number-matrix-columns-spanned="1" table:number-matrix-rows-spanned="1" table:formula="of:=SUM([.CR3:.CR3]=[.$HH3:.$HH3])" office:value-type="float"/>
          <table:table-cell table:number-matrix-columns-spanned="1" table:number-matrix-rows-spanned="1" table:formula="of:=SUM([.CS3:.CS3]=[.$HI3:.$HI3])" office:value-type="float"/>
          <table:table-cell table:number-matrix-columns-spanned="1" table:number-matrix-rows-spanned="1" table:formula="of:=SUM([.CT3:.CT3]=[.$HJ3:.$HJ3])" office:value-type="float"/>
          <table:table-cell table:number-matrix-columns-spanned="1" table:number-matrix-rows-spanned="1" table:formula="of:=SUM([.CU3:.CU3]=[.$HK3:.$HK3])" office:value-type="float"/>
          <table:table-cell table:number-matrix-columns-spanned="1" table:number-matrix-rows-spanned="1" table:formula="of:=SUM([.CV3:.CV3]=[.$HL3:.$HL3])" office:value-type="float"/>
          <table:table-cell table:number-matrix-columns-spanned="1" table:number-matrix-rows-spanned="1" table:formula="of:=SUM([.CW3:.CW3]=[.$HH3:.$HH3])" office:value-type="float"/>
          <table:table-cell table:number-matrix-columns-spanned="1" table:number-matrix-rows-spanned="1" table:formula="of:=SUM([.CX3:.CX3]=[.$HI3:.$HI3])" office:value-type="float"/>
          <table:table-cell table:number-matrix-columns-spanned="1" table:number-matrix-rows-spanned="1" table:formula="of:=SUM([.CY3:.CY3]=[.$HJ3:.$HJ3])" office:value-type="float"/>
          <table:table-cell table:number-matrix-columns-spanned="1" table:number-matrix-rows-spanned="1" table:formula="of:=SUM([.CZ3:.CZ3]=[.$HK3:.$HK3])" office:value-type="float"/>
          <table:table-cell table:number-matrix-columns-spanned="1" table:number-matrix-rows-spanned="1" table:formula="of:=SUM([.DA3:.DA3]=[.$HL3:.$HL3])" office:value-type="float"/>
          <table:table-cell table:number-matrix-columns-spanned="1" table:number-matrix-rows-spanned="1" table:formula="of:=SUM([.DB3:.DB3]=[.$HH3:.$HH3])" office:value-type="float"/>
          <table:table-cell table:number-matrix-columns-spanned="1" table:number-matrix-rows-spanned="1" table:formula="of:=SUM([.DC3:.DC3]=[.$HI3:.$HI3])" office:value-type="float"/>
          <table:table-cell table:number-matrix-columns-spanned="1" table:number-matrix-rows-spanned="1" table:formula="of:=SUM([.DD3:.DD3]=[.$HJ3:.$HJ3])" office:value-type="float"/>
          <table:table-cell table:number-matrix-columns-spanned="1" table:number-matrix-rows-spanned="1" table:formula="of:=SUM([.DE3:.DE3]=[.$HK3:.$HK3])" office:value-type="float"/>
          <table:table-cell table:number-matrix-columns-spanned="1" table:number-matrix-rows-spanned="1" table:formula="of:=SUM([.DF3:.DF3]=[.$HL3:.$HL3])" office:value-type="float"/>
          <table:table-cell table:number-matrix-columns-spanned="1" table:number-matrix-rows-spanned="1" table:formula="of:=SUM([.DG3:.DG3]=[.$HH3:.$HH3])" office:value-type="float"/>
          <table:table-cell table:number-matrix-columns-spanned="1" table:number-matrix-rows-spanned="1" table:formula="of:=SUM([.DH3:.DH3]=[.$HI3:.$HI3])" office:value-type="float"/>
          <table:table-cell table:number-matrix-columns-spanned="1" table:number-matrix-rows-spanned="1" table:formula="of:=SUM([.DI3:.DI3]=[.$HJ3:.$HJ3])" office:value-type="float"/>
          <table:table-cell table:number-matrix-columns-spanned="1" table:number-matrix-rows-spanned="1" table:formula="of:=SUM([.DJ3:.DJ3]=[.$HK3:.$HK3])" office:value-type="float"/>
          <table:table-cell table:number-matrix-columns-spanned="1" table:number-matrix-rows-spanned="1" table:formula="of:=SUM([.DK3:.DK3]=[.$HL3:.$HL3])" office:value-type="float"/>
          <table:table-cell table:number-matrix-columns-spanned="1" table:number-matrix-rows-spanned="1" table:formula="of:=SUM([.DL3:.DL3]=[.$HH3:.$HH3])" office:value-type="float"/>
          <table:table-cell table:number-matrix-columns-spanned="1" table:number-matrix-rows-spanned="1" table:formula="of:=SUM([.DM3:.DM3]=[.$HI3:.$HI3])" office:value-type="float"/>
          <table:table-cell table:number-matrix-columns-spanned="1" table:number-matrix-rows-spanned="1" table:formula="of:=SUM([.DN3:.DN3]=[.$HJ3:.$HJ3])" office:value-type="float"/>
          <table:table-cell table:number-matrix-columns-spanned="1" table:number-matrix-rows-spanned="1" table:formula="of:=SUM([.DO3:.DO3]=[.$HK3:.$HK3])" office:value-type="float"/>
          <table:table-cell table:number-matrix-columns-spanned="1" table:number-matrix-rows-spanned="1" table:formula="of:=SUM([.DP3:.DP3]=[.$HL3:.$HL3])" office:value-type="float"/>
          <table:table-cell table:number-matrix-columns-spanned="1" table:number-matrix-rows-spanned="1" table:formula="of:=SUM([.DQ3:.DQ3]=[.$HH3:.$HH3])" office:value-type="float"/>
          <table:table-cell table:number-matrix-columns-spanned="1" table:number-matrix-rows-spanned="1" table:formula="of:=SUM([.DR3:.DR3]=[.$HI3:.$HI3])" office:value-type="float"/>
          <table:table-cell table:number-matrix-columns-spanned="1" table:number-matrix-rows-spanned="1" table:formula="of:=SUM([.DS3:.DS3]=[.$HJ3:.$HJ3])" office:value-type="float"/>
          <table:table-cell table:number-matrix-columns-spanned="1" table:number-matrix-rows-spanned="1" table:formula="of:=SUM([.DT3:.DT3]=[.$HK3:.$HK3])" office:value-type="float"/>
          <table:table-cell table:number-matrix-columns-spanned="1" table:number-matrix-rows-spanned="1" table:formula="of:=SUM([.DU3:.DU3]=[.$HL3:.$HL3])" office:value-type="float"/>
          <table:table-cell table:number-matrix-columns-spanned="1" table:number-matrix-rows-spanned="1" table:formula="of:=SUM([.DV3:.DV3]=[.$HH3:.$HH3])" office:value-type="float"/>
          <table:table-cell table:number-matrix-columns-spanned="1" table:number-matrix-rows-spanned="1" table:formula="of:=SUM([.DW3:.DW3]=[.$HI3:.$HI3])" office:value-type="float"/>
          <table:table-cell table:number-matrix-columns-spanned="1" table:number-matrix-rows-spanned="1" table:formula="of:=SUM([.DX3:.DX3]=[.$HJ3:.$HJ3])" office:value-type="float"/>
          <table:table-cell table:number-matrix-columns-spanned="1" table:number-matrix-rows-spanned="1" table:formula="of:=SUM([.DY3:.DY3]=[.$HK3:.$HK3])" office:value-type="float"/>
          <table:table-cell table:number-matrix-columns-spanned="1" table:number-matrix-rows-spanned="1" table:formula="of:=SUM([.DZ3:.DZ3]=[.$HL3:.$HL3])" office:value-type="float"/>
          <table:table-cell table:number-matrix-columns-spanned="1" table:number-matrix-rows-spanned="1" table:formula="of:=SUM([.EA3:.EA3]=[.$HH3:.$HH3])" office:value-type="float"/>
          <table:table-cell table:number-matrix-columns-spanned="1" table:number-matrix-rows-spanned="1" table:formula="of:=SUM([.EB3:.EB3]=[.$HI3:.$HI3])" office:value-type="float"/>
          <table:table-cell table:number-matrix-columns-spanned="1" table:number-matrix-rows-spanned="1" table:formula="of:=SUM([.EC3:.EC3]=[.$HJ3:.$HJ3])" office:value-type="float"/>
          <table:table-cell table:number-matrix-columns-spanned="1" table:number-matrix-rows-spanned="1" table:formula="of:=SUM([.ED3:.ED3]=[.$HK3:.$HK3])" office:value-type="float"/>
          <table:table-cell table:number-matrix-columns-spanned="1" table:number-matrix-rows-spanned="1" table:formula="of:=SUM([.EE3:.EE3]=[.$HL3:.$HL3])" office:value-type="float"/>
          <table:table-cell table:number-matrix-columns-spanned="1" table:number-matrix-rows-spanned="1" table:formula="of:=SUM([.EF3:.EF3]=[.$HH3:.$HH3])" office:value-type="float"/>
          <table:table-cell table:number-matrix-columns-spanned="1" table:number-matrix-rows-spanned="1" table:formula="of:=SUM([.EG3:.EG3]=[.$HI3:.$HI3])" office:value-type="float"/>
          <table:table-cell table:number-matrix-columns-spanned="1" table:number-matrix-rows-spanned="1" table:formula="of:=SUM([.EH3:.EH3]=[.$HJ3:.$HJ3])" office:value-type="float"/>
          <table:table-cell table:number-matrix-columns-spanned="1" table:number-matrix-rows-spanned="1" table:formula="of:=SUM([.EI3:.EI3]=[.$HK3:.$HK3])" office:value-type="float"/>
          <table:table-cell table:number-matrix-columns-spanned="1" table:number-matrix-rows-spanned="1" table:formula="of:=SUM([.EJ3:.EJ3]=[.$HL3:.$HL3])" office:value-type="float"/>
          <table:table-cell table:number-matrix-columns-spanned="1" table:number-matrix-rows-spanned="1" table:formula="of:=SUM([.EK3:.EK3]=[.$HH3:.$HH3])" office:value-type="float"/>
          <table:table-cell table:number-matrix-columns-spanned="1" table:number-matrix-rows-spanned="1" table:formula="of:=SUM([.EL3:.EL3]=[.$HI3:.$HI3])" office:value-type="float"/>
          <table:table-cell table:number-matrix-columns-spanned="1" table:number-matrix-rows-spanned="1" table:formula="of:=SUM([.EM3:.EM3]=[.$HJ3:.$HJ3])" office:value-type="float"/>
          <table:table-cell table:number-matrix-columns-spanned="1" table:number-matrix-rows-spanned="1" table:formula="of:=SUM([.EN3:.EN3]=[.$HK3:.$HK3])" office:value-type="float"/>
          <table:table-cell table:number-matrix-columns-spanned="1" table:number-matrix-rows-spanned="1" table:formula="of:=SUM([.EO3:.EO3]=[.$HL3:.$HL3])" office:value-type="float"/>
          <table:table-cell table:number-matrix-columns-spanned="1" table:number-matrix-rows-spanned="1" table:formula="of:=SUM([.EP3:.EP3]=[.$HH3:.$HH3])" office:value-type="float"/>
          <table:table-cell table:number-matrix-columns-spanned="1" table:number-matrix-rows-spanned="1" table:formula="of:=SUM([.EQ3:.EQ3]=[.$HI3:.$HI3])" office:value-type="float"/>
          <table:table-cell table:number-matrix-columns-spanned="1" table:number-matrix-rows-spanned="1" table:formula="of:=SUM([.ER3:.ER3]=[.$HJ3:.$HJ3])" office:value-type="float"/>
          <table:table-cell table:number-matrix-columns-spanned="1" table:number-matrix-rows-spanned="1" table:formula="of:=SUM([.ES3:.ES3]=[.$HK3:.$HK3])" office:value-type="float"/>
          <table:table-cell table:number-matrix-columns-spanned="1" table:number-matrix-rows-spanned="1" table:formula="of:=SUM([.ET3:.ET3]=[.$HL3:.$HL3])" office:value-type="float"/>
          <table:table-cell table:number-matrix-columns-spanned="1" table:number-matrix-rows-spanned="1" table:formula="of:=SUM([.EU3:.EU3]=[.$HH3:.$HH3])" office:value-type="float"/>
          <table:table-cell table:number-matrix-columns-spanned="1" table:number-matrix-rows-spanned="1" table:formula="of:=SUM([.EV3:.EV3]=[.$HI3:.$HI3])" office:value-type="float"/>
          <table:table-cell table:number-matrix-columns-spanned="1" table:number-matrix-rows-spanned="1" table:formula="of:=SUM([.EW3:.EW3]=[.$HJ3:.$HJ3])" office:value-type="float"/>
          <table:table-cell table:number-matrix-columns-spanned="1" table:number-matrix-rows-spanned="1" table:formula="of:=SUM([.EX3:.EX3]=[.$HK3:.$HK3])" office:value-type="float"/>
          <table:table-cell table:number-matrix-columns-spanned="1" table:number-matrix-rows-spanned="1" table:formula="of:=SUM([.EY3:.EY3]=[.$HL3:.$HL3])" office:value-type="float"/>
          <table:table-cell table:number-matrix-columns-spanned="1" table:number-matrix-rows-spanned="1" table:formula="of:=SUM([.EZ3:.EZ3]=[.$HH3:.$HH3])" office:value-type="float"/>
          <table:table-cell table:number-matrix-columns-spanned="1" table:number-matrix-rows-spanned="1" table:formula="of:=SUM([.FA3:.FA3]=[.$HI3:.$HI3])" office:value-type="float"/>
          <table:table-cell table:number-matrix-columns-spanned="1" table:number-matrix-rows-spanned="1" table:formula="of:=SUM([.FB3:.FB3]=[.$HJ3:.$HJ3])" office:value-type="float"/>
          <table:table-cell table:number-matrix-columns-spanned="1" table:number-matrix-rows-spanned="1" table:formula="of:=SUM([.FC3:.FC3]=[.$HK3:.$HK3])" office:value-type="float"/>
          <table:table-cell table:number-matrix-columns-spanned="1" table:number-matrix-rows-spanned="1" table:formula="of:=SUM([.FD3:.FD3]=[.$HL3:.$HL3])" office:value-type="float"/>
          <table:table-cell table:number-matrix-columns-spanned="1" table:number-matrix-rows-spanned="1" table:formula="of:=SUM([.FE3:.FE3]=[.$HH3:.$HH3])" office:value-type="float"/>
          <table:table-cell table:number-matrix-columns-spanned="1" table:number-matrix-rows-spanned="1" table:formula="of:=SUM([.FF3:.FF3]=[.$HI3:.$HI3])" office:value-type="float"/>
          <table:table-cell table:number-matrix-columns-spanned="1" table:number-matrix-rows-spanned="1" table:formula="of:=SUM([.FG3:.FG3]=[.$HJ3:.$HJ3])" office:value-type="float"/>
          <table:table-cell table:number-matrix-columns-spanned="1" table:number-matrix-rows-spanned="1" table:formula="of:=SUM([.FH3:.FH3]=[.$HK3:.$HK3])" office:value-type="float"/>
          <table:table-cell table:number-matrix-columns-spanned="1" table:number-matrix-rows-spanned="1" table:formula="of:=SUM([.FI3:.FI3]=[.$HL3:.$HL3])" office:value-type="float"/>
          <table:table-cell table:number-matrix-columns-spanned="1" table:number-matrix-rows-spanned="1" table:formula="of:=SUM([.FJ3:.FJ3]=[.$HH3:.$HH3])" office:value-type="float"/>
          <table:table-cell table:number-matrix-columns-spanned="1" table:number-matrix-rows-spanned="1" table:formula="of:=SUM([.FK3:.FK3]=[.$HI3:.$HI3])" office:value-type="float"/>
          <table:table-cell table:number-matrix-columns-spanned="1" table:number-matrix-rows-spanned="1" table:formula="of:=SUM([.FL3:.FL3]=[.$HJ3:.$HJ3])" office:value-type="float"/>
          <table:table-cell table:number-matrix-columns-spanned="1" table:number-matrix-rows-spanned="1" table:formula="of:=SUM([.FM3:.FM3]=[.$HK3:.$HK3])" office:value-type="float"/>
          <table:table-cell table:number-matrix-columns-spanned="1" table:number-matrix-rows-spanned="1" table:formula="of:=SUM([.FN3:.FN3]=[.$HL3:.$HL3])" office:value-type="float"/>
          <table:table-cell table:number-matrix-columns-spanned="1" table:number-matrix-rows-spanned="1" table:formula="of:=SUM([.FO3:.FO3]=[.$HH3:.$HH3])" office:value-type="float"/>
          <table:table-cell table:number-matrix-columns-spanned="1" table:number-matrix-rows-spanned="1" table:formula="of:=SUM([.FP3:.FP3]=[.$HI3:.$HI3])" office:value-type="float"/>
          <table:table-cell table:number-matrix-columns-spanned="1" table:number-matrix-rows-spanned="1" table:formula="of:=SUM([.FQ3:.FQ3]=[.$HJ3:.$HJ3])" office:value-type="float"/>
          <table:table-cell table:number-matrix-columns-spanned="1" table:number-matrix-rows-spanned="1" table:formula="of:=SUM([.FR3:.FR3]=[.$HK3:.$HK3])" office:value-type="float"/>
          <table:table-cell table:number-matrix-columns-spanned="1" table:number-matrix-rows-spanned="1" table:formula="of:=SUM([.FS3:.FS3]=[.$HL3:.$HL3])" office:value-type="float"/>
          <table:table-cell table:number-matrix-columns-spanned="1" table:number-matrix-rows-spanned="1" table:formula="of:=SUM([.FT3:.FT3]=[.$HH3:.$HH3])" office:value-type="float"/>
          <table:table-cell table:number-matrix-columns-spanned="1" table:number-matrix-rows-spanned="1" table:formula="of:=SUM([.FU3:.FU3]=[.$HI3:.$HI3])" office:value-type="float"/>
          <table:table-cell table:number-matrix-columns-spanned="1" table:number-matrix-rows-spanned="1" table:formula="of:=SUM([.FV3:.FV3]=[.$HJ3:.$HJ3])" office:value-type="float"/>
          <table:table-cell table:number-matrix-columns-spanned="1" table:number-matrix-rows-spanned="1" table:formula="of:=SUM([.FW3:.FW3]=[.$HK3:.$HK3])" office:value-type="float"/>
          <table:table-cell table:number-matrix-columns-spanned="1" table:number-matrix-rows-spanned="1" table:formula="of:=SUM([.FX3:.FX3]=[.$HL3:.$HL3])" office:value-type="float"/>
          <table:table-cell table:number-matrix-columns-spanned="1" table:number-matrix-rows-spanned="1" table:formula="of:=SUM([.FY3:.FY3]=[.$HH3:.$HH3])" office:value-type="float"/>
          <table:table-cell table:number-matrix-columns-spanned="1" table:number-matrix-rows-spanned="1" table:formula="of:=SUM([.FZ3:.FZ3]=[.$HI3:.$HI3])" office:value-type="float"/>
          <table:table-cell table:number-matrix-columns-spanned="1" table:number-matrix-rows-spanned="1" table:formula="of:=SUM([.GA3:.GA3]=[.$HJ3:.$HJ3])" office:value-type="float"/>
          <table:table-cell table:number-matrix-columns-spanned="1" table:number-matrix-rows-spanned="1" table:formula="of:=SUM([.GB3:.GB3]=[.$HK3:.$HK3])" office:value-type="float"/>
          <table:table-cell table:number-matrix-columns-spanned="1" table:number-matrix-rows-spanned="1" table:formula="of:=SUM([.GC3:.GC3]=[.$HL3:.$HL3])" office:value-type="float"/>
          <table:table-cell table:number-matrix-columns-spanned="1" table:number-matrix-rows-spanned="1" table:formula="of:=SUM([.GD3:.GD3]=[.$HH3:.$HH3])" office:value-type="float"/>
          <table:table-cell table:style-name="cellWorst" table:number-matrix-columns-spanned="1" table:number-matrix-rows-spanned="1" table:formula="of:=SUM([.GE3:.GE3]=[.$HI3:.$HI3])" office:value-type="float"/>
          <table:table-cell table:number-matrix-columns-spanned="1" table:number-matrix-rows-spanned="1" table:formula="of:=SUM([.GF3:.GF3]=[.$HJ3:.$HJ3])" office:value-type="float"/>
          <table:table-cell table:number-matrix-columns-spanned="1" table:number-matrix-rows-spanned="1" table:formula="of:=SUM([.GG3:.GG3]=[.$HK3:.$HK3])" office:value-type="float"/>
          <table:table-cell table:number-matrix-columns-spanned="1" table:number-matrix-rows-spanned="1" table:formula="of:=SUM([.GH3:.GH3]=[.$HL3:.$HL3])" office:value-type="float"/>
          <table:table-cell table:number-matrix-columns-spanned="1" table:number-matrix-rows-spanned="1" table:formula="of:=SUM([.GI3:.GI3]=[.$HH3:.$HH3])" office:value-type="float"/>
          <table:table-cell table:number-matrix-columns-spanned="1" table:number-matrix-rows-spanned="1" table:formula="of:=SUM([.GJ3:.GJ3]=[.$HI3:.$HI3])" office:value-type="float"/>
          <table:table-cell table:number-matrix-columns-spanned="1" table:number-matrix-rows-spanned="1" table:formula="of:=SUM([.GK3:.GK3]=[.$HJ3:.$HJ3])" office:value-type="float"/>
          <table:table-cell table:number-matrix-columns-spanned="1" table:number-matrix-rows-spanned="1" table:formula="of:=SUM([.GL3:.GL3]=[.$HK3:.$HK3])" office:value-type="float"/>
          <table:table-cell table:number-matrix-columns-spanned="1" table:number-matrix-rows-spanned="1" table:formula="of:=SUM([.GM3:.GM3]=[.$HL3:.$HL3])" office:value-type="float"/>
          <table:table-cell table:number-matrix-columns-spanned="1" table:number-matrix-rows-spanned="1" table:formula="of:=SUM([.GN3:.GN3]=[.$HH3:.$HH3])" office:value-type="float"/>
          <table:table-cell table:number-matrix-columns-spanned="1" table:number-matrix-rows-spanned="1" table:formula="of:=SUM([.GO3:.GO3]=[.$HI3:.$HI3])" office:value-type="float"/>
          <table:table-cell table:number-matrix-columns-spanned="1" table:number-matrix-rows-spanned="1" table:formula="of:=SUM([.GP3:.GP3]=[.$HJ3:.$HJ3])" office:value-type="float"/>
          <table:table-cell table:number-matrix-columns-spanned="1" table:number-matrix-rows-spanned="1" table:formula="of:=SUM([.GQ3:.GQ3]=[.$HK3:.$HK3])" office:value-type="float"/>
          <table:table-cell table:number-matrix-columns-spanned="1" table:number-matrix-rows-spanned="1" table:formula="of:=SUM([.GR3:.GR3]=[.$HL3:.$HL3])" office:value-type="float"/>
          <table:table-cell table:number-matrix-columns-spanned="1" table:number-matrix-rows-spanned="1" table:formula="of:=SUM([.GS3:.GS3]=[.$HH3:.$HH3])" office:value-type="float"/>
          <table:table-cell table:number-matrix-columns-spanned="1" table:number-matrix-rows-spanned="1" table:formula="of:=SUM([.GT3:.GT3]=[.$HI3:.$HI3])" office:value-type="float"/>
          <table:table-cell table:number-matrix-columns-spanned="1" table:number-matrix-rows-spanned="1" table:formula="of:=SUM([.GU3:.GU3]=[.$HJ3:.$HJ3])" office:value-type="float"/>
          <table:table-cell table:number-matrix-columns-spanned="1" table:number-matrix-rows-spanned="1" table:formula="of:=SUM([.GV3:.GV3]=[.$HK3:.$HK3])" office:value-type="float"/>
          <table:table-cell table:number-matrix-columns-spanned="1" table:number-matrix-rows-spanned="1" table:formula="of:=SUM([.GW3:.GW3]=[.$HL3:.$HL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